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75" style:family="table-column">
      <style:table-column-properties fo:break-before="auto" style:column-width="6.14cm"/>
    </style:style>
    <style:style style:name="co74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3.307cm"/>
    </style:style>
    <style:style style:name="co4" style:family="table-column">
      <style:table-column-properties fo:break-before="auto" style:column-width="3.866cm"/>
    </style:style>
    <style:style style:name="co5" style:family="table-column">
      <style:table-column-properties fo:break-before="auto" style:column-width="2.584cm"/>
    </style:style>
    <style:style style:name="co6" style:family="table-column">
      <style:table-column-properties fo:break-before="auto" style:column-width="2.686cm"/>
    </style:style>
    <style:style style:name="co7" style:family="table-column">
      <style:table-column-properties fo:break-before="auto" style:column-width="2.669cm"/>
    </style:style>
    <style:style style:name="co8" style:family="table-column">
      <style:table-column-properties fo:break-before="auto" style:column-width="3.722cm"/>
    </style:style>
    <style:style style:name="co9" style:family="table-column">
      <style:table-column-properties fo:break-before="auto" style:column-width="2.752cm"/>
    </style:style>
    <style:style style:name="co10" style:family="table-column">
      <style:table-column-properties fo:break-before="auto" style:column-width="2.863cm"/>
    </style:style>
    <style:style style:name="co11" style:family="table-column">
      <style:table-column-properties fo:break-before="auto" style:column-width="2.529cm"/>
    </style:style>
    <style:style style:name="co12" style:family="table-column">
      <style:table-column-properties fo:break-before="auto" style:column-width="3.528cm"/>
    </style:style>
    <style:style style:name="co13" style:family="table-column">
      <style:table-column-properties fo:break-before="auto" style:column-width="3.334cm"/>
    </style:style>
    <style:style style:name="co14" style:family="table-column">
      <style:table-column-properties fo:break-before="auto" style:column-width="2.974cm"/>
    </style:style>
    <style:style style:name="co15" style:family="table-column">
      <style:table-column-properties fo:break-before="auto" style:column-width="2.252cm"/>
    </style:style>
    <style:style style:name="co16" style:family="table-column">
      <style:table-column-properties fo:break-before="auto" style:column-width="2.78cm"/>
    </style:style>
    <style:style style:name="co17" style:family="table-column">
      <style:table-column-properties fo:break-before="auto" style:column-width="3.057cm"/>
    </style:style>
    <style:style style:name="co18" style:family="table-column">
      <style:table-column-properties fo:break-before="auto" style:column-width="3.556cm"/>
    </style:style>
    <style:style style:name="co19" style:family="table-column">
      <style:table-column-properties fo:break-before="auto" style:column-width="3.279cm"/>
    </style:style>
    <style:style style:name="co20" style:family="table-column">
      <style:table-column-properties fo:break-before="auto" style:column-width="1.836cm"/>
    </style:style>
    <style:style style:name="co21" style:family="table-column">
      <style:table-column-properties fo:break-before="auto" style:column-width="3.085cm"/>
    </style:style>
    <style:style style:name="co22" style:family="table-column">
      <style:table-column-properties fo:break-before="auto" style:column-width="2.418cm"/>
    </style:style>
    <style:style style:name="co23" style:family="table-column">
      <style:table-column-properties fo:break-before="auto" style:column-width="2.447cm"/>
    </style:style>
    <style:style style:name="co24" style:family="table-column">
      <style:table-column-properties fo:break-before="auto" style:column-width="4.604cm"/>
    </style:style>
    <style:style style:name="co25" style:family="table-column">
      <style:table-column-properties fo:break-before="auto" style:column-width="2.917cm"/>
    </style:style>
    <style:style style:name="co26" style:family="table-column">
      <style:table-column-properties fo:break-before="auto" style:column-width="3.168cm"/>
    </style:style>
    <style:style style:name="co27" style:family="table-column">
      <style:table-column-properties fo:break-before="auto" style:column-width="2.641cm"/>
    </style:style>
    <style:style style:name="co28" style:family="table-column">
      <style:table-column-properties fo:break-before="auto" style:column-width="3.417cm"/>
    </style:style>
    <style:style style:name="co29" style:family="table-column">
      <style:table-column-properties fo:break-before="auto" style:column-width="2.695cm"/>
    </style:style>
    <style:style style:name="co30" style:family="table-column">
      <style:table-column-properties fo:break-before="auto" style:column-width="3.639cm"/>
    </style:style>
    <style:style style:name="co31" style:family="table-column">
      <style:table-column-properties fo:break-before="auto" style:column-width="3.584cm"/>
    </style:style>
    <style:style style:name="co32" style:family="table-column">
      <style:table-column-properties fo:break-before="auto" style:column-width="3.362cm"/>
    </style:style>
    <style:style style:name="co33" style:family="table-column">
      <style:table-column-properties fo:break-before="auto" style:column-width="3.667cm"/>
    </style:style>
    <style:style style:name="co34" style:family="table-column">
      <style:table-column-properties fo:break-before="auto" style:column-width="3.612cm"/>
    </style:style>
    <style:style style:name="co35" style:family="table-column">
      <style:table-column-properties fo:break-before="auto" style:column-width="4.417cm"/>
    </style:style>
    <style:style style:name="co36" style:family="table-column">
      <style:table-column-properties fo:break-before="auto" style:column-width="2.835cm"/>
    </style:style>
    <style:style style:name="co37" style:family="table-column">
      <style:table-column-properties fo:break-before="auto" style:column-width="3.833cm"/>
    </style:style>
    <style:style style:name="co38" style:family="table-column">
      <style:table-column-properties fo:break-before="auto" style:column-width="4.223cm"/>
    </style:style>
    <style:style style:name="co39" style:family="table-column">
      <style:table-column-properties fo:break-before="auto" style:column-width="3.806cm"/>
    </style:style>
    <style:style style:name="co40" style:family="table-column">
      <style:table-column-properties fo:break-before="auto" style:column-width="2.335cm"/>
    </style:style>
    <style:style style:name="co41" style:family="table-column">
      <style:table-column-properties fo:break-before="auto" style:column-width="2.558cm"/>
    </style:style>
    <style:style style:name="co42" style:family="table-column">
      <style:table-column-properties fo:break-before="auto" style:column-width="2.39cm"/>
    </style:style>
    <style:style style:name="co43" style:family="table-column">
      <style:table-column-properties fo:break-before="auto" style:column-width="2.806cm"/>
    </style:style>
    <style:style style:name="co44" style:family="table-column">
      <style:table-column-properties fo:break-before="auto" style:column-width="2.196cm"/>
    </style:style>
    <style:style style:name="co45" style:family="table-column">
      <style:table-column-properties fo:break-before="auto" style:column-width="3.223cm"/>
    </style:style>
    <style:style style:name="co46" style:family="table-column">
      <style:table-column-properties fo:break-before="auto" style:column-width="3.14cm"/>
    </style:style>
    <style:style style:name="co47" style:family="table-column">
      <style:table-column-properties fo:break-before="auto" style:column-width="5.166cm"/>
    </style:style>
    <style:style style:name="co48" style:family="table-column">
      <style:table-column-properties fo:break-before="auto" style:column-width="2.475cm"/>
    </style:style>
    <style:style style:name="co49" style:family="table-column">
      <style:table-column-properties fo:break-before="auto" style:column-width="3.112cm"/>
    </style:style>
    <style:style style:name="co50" style:family="table-column">
      <style:table-column-properties fo:break-before="auto" style:column-width="4.112cm"/>
    </style:style>
    <style:style style:name="co51" style:family="table-column">
      <style:table-column-properties fo:break-before="auto" style:column-width="3.39cm"/>
    </style:style>
    <style:style style:name="co52" style:family="table-column">
      <style:table-column-properties fo:break-before="auto" style:column-width="2.946cm"/>
    </style:style>
    <style:style style:name="co53" style:family="table-column">
      <style:table-column-properties fo:break-before="auto" style:column-width="3.445cm"/>
    </style:style>
    <style:style style:name="co54" style:family="table-column">
      <style:table-column-properties fo:break-before="auto" style:column-width="2.141cm"/>
    </style:style>
    <style:style style:name="co55" style:family="table-column">
      <style:table-column-properties fo:break-before="auto" style:column-width="2.307cm"/>
    </style:style>
    <style:style style:name="co56" style:family="table-column">
      <style:table-column-properties fo:break-before="auto" style:column-width="2.501cm"/>
    </style:style>
    <style:style style:name="co57" style:family="table-column">
      <style:table-column-properties fo:break-before="auto" style:column-width="4.334cm"/>
    </style:style>
    <style:style style:name="co58" style:family="table-column">
      <style:table-column-properties fo:break-before="auto" style:column-width="3.251cm"/>
    </style:style>
    <style:style style:name="co59" style:family="table-column">
      <style:table-column-properties fo:break-before="auto" style:column-width="4.554cm"/>
    </style:style>
    <style:style style:name="co60" style:family="table-column">
      <style:table-column-properties fo:break-before="auto" style:column-width="2.085cm"/>
    </style:style>
    <style:style style:name="co61" style:family="table-column">
      <style:table-column-properties fo:break-before="auto" style:column-width="3cm"/>
    </style:style>
    <style:style style:name="co62" style:family="table-column">
      <style:table-column-properties fo:break-before="auto" style:column-width="3.75cm"/>
    </style:style>
    <style:style style:name="co63" style:family="table-column">
      <style:table-column-properties fo:break-before="auto" style:column-width="3.501cm"/>
    </style:style>
    <style:style style:name="co64" style:family="table-column">
      <style:table-column-properties fo:break-before="auto" style:column-width="2.612cm"/>
    </style:style>
    <style:style style:name="co65" style:family="table-column">
      <style:table-column-properties fo:break-before="auto" style:column-width="3.029cm"/>
    </style:style>
    <style:style style:name="co66" style:family="table-column">
      <style:table-column-properties fo:break-before="auto" style:column-width="4.389cm"/>
    </style:style>
    <style:style style:name="co67" style:family="table-column">
      <style:table-column-properties fo:break-before="auto" style:column-width="4.029cm"/>
    </style:style>
    <style:style style:name="co68" style:family="table-column">
      <style:table-column-properties fo:break-before="auto" style:column-width="3.196cm"/>
    </style:style>
    <style:style style:name="co69" style:family="table-column">
      <style:table-column-properties fo:break-before="auto" style:column-width="2.891cm"/>
    </style:style>
    <style:style style:name="co70" style:family="table-column">
      <style:table-column-properties fo:break-before="auto" style:column-width="2.03cm"/>
    </style:style>
    <style:style style:name="co71" style:family="table-column">
      <style:table-column-properties fo:break-before="auto" style:column-width="3.861cm"/>
    </style:style>
    <style:style style:name="co72" style:family="table-column">
      <style:table-column-properties fo:break-before="auto" style:column-width="2.723cm"/>
    </style:style>
    <style:style style:name="co73" style:family="table-column">
      <style:table-column-properties fo:break-before="auto" style:column-width="4.001cm"/>
    </style:style>
    <style:style style:name="co76" style:family="table-column">
      <style:table-column-properties fo:break-before="auto" style:column-width="3.695cm"/>
    </style:style>
    <style:style style:name="co77" style:family="table-column">
      <style:table-column-properties fo:break-before="auto" style:column-width="2.168cm"/>
    </style:style>
    <style:style style:name="co78" style:family="table-column">
      <style:table-column-properties fo:break-before="auto" style:column-width="2.224cm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1.236cm" fo:break-before="auto" style:use-optimal-row-height="true"/>
    </style:style>
    <style:style style:name="ro1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0.501cm" fo:break-before="auto" style:use-optimal-row-height="true"/>
    </style:style>
    <style:style style:name="ro7" style:family="table-row">
      <style:table-row-properties style:row-height="0.50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map style:condition="cell-content()=2" style:apply-style-name="Sans_20_nom2" style:base-cell-address="Feuille1.G2"/>
    </style:style>
  </office:automatic-styles>
  <office:body>
    <office:spreadsheet>
      <table:table table:name="Feuille1" table:style-name="ta1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3" table:number-columns-repeated="4" table:default-cell-style-name="Default"/>
        <table:table-column table:style-name="co3" table:default-cell-style-name="ce3"/>
        <table:table-column table:style-name="co5" table:default-cell-style-name="ce3"/>
        <table:table-column table:style-name="co6" table:default-cell-style-name="ce3"/>
        <table:table-column table:style-name="co7" table:number-columns-repeated="2" table:default-cell-style-name="ce3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0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3" table:default-cell-style-name="Default"/>
        <table:table-column table:style-name="co5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2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3" table:default-cell-style-name="Default"/>
        <table:table-column table:style-name="co7" table:default-cell-style-name="Default"/>
        <table:table-column table:style-name="co25" table:default-cell-style-name="Default"/>
        <table:table-column table:style-name="co17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18" table:default-cell-style-name="Default"/>
        <table:table-column table:style-name="co29" table:default-cell-style-name="Default"/>
        <table:table-column table:style-name="co19" table:default-cell-style-name="Default"/>
        <table:table-column table:style-name="co30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31" table:default-cell-style-name="Default"/>
        <table:table-column table:style-name="co14" table:default-cell-style-name="Default"/>
        <table:table-column table:style-name="co16" table:default-cell-style-name="Default"/>
        <table:table-column table:style-name="co7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1" table:default-cell-style-name="Default"/>
        <table:table-column table:style-name="co36" table:default-cell-style-name="Default"/>
        <table:table-column table:style-name="co26" table:default-cell-style-name="Default"/>
        <table:table-column table:style-name="co25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16" table:default-cell-style-name="Default"/>
        <table:table-column table:style-name="co40" table:default-cell-style-name="Default"/>
        <table:table-column table:style-name="co33" table:default-cell-style-name="Default"/>
        <table:table-column table:style-name="co35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9" table:default-cell-style-name="Default"/>
        <table:table-column table:style-name="co14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26" table:default-cell-style-name="Default"/>
        <table:table-column table:style-name="co22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9" table:default-cell-style-name="Default"/>
        <table:table-column table:style-name="co11" table:default-cell-style-name="Default"/>
        <table:table-column table:style-name="co8" table:default-cell-style-name="Default"/>
        <table:table-column table:style-name="co48" table:default-cell-style-name="Default"/>
        <table:table-column table:style-name="co36" table:default-cell-style-name="Default"/>
        <table:table-column table:style-name="co14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46" table:default-cell-style-name="Default"/>
        <table:table-column table:style-name="co9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40" table:default-cell-style-name="Default"/>
        <table:table-column table:style-name="co27" table:default-cell-style-name="Default"/>
        <table:table-column table:style-name="co48" table:default-cell-style-name="Default"/>
        <table:table-column table:style-name="co29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11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52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57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4" table:default-cell-style-name="Default"/>
        <table:table-column table:style-name="co31" table:default-cell-style-name="Default"/>
        <table:table-column table:style-name="co58" table:default-cell-style-name="Default"/>
        <table:table-column table:style-name="co25" table:default-cell-style-name="Default"/>
        <table:table-column table:style-name="co10" table:default-cell-style-name="Default"/>
        <table:table-column table:style-name="co23" table:default-cell-style-name="Default"/>
        <table:table-column table:style-name="co36" table:default-cell-style-name="Default"/>
        <table:table-column table:style-name="co59" table:default-cell-style-name="Default"/>
        <table:table-column table:style-name="co55" table:default-cell-style-name="Default"/>
        <table:table-column table:style-name="co60" table:default-cell-style-name="Default"/>
        <table:table-column table:style-name="co50" table:default-cell-style-name="Default"/>
        <table:table-column table:style-name="co5" table:default-cell-style-name="Default"/>
        <table:table-column table:style-name="co55" table:default-cell-style-name="Default"/>
        <table:table-column table:style-name="co17" table:default-cell-style-name="Default"/>
        <table:table-column table:style-name="co52" table:default-cell-style-name="Default"/>
        <table:table-column table:style-name="co44" table:default-cell-style-name="Default"/>
        <table:table-column table:style-name="co14" table:default-cell-style-name="Default"/>
        <table:table-column table:style-name="co22" table:default-cell-style-name="Default"/>
        <table:table-column table:style-name="co7" table:number-columns-repeated="2" table:default-cell-style-name="Default"/>
        <table:table-column table:style-name="co61" table:default-cell-style-name="Default"/>
        <table:table-column table:style-name="co43" table:default-cell-style-name="Default"/>
        <table:table-column table:style-name="co5" table:default-cell-style-name="Default"/>
        <table:table-column table:style-name="co48" table:default-cell-style-name="Default"/>
        <table:table-column table:style-name="co22" table:default-cell-style-name="Default"/>
        <table:table-column table:style-name="co13" table:default-cell-style-name="Default"/>
        <table:table-column table:style-name="co3" table:default-cell-style-name="Default"/>
        <table:table-column table:style-name="co18" table:default-cell-style-name="Default"/>
        <table:table-column table:style-name="co61" table:default-cell-style-name="Default"/>
        <table:table-column table:style-name="co40" table:default-cell-style-name="Default"/>
        <table:table-column table:style-name="co62" table:default-cell-style-name="Default"/>
        <table:table-column table:style-name="co35" table:default-cell-style-name="Default"/>
        <table:table-column table:style-name="co52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26" table:default-cell-style-name="Default"/>
        <table:table-column table:style-name="co43" table:default-cell-style-name="Default"/>
        <table:table-column table:style-name="co18" table:default-cell-style-name="Default"/>
        <table:table-column table:style-name="co29" table:default-cell-style-name="Default"/>
        <table:table-column table:style-name="co40" table:default-cell-style-name="Default"/>
        <table:table-column table:style-name="co28" table:default-cell-style-name="Default"/>
        <table:table-column table:style-name="co25" table:default-cell-style-name="Default"/>
        <table:table-column table:style-name="co53" table:default-cell-style-name="Default"/>
        <table:table-column table:style-name="co64" table:default-cell-style-name="Default"/>
        <table:table-column table:style-name="co65" table:default-cell-style-name="Default"/>
        <table:table-column table:style-name="co36" table:default-cell-style-name="Default"/>
        <table:table-column table:style-name="co9" table:default-cell-style-name="Default"/>
        <table:table-column table:style-name="co66" table:default-cell-style-name="Default"/>
        <table:table-column table:style-name="co10" table:default-cell-style-name="Default"/>
        <table:table-column table:style-name="co67" table:default-cell-style-name="Default"/>
        <table:table-column table:style-name="co22" table:default-cell-style-name="Default"/>
        <table:table-column table:style-name="co68" table:default-cell-style-name="Default"/>
        <table:table-column table:style-name="co3" table:default-cell-style-name="Default"/>
        <table:table-column table:style-name="co69" table:default-cell-style-name="Default"/>
        <table:table-column table:style-name="co3" table:default-cell-style-name="Default"/>
        <table:table-column table:style-name="co45" table:default-cell-style-name="Default"/>
        <table:table-column table:style-name="co7" table:default-cell-style-name="Default"/>
        <table:table-column table:style-name="co49" table:default-cell-style-name="Default"/>
        <table:table-column table:style-name="co25" table:default-cell-style-name="Default"/>
        <table:table-column table:style-name="co36" table:default-cell-style-name="Default"/>
        <table:table-column table:style-name="co15" table:default-cell-style-name="Default"/>
        <table:table-column table:style-name="co9" table:default-cell-style-name="Default"/>
        <table:table-column table:style-name="co42" table:default-cell-style-name="Default"/>
        <table:table-column table:style-name="co70" table:default-cell-style-name="Default"/>
        <table:table-column table:style-name="co11" table:default-cell-style-name="Default"/>
        <table:table-column table:style-name="co29" table:default-cell-style-name="Default"/>
        <table:table-column table:style-name="co42" table:default-cell-style-name="Default"/>
        <table:table-column table:style-name="co13" table:default-cell-style-name="Default"/>
        <table:table-column table:style-name="co71" table:default-cell-style-name="Default"/>
        <table:table-column table:style-name="co72" table:default-cell-style-name="Default"/>
        <table:table-column table:style-name="co73" table:default-cell-style-name="Default"/>
        <table:table-column table:style-name="co69" table:default-cell-style-name="Default"/>
        <table:table-column table:style-name="co46" table:default-cell-style-name="Default"/>
        <table:table-column table:style-name="co72" table:default-cell-style-name="Default"/>
        <table:table-column table:style-name="co28" table:default-cell-style-name="Default"/>
        <table:table-column table:style-name="co3" table:default-cell-style-name="Default"/>
        <table:table-column table:style-name="co16" table:default-cell-style-name="Default"/>
        <table:table-column table:style-name="co49" table:default-cell-style-name="Default"/>
        <table:table-column table:style-name="co25" table:default-cell-style-name="Default"/>
        <table:table-column table:style-name="co29" table:default-cell-style-name="Default"/>
        <table:table-column table:style-name="co37" table:default-cell-style-name="Default"/>
        <table:table-column table:style-name="co64" table:default-cell-style-name="Default"/>
        <table:table-column table:style-name="co76" table:default-cell-style-name="Default"/>
        <table:table-column table:style-name="co77" table:default-cell-style-name="Default"/>
        <table:table-column table:style-name="co46" table:default-cell-style-name="Default"/>
        <table:table-column table:style-name="co23" table:default-cell-style-name="Default"/>
        <table:table-column table:style-name="co43" table:default-cell-style-name="Default"/>
        <table:table-column table:style-name="co68" table:default-cell-style-name="Default"/>
        <table:table-column table:style-name="co5" table:default-cell-style-name="Default"/>
        <table:table-column table:style-name="co41" table:default-cell-style-name="Default"/>
        <table:table-column table:style-name="co78" table:default-cell-style-name="Default"/>
        <table:table-column table:style-name="co14" table:default-cell-style-name="Default"/>
        <table:table-column table:style-name="co7" table:default-cell-style-name="Default"/>
        <table:table-column table:style-name="co27" table:default-cell-style-name="Default"/>
        <table:table-column table:style-name="co22" table:default-cell-style-name="Default"/>
        <table:table-column table:style-name="co32" table:default-cell-style-name="Default"/>
        <table:table-column table:style-name="co21" table:default-cell-style-name="Default"/>
        <table:table-column table:style-name="co56" table:default-cell-style-name="Default"/>
        <table:table-column table:style-name="co51" table:default-cell-style-name="Default"/>
        <table:table-column table:style-name="co27" table:default-cell-style-name="Default"/>
        <table:table-column table:style-name="co63" table:default-cell-style-name="Default"/>
        <table:table-column table:style-name="co21" table:default-cell-style-name="Default"/>
        <table:table-column table:style-name="co26" table:default-cell-style-name="Default"/>
        <table:table-column table:style-name="co76" table:default-cell-style-name="Default"/>
        <table:table-column table:style-name="co64" table:default-cell-style-name="Default"/>
        <table:table-column table:style-name="co7" table:default-cell-style-name="Default"/>
        <table:table-column table:style-name="co41" table:default-cell-style-name="Default"/>
        <table:table-column table:style-name="co10" table:default-cell-style-name="Default"/>
        <table:table-column table:style-name="co40" table:default-cell-style-name="Default"/>
        <table:table-column table:style-name="co9" table:default-cell-style-name="Default"/>
        <table:table-column table:style-name="co41" table:default-cell-style-name="Default"/>
        <table:table-column table:style-name="co8" table:default-cell-style-name="Default"/>
        <table:table-column table:style-name="co12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depute</text:p>
          </table:table-cell>
          <table:table-cell office:value-type="string">
            <text:p>appeldes100</text:p>
          </table:table-cell>
          <table:table-cell office:value-type="string">
            <text:p>confiance</text:p>
          </table:table-cell>
          <table:table-cell office:value-type="string">
            <text:p>stabilite</text:p>
          </table:table-cell>
          <table:table-cell office:value-type="string">
            <text:p>PLFR</text:p>
          </table:table-cell>
          <table:table-cell office:value-type="string">
            <text:p>PLFRSS</text:p>
          </table:table-cell>
          <table:table-cell office:value-type="string">
            <text:p>appeldes200</text:p>
          </table:table-cell>
          <table:table-cell office:value-type="string">
            <text:p>confiance2</text:p>
          </table:table-cell>
          <table:table-cell office:value-type="string">
            <text:p>plfrecettes</text:p>
          </table:table-cell>
          <table:table-cell office:value-type="string">
            <text:p>plfss</text:p>
          </table:table-cell>
          <table:table-cell/>
          <table:table-cell office:value-type="string">
            <text:p>http://www.lejdd.fr/Politique/La-liste-des-90-frondeurs-du-PS-pour-un-nouveau-contrat-de-majorite-660292</text:p>
          </table:table-cell>
          <table:table-cell office:value-type="string">
            <text:p>Appel des 100 (0 : signataire ; 1 : pas signataire)</text:p>
          </table:table-cell>
          <table:table-cell/>
          <table:table-cell office:value-type="string">
            <text:p>http://www.assemblee-nationale.fr/14/scrutins/jo0785.asp</text:p>
          </table:table-cell>
          <table:table-cell office:value-type="string">
            <text:p>Vote de confiance (0 : abstention ; 1 : pour)</text:p>
          </table:table-cell>
          <table:table-cell/>
          <table:table-cell office:value-type="string">
            <text:p>http://www.assemblee-nationale.fr/14/scrutins/jo0786.asp</text:p>
          </table:table-cell>
          <table:table-cell office:value-type="string">
            <text:p>Programme stabilité budgétaire (0 : abstention ou contre ; 1 : pour)</text:p>
          </table:table-cell>
          <table:table-cell/>
          <table:table-cell office:value-type="string">
            <text:p>http://www.assemblee-nationale.fr/14/scrutins/jo0868.asp</text:p>
          </table:table-cell>
          <table:table-cell office:value-type="string">
            <text:p>PLFRSS (0 : abstention ou contre ; 1 : pour)</text:p>
          </table:table-cell>
          <table:table-cell/>
          <table:table-cell office:value-type="string">
            <text:p>http://www.assemblee-nationale.fr/14/scrutins/jo0849.asp</text:p>
          </table:table-cell>
          <table:table-cell office:value-type="string">
            <text:p>PLFR (0 : abstention ou contre ; 1 : pour)</text:p>
          </table:table-cell>
          <table:table-cell/>
          <table:table-cell office:value-type="string">
            <text:p>www.lemonde.fr/idees/article/2014/08/28/l-appel-des-200-deputes-socialistes-ni-godillots-ni-deloyaux_4477879_3232.html</text:p>
          </table:table-cell>
          <table:table-cell office:value-type="string">
            <text:p>Appel des 200 (0 : pas signataire ; 1 : signataire)</text:p>
          </table:table-cell>
          <table:table-cell/>
          <table:table-cell office:value-type="string">
            <text:p>http://www.assemblee-nationale.fr/14/scrutins/jo0901.asp</text:p>
          </table:table-cell>
          <table:table-cell office:value-type="string">
            <text:p>Vote de confiance 2</text:p>
          </table:table-cell>
          <table:table-cell/>
          <table:table-cell office:value-type="string">
            <text:p>http://www2.assemblee-nationale.fr/scrutins/detail/%28legislature%29/14/%28num%29/930</text:p>
          </table:table-cell>
          <table:table-cell office:value-type="string">
            <text:p>PLF Recettes</text:p>
          </table:table-cell>
          <table:table-cell/>
          <table:table-cell office:value-type="string">
            <text:p>http://www2.assemblee-nationale.fr/scrutins/detail/%28legislature%29/14/%28num%29/945</text:p>
          </table:table-cell>
          <table:table-cell office:value-type="string">
            <text:p>PLFSS</text:p>
          </table:table-cell>
          <table:table-cell table:number-columns-repeated="182"/>
        </table:table-row>
        <table:table-row table:style-name="ro7">
          <table:table-cell office:value-type="float" office:value="0">
            <text:p>0</text:p>
          </table:table-cell>
          <table:table-cell office:value-type="string">
            <text:p>Alain Calmette</text:p>
          </table:table-cell>
          <table:table-cell table:formula="of:=IF(ISNUMBER(VLOOKUP([.B2];[.$M$2:.$N$202];2;0));VLOOKUP([.B2];[.$M$2:.$N$202];2;0);1)" office:value-type="float" office:value="1">
            <text:p>1</text:p>
          </table:table-cell>
          <table:table-cell table:formula="of:=IF(ISNUMBER(VLOOKUP([.B2];[.$P$2:.$Q$12];2;0));VLOOKUP([.B2];[.$P$2:.$Q$12];2;0);1)" office:value-type="float" office:value="1">
            <text:p>1</text:p>
          </table:table-cell>
          <table:table-cell table:formula="of:=IF(ISNUMBER(VLOOKUP([.B2];[.$S$2:.$T$46];2;0));VLOOKUP([.B2];[.$S$2:.$T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2];[.$V$2:.$W$100];2;0));VLOOKUP([.B2];[.$V$2:.$W$100];2;0);1)" office:value-type="float" office:value="1">
            <text:p>1</text:p>
          </table:table-cell>
          <table:table-cell table:formula="of:=IF(ISNUMBER(VLOOKUP([.B2];[.$AB$2:.$AC$302];2;0));VLOOKUP([.B2];[.$AB$2:.$AC$302];2;0);0)" office:value-type="float" office:value="1">
            <text:p>1</text:p>
          </table:table-cell>
          <table:table-cell table:formula="of:=IF(ISNUMBER(VLOOKUP([.B2];[.$AE$2:.$AF$33];2;0));VLOOKUP([.B2];[.$AE$2:.$AF$33];2;0);1)" office:value-type="float" office:value="1">
            <text:p>1</text:p>
          </table:table-cell>
          <table:table-cell table:formula="of:=IF(ISNUMBER(VLOOKUP([.B2];[.$AH$2:.$AI$41];2;0));VLOOKUP([.B2];[.$AH$2:.$AI$41];2;0);1)" office:value-type="float" office:value="1">
            <text:p>1</text:p>
          </table:table-cell>
          <table:table-cell table:formula="of:=IF(ISNUMBER(VLOOKUP([.B2];[.$AK$2:.$AL$41];2;0));VLOOKUP([.B2];[.$AK$2:.$AL$41];2;0);1)" office:value-type="float" office:value="1">
            <text:p>1</text:p>
          </table:table-cell>
          <table:table-cell/>
          <table:table-cell office:value-type="string">
            <text:p>Arnaud Leroy</text:p>
          </table:table-cell>
          <table:table-cell office:value-type="float" office:value="0">
            <text:p>0</text:p>
          </table:table-cell>
          <table:table-cell/>
          <table:table-cell office:value-type="string">
            <text:p>Henri Emmanuelli</text:p>
          </table:table-cell>
          <table:table-cell office:value-type="float" office:value="0">
            <text:p>0</text:p>
          </table:table-cell>
          <table:table-cell/>
          <table:table-cell office:value-type="string">
            <text:p>Pouria Amirshahi</text:p>
          </table:table-cell>
          <table:table-cell office:value-type="float" office:value="0">
            <text:p>0</text:p>
          </table:table-cell>
          <table:table-cell/>
          <table:table-cell office:value-type="string">
            <text:p>Pouria Amirshahi</text:p>
          </table:table-cell>
          <table:table-cell office:value-type="float" office:value="0">
            <text:p>0</text:p>
          </table:table-cell>
          <table:table-cell/>
          <table:table-cell office:value-type="string">
            <text:p>Christophe Léonard</text:p>
          </table:table-cell>
          <table:table-cell office:value-type="float" office:value="0">
            <text:p>0</text:p>
          </table:table-cell>
          <table:table-cell/>
          <table:table-cell office:value-type="string">
            <text:p>Alain Calmett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Anne-Lise Dufour-Tonini</text:p>
          </table:table-cell>
          <table:table-cell office:value-type="float" office:value="0">
            <text:p>0</text:p>
          </table:table-cell>
          <table:table-cell/>
          <table:table-cell office:value-type="string">
            <text:p>Anne-Lise Dufour-Tonini</text:p>
          </table:table-cell>
          <table:table-cell office:value-type="float" office:value="0">
            <text:p>0</text:p>
          </table:table-cell>
          <table:table-cell/>
          <table:table-cell office:value-type="string">
            <text:p>Anne-Lise Dufour-Tonini</text:p>
          </table:table-cell>
          <table:table-cell office:value-type="float" office:value="0">
            <text:p>0</text:p>
          </table:table-cell>
          <table:table-cell table:number-columns-repeated="18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lain Claeys</text:p>
          </table:table-cell>
          <table:table-cell table:formula="of:=IF(ISNUMBER(VLOOKUP([.B3];[.$M$2:.$N$202];2;0));VLOOKUP([.B3];[.$M$2:.$N$202];2;0);1)" office:value-type="float" office:value="1">
            <text:p>1</text:p>
          </table:table-cell>
          <table:table-cell table:formula="of:=IF(ISNUMBER(VLOOKUP([.B3];[.$P$2:.$Q$12];2;0));VLOOKUP([.B3];[.$P$2:.$Q$12];2;0);1)" office:value-type="float" office:value="1">
            <text:p>1</text:p>
          </table:table-cell>
          <table:table-cell table:formula="of:=IF(ISNUMBER(VLOOKUP([.B3];[.$S$2:.$T$46];2;0));VLOOKUP([.B3];[.$S$2:.$T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3];[.$V$2:.$W$100];2;0));VLOOKUP([.B3];[.$V$2:.$W$100];2;0);1)" office:value-type="float" office:value="1">
            <text:p>1</text:p>
          </table:table-cell>
          <table:table-cell table:formula="of:=IF(ISNUMBER(VLOOKUP([.B3];[.$AB$2:.$AC$302];2;0));VLOOKUP([.B3];[.$AB$2:.$AC$302];2;0);0)" office:value-type="float" office:value="1">
            <text:p>1</text:p>
          </table:table-cell>
          <table:table-cell table:formula="of:=IF(ISNUMBER(VLOOKUP([.B3];[.$AE$2:.$AF$33];2;0));VLOOKUP([.B3];[.$AE$2:.$AF$33];2;0);1)" office:value-type="float" office:value="1">
            <text:p>1</text:p>
          </table:table-cell>
          <table:table-cell table:formula="of:=IF(ISNUMBER(VLOOKUP([.B3];[.$AH$2:.$AI$41];2;0));VLOOKUP([.B3];[.$AH$2:.$AI$41];2;0);1)" office:value-type="float" office:value="1">
            <text:p>1</text:p>
          </table:table-cell>
          <table:table-cell table:formula="of:=IF(ISNUMBER(VLOOKUP([.B3];[.$AK$2:.$AL$41];2;0));VLOOKUP([.B3];[.$AK$2:.$AL$41];2;0);1)" office:value-type="float" office:value="1">
            <text:p>1</text:p>
          </table:table-cell>
          <table:table-cell/>
          <table:table-cell office:value-type="string">
            <text:p>Audrey Linkenheld</text:p>
          </table:table-cell>
          <table:table-cell office:value-type="float" office:value="0">
            <text:p>0</text:p>
          </table:table-cell>
          <table:table-cell/>
          <table:table-cell office:value-type="string">
            <text:p>Pouria Amirshahi</text:p>
          </table:table-cell>
          <table:table-cell office:value-type="float" office:value="0">
            <text:p>0</text:p>
          </table:table-cell>
          <table:table-cell/>
          <table:table-cell office:value-type="string">
            <text:p>Christian Assaf</text:p>
          </table:table-cell>
          <table:table-cell office:value-type="float" office:value="0">
            <text:p>0</text:p>
          </table:table-cell>
          <table:table-cell/>
          <table:table-cell office:value-type="string">
            <text:p>Christian Assaf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Alain Claey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Barbara Romagnan</text:p>
          </table:table-cell>
          <table:table-cell office:value-type="float" office:value="0">
            <text:p>0</text:p>
          </table:table-cell>
          <table:table-cell/>
          <table:table-cell office:value-type="string">
            <text:p>Arnaud Leroy</text:p>
          </table:table-cell>
          <table:table-cell office:value-type="float" office:value="0">
            <text:p>0</text:p>
          </table:table-cell>
          <table:table-cell/>
          <table:table-cell office:value-type="string">
            <text:p>Arnaud Leroy</text:p>
          </table:table-cell>
          <table:table-cell office:value-type="float" office:value="0">
            <text:p>0</text:p>
          </table:table-cell>
          <table:table-cell table:number-columns-repeated="18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Alain Fauré</text:p>
          </table:table-cell>
          <table:table-cell table:formula="of:=IF(ISNUMBER(VLOOKUP([.B4];[.$M$2:.$N$202];2;0));VLOOKUP([.B4];[.$M$2:.$N$202];2;0);1)" office:value-type="float" office:value="1">
            <text:p>1</text:p>
          </table:table-cell>
          <table:table-cell table:formula="of:=IF(ISNUMBER(VLOOKUP([.B4];[.$P$2:.$Q$12];2;0));VLOOKUP([.B4];[.$P$2:.$Q$12];2;0);1)" office:value-type="float" office:value="1">
            <text:p>1</text:p>
          </table:table-cell>
          <table:table-cell table:formula="of:=IF(ISNUMBER(VLOOKUP([.B4];[.$S$2:.$T$46];2;0));VLOOKUP([.B4];[.$S$2:.$T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4];[.$V$2:.$W$100];2;0));VLOOKUP([.B4];[.$V$2:.$W$100];2;0);1)" office:value-type="float" office:value="1">
            <text:p>1</text:p>
          </table:table-cell>
          <table:table-cell table:formula="of:=IF(ISNUMBER(VLOOKUP([.B4];[.$AB$2:.$AC$302];2;0));VLOOKUP([.B4];[.$AB$2:.$AC$302];2;0);0)" office:value-type="float" office:value="1">
            <text:p>1</text:p>
          </table:table-cell>
          <table:table-cell table:formula="of:=IF(ISNUMBER(VLOOKUP([.B4];[.$AE$2:.$AF$33];2;0));VLOOKUP([.B4];[.$AE$2:.$AF$33];2;0);1)" office:value-type="float" office:value="1">
            <text:p>1</text:p>
          </table:table-cell>
          <table:table-cell table:formula="of:=IF(ISNUMBER(VLOOKUP([.B4];[.$AH$2:.$AI$41];2;0));VLOOKUP([.B4];[.$AH$2:.$AI$41];2;0);1)" office:value-type="float" office:value="1">
            <text:p>1</text:p>
          </table:table-cell>
          <table:table-cell table:formula="of:=IF(ISNUMBER(VLOOKUP([.B4];[.$AK$2:.$AL$41];2;0));VLOOKUP([.B4];[.$AK$2:.$AL$41];2;0);1)" office:value-type="float" office:value="1">
            <text:p>1</text:p>
          </table:table-cell>
          <table:table-cell/>
          <table:table-cell office:value-type="string">
            <text:p>Barbara Romagnan</text:p>
          </table:table-cell>
          <table:table-cell office:value-type="float" office:value="0">
            <text:p>0</text:p>
          </table:table-cell>
          <table:table-cell/>
          <table:table-cell office:value-type="string">
            <text:p>Pascal Cherki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erge Bardy</text:p>
          </table:table-cell>
          <table:table-cell office:value-type="float" office:value="0">
            <text:p>0</text:p>
          </table:table-cell>
          <table:table-cell/>
          <table:table-cell office:value-type="string">
            <text:p>Laurent Baumel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Alain Fauré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hristian Hutin</text:p>
          </table:table-cell>
          <table:table-cell office:value-type="float" office:value="0">
            <text:p>0</text:p>
          </table:table-cell>
          <table:table-cell/>
          <table:table-cell office:value-type="string">
            <text:p>Aurélie Filippetti</text:p>
          </table:table-cell>
          <table:table-cell office:value-type="float" office:value="0">
            <text:p>0</text:p>
          </table:table-cell>
          <table:table-cell/>
          <table:table-cell office:value-type="string">
            <text:p>Aurélie Filippetti</text:p>
          </table:table-cell>
          <table:table-cell office:value-type="float" office:value="0">
            <text:p>0</text:p>
          </table:table-cell>
          <table:table-cell table:number-columns-repeated="182"/>
        </table:table-row>
        <table:table-row table:style-name="ro7">
          <table:table-cell office:value-type="float" office:value="3">
            <text:p>3</text:p>
          </table:table-cell>
          <table:table-cell office:value-type="string">
            <text:p>Alain Rodet</text:p>
          </table:table-cell>
          <table:table-cell table:formula="of:=IF(ISNUMBER(VLOOKUP([.B5];[.$M$2:.$N$202];2;0));VLOOKUP([.B5];[.$M$2:.$N$202];2;0);1)" office:value-type="float" office:value="1">
            <text:p>1</text:p>
          </table:table-cell>
          <table:table-cell table:formula="of:=IF(ISNUMBER(VLOOKUP([.B5];[.$P$2:.$Q$12];2;0));VLOOKUP([.B5];[.$P$2:.$Q$12];2;0);1)" office:value-type="float" office:value="1">
            <text:p>1</text:p>
          </table:table-cell>
          <table:table-cell table:formula="of:=IF(ISNUMBER(VLOOKUP([.B5];[.$S$2:.$T$46];2;0));VLOOKUP([.B5];[.$S$2:.$T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5];[.$V$2:.$W$100];2;0));VLOOKUP([.B5];[.$V$2:.$W$100];2;0);1)" office:value-type="float" office:value="1">
            <text:p>1</text:p>
          </table:table-cell>
          <table:table-cell table:formula="of:=IF(ISNUMBER(VLOOKUP([.B5];[.$AB$2:.$AC$302];2;0));VLOOKUP([.B5];[.$AB$2:.$AC$302];2;0);0)" office:value-type="float" office:value="1">
            <text:p>1</text:p>
          </table:table-cell>
          <table:table-cell table:formula="of:=IF(ISNUMBER(VLOOKUP([.B5];[.$AE$2:.$AF$33];2;0));VLOOKUP([.B5];[.$AE$2:.$AF$33];2;0);1)" office:value-type="float" office:value="1">
            <text:p>1</text:p>
          </table:table-cell>
          <table:table-cell table:formula="of:=IF(ISNUMBER(VLOOKUP([.B5];[.$AH$2:.$AI$41];2;0));VLOOKUP([.B5];[.$AH$2:.$AI$41];2;0);1)" office:value-type="float" office:value="1">
            <text:p>1</text:p>
          </table:table-cell>
          <table:table-cell table:formula="of:=IF(ISNUMBER(VLOOKUP([.B5];[.$AK$2:.$AL$41];2;0));VLOOKUP([.B5];[.$AK$2:.$AL$41];2;0);1)" office:value-type="float" office:value="1">
            <text:p>1</text:p>
          </table:table-cell>
          <table:table-cell/>
          <table:table-cell office:value-type="string">
            <text:p>Bernard Lesterlin</text:p>
          </table:table-cell>
          <table:table-cell office:value-type="float" office:value="0">
            <text:p>0</text:p>
          </table:table-cell>
          <table:table-cell/>
          <table:table-cell office:value-type="string">
            <text:p>Jérôme Guedj</text:p>
          </table:table-cell>
          <table:table-cell office:value-type="float" office:value="0">
            <text:p>0</text:p>
          </table:table-cell>
          <table:table-cell/>
          <table:table-cell office:value-type="string">
            <text:p>Delphine Batho</text:p>
          </table:table-cell>
          <table:table-cell office:value-type="float" office:value="0">
            <text:p>0</text:p>
          </table:table-cell>
          <table:table-cell/>
          <table:table-cell office:value-type="string">
            <text:p>Philippe Baumel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Alain Rodet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hristian Paul</text:p>
          </table:table-cell>
          <table:table-cell office:value-type="float" office:value="0">
            <text:p>0</text:p>
          </table:table-cell>
          <table:table-cell/>
          <table:table-cell office:value-type="string">
            <text:p>Barbara Romagnan</text:p>
          </table:table-cell>
          <table:table-cell office:value-type="float" office:value="0">
            <text:p>0</text:p>
          </table:table-cell>
          <table:table-cell/>
          <table:table-cell office:value-type="string">
            <text:p>Barbara Romagnan</text:p>
          </table:table-cell>
          <table:table-cell office:value-type="float" office:value="0">
            <text:p>0</text:p>
          </table:table-cell>
          <table:table-cell table:number-columns-repeated="18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Alain Rousset</text:p>
          </table:table-cell>
          <table:table-cell table:formula="of:=IF(ISNUMBER(VLOOKUP([.B6];[.$M$2:.$N$202];2;0));VLOOKUP([.B6];[.$M$2:.$N$202];2;0);1)" office:value-type="float" office:value="1">
            <text:p>1</text:p>
          </table:table-cell>
          <table:table-cell table:formula="of:=IF(ISNUMBER(VLOOKUP([.B6];[.$P$2:.$Q$12];2;0));VLOOKUP([.B6];[.$P$2:.$Q$12];2;0);1)" office:value-type="float" office:value="1">
            <text:p>1</text:p>
          </table:table-cell>
          <table:table-cell table:formula="of:=IF(ISNUMBER(VLOOKUP([.B6];[.$S$2:.$T$46];2;0));VLOOKUP([.B6];[.$S$2:.$T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6];[.$V$2:.$W$100];2;0));VLOOKUP([.B6];[.$V$2:.$W$100];2;0);1)" office:value-type="float" office:value="1">
            <text:p>1</text:p>
          </table:table-cell>
          <table:table-cell table:formula="of:=IF(ISNUMBER(VLOOKUP([.B6];[.$AB$2:.$AC$302];2;0));VLOOKUP([.B6];[.$AB$2:.$AC$302];2;0);0)" office:value-type="float" office:value="1">
            <text:p>1</text:p>
          </table:table-cell>
          <table:table-cell table:formula="of:=IF(ISNUMBER(VLOOKUP([.B6];[.$AE$2:.$AF$33];2;0));VLOOKUP([.B6];[.$AE$2:.$AF$33];2;0);1)" office:value-type="float" office:value="1">
            <text:p>1</text:p>
          </table:table-cell>
          <table:table-cell table:formula="of:=IF(ISNUMBER(VLOOKUP([.B6];[.$AH$2:.$AI$41];2;0));VLOOKUP([.B6];[.$AH$2:.$AI$41];2;0);1)" office:value-type="float" office:value="1">
            <text:p>1</text:p>
          </table:table-cell>
          <table:table-cell table:formula="of:=IF(ISNUMBER(VLOOKUP([.B6];[.$AK$2:.$AL$41];2;0));VLOOKUP([.B6];[.$AK$2:.$AL$41];2;0);1)" office:value-type="float" office:value="1">
            <text:p>1</text:p>
          </table:table-cell>
          <table:table-cell/>
          <table:table-cell office:value-type="string">
            <text:p>Brigitte Bourguignon</text:p>
          </table:table-cell>
          <table:table-cell office:value-type="float" office:value="0">
            <text:p>0</text:p>
          </table:table-cell>
          <table:table-cell/>
          <table:table-cell office:value-type="string">
            <text:p>Barbara Romagnan</text:p>
          </table:table-cell>
          <table:table-cell office:value-type="float" office:value="0">
            <text:p>0</text:p>
          </table:table-cell>
          <table:table-cell/>
          <table:table-cell office:value-type="string">
            <text:p>Laurent Baumel</text:p>
          </table:table-cell>
          <table:table-cell office:value-type="float" office:value="0">
            <text:p>0</text:p>
          </table:table-cell>
          <table:table-cell/>
          <table:table-cell office:value-type="string">
            <text:p>Jean-Pierre Blazy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Alain Rousset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hristophe Léonard</text:p>
          </table:table-cell>
          <table:table-cell office:value-type="float" office:value="0">
            <text:p>0</text:p>
          </table:table-cell>
          <table:table-cell/>
          <table:table-cell office:value-type="string">
            <text:p>Benoît Hamon</text:p>
          </table:table-cell>
          <table:table-cell office:value-type="float" office:value="0">
            <text:p>0</text:p>
          </table:table-cell>
          <table:table-cell/>
          <table:table-cell office:value-type="string">
            <text:p>Benoît Hamon</text:p>
          </table:table-cell>
          <table:table-cell office:value-type="float" office:value="0">
            <text:p>0</text:p>
          </table:table-cell>
          <table:table-cell table:number-columns-repeated="182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Alain Vidalies</text:p>
          </table:table-cell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IF(ISNUMBER(VLOOKUP([.B7];[.$V$2:.$W$100];2;0));VLOOKUP([.B7];[.$V$2:.$W$100];2;0);1)" office:value-type="float" office:value="1">
            <text:p>1</text:p>
          </table:table-cell>
          <table:table-cell table:formula="of:=IF(ISNUMBER(VLOOKUP([.B7];[.$AB$2:.$AC$302];2;0));VLOOKUP([.B7];[.$AB$2:.$AC$302];2;0);0)" office:value-type="float" office:value="0">
            <text:p>0</text:p>
          </table:table-cell>
          <table:table-cell table:formula="of:=IF(ISNUMBER(VLOOKUP([.B7];[.$AE$2:.$AF$33];2;0));VLOOKUP([.B7];[.$AE$2:.$AF$33];2;0);1)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/>
          <table:table-cell office:value-type="string">
            <text:p>Catherine Coutell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Fanélie Carrey-Cont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Philippe Baumel</text:p>
          </table:table-cell>
          <table:table-cell office:value-type="float" office:value="0">
            <text:p>0</text:p>
          </table:table-cell>
          <table:table-cell/>
          <table:table-cell office:value-type="string">
            <text:p>Kheira Bouziane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Anne-Christine Lang</text:p>
          </table:table-cell>
          <table:table-cell office:value-type="float" office:value="1">
            <text:p>1</text:p>
          </table:table-cell>
          <table:table-cell/>
          <table:table-cell office:value-type="string">
            <text:p>Daniel Goldberg</text:p>
          </table:table-cell>
          <table:table-cell office:value-type="float" office:value="0">
            <text:p>0</text:p>
          </table:table-cell>
          <table:table-cell/>
          <table:table-cell office:value-type="string">
            <text:p>Christian Paul</text:p>
          </table:table-cell>
          <table:table-cell office:value-type="float" office:value="0">
            <text:p>0</text:p>
          </table:table-cell>
          <table:table-cell/>
          <table:table-cell office:value-type="string">
            <text:p>Christian Paul</text:p>
          </table:table-cell>
          <table:table-cell office:value-type="float" office:value="0">
            <text:p>0</text:p>
          </table:table-cell>
          <table:table-cell table:number-columns-repeated="182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Alexis Bachelay</text:p>
          </table:table-cell>
          <table:table-cell table:formula="of:=IF(ISNUMBER(VLOOKUP([.B8];[.$M$2:.$N$202];2;0));VLOOKUP([.B8];[.$M$2:.$N$202];2;0);1)" office:value-type="float" office:value="1">
            <text:p>1</text:p>
          </table:table-cell>
          <table:table-cell table:formula="of:=IF(ISNUMBER(VLOOKUP([.B8];[.$P$2:.$Q$12];2;0));VLOOKUP([.B8];[.$P$2:.$Q$12];2;0);1)" office:value-type="float" office:value="1">
            <text:p>1</text:p>
          </table:table-cell>
          <table:table-cell table:formula="of:=IF(ISNUMBER(VLOOKUP([.B8];[.$S$2:.$T$46];2;0));VLOOKUP([.B8];[.$S$2:.$T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8];[.$V$2:.$W$100];2;0));VLOOKUP([.B8];[.$V$2:.$W$100];2;0);1)" office:value-type="float" office:value="1">
            <text:p>1</text:p>
          </table:table-cell>
          <table:table-cell table:formula="of:=IF(ISNUMBER(VLOOKUP([.B8];[.$AB$2:.$AC$302];2;0));VLOOKUP([.B8];[.$AB$2:.$AC$302];2;0);0)" office:value-type="float" office:value="0">
            <text:p>0</text:p>
          </table:table-cell>
          <table:table-cell table:formula="of:=IF(ISNUMBER(VLOOKUP([.B8];[.$AE$2:.$AF$33];2;0));VLOOKUP([.B8];[.$AE$2:.$AF$33];2;0);1)" office:value-type="float" office:value="1">
            <text:p>1</text:p>
          </table:table-cell>
          <table:table-cell table:formula="of:=IF(ISNUMBER(VLOOKUP([.B8];[.$AH$2:.$AI$41];2;0));VLOOKUP([.B8];[.$AH$2:.$AI$41];2;0);1)" office:value-type="float" office:value="1">
            <text:p>1</text:p>
          </table:table-cell>
          <table:table-cell table:formula="of:=IF(ISNUMBER(VLOOKUP([.B8];[.$AK$2:.$AL$41];2;0));VLOOKUP([.B8];[.$AK$2:.$AL$41];2;0);1)" office:value-type="float" office:value="1">
            <text:p>1</text:p>
          </table:table-cell>
          <table:table-cell/>
          <table:table-cell office:value-type="string">
            <text:p>Catherine Lemorton</text:p>
          </table:table-cell>
          <table:table-cell office:value-type="float" office:value="0">
            <text:p>0</text:p>
          </table:table-cell>
          <table:table-cell/>
          <table:table-cell office:value-type="string">
            <text:p>Nathalie Chabann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Jean-Pierre Blazy</text:p>
          </table:table-cell>
          <table:table-cell office:value-type="float" office:value="0">
            <text:p>0</text:p>
          </table:table-cell>
          <table:table-cell/>
          <table:table-cell office:value-type="string">
            <text:p>Fanélie Carrey-Conte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Anne-Lise Dufour-Tonini</text:p>
          </table:table-cell>
          <table:table-cell office:value-type="float" office:value="1">
            <text:p>1</text:p>
          </table:table-cell>
          <table:table-cell/>
          <table:table-cell office:value-type="string">
            <text:p>Denys Robiliard</text:p>
          </table:table-cell>
          <table:table-cell office:value-type="float" office:value="0">
            <text:p>0</text:p>
          </table:table-cell>
          <table:table-cell/>
          <table:table-cell office:value-type="string">
            <text:p>Christophe Léonard</text:p>
          </table:table-cell>
          <table:table-cell office:value-type="float" office:value="0">
            <text:p>0</text:p>
          </table:table-cell>
          <table:table-cell/>
          <table:table-cell office:value-type="string">
            <text:p>Christophe Léonard</text:p>
          </table:table-cell>
          <table:table-cell office:value-type="float" office:value="0">
            <text:p>0</text:p>
          </table:table-cell>
          <table:table-cell table:number-columns-repeated="182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Anne-Christine Lang</text:p>
          </table:table-cell>
          <table:table-cell table:formula="of:=IF(ISNUMBER(VLOOKUP([.B9];[.$M$2:.$N$202];2;0));VLOOKUP([.B9];[.$M$2:.$N$202];2;0);1)" office:value-type="float" office:value="1">
            <text:p>1</text:p>
          </table:table-cell>
          <table:table-cell table:formula="of:=IF(ISNUMBER(VLOOKUP([.B9];[.$P$2:.$Q$12];2;0));VLOOKUP([.B9];[.$P$2:.$Q$12];2;0);1)" office:value-type="float" office:value="1">
            <text:p>1</text:p>
          </table:table-cell>
          <table:table-cell table:formula="of:=IF(ISNUMBER(VLOOKUP([.B9];[.$S$2:.$T$46];2;0));VLOOKUP([.B9];[.$S$2:.$T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9];[.$V$2:.$W$100];2;0));VLOOKUP([.B9];[.$V$2:.$W$100];2;0);1)" office:value-type="float" office:value="1">
            <text:p>1</text:p>
          </table:table-cell>
          <table:table-cell table:formula="of:=IF(ISNUMBER(VLOOKUP([.B9];[.$AB$2:.$AC$302];2;0));VLOOKUP([.B9];[.$AB$2:.$AC$302];2;0);0)" office:value-type="float" office:value="1">
            <text:p>1</text:p>
          </table:table-cell>
          <table:table-cell table:formula="of:=IF(ISNUMBER(VLOOKUP([.B9];[.$AE$2:.$AF$33];2;0));VLOOKUP([.B9];[.$AE$2:.$AF$33];2;0);1)" office:value-type="float" office:value="1">
            <text:p>1</text:p>
          </table:table-cell>
          <table:table-cell table:formula="of:=IF(ISNUMBER(VLOOKUP([.B9];[.$AH$2:.$AI$41];2;0));VLOOKUP([.B9];[.$AH$2:.$AI$41];2;0);1)" office:value-type="float" office:value="1">
            <text:p>1</text:p>
          </table:table-cell>
          <table:table-cell table:formula="of:=IF(ISNUMBER(VLOOKUP([.B9];[.$AK$2:.$AL$41];2;0));VLOOKUP([.B9];[.$AK$2:.$AL$41];2;0);1)" office:value-type="float" office:value="1">
            <text:p>1</text:p>
          </table:table-cell>
          <table:table-cell/>
          <table:table-cell office:value-type="string">
            <text:p>Catherine Troallic</text:p>
          </table:table-cell>
          <table:table-cell office:value-type="float" office:value="0">
            <text:p>0</text:p>
          </table:table-cell>
          <table:table-cell/>
          <table:table-cell office:value-type="string">
            <text:p>Jean-Pierre Dufau</text:p>
          </table:table-cell>
          <table:table-cell office:value-type="float" office:value="0">
            <text:p>0</text:p>
          </table:table-cell>
          <table:table-cell/>
          <table:table-cell office:value-type="string">
            <text:p>Kheira Bouzian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Nathalie Chabanne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Anne-Yvonne Le Dai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Dominique Chauvel</text:p>
          </table:table-cell>
          <table:table-cell office:value-type="float" office:value="0">
            <text:p>0</text:p>
          </table:table-cell>
          <table:table-cell/>
          <table:table-cell office:value-type="string">
            <text:p>Daniel Goldberg</text:p>
          </table:table-cell>
          <table:table-cell office:value-type="float" office:value="0">
            <text:p>0</text:p>
          </table:table-cell>
          <table:table-cell/>
          <table:table-cell office:value-type="string">
            <text:p>Daniel Goldberg</text:p>
          </table:table-cell>
          <table:table-cell office:value-type="float" office:value="0">
            <text:p>0</text:p>
          </table:table-cell>
          <table:table-cell table:number-columns-repeated="182"/>
        </table:table-row>
        <table:table-row table:style-name="ro7">
          <table:table-cell office:value-type="float" office:value="8">
            <text:p>8</text:p>
          </table:table-cell>
          <table:table-cell office:value-type="string">
            <text:p>Anne-Lise Dufour-Tonini</text:p>
          </table:table-cell>
          <table:table-cell table:formula="of:=IF(ISNUMBER(VLOOKUP([.B10];[.$M$2:.$N$202];2;0));VLOOKUP([.B10];[.$M$2:.$N$202];2;0);1)" office:value-type="float" office:value="1">
            <text:p>1</text:p>
          </table:table-cell>
          <table:table-cell table:formula="of:=IF(ISNUMBER(VLOOKUP([.B10];[.$P$2:.$Q$12];2;0));VLOOKUP([.B10];[.$P$2:.$Q$12];2;0);1)" office:value-type="float" office:value="1">
            <text:p>1</text:p>
          </table:table-cell>
          <table:table-cell table:formula="of:=IF(ISNUMBER(VLOOKUP([.B10];[.$S$2:.$T$46];2;0));VLOOKUP([.B10];[.$S$2:.$T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10];[.$V$2:.$W$100];2;0));VLOOKUP([.B10];[.$V$2:.$W$100];2;0);1)" office:value-type="float" office:value="1">
            <text:p>1</text:p>
          </table:table-cell>
          <table:table-cell table:formula="of:=IF(ISNUMBER(VLOOKUP([.B10];[.$AB$2:.$AC$302];2;0));VLOOKUP([.B10];[.$AB$2:.$AC$302];2;0);0)" office:value-type="float" office:value="1">
            <text:p>1</text:p>
          </table:table-cell>
          <table:table-cell table:formula="of:=IF(ISNUMBER(VLOOKUP([.B10];[.$AE$2:.$AF$33];2;0));VLOOKUP([.B10];[.$AE$2:.$AF$33];2;0);1)" office:value-type="float" office:value="0">
            <text:p>0</text:p>
          </table:table-cell>
          <table:table-cell table:formula="of:=IF(ISNUMBER(VLOOKUP([.B10];[.$AH$2:.$AI$41];2;0));VLOOKUP([.B10];[.$AH$2:.$AI$41];2;0);1)" office:value-type="float" office:value="0">
            <text:p>0</text:p>
          </table:table-cell>
          <table:table-cell table:formula="of:=IF(ISNUMBER(VLOOKUP([.B10];[.$AK$2:.$AL$41];2;0));VLOOKUP([.B10];[.$AK$2:.$AL$41];2;0);1)" office:value-type="float" office:value="0">
            <text:p>0</text:p>
          </table:table-cell>
          <table:table-cell/>
          <table:table-cell office:value-type="string">
            <text:p>Chantal Guittet</text:p>
          </table:table-cell>
          <table:table-cell office:value-type="float" office:value="0">
            <text:p>0</text:p>
          </table:table-cell>
          <table:table-cell/>
          <table:table-cell office:value-type="string">
            <text:p>Philippe Noguès</text:p>
          </table:table-cell>
          <table:table-cell office:value-type="float" office:value="0">
            <text:p>0</text:p>
          </table:table-cell>
          <table:table-cell/>
          <table:table-cell office:value-type="string">
            <text:p>Isabelle Bruneau</text:p>
          </table:table-cell>
          <table:table-cell office:value-type="float" office:value="0">
            <text:p>0</text:p>
          </table:table-cell>
          <table:table-cell/>
          <table:table-cell office:value-type="string">
            <text:p>Pascal Cherki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Annick Le Loc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Edith Gueugneau</text:p>
          </table:table-cell>
          <table:table-cell office:value-type="float" office:value="0">
            <text:p>0</text:p>
          </table:table-cell>
          <table:table-cell/>
          <table:table-cell office:value-type="string">
            <text:p>Delphine Batho</text:p>
          </table:table-cell>
          <table:table-cell office:value-type="float" office:value="0">
            <text:p>0</text:p>
          </table:table-cell>
          <table:table-cell/>
          <table:table-cell office:value-type="string">
            <text:p>Denys Robiliard</text:p>
          </table:table-cell>
          <table:table-cell office:value-type="float" office:value="0">
            <text:p>0</text:p>
          </table:table-cell>
          <table:table-cell table:number-columns-repeated="182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Anne-Yvonne Le Dain</text:p>
          </table:table-cell>
          <table:table-cell table:formula="of:=IF(ISNUMBER(VLOOKUP([.B11];[.$M$2:.$N$202];2;0));VLOOKUP([.B11];[.$M$2:.$N$202];2;0);1)" office:value-type="float" office:value="1">
            <text:p>1</text:p>
          </table:table-cell>
          <table:table-cell table:formula="of:=IF(ISNUMBER(VLOOKUP([.B11];[.$P$2:.$Q$12];2;0));VLOOKUP([.B11];[.$P$2:.$Q$12];2;0);1)" office:value-type="float" office:value="1">
            <text:p>1</text:p>
          </table:table-cell>
          <table:table-cell table:formula="of:=IF(ISNUMBER(VLOOKUP([.B11];[.$S$2:.$T$46];2;0));VLOOKUP([.B11];[.$S$2:.$T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11];[.$V$2:.$W$100];2;0));VLOOKUP([.B11];[.$V$2:.$W$100];2;0);1)" office:value-type="float" office:value="1">
            <text:p>1</text:p>
          </table:table-cell>
          <table:table-cell table:formula="of:=IF(ISNUMBER(VLOOKUP([.B11];[.$AB$2:.$AC$302];2;0));VLOOKUP([.B11];[.$AB$2:.$AC$302];2;0);0)" office:value-type="float" office:value="1">
            <text:p>1</text:p>
          </table:table-cell>
          <table:table-cell table:formula="of:=IF(ISNUMBER(VLOOKUP([.B11];[.$AE$2:.$AF$33];2;0));VLOOKUP([.B11];[.$AE$2:.$AF$33];2;0);1)" office:value-type="float" office:value="1">
            <text:p>1</text:p>
          </table:table-cell>
          <table:table-cell table:formula="of:=IF(ISNUMBER(VLOOKUP([.B11];[.$AH$2:.$AI$41];2;0));VLOOKUP([.B11];[.$AH$2:.$AI$41];2;0);1)" office:value-type="float" office:value="1">
            <text:p>1</text:p>
          </table:table-cell>
          <table:table-cell table:formula="of:=IF(ISNUMBER(VLOOKUP([.B11];[.$AK$2:.$AL$41];2;0));VLOOKUP([.B11];[.$AK$2:.$AL$41];2;0);1)" office:value-type="float" office:value="1">
            <text:p>1</text:p>
          </table:table-cell>
          <table:table-cell/>
          <table:table-cell office:value-type="string">
            <text:p>Chaynesse Khirouni</text:p>
          </table:table-cell>
          <table:table-cell office:value-type="float" office:value="0">
            <text:p>0</text:p>
          </table:table-cell>
          <table:table-cell/>
          <table:table-cell office:value-type="string">
            <text:p>Gérard Sebaoun</text:p>
          </table:table-cell>
          <table:table-cell office:value-type="float" office:value="0">
            <text:p>0</text:p>
          </table:table-cell>
          <table:table-cell/>
          <table:table-cell office:value-type="string">
            <text:p>Fanélie Carrey-Cont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andrine Doucet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Annick Lepetit</text:p>
          </table:table-cell>
          <table:table-cell office:value-type="float" office:value="1">
            <text:p>1</text:p>
          </table:table-cell>
          <table:table-cell/>
          <table:table-cell office:value-type="string">
            <text:p>Fanélie Carrey-Cont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Denys Robiliard</text:p>
          </table:table-cell>
          <table:table-cell office:value-type="float" office:value="0">
            <text:p>0</text:p>
          </table:table-cell>
          <table:table-cell/>
          <table:table-cell office:value-type="string">
            <text:p>Dominique Chauvel</text:p>
          </table:table-cell>
          <table:table-cell office:value-type="float" office:value="0">
            <text:p>0</text:p>
          </table:table-cell>
          <table:table-cell table:number-columns-repeated="182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Annick Le Loch</text:p>
          </table:table-cell>
          <table:table-cell table:formula="of:=IF(ISNUMBER(VLOOKUP([.B12];[.$M$2:.$N$202];2;0));VLOOKUP([.B12];[.$M$2:.$N$202];2;0);1)" office:value-type="float" office:value="1">
            <text:p>1</text:p>
          </table:table-cell>
          <table:table-cell table:formula="of:=IF(ISNUMBER(VLOOKUP([.B12];[.$P$2:.$Q$12];2;0));VLOOKUP([.B12];[.$P$2:.$Q$12];2;0);1)" office:value-type="float" office:value="1">
            <text:p>1</text:p>
          </table:table-cell>
          <table:table-cell table:formula="of:=IF(ISNUMBER(VLOOKUP([.B12];[.$S$2:.$T$46];2;0));VLOOKUP([.B12];[.$S$2:.$T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12];[.$V$2:.$W$100];2;0));VLOOKUP([.B12];[.$V$2:.$W$100];2;0);1)" office:value-type="float" office:value="1">
            <text:p>1</text:p>
          </table:table-cell>
          <table:table-cell table:formula="of:=IF(ISNUMBER(VLOOKUP([.B12];[.$AB$2:.$AC$302];2;0));VLOOKUP([.B12];[.$AB$2:.$AC$302];2;0);0)" office:value-type="float" office:value="1">
            <text:p>1</text:p>
          </table:table-cell>
          <table:table-cell table:formula="of:=IF(ISNUMBER(VLOOKUP([.B12];[.$AE$2:.$AF$33];2;0));VLOOKUP([.B12];[.$AE$2:.$AF$33];2;0);1)" office:value-type="float" office:value="1">
            <text:p>1</text:p>
          </table:table-cell>
          <table:table-cell table:formula="of:=IF(ISNUMBER(VLOOKUP([.B12];[.$AH$2:.$AI$41];2;0));VLOOKUP([.B12];[.$AH$2:.$AI$41];2;0);1)" office:value-type="float" office:value="1">
            <text:p>1</text:p>
          </table:table-cell>
          <table:table-cell table:formula="of:=IF(ISNUMBER(VLOOKUP([.B12];[.$AK$2:.$AL$41];2;0));VLOOKUP([.B12];[.$AK$2:.$AL$41];2;0);1)" office:value-type="float" office:value="1">
            <text:p>1</text:p>
          </table:table-cell>
          <table:table-cell/>
          <table:table-cell office:value-type="string">
            <text:p>Christian Assaf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uzanne Tallard</text:p>
          </table:table-cell>
          <table:table-cell office:value-type="float" office:value="0">
            <text:p>0</text:p>
          </table:table-cell>
          <table:table-cell/>
          <table:table-cell office:value-type="string">
            <text:p>Nathalie Chabann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Henri Emmanuelli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Annie Le Houérou</text:p>
          </table:table-cell>
          <table:table-cell office:value-type="float" office:value="1">
            <text:p>1</text:p>
          </table:table-cell>
          <table:table-cell/>
          <table:table-cell office:value-type="string">
            <text:p>François Lamy</text:p>
          </table:table-cell>
          <table:table-cell office:value-type="float" office:value="0">
            <text:p>0</text:p>
          </table:table-cell>
          <table:table-cell/>
          <table:table-cell office:value-type="string">
            <text:p>Dominique Chauvel</text:p>
          </table:table-cell>
          <table:table-cell office:value-type="float" office:value="0">
            <text:p>0</text:p>
          </table:table-cell>
          <table:table-cell/>
          <table:table-cell office:value-type="string">
            <text:p>Edith Gueugneau</text:p>
          </table:table-cell>
          <table:table-cell office:value-type="float" office:value="0">
            <text:p>0</text:p>
          </table:table-cell>
          <table:table-cell table:number-columns-repeated="182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Annick Lepetit</text:p>
          </table:table-cell>
          <table:table-cell table:formula="of:=IF(ISNUMBER(VLOOKUP([.B13];[.$M$2:.$N$202];2;0));VLOOKUP([.B13];[.$M$2:.$N$202];2;0);1)" office:value-type="float" office:value="1">
            <text:p>1</text:p>
          </table:table-cell>
          <table:table-cell table:formula="of:=IF(ISNUMBER(VLOOKUP([.B13];[.$P$2:.$Q$12];2;0));VLOOKUP([.B13];[.$P$2:.$Q$12];2;0);1)" office:value-type="float" office:value="1">
            <text:p>1</text:p>
          </table:table-cell>
          <table:table-cell table:formula="of:=IF(ISNUMBER(VLOOKUP([.B13];[.$S$2:.$T$46];2;0));VLOOKUP([.B13];[.$S$2:.$T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13];[.$V$2:.$W$100];2;0));VLOOKUP([.B13];[.$V$2:.$W$100];2;0);1)" office:value-type="float" office:value="1">
            <text:p>1</text:p>
          </table:table-cell>
          <table:table-cell table:formula="of:=IF(ISNUMBER(VLOOKUP([.B13];[.$AB$2:.$AC$302];2;0));VLOOKUP([.B13];[.$AB$2:.$AC$302];2;0);0)" office:value-type="float" office:value="1">
            <text:p>1</text:p>
          </table:table-cell>
          <table:table-cell table:formula="of:=IF(ISNUMBER(VLOOKUP([.B13];[.$AE$2:.$AF$33];2;0));VLOOKUP([.B13];[.$AE$2:.$AF$33];2;0);1)" office:value-type="float" office:value="1">
            <text:p>1</text:p>
          </table:table-cell>
          <table:table-cell table:formula="of:=IF(ISNUMBER(VLOOKUP([.B13];[.$AH$2:.$AI$41];2;0));VLOOKUP([.B13];[.$AH$2:.$AI$41];2;0);1)" office:value-type="float" office:value="1">
            <text:p>1</text:p>
          </table:table-cell>
          <table:table-cell table:formula="of:=IF(ISNUMBER(VLOOKUP([.B13];[.$AK$2:.$AL$41];2;0));VLOOKUP([.B13];[.$AK$2:.$AL$41];2;0);1)" office:value-type="float" office:value="1">
            <text:p>1</text:p>
          </table:table-cell>
          <table:table-cell/>
          <table:table-cell office:value-type="string">
            <text:p>Christian Bataille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Dominique Chauvel</text:p>
          </table:table-cell>
          <table:table-cell office:value-type="float" office:value="0">
            <text:p>0</text:p>
          </table:table-cell>
          <table:table-cell/>
          <table:table-cell office:value-type="string">
            <text:p>Hervé Féron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Armand Jung</text:p>
          </table:table-cell>
          <table:table-cell office:value-type="float" office:value="1">
            <text:p>1</text:p>
          </table:table-cell>
          <table:table-cell/>
          <table:table-cell office:value-type="string">
            <text:p>Gérard Sebaoun</text:p>
          </table:table-cell>
          <table:table-cell office:value-type="float" office:value="0">
            <text:p>0</text:p>
          </table:table-cell>
          <table:table-cell/>
          <table:table-cell office:value-type="string">
            <text:p>Edith Gueugneau</text:p>
          </table:table-cell>
          <table:table-cell office:value-type="float" office:value="0">
            <text:p>0</text:p>
          </table:table-cell>
          <table:table-cell/>
          <table:table-cell office:value-type="string">
            <text:p>Fanélie Carrey-Conte</text:p>
          </table:table-cell>
          <table:table-cell office:value-type="float" office:value="0">
            <text:p>0</text:p>
          </table:table-cell>
          <table:table-cell table:number-columns-repeated="182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Annie Le Houérou</text:p>
          </table:table-cell>
          <table:table-cell table:formula="of:=IF(ISNUMBER(VLOOKUP([.B14];[.$M$2:.$N$202];2;0));VLOOKUP([.B14];[.$M$2:.$N$202];2;0);1)" office:value-type="float" office:value="1">
            <text:p>1</text:p>
          </table:table-cell>
          <table:table-cell table:formula="of:=IF(ISNUMBER(VLOOKUP([.B14];[.$P$2:.$Q$12];2;0));VLOOKUP([.B14];[.$P$2:.$Q$12];2;0);1)" office:value-type="float" office:value="1">
            <text:p>1</text:p>
          </table:table-cell>
          <table:table-cell table:formula="of:=IF(ISNUMBER(VLOOKUP([.B14];[.$S$2:.$T$46];2;0));VLOOKUP([.B14];[.$S$2:.$T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14];[.$V$2:.$W$100];2;0));VLOOKUP([.B14];[.$V$2:.$W$100];2;0);1)" office:value-type="float" office:value="1">
            <text:p>1</text:p>
          </table:table-cell>
          <table:table-cell table:formula="of:=IF(ISNUMBER(VLOOKUP([.B14];[.$AB$2:.$AC$302];2;0));VLOOKUP([.B14];[.$AB$2:.$AC$302];2;0);0)" office:value-type="float" office:value="1">
            <text:p>1</text:p>
          </table:table-cell>
          <table:table-cell table:formula="of:=IF(ISNUMBER(VLOOKUP([.B14];[.$AE$2:.$AF$33];2;0));VLOOKUP([.B14];[.$AE$2:.$AF$33];2;0);1)" office:value-type="float" office:value="1">
            <text:p>1</text:p>
          </table:table-cell>
          <table:table-cell table:formula="of:=IF(ISNUMBER(VLOOKUP([.B14];[.$AH$2:.$AI$41];2;0));VLOOKUP([.B14];[.$AH$2:.$AI$41];2;0);1)" office:value-type="float" office:value="1">
            <text:p>1</text:p>
          </table:table-cell>
          <table:table-cell table:formula="of:=IF(ISNUMBER(VLOOKUP([.B14];[.$AK$2:.$AL$41];2;0));VLOOKUP([.B14];[.$AK$2:.$AL$41];2;0);1)" office:value-type="float" office:value="1">
            <text:p>1</text:p>
          </table:table-cell>
          <table:table-cell/>
          <table:table-cell office:value-type="string">
            <text:p>Christian Eckert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Pascal Cherki</text:p>
          </table:table-cell>
          <table:table-cell office:value-type="float" office:value="0">
            <text:p>0</text:p>
          </table:table-cell>
          <table:table-cell/>
          <table:table-cell office:value-type="string">
            <text:p>Jean-Marc Germain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Béatrice Santai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enri Emmanuelli</text:p>
          </table:table-cell>
          <table:table-cell office:value-type="float" office:value="0">
            <text:p>0</text:p>
          </table:table-cell>
          <table:table-cell/>
          <table:table-cell office:value-type="string">
            <text:p>Fanélie Carrey-Cont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Gérard Sebaoun</text:p>
          </table:table-cell>
          <table:table-cell office:value-type="float" office:value="0">
            <text:p>0</text:p>
          </table:table-cell>
          <table:table-cell table:number-columns-repeated="182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Armand Jung</text:p>
          </table:table-cell>
          <table:table-cell table:formula="of:=IF(ISNUMBER(VLOOKUP([.B15];[.$M$2:.$N$202];2;0));VLOOKUP([.B15];[.$M$2:.$N$202];2;0);1)" office:value-type="float" office:value="1">
            <text:p>1</text:p>
          </table:table-cell>
          <table:table-cell table:formula="of:=IF(ISNUMBER(VLOOKUP([.B15];[.$P$2:.$Q$12];2;0));VLOOKUP([.B15];[.$P$2:.$Q$12];2;0);1)" office:value-type="float" office:value="1">
            <text:p>1</text:p>
          </table:table-cell>
          <table:table-cell table:formula="of:=IF(ISNUMBER(VLOOKUP([.B15];[.$S$2:.$T$46];2;0));VLOOKUP([.B15];[.$S$2:.$T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15];[.$V$2:.$W$100];2;0));VLOOKUP([.B15];[.$V$2:.$W$100];2;0);1)" office:value-type="float" office:value="1">
            <text:p>1</text:p>
          </table:table-cell>
          <table:table-cell table:formula="of:=IF(ISNUMBER(VLOOKUP([.B15];[.$AB$2:.$AC$302];2;0));VLOOKUP([.B15];[.$AB$2:.$AC$302];2;0);0)" office:value-type="float" office:value="1">
            <text:p>1</text:p>
          </table:table-cell>
          <table:table-cell table:formula="of:=IF(ISNUMBER(VLOOKUP([.B15];[.$AE$2:.$AF$33];2;0));VLOOKUP([.B15];[.$AE$2:.$AF$33];2;0);1)" office:value-type="float" office:value="1">
            <text:p>1</text:p>
          </table:table-cell>
          <table:table-cell table:formula="of:=IF(ISNUMBER(VLOOKUP([.B15];[.$AH$2:.$AI$41];2;0));VLOOKUP([.B15];[.$AH$2:.$AI$41];2;0);1)" office:value-type="float" office:value="1">
            <text:p>1</text:p>
          </table:table-cell>
          <table:table-cell table:formula="of:=IF(ISNUMBER(VLOOKUP([.B15];[.$AK$2:.$AL$41];2;0));VLOOKUP([.B15];[.$AK$2:.$AL$41];2;0);1)" office:value-type="float" office:value="1">
            <text:p>1</text:p>
          </table:table-cell>
          <table:table-cell/>
          <table:table-cell office:value-type="string">
            <text:p>Christian Paul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Florence Delaunay</text:p>
          </table:table-cell>
          <table:table-cell office:value-type="float" office:value="0">
            <text:p>0</text:p>
          </table:table-cell>
          <table:table-cell/>
          <table:table-cell office:value-type="string">
            <text:p>Jean-Patrick Gille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Bernadette Laclai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ervé Féron</text:p>
          </table:table-cell>
          <table:table-cell office:value-type="float" office:value="0">
            <text:p>0</text:p>
          </table:table-cell>
          <table:table-cell/>
          <table:table-cell office:value-type="string">
            <text:p>Geneviève Gaillard</text:p>
          </table:table-cell>
          <table:table-cell office:value-type="float" office:value="0">
            <text:p>0</text:p>
          </table:table-cell>
          <table:table-cell/>
          <table:table-cell office:value-type="string">
            <text:p>Henri Emmanuelli</text:p>
          </table:table-cell>
          <table:table-cell office:value-type="float" office:value="0">
            <text:p>0</text:p>
          </table:table-cell>
          <table:table-cell table:number-columns-repeated="182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Arnaud Leroy</text:p>
          </table:table-cell>
          <table:table-cell table:formula="of:=IF(ISNUMBER(VLOOKUP([.B16];[.$M$2:.$N$202];2;0));VLOOKUP([.B16];[.$M$2:.$N$202];2;0);1)" office:value-type="float" office:value="0">
            <text:p>0</text:p>
          </table:table-cell>
          <table:table-cell table:formula="of:=IF(ISNUMBER(VLOOKUP([.B16];[.$P$2:.$Q$12];2;0));VLOOKUP([.B16];[.$P$2:.$Q$12];2;0);1)" office:value-type="float" office:value="1">
            <text:p>1</text:p>
          </table:table-cell>
          <table:table-cell table:formula="of:=IF(ISNUMBER(VLOOKUP([.B16];[.$S$2:.$T$46];2;0));VLOOKUP([.B16];[.$S$2:.$T$46];2;0);1)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IF(ISNUMBER(VLOOKUP([.B16];[.$V$2:.$W$100];2;0));VLOOKUP([.B16];[.$V$2:.$W$100];2;0);1)" office:value-type="float" office:value="0">
            <text:p>0</text:p>
          </table:table-cell>
          <table:table-cell table:formula="of:=IF(ISNUMBER(VLOOKUP([.B16];[.$AB$2:.$AC$302];2;0));VLOOKUP([.B16];[.$AB$2:.$AC$302];2;0);0)" office:value-type="float" office:value="0">
            <text:p>0</text:p>
          </table:table-cell>
          <table:table-cell table:formula="of:=IF(ISNUMBER(VLOOKUP([.B16];[.$AE$2:.$AF$33];2;0));VLOOKUP([.B16];[.$AE$2:.$AF$33];2;0);1)" office:value-type="float" office:value="1">
            <text:p>1</text:p>
          </table:table-cell>
          <table:table-cell table:formula="of:=IF(ISNUMBER(VLOOKUP([.B16];[.$AH$2:.$AI$41];2;0));VLOOKUP([.B16];[.$AH$2:.$AI$41];2;0);1)" office:value-type="float" office:value="0">
            <text:p>0</text:p>
          </table:table-cell>
          <table:table-cell table:formula="of:=IF(ISNUMBER(VLOOKUP([.B16];[.$AK$2:.$AL$41];2;0));VLOOKUP([.B16];[.$AK$2:.$AL$41];2;0);1)" office:value-type="float" office:value="0">
            <text:p>0</text:p>
          </table:table-cell>
          <table:table-cell/>
          <table:table-cell office:value-type="string">
            <text:p>Christophe Bouillon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Jean-Pierre Dufau</text:p>
          </table:table-cell>
          <table:table-cell office:value-type="float" office:value="0">
            <text:p>0</text:p>
          </table:table-cell>
          <table:table-cell/>
          <table:table-cell office:value-type="string">
            <text:p>Daniel Goldberg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Bernard Lesterli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Jean-Luc Laurent</text:p>
          </table:table-cell>
          <table:table-cell office:value-type="float" office:value="0">
            <text:p>0</text:p>
          </table:table-cell>
          <table:table-cell/>
          <table:table-cell office:value-type="string">
            <text:p>Gérard Sebaoun</text:p>
          </table:table-cell>
          <table:table-cell office:value-type="float" office:value="0">
            <text:p>0</text:p>
          </table:table-cell>
          <table:table-cell/>
          <table:table-cell office:value-type="string">
            <text:p>Hervé Féron</text:p>
          </table:table-cell>
          <table:table-cell office:value-type="float" office:value="0">
            <text:p>0</text:p>
          </table:table-cell>
          <table:table-cell table:number-columns-repeated="182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Audrey Linkenheld</text:p>
          </table:table-cell>
          <table:table-cell table:formula="of:=IF(ISNUMBER(VLOOKUP([.B17];[.$M$2:.$N$202];2;0));VLOOKUP([.B17];[.$M$2:.$N$202];2;0);1)" office:value-type="float" office:value="0">
            <text:p>0</text:p>
          </table:table-cell>
          <table:table-cell table:formula="of:=IF(ISNUMBER(VLOOKUP([.B17];[.$P$2:.$Q$12];2;0));VLOOKUP([.B17];[.$P$2:.$Q$12];2;0);1)" office:value-type="float" office:value="1">
            <text:p>1</text:p>
          </table:table-cell>
          <table:table-cell table:formula="of:=IF(ISNUMBER(VLOOKUP([.B17];[.$S$2:.$T$46];2;0));VLOOKUP([.B17];[.$S$2:.$T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17];[.$V$2:.$W$100];2;0));VLOOKUP([.B17];[.$V$2:.$W$100];2;0);1)" office:value-type="float" office:value="1">
            <text:p>1</text:p>
          </table:table-cell>
          <table:table-cell table:formula="of:=IF(ISNUMBER(VLOOKUP([.B17];[.$AB$2:.$AC$302];2;0));VLOOKUP([.B17];[.$AB$2:.$AC$302];2;0);0)" office:value-type="float" office:value="0">
            <text:p>0</text:p>
          </table:table-cell>
          <table:table-cell table:formula="of:=IF(ISNUMBER(VLOOKUP([.B17];[.$AE$2:.$AF$33];2;0));VLOOKUP([.B17];[.$AE$2:.$AF$33];2;0);1)" office:value-type="float" office:value="1">
            <text:p>1</text:p>
          </table:table-cell>
          <table:table-cell table:formula="of:=IF(ISNUMBER(VLOOKUP([.B17];[.$AH$2:.$AI$41];2;0));VLOOKUP([.B17];[.$AH$2:.$AI$41];2;0);1)" office:value-type="float" office:value="1">
            <text:p>1</text:p>
          </table:table-cell>
          <table:table-cell table:formula="of:=IF(ISNUMBER(VLOOKUP([.B17];[.$AK$2:.$AL$41];2;0));VLOOKUP([.B17];[.$AK$2:.$AL$41];2;0);1)" office:value-type="float" office:value="1">
            <text:p>1</text:p>
          </table:table-cell>
          <table:table-cell/>
          <table:table-cell office:value-type="string">
            <text:p>Christophe Léonard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Henri Emmanuelli</text:p>
          </table:table-cell>
          <table:table-cell office:value-type="float" office:value="0">
            <text:p>0</text:p>
          </table:table-cell>
          <table:table-cell/>
          <table:table-cell office:value-type="string">
            <text:p>Linda Gourjade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Bernard Roma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Jean-Marc Germain</text:p>
          </table:table-cell>
          <table:table-cell office:value-type="float" office:value="0">
            <text:p>0</text:p>
          </table:table-cell>
          <table:table-cell/>
          <table:table-cell office:value-type="string">
            <text:p>Henri Emmanuelli</text:p>
          </table:table-cell>
          <table:table-cell office:value-type="float" office:value="0">
            <text:p>0</text:p>
          </table:table-cell>
          <table:table-cell/>
          <table:table-cell office:value-type="string">
            <text:p>Jean-Marc Germain</text:p>
          </table:table-cell>
          <table:table-cell office:value-type="float" office:value="0">
            <text:p>0</text:p>
          </table:table-cell>
          <table:table-cell table:number-columns-repeated="182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Aurélie Filippetti</text:p>
          </table:table-cell>
          <table:table-cell table:number-columns-repeated="7" office:value-type="float" office:value="2">
            <text:p>2</text:p>
          </table:table-cell>
          <table:table-cell table:formula="of:=IF(ISNUMBER(VLOOKUP([.B18];[.$AH$2:.$AI$41];2;0));VLOOKUP([.B18];[.$AH$2:.$AI$41];2;0);1)" office:value-type="float" office:value="0">
            <text:p>0</text:p>
          </table:table-cell>
          <table:table-cell table:formula="of:=IF(ISNUMBER(VLOOKUP([.B18];[.$AK$2:.$AL$41];2;0));VLOOKUP([.B18];[.$AK$2:.$AL$41];2;0);1)" office:value-type="float" office:value="0">
            <text:p>0</text:p>
          </table:table-cell>
          <table:table-cell/>
          <table:table-cell office:value-type="string">
            <text:p>Daniel Goldberg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Hervé Féron</text:p>
          </table:table-cell>
          <table:table-cell office:value-type="float" office:value="0">
            <text:p>0</text:p>
          </table:table-cell>
          <table:table-cell/>
          <table:table-cell office:value-type="string">
            <text:p>Edith Gueugneau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Boinali Said</text:p>
          </table:table-cell>
          <table:table-cell office:value-type="float" office:value="1">
            <text:p>1</text:p>
          </table:table-cell>
          <table:table-cell/>
          <table:table-cell office:value-type="string">
            <text:p>Jean-Pierre Blazy</text:p>
          </table:table-cell>
          <table:table-cell office:value-type="float" office:value="0">
            <text:p>0</text:p>
          </table:table-cell>
          <table:table-cell/>
          <table:table-cell office:value-type="string">
            <text:p>Hervé Féron</text:p>
          </table:table-cell>
          <table:table-cell office:value-type="float" office:value="0">
            <text:p>0</text:p>
          </table:table-cell>
          <table:table-cell/>
          <table:table-cell office:value-type="string">
            <text:p>Jean-Pierre Blazy</text:p>
          </table:table-cell>
          <table:table-cell office:value-type="float" office:value="0">
            <text:p>0</text:p>
          </table:table-cell>
          <table:table-cell table:number-columns-repeated="182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Barbara Romagnan</text:p>
          </table:table-cell>
          <table:table-cell table:formula="of:=IF(ISNUMBER(VLOOKUP([.B19];[.$M$2:.$N$202];2;0));VLOOKUP([.B19];[.$M$2:.$N$202];2;0);1)" office:value-type="float" office:value="1">
            <text:p>1</text:p>
          </table:table-cell>
          <table:table-cell table:formula="of:=IF(ISNUMBER(VLOOKUP([.B19];[.$P$2:.$Q$12];2;0));VLOOKUP([.B19];[.$P$2:.$Q$12];2;0);1)" office:value-type="float" office:value="1">
            <text:p>1</text:p>
          </table:table-cell>
          <table:table-cell table:formula="of:=IF(ISNUMBER(VLOOKUP([.B19];[.$S$2:.$T$46];2;0));VLOOKUP([.B19];[.$S$2:.$T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19];[.$V$2:.$W$100];2;0));VLOOKUP([.B19];[.$V$2:.$W$100];2;0);1)" office:value-type="float" office:value="1">
            <text:p>1</text:p>
          </table:table-cell>
          <table:table-cell table:formula="of:=IF(ISNUMBER(VLOOKUP([.B19];[.$AB$2:.$AC$302];2;0));VLOOKUP([.B19];[.$AB$2:.$AC$302];2;0);0)" office:value-type="float" office:value="0">
            <text:p>0</text:p>
          </table:table-cell>
          <table:table-cell table:formula="of:=IF(ISNUMBER(VLOOKUP([.B19];[.$AE$2:.$AF$33];2;0));VLOOKUP([.B19];[.$AE$2:.$AF$33];2;0);1)" office:value-type="float" office:value="0">
            <text:p>0</text:p>
          </table:table-cell>
          <table:table-cell table:formula="of:=IF(ISNUMBER(VLOOKUP([.B19];[.$AH$2:.$AI$41];2;0));VLOOKUP([.B19];[.$AH$2:.$AI$41];2;0);1)" office:value-type="float" office:value="0">
            <text:p>0</text:p>
          </table:table-cell>
          <table:table-cell table:formula="of:=IF(ISNUMBER(VLOOKUP([.B19];[.$AK$2:.$AL$41];2;0));VLOOKUP([.B19];[.$AK$2:.$AL$41];2;0);1)" office:value-type="float" office:value="0">
            <text:p>0</text:p>
          </table:table-cell>
          <table:table-cell/>
          <table:table-cell office:value-type="string">
            <text:p>Denys Robiliard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Richard Ferrand</text:p>
          </table:table-cell>
          <table:table-cell office:value-type="float" office:value="0">
            <text:p>0</text:p>
          </table:table-cell>
          <table:table-cell/>
          <table:table-cell office:value-type="string">
            <text:p>Chantal Guittet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Brigitte Bourguigno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Jean-Pierre Dufau</text:p>
          </table:table-cell>
          <table:table-cell office:value-type="float" office:value="0">
            <text:p>0</text:p>
          </table:table-cell>
          <table:table-cell/>
          <table:table-cell office:value-type="string">
            <text:p>Jean-Louis Bricout</text:p>
          </table:table-cell>
          <table:table-cell office:value-type="float" office:value="0">
            <text:p>0</text:p>
          </table:table-cell>
          <table:table-cell/>
          <table:table-cell office:value-type="string">
            <text:p>Jean-Pierre Dufau</text:p>
          </table:table-cell>
          <table:table-cell office:value-type="float" office:value="0">
            <text:p>0</text:p>
          </table:table-cell>
          <table:table-cell table:number-columns-repeated="182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Béatrice Santais</text:p>
          </table:table-cell>
          <table:table-cell table:formula="of:=IF(ISNUMBER(VLOOKUP([.B20];[.$M$2:.$N$202];2;0));VLOOKUP([.B20];[.$M$2:.$N$202];2;0);1)" office:value-type="float" office:value="1">
            <text:p>1</text:p>
          </table:table-cell>
          <table:table-cell table:formula="of:=IF(ISNUMBER(VLOOKUP([.B20];[.$P$2:.$Q$12];2;0));VLOOKUP([.B20];[.$P$2:.$Q$12];2;0);1)" office:value-type="float" office:value="1">
            <text:p>1</text:p>
          </table:table-cell>
          <table:table-cell table:formula="of:=IF(ISNUMBER(VLOOKUP([.B20];[.$S$2:.$T$46];2;0));VLOOKUP([.B20];[.$S$2:.$T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20];[.$V$2:.$W$100];2;0));VLOOKUP([.B20];[.$V$2:.$W$100];2;0);1)" office:value-type="float" office:value="1">
            <text:p>1</text:p>
          </table:table-cell>
          <table:table-cell table:formula="of:=IF(ISNUMBER(VLOOKUP([.B20];[.$AB$2:.$AC$302];2;0));VLOOKUP([.B20];[.$AB$2:.$AC$302];2;0);0)" office:value-type="float" office:value="1">
            <text:p>1</text:p>
          </table:table-cell>
          <table:table-cell table:formula="of:=IF(ISNUMBER(VLOOKUP([.B20];[.$AE$2:.$AF$33];2;0));VLOOKUP([.B20];[.$AE$2:.$AF$33];2;0);1)" office:value-type="float" office:value="1">
            <text:p>1</text:p>
          </table:table-cell>
          <table:table-cell table:formula="of:=IF(ISNUMBER(VLOOKUP([.B20];[.$AH$2:.$AI$41];2;0));VLOOKUP([.B20];[.$AH$2:.$AI$41];2;0);1)" office:value-type="float" office:value="1">
            <text:p>1</text:p>
          </table:table-cell>
          <table:table-cell table:formula="of:=IF(ISNUMBER(VLOOKUP([.B20];[.$AK$2:.$AL$41];2;0));VLOOKUP([.B20];[.$AK$2:.$AL$41];2;0);1)" office:value-type="float" office:value="1">
            <text:p>1</text:p>
          </table:table-cell>
          <table:table-cell/>
          <table:table-cell office:value-type="string">
            <text:p>Dominique Chauvel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Jean-Marc Germain</text:p>
          </table:table-cell>
          <table:table-cell office:value-type="float" office:value="0">
            <text:p>0</text:p>
          </table:table-cell>
          <table:table-cell/>
          <table:table-cell office:value-type="string">
            <text:p>Mathieu Hanotin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Bruno Le Roux</text:p>
          </table:table-cell>
          <table:table-cell office:value-type="float" office:value="1">
            <text:p>1</text:p>
          </table:table-cell>
          <table:table-cell/>
          <table:table-cell office:value-type="string">
            <text:p>Kheira Bouzian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Jean-Marc Germain</text:p>
          </table:table-cell>
          <table:table-cell office:value-type="float" office:value="0">
            <text:p>0</text:p>
          </table:table-cell>
          <table:table-cell/>
          <table:table-cell office:value-type="string">
            <text:p>Kheira Bouziane</text:p>
          </table:table-cell>
          <table:table-cell office:value-type="float" office:value="0">
            <text:p>0</text:p>
          </table:table-cell>
          <table:table-cell table:number-columns-repeated="182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Benoît Hamon</text:p>
          </table:table-cell>
          <table:table-cell table:number-columns-repeated="7" office:value-type="float" office:value="2">
            <text:p>2</text:p>
          </table:table-cell>
          <table:table-cell table:formula="of:=IF(ISNUMBER(VLOOKUP([.B21];[.$AH$2:.$AI$41];2;0));VLOOKUP([.B21];[.$AH$2:.$AI$41];2;0);1)" office:value-type="float" office:value="0">
            <text:p>0</text:p>
          </table:table-cell>
          <table:table-cell table:formula="of:=IF(ISNUMBER(VLOOKUP([.B21];[.$AK$2:.$AL$41];2;0));VLOOKUP([.B21];[.$AK$2:.$AL$41];2;0);1)" office:value-type="float" office:value="0">
            <text:p>0</text:p>
          </table:table-cell>
          <table:table-cell/>
          <table:table-cell office:value-type="string">
            <text:p>Dominique Potier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Jean-Patrick Gill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Chaynesse Khirouni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Carlos Da Silva</text:p>
          </table:table-cell>
          <table:table-cell office:value-type="float" office:value="1">
            <text:p>1</text:p>
          </table:table-cell>
          <table:table-cell/>
          <table:table-cell office:value-type="string">
            <text:p>Kléber Mesquida</text:p>
          </table:table-cell>
          <table:table-cell office:value-type="float" office:value="0">
            <text:p>0</text:p>
          </table:table-cell>
          <table:table-cell/>
          <table:table-cell office:value-type="string">
            <text:p>Jean-Patrick Gill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Laurent Baumel</text:p>
          </table:table-cell>
          <table:table-cell office:value-type="float" office:value="0">
            <text:p>0</text:p>
          </table:table-cell>
          <table:table-cell table:number-columns-repeated="182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Bernadette Laclais</text:p>
          </table:table-cell>
          <table:table-cell table:formula="of:=IF(ISNUMBER(VLOOKUP([.B22];[.$M$2:.$N$202];2;0));VLOOKUP([.B22];[.$M$2:.$N$202];2;0);1)" office:value-type="float" office:value="1">
            <text:p>1</text:p>
          </table:table-cell>
          <table:table-cell table:formula="of:=IF(ISNUMBER(VLOOKUP([.B22];[.$P$2:.$Q$12];2;0));VLOOKUP([.B22];[.$P$2:.$Q$12];2;0);1)" office:value-type="float" office:value="1">
            <text:p>1</text:p>
          </table:table-cell>
          <table:table-cell table:formula="of:=IF(ISNUMBER(VLOOKUP([.B22];[.$S$2:.$T$46];2;0));VLOOKUP([.B22];[.$S$2:.$T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22];[.$V$2:.$W$100];2;0));VLOOKUP([.B22];[.$V$2:.$W$100];2;0);1)" office:value-type="float" office:value="1">
            <text:p>1</text:p>
          </table:table-cell>
          <table:table-cell table:formula="of:=IF(ISNUMBER(VLOOKUP([.B22];[.$AB$2:.$AC$302];2;0));VLOOKUP([.B22];[.$AB$2:.$AC$302];2;0);0)" office:value-type="float" office:value="1">
            <text:p>1</text:p>
          </table:table-cell>
          <table:table-cell table:formula="of:=IF(ISNUMBER(VLOOKUP([.B22];[.$AE$2:.$AF$33];2;0));VLOOKUP([.B22];[.$AE$2:.$AF$33];2;0);1)" office:value-type="float" office:value="1">
            <text:p>1</text:p>
          </table:table-cell>
          <table:table-cell table:formula="of:=IF(ISNUMBER(VLOOKUP([.B22];[.$AH$2:.$AI$41];2;0));VLOOKUP([.B22];[.$AH$2:.$AI$41];2;0);1)" office:value-type="float" office:value="1">
            <text:p>1</text:p>
          </table:table-cell>
          <table:table-cell table:formula="of:=IF(ISNUMBER(VLOOKUP([.B22];[.$AK$2:.$AL$41];2;0));VLOOKUP([.B22];[.$AK$2:.$AL$41];2;0);1)" office:value-type="float" office:value="1">
            <text:p>1</text:p>
          </table:table-cell>
          <table:table-cell/>
          <table:table-cell office:value-type="string">
            <text:p>Edith Gueugneau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Daniel Goldberg</text:p>
          </table:table-cell>
          <table:table-cell office:value-type="float" office:value="0">
            <text:p>0</text:p>
          </table:table-cell>
          <table:table-cell/>
          <table:table-cell office:value-type="string">
            <text:p>Christophe Léonard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Catherine Beaubati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Laurent Baumel</text:p>
          </table:table-cell>
          <table:table-cell office:value-type="float" office:value="0">
            <text:p>0</text:p>
          </table:table-cell>
          <table:table-cell/>
          <table:table-cell office:value-type="string">
            <text:p>Jean-Pierre Blazy</text:p>
          </table:table-cell>
          <table:table-cell office:value-type="float" office:value="0">
            <text:p>0</text:p>
          </table:table-cell>
          <table:table-cell/>
          <table:table-cell office:value-type="string">
            <text:p>Linda Gourjade</text:p>
          </table:table-cell>
          <table:table-cell office:value-type="float" office:value="0">
            <text:p>0</text:p>
          </table:table-cell>
          <table:table-cell table:number-columns-repeated="182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Bernard Lesterlin</text:p>
          </table:table-cell>
          <table:table-cell table:formula="of:=IF(ISNUMBER(VLOOKUP([.B23];[.$M$2:.$N$202];2;0));VLOOKUP([.B23];[.$M$2:.$N$202];2;0);1)" office:value-type="float" office:value="0">
            <text:p>0</text:p>
          </table:table-cell>
          <table:table-cell table:formula="of:=IF(ISNUMBER(VLOOKUP([.B23];[.$P$2:.$Q$12];2;0));VLOOKUP([.B23];[.$P$2:.$Q$12];2;0);1)" office:value-type="float" office:value="1">
            <text:p>1</text:p>
          </table:table-cell>
          <table:table-cell table:formula="of:=IF(ISNUMBER(VLOOKUP([.B23];[.$S$2:.$T$46];2;0));VLOOKUP([.B23];[.$S$2:.$T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23];[.$V$2:.$W$100];2;0));VLOOKUP([.B23];[.$V$2:.$W$100];2;0);1)" office:value-type="float" office:value="1">
            <text:p>1</text:p>
          </table:table-cell>
          <table:table-cell table:formula="of:=IF(ISNUMBER(VLOOKUP([.B23];[.$AB$2:.$AC$302];2;0));VLOOKUP([.B23];[.$AB$2:.$AC$302];2;0);0)" office:value-type="float" office:value="1">
            <text:p>1</text:p>
          </table:table-cell>
          <table:table-cell table:formula="of:=IF(ISNUMBER(VLOOKUP([.B23];[.$AE$2:.$AF$33];2;0));VLOOKUP([.B23];[.$AE$2:.$AF$33];2;0);1)" office:value-type="float" office:value="1">
            <text:p>1</text:p>
          </table:table-cell>
          <table:table-cell table:formula="of:=IF(ISNUMBER(VLOOKUP([.B23];[.$AH$2:.$AI$41];2;0));VLOOKUP([.B23];[.$AH$2:.$AI$41];2;0);1)" office:value-type="float" office:value="1">
            <text:p>1</text:p>
          </table:table-cell>
          <table:table-cell table:formula="of:=IF(ISNUMBER(VLOOKUP([.B23];[.$AK$2:.$AL$41];2;0));VLOOKUP([.B23];[.$AK$2:.$AL$41];2;0);1)" office:value-type="float" office:value="1">
            <text:p>1</text:p>
          </table:table-cell>
          <table:table-cell/>
          <table:table-cell office:value-type="string">
            <text:p>Emmanuel Maurel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Linda Gourjad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Arnaud Leroy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Catherine Lemorto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Linda Gourjad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Jean-Pierre Dufau</text:p>
          </table:table-cell>
          <table:table-cell office:value-type="float" office:value="0">
            <text:p>0</text:p>
          </table:table-cell>
          <table:table-cell/>
          <table:table-cell office:value-type="string">
            <text:p>Mathieu Hanotin</text:p>
          </table:table-cell>
          <table:table-cell office:value-type="float" office:value="0">
            <text:p>0</text:p>
          </table:table-cell>
          <table:table-cell table:number-columns-repeated="182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Bernard Roman</text:p>
          </table:table-cell>
          <table:table-cell table:formula="of:=IF(ISNUMBER(VLOOKUP([.B24];[.$M$2:.$N$202];2;0));VLOOKUP([.B24];[.$M$2:.$N$202];2;0);1)" office:value-type="float" office:value="1">
            <text:p>1</text:p>
          </table:table-cell>
          <table:table-cell table:formula="of:=IF(ISNUMBER(VLOOKUP([.B24];[.$P$2:.$Q$12];2;0));VLOOKUP([.B24];[.$P$2:.$Q$12];2;0);1)" office:value-type="float" office:value="1">
            <text:p>1</text:p>
          </table:table-cell>
          <table:table-cell table:formula="of:=IF(ISNUMBER(VLOOKUP([.B24];[.$S$2:.$T$46];2;0));VLOOKUP([.B24];[.$S$2:.$T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24];[.$V$2:.$W$100];2;0));VLOOKUP([.B24];[.$V$2:.$W$100];2;0);1)" office:value-type="float" office:value="1">
            <text:p>1</text:p>
          </table:table-cell>
          <table:table-cell table:formula="of:=IF(ISNUMBER(VLOOKUP([.B24];[.$AB$2:.$AC$302];2;0));VLOOKUP([.B24];[.$AB$2:.$AC$302];2;0);0)" office:value-type="float" office:value="1">
            <text:p>1</text:p>
          </table:table-cell>
          <table:table-cell table:formula="of:=IF(ISNUMBER(VLOOKUP([.B24];[.$AE$2:.$AF$33];2;0));VLOOKUP([.B24];[.$AE$2:.$AF$33];2;0);1)" office:value-type="float" office:value="1">
            <text:p>1</text:p>
          </table:table-cell>
          <table:table-cell table:formula="of:=IF(ISNUMBER(VLOOKUP([.B24];[.$AH$2:.$AI$41];2;0));VLOOKUP([.B24];[.$AH$2:.$AI$41];2;0);1)" office:value-type="float" office:value="1">
            <text:p>1</text:p>
          </table:table-cell>
          <table:table-cell table:formula="of:=IF(ISNUMBER(VLOOKUP([.B24];[.$AK$2:.$AL$41];2;0));VLOOKUP([.B24];[.$AK$2:.$AL$41];2;0);1)" office:value-type="float" office:value="1">
            <text:p>1</text:p>
          </table:table-cell>
          <table:table-cell/>
          <table:table-cell office:value-type="string">
            <text:p>Éric Jalton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Jérôme Guedj</text:p>
          </table:table-cell>
          <table:table-cell office:value-type="float" office:value="0">
            <text:p>0</text:p>
          </table:table-cell>
          <table:table-cell/>
          <table:table-cell office:value-type="string">
            <text:p>Michel Lesage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Catherine Quéré</text:p>
          </table:table-cell>
          <table:table-cell office:value-type="float" office:value="1">
            <text:p>1</text:p>
          </table:table-cell>
          <table:table-cell/>
          <table:table-cell office:value-type="string">
            <text:p>Marie-Françoise Bechtel</text:p>
          </table:table-cell>
          <table:table-cell office:value-type="float" office:value="0">
            <text:p>0</text:p>
          </table:table-cell>
          <table:table-cell/>
          <table:table-cell office:value-type="string">
            <text:p>Kheira Bouzian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Michel Pouzol</text:p>
          </table:table-cell>
          <table:table-cell office:value-type="float" office:value="0">
            <text:p>0</text:p>
          </table:table-cell>
          <table:table-cell table:number-columns-repeated="182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Boinali Said</text:p>
          </table:table-cell>
          <table:table-cell table:formula="of:=IF(ISNUMBER(VLOOKUP([.B25];[.$M$2:.$N$202];2;0));VLOOKUP([.B25];[.$M$2:.$N$202];2;0);1)" office:value-type="float" office:value="1">
            <text:p>1</text:p>
          </table:table-cell>
          <table:table-cell table:formula="of:=IF(ISNUMBER(VLOOKUP([.B25];[.$P$2:.$Q$12];2;0));VLOOKUP([.B25];[.$P$2:.$Q$12];2;0);1)" office:value-type="float" office:value="1">
            <text:p>1</text:p>
          </table:table-cell>
          <table:table-cell table:formula="of:=IF(ISNUMBER(VLOOKUP([.B25];[.$S$2:.$T$46];2;0));VLOOKUP([.B25];[.$S$2:.$T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25];[.$V$2:.$W$100];2;0));VLOOKUP([.B25];[.$V$2:.$W$100];2;0);1)" office:value-type="float" office:value="1">
            <text:p>1</text:p>
          </table:table-cell>
          <table:table-cell table:formula="of:=IF(ISNUMBER(VLOOKUP([.B25];[.$AB$2:.$AC$302];2;0));VLOOKUP([.B25];[.$AB$2:.$AC$302];2;0);0)" office:value-type="float" office:value="1">
            <text:p>1</text:p>
          </table:table-cell>
          <table:table-cell table:formula="of:=IF(ISNUMBER(VLOOKUP([.B25];[.$AE$2:.$AF$33];2;0));VLOOKUP([.B25];[.$AE$2:.$AF$33];2;0);1)" office:value-type="float" office:value="1">
            <text:p>1</text:p>
          </table:table-cell>
          <table:table-cell table:formula="of:=IF(ISNUMBER(VLOOKUP([.B25];[.$AH$2:.$AI$41];2;0));VLOOKUP([.B25];[.$AH$2:.$AI$41];2;0);1)" office:value-type="float" office:value="1">
            <text:p>1</text:p>
          </table:table-cell>
          <table:table-cell table:formula="of:=IF(ISNUMBER(VLOOKUP([.B25];[.$AK$2:.$AL$41];2;0));VLOOKUP([.B25];[.$AK$2:.$AL$41];2;0);1)" office:value-type="float" office:value="1">
            <text:p>1</text:p>
          </table:table-cell>
          <table:table-cell/>
          <table:table-cell office:value-type="string">
            <text:p>Fanélie Carrey-Conte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Edith Gueugneau</text:p>
          </table:table-cell>
          <table:table-cell office:value-type="float" office:value="0">
            <text:p>0</text:p>
          </table:table-cell>
          <table:table-cell/>
          <table:table-cell office:value-type="string">
            <text:p>Kléber Mesquida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Catherine Troallic</text:p>
          </table:table-cell>
          <table:table-cell office:value-type="float" office:value="1">
            <text:p>1</text:p>
          </table:table-cell>
          <table:table-cell/>
          <table:table-cell office:value-type="string">
            <text:p>Mathieu Hanotin</text:p>
          </table:table-cell>
          <table:table-cell office:value-type="float" office:value="0">
            <text:p>0</text:p>
          </table:table-cell>
          <table:table-cell/>
          <table:table-cell office:value-type="string">
            <text:p>Kléber Mesquida</text:p>
          </table:table-cell>
          <table:table-cell office:value-type="float" office:value="0">
            <text:p>0</text:p>
          </table:table-cell>
          <table:table-cell/>
          <table:table-cell office:value-type="string">
            <text:p>Nathalie Chabanne</text:p>
          </table:table-cell>
          <table:table-cell office:value-type="float" office:value="0">
            <text:p>0</text:p>
          </table:table-cell>
          <table:table-cell table:number-columns-repeated="182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Brigitte Bourguignon</text:p>
          </table:table-cell>
          <table:table-cell table:formula="of:=IF(ISNUMBER(VLOOKUP([.B26];[.$M$2:.$N$202];2;0));VLOOKUP([.B26];[.$M$2:.$N$202];2;0);1)" office:value-type="float" office:value="0">
            <text:p>0</text:p>
          </table:table-cell>
          <table:table-cell table:formula="of:=IF(ISNUMBER(VLOOKUP([.B26];[.$P$2:.$Q$12];2;0));VLOOKUP([.B26];[.$P$2:.$Q$12];2;0);1)" office:value-type="float" office:value="1">
            <text:p>1</text:p>
          </table:table-cell>
          <table:table-cell table:formula="of:=IF(ISNUMBER(VLOOKUP([.B26];[.$S$2:.$T$46];2;0));VLOOKUP([.B26];[.$S$2:.$T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26];[.$V$2:.$W$100];2;0));VLOOKUP([.B26];[.$V$2:.$W$100];2;0);1)" office:value-type="float" office:value="1">
            <text:p>1</text:p>
          </table:table-cell>
          <table:table-cell table:formula="of:=IF(ISNUMBER(VLOOKUP([.B26];[.$AB$2:.$AC$302];2;0));VLOOKUP([.B26];[.$AB$2:.$AC$302];2;0);0)" office:value-type="float" office:value="1">
            <text:p>1</text:p>
          </table:table-cell>
          <table:table-cell table:formula="of:=IF(ISNUMBER(VLOOKUP([.B26];[.$AE$2:.$AF$33];2;0));VLOOKUP([.B26];[.$AE$2:.$AF$33];2;0);1)" office:value-type="float" office:value="1">
            <text:p>1</text:p>
          </table:table-cell>
          <table:table-cell table:formula="of:=IF(ISNUMBER(VLOOKUP([.B26];[.$AH$2:.$AI$41];2;0));VLOOKUP([.B26];[.$AH$2:.$AI$41];2;0);1)" office:value-type="float" office:value="1">
            <text:p>1</text:p>
          </table:table-cell>
          <table:table-cell table:formula="of:=IF(ISNUMBER(VLOOKUP([.B26];[.$AK$2:.$AL$41];2;0));VLOOKUP([.B26];[.$AK$2:.$AL$41];2;0);1)" office:value-type="float" office:value="1">
            <text:p>1</text:p>
          </table:table-cell>
          <table:table-cell/>
          <table:table-cell office:value-type="string">
            <text:p>François Kalfon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Mathieu Hanotin</text:p>
          </table:table-cell>
          <table:table-cell office:value-type="float" office:value="0">
            <text:p>0</text:p>
          </table:table-cell>
          <table:table-cell/>
          <table:table-cell office:value-type="string">
            <text:p>Pierre-Alain Muet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Cécile Untermaier</text:p>
          </table:table-cell>
          <table:table-cell office:value-type="float" office:value="1">
            <text:p>1</text:p>
          </table:table-cell>
          <table:table-cell/>
          <table:table-cell office:value-type="string">
            <text:p>Michel Pouzol</text:p>
          </table:table-cell>
          <table:table-cell office:value-type="float" office:value="0">
            <text:p>0</text:p>
          </table:table-cell>
          <table:table-cell/>
          <table:table-cell office:value-type="string">
            <text:p>Laurent Baumel</text:p>
          </table:table-cell>
          <table:table-cell office:value-type="float" office:value="0">
            <text:p>0</text:p>
          </table:table-cell>
          <table:table-cell/>
          <table:table-cell office:value-type="string">
            <text:p>Pascal Cherki</text:p>
          </table:table-cell>
          <table:table-cell office:value-type="float" office:value="0">
            <text:p>0</text:p>
          </table:table-cell>
          <table:table-cell table:number-columns-repeated="182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Bruno Le Roux</text:p>
          </table:table-cell>
          <table:table-cell table:formula="of:=IF(ISNUMBER(VLOOKUP([.B27];[.$M$2:.$N$202];2;0));VLOOKUP([.B27];[.$M$2:.$N$202];2;0);1)" office:value-type="float" office:value="1">
            <text:p>1</text:p>
          </table:table-cell>
          <table:table-cell table:formula="of:=IF(ISNUMBER(VLOOKUP([.B27];[.$P$2:.$Q$12];2;0));VLOOKUP([.B27];[.$P$2:.$Q$12];2;0);1)" office:value-type="float" office:value="1">
            <text:p>1</text:p>
          </table:table-cell>
          <table:table-cell table:formula="of:=IF(ISNUMBER(VLOOKUP([.B27];[.$S$2:.$T$46];2;0));VLOOKUP([.B27];[.$S$2:.$T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27];[.$V$2:.$W$100];2;0));VLOOKUP([.B27];[.$V$2:.$W$100];2;0);1)" office:value-type="float" office:value="1">
            <text:p>1</text:p>
          </table:table-cell>
          <table:table-cell table:formula="of:=IF(ISNUMBER(VLOOKUP([.B27];[.$AB$2:.$AC$302];2;0));VLOOKUP([.B27];[.$AB$2:.$AC$302];2;0);0)" office:value-type="float" office:value="1">
            <text:p>1</text:p>
          </table:table-cell>
          <table:table-cell table:formula="of:=IF(ISNUMBER(VLOOKUP([.B27];[.$AE$2:.$AF$33];2;0));VLOOKUP([.B27];[.$AE$2:.$AF$33];2;0);1)" office:value-type="float" office:value="1">
            <text:p>1</text:p>
          </table:table-cell>
          <table:table-cell table:formula="of:=IF(ISNUMBER(VLOOKUP([.B27];[.$AH$2:.$AI$41];2;0));VLOOKUP([.B27];[.$AH$2:.$AI$41];2;0);1)" office:value-type="float" office:value="1">
            <text:p>1</text:p>
          </table:table-cell>
          <table:table-cell table:formula="of:=IF(ISNUMBER(VLOOKUP([.B27];[.$AK$2:.$AL$41];2;0));VLOOKUP([.B27];[.$AK$2:.$AL$41];2;0);1)" office:value-type="float" office:value="1">
            <text:p>1</text:p>
          </table:table-cell>
          <table:table-cell/>
          <table:table-cell office:value-type="string">
            <text:p>Geneviève Gaillard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Chaynesse Khirouni</text:p>
          </table:table-cell>
          <table:table-cell office:value-type="float" office:value="0">
            <text:p>0</text:p>
          </table:table-cell>
          <table:table-cell/>
          <table:table-cell office:value-type="string">
            <text:p>Philippe Noguès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Chantal Berthelot</text:p>
          </table:table-cell>
          <table:table-cell office:value-type="float" office:value="1">
            <text:p>1</text:p>
          </table:table-cell>
          <table:table-cell/>
          <table:table-cell office:value-type="string">
            <text:p>Michel Vergnier</text:p>
          </table:table-cell>
          <table:table-cell office:value-type="float" office:value="0">
            <text:p>0</text:p>
          </table:table-cell>
          <table:table-cell/>
          <table:table-cell office:value-type="string">
            <text:p>Linda Gourjad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Patrice Prat</text:p>
          </table:table-cell>
          <table:table-cell office:value-type="float" office:value="0">
            <text:p>0</text:p>
          </table:table-cell>
          <table:table-cell table:number-columns-repeated="182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Carlos Da Silva</text:p>
          </table:table-cell>
          <table:table-cell table:formula="of:=IF(ISNUMBER(VLOOKUP([.B28];[.$M$2:.$N$202];2;0));VLOOKUP([.B28];[.$M$2:.$N$202];2;0);1)" office:value-type="float" office:value="1">
            <text:p>1</text:p>
          </table:table-cell>
          <table:table-cell table:formula="of:=IF(ISNUMBER(VLOOKUP([.B28];[.$P$2:.$Q$12];2;0));VLOOKUP([.B28];[.$P$2:.$Q$12];2;0);1)" office:value-type="float" office:value="1">
            <text:p>1</text:p>
          </table:table-cell>
          <table:table-cell table:formula="of:=IF(ISNUMBER(VLOOKUP([.B28];[.$S$2:.$T$46];2;0));VLOOKUP([.B28];[.$S$2:.$T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28];[.$V$2:.$W$100];2;0));VLOOKUP([.B28];[.$V$2:.$W$100];2;0);1)" office:value-type="float" office:value="1">
            <text:p>1</text:p>
          </table:table-cell>
          <table:table-cell table:formula="of:=IF(ISNUMBER(VLOOKUP([.B28];[.$AB$2:.$AC$302];2;0));VLOOKUP([.B28];[.$AB$2:.$AC$302];2;0);0)" office:value-type="float" office:value="1">
            <text:p>1</text:p>
          </table:table-cell>
          <table:table-cell table:formula="of:=IF(ISNUMBER(VLOOKUP([.B28];[.$AE$2:.$AF$33];2;0));VLOOKUP([.B28];[.$AE$2:.$AF$33];2;0);1)" office:value-type="float" office:value="1">
            <text:p>1</text:p>
          </table:table-cell>
          <table:table-cell table:formula="of:=IF(ISNUMBER(VLOOKUP([.B28];[.$AH$2:.$AI$41];2;0));VLOOKUP([.B28];[.$AH$2:.$AI$41];2;0);1)" office:value-type="float" office:value="1">
            <text:p>1</text:p>
          </table:table-cell>
          <table:table-cell table:formula="of:=IF(ISNUMBER(VLOOKUP([.B28];[.$AK$2:.$AL$41];2;0));VLOOKUP([.B28];[.$AK$2:.$AL$41];2;0);1)" office:value-type="float" office:value="1">
            <text:p>1</text:p>
          </table:table-cell>
          <table:table-cell/>
          <table:table-cell office:value-type="string">
            <text:p>Gérard Bapt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Christophe Léonard</text:p>
          </table:table-cell>
          <table:table-cell office:value-type="float" office:value="0">
            <text:p>0</text:p>
          </table:table-cell>
          <table:table-cell/>
          <table:table-cell office:value-type="string">
            <text:p>Christian Paul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Christian Franquevill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Nathalie Chabann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Mathieu Hanotin</text:p>
          </table:table-cell>
          <table:table-cell office:value-type="float" office:value="0">
            <text:p>0</text:p>
          </table:table-cell>
          <table:table-cell/>
          <table:table-cell office:value-type="string">
            <text:p>Philippe Baumel</text:p>
          </table:table-cell>
          <table:table-cell office:value-type="float" office:value="0">
            <text:p>0</text:p>
          </table:table-cell>
          <table:table-cell table:number-columns-repeated="182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Catherine Beaubatie</text:p>
          </table:table-cell>
          <table:table-cell table:formula="of:=IF(ISNUMBER(VLOOKUP([.B29];[.$M$2:.$N$202];2;0));VLOOKUP([.B29];[.$M$2:.$N$202];2;0);1)" office:value-type="float" office:value="1">
            <text:p>1</text:p>
          </table:table-cell>
          <table:table-cell table:formula="of:=IF(ISNUMBER(VLOOKUP([.B29];[.$P$2:.$Q$12];2;0));VLOOKUP([.B29];[.$P$2:.$Q$12];2;0);1)" office:value-type="float" office:value="1">
            <text:p>1</text:p>
          </table:table-cell>
          <table:table-cell table:formula="of:=IF(ISNUMBER(VLOOKUP([.B29];[.$S$2:.$T$46];2;0));VLOOKUP([.B29];[.$S$2:.$T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29];[.$V$2:.$W$100];2;0));VLOOKUP([.B29];[.$V$2:.$W$100];2;0);1)" office:value-type="float" office:value="1">
            <text:p>1</text:p>
          </table:table-cell>
          <table:table-cell table:formula="of:=IF(ISNUMBER(VLOOKUP([.B29];[.$AB$2:.$AC$302];2;0));VLOOKUP([.B29];[.$AB$2:.$AC$302];2;0);0)" office:value-type="float" office:value="1">
            <text:p>1</text:p>
          </table:table-cell>
          <table:table-cell table:formula="of:=IF(ISNUMBER(VLOOKUP([.B29];[.$AE$2:.$AF$33];2;0));VLOOKUP([.B29];[.$AE$2:.$AF$33];2;0);1)" office:value-type="float" office:value="1">
            <text:p>1</text:p>
          </table:table-cell>
          <table:table-cell table:formula="of:=IF(ISNUMBER(VLOOKUP([.B29];[.$AH$2:.$AI$41];2;0));VLOOKUP([.B29];[.$AH$2:.$AI$41];2;0);1)" office:value-type="float" office:value="1">
            <text:p>1</text:p>
          </table:table-cell>
          <table:table-cell table:formula="of:=IF(ISNUMBER(VLOOKUP([.B29];[.$AK$2:.$AL$41];2;0));VLOOKUP([.B29];[.$AK$2:.$AL$41];2;0);1)" office:value-type="float" office:value="1">
            <text:p>1</text:p>
          </table:table-cell>
          <table:table-cell/>
          <table:table-cell office:value-type="string">
            <text:p>Gérard Sebaoun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Arnaud Leroy</text:p>
          </table:table-cell>
          <table:table-cell office:value-type="float" office:value="0">
            <text:p>0</text:p>
          </table:table-cell>
          <table:table-cell/>
          <table:table-cell office:value-type="string">
            <text:p>Patrice Prat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Christine Pires Beaun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Pascal Cherki</text:p>
          </table:table-cell>
          <table:table-cell office:value-type="float" office:value="0">
            <text:p>0</text:p>
          </table:table-cell>
          <table:table-cell/>
          <table:table-cell office:value-type="string">
            <text:p>Michel Pouzol</text:p>
          </table:table-cell>
          <table:table-cell office:value-type="float" office:value="0">
            <text:p>0</text:p>
          </table:table-cell>
          <table:table-cell/>
          <table:table-cell office:value-type="string">
            <text:p>Pierre-Alain Muet</text:p>
          </table:table-cell>
          <table:table-cell office:value-type="float" office:value="0">
            <text:p>0</text:p>
          </table:table-cell>
          <table:table-cell table:number-columns-repeated="182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Catherine Coutelle</text:p>
          </table:table-cell>
          <table:table-cell table:formula="of:=IF(ISNUMBER(VLOOKUP([.B30];[.$M$2:.$N$202];2;0));VLOOKUP([.B30];[.$M$2:.$N$202];2;0);1)" office:value-type="float" office:value="0">
            <text:p>0</text:p>
          </table:table-cell>
          <table:table-cell table:formula="of:=IF(ISNUMBER(VLOOKUP([.B30];[.$P$2:.$Q$12];2;0));VLOOKUP([.B30];[.$P$2:.$Q$12];2;0);1)" office:value-type="float" office:value="1">
            <text:p>1</text:p>
          </table:table-cell>
          <table:table-cell table:formula="of:=IF(ISNUMBER(VLOOKUP([.B30];[.$S$2:.$T$46];2;0));VLOOKUP([.B30];[.$S$2:.$T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30];[.$V$2:.$W$100];2;0));VLOOKUP([.B30];[.$V$2:.$W$100];2;0);1)" office:value-type="float" office:value="1">
            <text:p>1</text:p>
          </table:table-cell>
          <table:table-cell table:formula="of:=IF(ISNUMBER(VLOOKUP([.B30];[.$AB$2:.$AC$302];2;0));VLOOKUP([.B30];[.$AB$2:.$AC$302];2;0);0)" office:value-type="float" office:value="0">
            <text:p>0</text:p>
          </table:table-cell>
          <table:table-cell table:formula="of:=IF(ISNUMBER(VLOOKUP([.B30];[.$AE$2:.$AF$33];2;0));VLOOKUP([.B30];[.$AE$2:.$AF$33];2;0);1)" office:value-type="float" office:value="1">
            <text:p>1</text:p>
          </table:table-cell>
          <table:table-cell table:formula="of:=IF(ISNUMBER(VLOOKUP([.B30];[.$AH$2:.$AI$41];2;0));VLOOKUP([.B30];[.$AH$2:.$AI$41];2;0);1)" office:value-type="float" office:value="1">
            <text:p>1</text:p>
          </table:table-cell>
          <table:table-cell table:formula="of:=IF(ISNUMBER(VLOOKUP([.B30];[.$AK$2:.$AL$41];2;0));VLOOKUP([.B30];[.$AK$2:.$AL$41];2;0);1)" office:value-type="float" office:value="1">
            <text:p>1</text:p>
          </table:table-cell>
          <table:table-cell/>
          <table:table-cell office:value-type="string">
            <text:p>Gilbert Le Bris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Kléber Mesquida</text:p>
          </table:table-cell>
          <table:table-cell office:value-type="float" office:value="0">
            <text:p>0</text:p>
          </table:table-cell>
          <table:table-cell/>
          <table:table-cell office:value-type="string">
            <text:p>Denys Robiliard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Christophe Borgel</text:p>
          </table:table-cell>
          <table:table-cell office:value-type="float" office:value="1">
            <text:p>1</text:p>
          </table:table-cell>
          <table:table-cell/>
          <table:table-cell office:value-type="string">
            <text:p>Philippe Noguès</text:p>
          </table:table-cell>
          <table:table-cell office:value-type="float" office:value="0">
            <text:p>0</text:p>
          </table:table-cell>
          <table:table-cell/>
          <table:table-cell office:value-type="string">
            <text:p>Michel Vergnier</text:p>
          </table:table-cell>
          <table:table-cell office:value-type="float" office:value="0">
            <text:p>0</text:p>
          </table:table-cell>
          <table:table-cell/>
          <table:table-cell office:value-type="string">
            <text:p>Pouria Amirshahi</text:p>
          </table:table-cell>
          <table:table-cell office:value-type="float" office:value="0">
            <text:p>0</text:p>
          </table:table-cell>
          <table:table-cell table:number-columns-repeated="182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Catherine Lemorton</text:p>
          </table:table-cell>
          <table:table-cell table:formula="of:=IF(ISNUMBER(VLOOKUP([.B31];[.$M$2:.$N$202];2;0));VLOOKUP([.B31];[.$M$2:.$N$202];2;0);1)" office:value-type="float" office:value="0">
            <text:p>0</text:p>
          </table:table-cell>
          <table:table-cell table:formula="of:=IF(ISNUMBER(VLOOKUP([.B31];[.$P$2:.$Q$12];2;0));VLOOKUP([.B31];[.$P$2:.$Q$12];2;0);1)" office:value-type="float" office:value="1">
            <text:p>1</text:p>
          </table:table-cell>
          <table:table-cell table:formula="of:=IF(ISNUMBER(VLOOKUP([.B31];[.$S$2:.$T$46];2;0));VLOOKUP([.B31];[.$S$2:.$T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31];[.$V$2:.$W$100];2;0));VLOOKUP([.B31];[.$V$2:.$W$100];2;0);1)" office:value-type="float" office:value="1">
            <text:p>1</text:p>
          </table:table-cell>
          <table:table-cell table:formula="of:=IF(ISNUMBER(VLOOKUP([.B31];[.$AB$2:.$AC$302];2;0));VLOOKUP([.B31];[.$AB$2:.$AC$302];2;0);0)" office:value-type="float" office:value="1">
            <text:p>1</text:p>
          </table:table-cell>
          <table:table-cell table:formula="of:=IF(ISNUMBER(VLOOKUP([.B31];[.$AE$2:.$AF$33];2;0));VLOOKUP([.B31];[.$AE$2:.$AF$33];2;0);1)" office:value-type="float" office:value="1">
            <text:p>1</text:p>
          </table:table-cell>
          <table:table-cell table:formula="of:=IF(ISNUMBER(VLOOKUP([.B31];[.$AH$2:.$AI$41];2;0));VLOOKUP([.B31];[.$AH$2:.$AI$41];2;0);1)" office:value-type="float" office:value="1">
            <text:p>1</text:p>
          </table:table-cell>
          <table:table-cell table:formula="of:=IF(ISNUMBER(VLOOKUP([.B31];[.$AK$2:.$AL$41];2;0));VLOOKUP([.B31];[.$AK$2:.$AL$41];2;0);1)" office:value-type="float" office:value="1">
            <text:p>1</text:p>
          </table:table-cell>
          <table:table-cell/>
          <table:table-cell office:value-type="string">
            <text:p>Gilles Pargneaux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Franck Montaugé</text:p>
          </table:table-cell>
          <table:table-cell office:value-type="float" office:value="0">
            <text:p>0</text:p>
          </table:table-cell>
          <table:table-cell/>
          <table:table-cell office:value-type="string">
            <text:p>Barbara Romagnan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Christophe Bouillo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Pouria Amirshahi</text:p>
          </table:table-cell>
          <table:table-cell office:value-type="float" office:value="0">
            <text:p>0</text:p>
          </table:table-cell>
          <table:table-cell/>
          <table:table-cell office:value-type="string">
            <text:p>Nathalie Chabann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Régis Juanico</text:p>
          </table:table-cell>
          <table:table-cell office:value-type="float" office:value="0">
            <text:p>0</text:p>
          </table:table-cell>
          <table:table-cell table:number-columns-repeated="182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Catherine Quéré</text:p>
          </table:table-cell>
          <table:table-cell table:formula="of:=IF(ISNUMBER(VLOOKUP([.B32];[.$M$2:.$N$202];2;0));VLOOKUP([.B32];[.$M$2:.$N$202];2;0);1)" office:value-type="float" office:value="1">
            <text:p>1</text:p>
          </table:table-cell>
          <table:table-cell table:formula="of:=IF(ISNUMBER(VLOOKUP([.B32];[.$P$2:.$Q$12];2;0));VLOOKUP([.B32];[.$P$2:.$Q$12];2;0);1)" office:value-type="float" office:value="1">
            <text:p>1</text:p>
          </table:table-cell>
          <table:table-cell table:formula="of:=IF(ISNUMBER(VLOOKUP([.B32];[.$S$2:.$T$46];2;0));VLOOKUP([.B32];[.$S$2:.$T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32];[.$V$2:.$W$100];2;0));VLOOKUP([.B32];[.$V$2:.$W$100];2;0);1)" office:value-type="float" office:value="1">
            <text:p>1</text:p>
          </table:table-cell>
          <table:table-cell table:formula="of:=IF(ISNUMBER(VLOOKUP([.B32];[.$AB$2:.$AC$302];2;0));VLOOKUP([.B32];[.$AB$2:.$AC$302];2;0);0)" office:value-type="float" office:value="1">
            <text:p>1</text:p>
          </table:table-cell>
          <table:table-cell table:formula="of:=IF(ISNUMBER(VLOOKUP([.B32];[.$AE$2:.$AF$33];2;0));VLOOKUP([.B32];[.$AE$2:.$AF$33];2;0);1)" office:value-type="float" office:value="1">
            <text:p>1</text:p>
          </table:table-cell>
          <table:table-cell table:formula="of:=IF(ISNUMBER(VLOOKUP([.B32];[.$AH$2:.$AI$41];2;0));VLOOKUP([.B32];[.$AH$2:.$AI$41];2;0);1)" office:value-type="float" office:value="1">
            <text:p>1</text:p>
          </table:table-cell>
          <table:table-cell table:formula="of:=IF(ISNUMBER(VLOOKUP([.B32];[.$AK$2:.$AL$41];2;0));VLOOKUP([.B32];[.$AK$2:.$AL$41];2;0);1)" office:value-type="float" office:value="1">
            <text:p>1</text:p>
          </table:table-cell>
          <table:table-cell/>
          <table:table-cell office:value-type="string">
            <text:p>Guillaume Balas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Pierre-Alain Muet</text:p>
          </table:table-cell>
          <table:table-cell office:value-type="float" office:value="0">
            <text:p>0</text:p>
          </table:table-cell>
          <table:table-cell/>
          <table:table-cell office:value-type="string">
            <text:p>Gérard Sebaoun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Christophe Caresch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erge Bardy</text:p>
          </table:table-cell>
          <table:table-cell office:value-type="float" office:value="0">
            <text:p>0</text:p>
          </table:table-cell>
          <table:table-cell/>
          <table:table-cell office:value-type="string">
            <text:p>Pascal Cherki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andrine Doucet</text:p>
          </table:table-cell>
          <table:table-cell office:value-type="float" office:value="0">
            <text:p>0</text:p>
          </table:table-cell>
          <table:table-cell table:number-columns-repeated="182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Catherine Troallic</text:p>
          </table:table-cell>
          <table:table-cell table:formula="of:=IF(ISNUMBER(VLOOKUP([.B33];[.$M$2:.$N$202];2;0));VLOOKUP([.B33];[.$M$2:.$N$202];2;0);1)" office:value-type="float" office:value="0">
            <text:p>0</text:p>
          </table:table-cell>
          <table:table-cell table:formula="of:=IF(ISNUMBER(VLOOKUP([.B33];[.$P$2:.$Q$12];2;0));VLOOKUP([.B33];[.$P$2:.$Q$12];2;0);1)" office:value-type="float" office:value="1">
            <text:p>1</text:p>
          </table:table-cell>
          <table:table-cell table:formula="of:=IF(ISNUMBER(VLOOKUP([.B33];[.$S$2:.$T$46];2;0));VLOOKUP([.B33];[.$S$2:.$T$46];2;0);1)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IF(ISNUMBER(VLOOKUP([.B33];[.$V$2:.$W$100];2;0));VLOOKUP([.B33];[.$V$2:.$W$100];2;0);1)" office:value-type="float" office:value="1">
            <text:p>1</text:p>
          </table:table-cell>
          <table:table-cell table:formula="of:=IF(ISNUMBER(VLOOKUP([.B33];[.$AB$2:.$AC$302];2;0));VLOOKUP([.B33];[.$AB$2:.$AC$302];2;0);0)" office:value-type="float" office:value="1">
            <text:p>1</text:p>
          </table:table-cell>
          <table:table-cell table:formula="of:=IF(ISNUMBER(VLOOKUP([.B33];[.$AE$2:.$AF$33];2;0));VLOOKUP([.B33];[.$AE$2:.$AF$33];2;0);1)" office:value-type="float" office:value="1">
            <text:p>1</text:p>
          </table:table-cell>
          <table:table-cell table:formula="of:=IF(ISNUMBER(VLOOKUP([.B33];[.$AH$2:.$AI$41];2;0));VLOOKUP([.B33];[.$AH$2:.$AI$41];2;0);1)" office:value-type="float" office:value="1">
            <text:p>1</text:p>
          </table:table-cell>
          <table:table-cell table:formula="of:=IF(ISNUMBER(VLOOKUP([.B33];[.$AK$2:.$AL$41];2;0));VLOOKUP([.B33];[.$AK$2:.$AL$41];2;0);1)" office:value-type="float" office:value="1">
            <text:p>1</text:p>
          </table:table-cell>
          <table:table-cell/>
          <table:table-cell office:value-type="string">
            <text:p>Gwenegan Bui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Philippe Noguès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uzanne Tallard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Christophe Castaner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uzanne Tallard</text:p>
          </table:table-cell>
          <table:table-cell office:value-type="float" office:value="0">
            <text:p>0</text:p>
          </table:table-cell>
          <table:table-cell/>
          <table:table-cell office:value-type="string">
            <text:p>Patrice Prat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erge Bardy</text:p>
          </table:table-cell>
          <table:table-cell office:value-type="float" office:value="0">
            <text:p>0</text:p>
          </table:table-cell>
          <table:table-cell table:number-columns-repeated="182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Cécile Untermaier</text:p>
          </table:table-cell>
          <table:table-cell table:formula="of:=IF(ISNUMBER(VLOOKUP([.B34];[.$M$2:.$N$202];2;0));VLOOKUP([.B34];[.$M$2:.$N$202];2;0);1)" office:value-type="float" office:value="1">
            <text:p>1</text:p>
          </table:table-cell>
          <table:table-cell table:formula="of:=IF(ISNUMBER(VLOOKUP([.B34];[.$P$2:.$Q$12];2;0));VLOOKUP([.B34];[.$P$2:.$Q$12];2;0);1)" office:value-type="float" office:value="1">
            <text:p>1</text:p>
          </table:table-cell>
          <table:table-cell table:formula="of:=IF(ISNUMBER(VLOOKUP([.B34];[.$S$2:.$T$46];2;0));VLOOKUP([.B34];[.$S$2:.$T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34];[.$V$2:.$W$100];2;0));VLOOKUP([.B34];[.$V$2:.$W$100];2;0);1)" office:value-type="float" office:value="1">
            <text:p>1</text:p>
          </table:table-cell>
          <table:table-cell table:formula="of:=IF(ISNUMBER(VLOOKUP([.B34];[.$AB$2:.$AC$302];2;0));VLOOKUP([.B34];[.$AB$2:.$AC$302];2;0);0)" office:value-type="float" office:value="1">
            <text:p>1</text:p>
          </table:table-cell>
          <table:table-cell table:formula="of:=IF(ISNUMBER(VLOOKUP([.B34];[.$AE$2:.$AF$33];2;0));VLOOKUP([.B34];[.$AE$2:.$AF$33];2;0);1)" office:value-type="float" office:value="1">
            <text:p>1</text:p>
          </table:table-cell>
          <table:table-cell table:formula="of:=IF(ISNUMBER(VLOOKUP([.B34];[.$AH$2:.$AI$41];2;0));VLOOKUP([.B34];[.$AH$2:.$AI$41];2;0);1)" office:value-type="float" office:value="1">
            <text:p>1</text:p>
          </table:table-cell>
          <table:table-cell table:formula="of:=IF(ISNUMBER(VLOOKUP([.B34];[.$AK$2:.$AL$41];2;0));VLOOKUP([.B34];[.$AK$2:.$AL$41];2;0);1)" office:value-type="float" office:value="1">
            <text:p>1</text:p>
          </table:table-cell>
          <table:table-cell/>
          <table:table-cell office:value-type="string">
            <text:p>Henri Emmanuelli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Christian Paul</text:p>
          </table:table-cell>
          <table:table-cell office:value-type="float" office:value="0">
            <text:p>0</text:p>
          </table:table-cell>
          <table:table-cell/>
          <table:table-cell office:value-type="string">
            <text:p>Paola Zanetti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Christophe Premat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string">
            <text:p>Philippe Baumel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téphane Travert</text:p>
          </table:table-cell>
          <table:table-cell office:value-type="float" office:value="0">
            <text:p>0</text:p>
          </table:table-cell>
          <table:table-cell table:number-columns-repeated="182"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Chantal Berthelot</text:p>
          </table:table-cell>
          <table:table-cell table:formula="of:=IF(ISNUMBER(VLOOKUP([.B35];[.$M$2:.$N$202];2;0));VLOOKUP([.B35];[.$M$2:.$N$202];2;0);1)" office:value-type="float" office:value="1">
            <text:p>1</text:p>
          </table:table-cell>
          <table:table-cell table:formula="of:=IF(ISNUMBER(VLOOKUP([.B35];[.$P$2:.$Q$12];2;0));VLOOKUP([.B35];[.$P$2:.$Q$12];2;0);1)" office:value-type="float" office:value="1">
            <text:p>1</text:p>
          </table:table-cell>
          <table:table-cell table:formula="of:=IF(ISNUMBER(VLOOKUP([.B35];[.$S$2:.$T$46];2;0));VLOOKUP([.B35];[.$S$2:.$T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35];[.$V$2:.$W$100];2;0));VLOOKUP([.B35];[.$V$2:.$W$100];2;0);1)" office:value-type="float" office:value="1">
            <text:p>1</text:p>
          </table:table-cell>
          <table:table-cell table:formula="of:=IF(ISNUMBER(VLOOKUP([.B35];[.$AB$2:.$AC$302];2;0));VLOOKUP([.B35];[.$AB$2:.$AC$302];2;0);0)" office:value-type="float" office:value="1">
            <text:p>1</text:p>
          </table:table-cell>
          <table:table-cell table:formula="of:=IF(ISNUMBER(VLOOKUP([.B35];[.$AE$2:.$AF$33];2;0));VLOOKUP([.B35];[.$AE$2:.$AF$33];2;0);1)" office:value-type="float" office:value="1">
            <text:p>1</text:p>
          </table:table-cell>
          <table:table-cell table:formula="of:=IF(ISNUMBER(VLOOKUP([.B35];[.$AH$2:.$AI$41];2;0));VLOOKUP([.B35];[.$AH$2:.$AI$41];2;0);1)" office:value-type="float" office:value="1">
            <text:p>1</text:p>
          </table:table-cell>
          <table:table-cell table:formula="of:=IF(ISNUMBER(VLOOKUP([.B35];[.$AK$2:.$AL$41];2;0));VLOOKUP([.B35];[.$AK$2:.$AL$41];2;0);1)" office:value-type="float" office:value="1">
            <text:p>1</text:p>
          </table:table-cell>
          <table:table-cell/>
          <table:table-cell office:value-type="string">
            <text:p>Hervé Féron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Michel Pouzol</text:p>
          </table:table-cell>
          <table:table-cell office:value-type="float" office:value="0">
            <text:p>0</text:p>
          </table:table-cell>
          <table:table-cell/>
          <table:table-cell office:value-type="string">
            <text:p>Dominique Chauvel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Christophe Sirugue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string">
            <text:p>Philippe Noguès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uzanne Tallard</text:p>
          </table:table-cell>
          <table:table-cell office:value-type="float" office:value="0">
            <text:p>0</text:p>
          </table:table-cell>
          <table:table-cell table:number-columns-repeated="182"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Chantal Guittet</text:p>
          </table:table-cell>
          <table:table-cell table:formula="of:=IF(ISNUMBER(VLOOKUP([.B36];[.$M$2:.$N$202];2;0));VLOOKUP([.B36];[.$M$2:.$N$202];2;0);1)" office:value-type="float" office:value="0">
            <text:p>0</text:p>
          </table:table-cell>
          <table:table-cell table:formula="of:=IF(ISNUMBER(VLOOKUP([.B36];[.$P$2:.$Q$12];2;0));VLOOKUP([.B36];[.$P$2:.$Q$12];2;0);1)" office:value-type="float" office:value="1">
            <text:p>1</text:p>
          </table:table-cell>
          <table:table-cell table:formula="of:=IF(ISNUMBER(VLOOKUP([.B36];[.$S$2:.$T$46];2;0));VLOOKUP([.B36];[.$S$2:.$T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36];[.$V$2:.$W$100];2;0));VLOOKUP([.B36];[.$V$2:.$W$100];2;0);1)" office:value-type="float" office:value="0">
            <text:p>0</text:p>
          </table:table-cell>
          <table:table-cell table:formula="of:=IF(ISNUMBER(VLOOKUP([.B36];[.$AB$2:.$AC$302];2;0));VLOOKUP([.B36];[.$AB$2:.$AC$302];2;0);0)" office:value-type="float" office:value="0">
            <text:p>0</text:p>
          </table:table-cell>
          <table:table-cell table:formula="of:=IF(ISNUMBER(VLOOKUP([.B36];[.$AE$2:.$AF$33];2;0));VLOOKUP([.B36];[.$AE$2:.$AF$33];2;0);1)" office:value-type="float" office:value="1">
            <text:p>1</text:p>
          </table:table-cell>
          <table:table-cell table:formula="of:=IF(ISNUMBER(VLOOKUP([.B36];[.$AH$2:.$AI$41];2;0));VLOOKUP([.B36];[.$AH$2:.$AI$41];2;0);1)" office:value-type="float" office:value="1">
            <text:p>1</text:p>
          </table:table-cell>
          <table:table-cell table:formula="of:=IF(ISNUMBER(VLOOKUP([.B36];[.$AK$2:.$AL$41];2;0));VLOOKUP([.B36];[.$AK$2:.$AL$41];2;0);1)" office:value-type="float" office:value="1">
            <text:p>1</text:p>
          </table:table-cell>
          <table:table-cell/>
          <table:table-cell office:value-type="string">
            <text:p>Isabelle Bruneau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Denys Robiliard</text:p>
          </table:table-cell>
          <table:table-cell office:value-type="float" office:value="0">
            <text:p>0</text:p>
          </table:table-cell>
          <table:table-cell/>
          <table:table-cell office:value-type="string">
            <text:p>Jean-Pierre Dufau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Claude Bartolone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string">
            <text:p>Pierre-Alain Muet</text:p>
          </table:table-cell>
          <table:table-cell office:value-type="float" office:value="0">
            <text:p>0</text:p>
          </table:table-cell>
          <table:table-cell table:number-columns-repeated="185"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Chaynesse Khirouni</text:p>
          </table:table-cell>
          <table:table-cell table:formula="of:=IF(ISNUMBER(VLOOKUP([.B37];[.$M$2:.$N$202];2;0));VLOOKUP([.B37];[.$M$2:.$N$202];2;0);1)" office:value-type="float" office:value="0">
            <text:p>0</text:p>
          </table:table-cell>
          <table:table-cell table:formula="of:=IF(ISNUMBER(VLOOKUP([.B37];[.$P$2:.$Q$12];2;0));VLOOKUP([.B37];[.$P$2:.$Q$12];2;0);1)" office:value-type="float" office:value="1">
            <text:p>1</text:p>
          </table:table-cell>
          <table:table-cell table:formula="of:=IF(ISNUMBER(VLOOKUP([.B37];[.$S$2:.$T$46];2;0));VLOOKUP([.B37];[.$S$2:.$T$46];2;0);1)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IF(ISNUMBER(VLOOKUP([.B37];[.$V$2:.$W$100];2;0));VLOOKUP([.B37];[.$V$2:.$W$100];2;0);1)" office:value-type="float" office:value="0">
            <text:p>0</text:p>
          </table:table-cell>
          <table:table-cell table:formula="of:=IF(ISNUMBER(VLOOKUP([.B37];[.$AB$2:.$AC$302];2;0));VLOOKUP([.B37];[.$AB$2:.$AC$302];2;0);0)" office:value-type="float" office:value="0">
            <text:p>0</text:p>
          </table:table-cell>
          <table:table-cell table:formula="of:=IF(ISNUMBER(VLOOKUP([.B37];[.$AE$2:.$AF$33];2;0));VLOOKUP([.B37];[.$AE$2:.$AF$33];2;0);1)" office:value-type="float" office:value="1">
            <text:p>1</text:p>
          </table:table-cell>
          <table:table-cell table:formula="of:=IF(ISNUMBER(VLOOKUP([.B37];[.$AH$2:.$AI$41];2;0));VLOOKUP([.B37];[.$AH$2:.$AI$41];2;0);1)" office:value-type="float" office:value="1">
            <text:p>1</text:p>
          </table:table-cell>
          <table:table-cell table:formula="of:=IF(ISNUMBER(VLOOKUP([.B37];[.$AK$2:.$AL$41];2;0));VLOOKUP([.B37];[.$AK$2:.$AL$41];2;0);1)" office:value-type="float" office:value="1">
            <text:p>1</text:p>
          </table:table-cell>
          <table:table-cell/>
          <table:table-cell office:value-type="string">
            <text:p>Isabelle Thomas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Barbara Romagnan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string">
            <text:p>Clotilde Valter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string">
            <text:p>Pouria Amirshahi</text:p>
          </table:table-cell>
          <table:table-cell office:value-type="float" office:value="0">
            <text:p>0</text:p>
          </table:table-cell>
          <table:table-cell table:number-columns-repeated="185"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Christian Assaf</text:p>
          </table:table-cell>
          <table:table-cell table:formula="of:=IF(ISNUMBER(VLOOKUP([.B38];[.$M$2:.$N$202];2;0));VLOOKUP([.B38];[.$M$2:.$N$202];2;0);1)" office:value-type="float" office:value="0">
            <text:p>0</text:p>
          </table:table-cell>
          <table:table-cell table:formula="of:=IF(ISNUMBER(VLOOKUP([.B38];[.$P$2:.$Q$12];2;0));VLOOKUP([.B38];[.$P$2:.$Q$12];2;0);1)" office:value-type="float" office:value="1">
            <text:p>1</text:p>
          </table:table-cell>
          <table:table-cell table:formula="of:=IF(ISNUMBER(VLOOKUP([.B38];[.$S$2:.$T$46];2;0));VLOOKUP([.B38];[.$S$2:.$T$46];2;0);1)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IF(ISNUMBER(VLOOKUP([.B38];[.$V$2:.$W$100];2;0));VLOOKUP([.B38];[.$V$2:.$W$100];2;0);1)" office:value-type="float" office:value="0">
            <text:p>0</text:p>
          </table:table-cell>
          <table:table-cell table:formula="of:=IF(ISNUMBER(VLOOKUP([.B38];[.$AB$2:.$AC$302];2;0));VLOOKUP([.B38];[.$AB$2:.$AC$302];2;0);0)" office:value-type="float" office:value="0">
            <text:p>0</text:p>
          </table:table-cell>
          <table:table-cell table:formula="of:=IF(ISNUMBER(VLOOKUP([.B38];[.$AE$2:.$AF$33];2;0));VLOOKUP([.B38];[.$AE$2:.$AF$33];2;0);1)" office:value-type="float" office:value="1">
            <text:p>1</text:p>
          </table:table-cell>
          <table:table-cell table:formula="of:=IF(ISNUMBER(VLOOKUP([.B38];[.$AH$2:.$AI$41];2;0));VLOOKUP([.B38];[.$AH$2:.$AI$41];2;0);1)" office:value-type="float" office:value="1">
            <text:p>1</text:p>
          </table:table-cell>
          <table:table-cell table:formula="of:=IF(ISNUMBER(VLOOKUP([.B38];[.$AK$2:.$AL$41];2;0));VLOOKUP([.B38];[.$AK$2:.$AL$41];2;0);1)" office:value-type="float" office:value="1">
            <text:p>1</text:p>
          </table:table-cell>
          <table:table-cell/>
          <table:table-cell office:value-type="string">
            <text:p>Jacques Valax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Gérard Sebaoun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string">
            <text:p>Colette Capdevielle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string">
            <text:p>Régis Juanico</text:p>
          </table:table-cell>
          <table:table-cell office:value-type="float" office:value="0">
            <text:p>0</text:p>
          </table:table-cell>
          <table:table-cell table:number-columns-repeated="185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Christian Bataille</text:p>
          </table:table-cell>
          <table:table-cell table:formula="of:=IF(ISNUMBER(VLOOKUP([.B39];[.$M$2:.$N$202];2;0));VLOOKUP([.B39];[.$M$2:.$N$202];2;0);1)" office:value-type="float" office:value="0">
            <text:p>0</text:p>
          </table:table-cell>
          <table:table-cell table:formula="of:=IF(ISNUMBER(VLOOKUP([.B39];[.$P$2:.$Q$12];2;0));VLOOKUP([.B39];[.$P$2:.$Q$12];2;0);1)" office:value-type="float" office:value="1">
            <text:p>1</text:p>
          </table:table-cell>
          <table:table-cell table:formula="of:=IF(ISNUMBER(VLOOKUP([.B39];[.$S$2:.$T$46];2;0));VLOOKUP([.B39];[.$S$2:.$T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39];[.$V$2:.$W$100];2;0));VLOOKUP([.B39];[.$V$2:.$W$100];2;0);1)" office:value-type="float" office:value="1">
            <text:p>1</text:p>
          </table:table-cell>
          <table:table-cell table:formula="of:=IF(ISNUMBER(VLOOKUP([.B39];[.$AB$2:.$AC$302];2;0));VLOOKUP([.B39];[.$AB$2:.$AC$302];2;0);0)" office:value-type="float" office:value="0">
            <text:p>0</text:p>
          </table:table-cell>
          <table:table-cell table:formula="of:=IF(ISNUMBER(VLOOKUP([.B39];[.$AE$2:.$AF$33];2;0));VLOOKUP([.B39];[.$AE$2:.$AF$33];2;0);1)" office:value-type="float" office:value="1">
            <text:p>1</text:p>
          </table:table-cell>
          <table:table-cell table:formula="of:=IF(ISNUMBER(VLOOKUP([.B39];[.$AH$2:.$AI$41];2;0));VLOOKUP([.B39];[.$AH$2:.$AI$41];2;0);1)" office:value-type="float" office:value="1">
            <text:p>1</text:p>
          </table:table-cell>
          <table:table-cell table:formula="of:=IF(ISNUMBER(VLOOKUP([.B39];[.$AK$2:.$AL$41];2;0));VLOOKUP([.B39];[.$AK$2:.$AL$41];2;0);1)" office:value-type="float" office:value="1">
            <text:p>1</text:p>
          </table:table-cell>
          <table:table-cell/>
          <table:table-cell office:value-type="string">
            <text:p>Jean-Jacques Cottel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Suzanne Tallard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string">
            <text:p>Colette Langlade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string">
            <text:p>Serge Bardy</text:p>
          </table:table-cell>
          <table:table-cell office:value-type="float" office:value="0">
            <text:p>0</text:p>
          </table:table-cell>
          <table:table-cell table:number-columns-repeated="185"/>
        </table:table-row>
        <table:table-row table:style-name="ro7">
          <table:table-cell office:value-type="float" office:value="38">
            <text:p>38</text:p>
          </table:table-cell>
          <table:table-cell office:value-type="string">
            <text:p>Christian Eckert</text:p>
          </table:table-cell>
          <table:table-cell office:value-type="float" office:value="0">
            <text:p>0</text:p>
          </table:table-cell>
          <table:table-cell table:number-columns-repeated="8" office:value-type="float" office:value="2">
            <text:p>2</text:p>
          </table:table-cell>
          <table:table-cell/>
          <table:table-cell office:value-type="string">
            <text:p>Jean-Louis Destans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Stéphane Travert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string">
            <text:p>Corinne Erhel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string">
            <text:p>Suzanne Tallard</text:p>
          </table:table-cell>
          <table:table-cell office:value-type="float" office:value="0">
            <text:p>0</text:p>
          </table:table-cell>
          <table:table-cell table:number-columns-repeated="185"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Christian Franqueville</text:p>
          </table:table-cell>
          <table:table-cell table:formula="of:=IF(ISNUMBER(VLOOKUP([.B41];[.$M$2:.$N$202];2;0));VLOOKUP([.B41];[.$M$2:.$N$202];2;0);1)" office:value-type="float" office:value="1">
            <text:p>1</text:p>
          </table:table-cell>
          <table:table-cell table:formula="of:=IF(ISNUMBER(VLOOKUP([.B41];[.$P$2:.$Q$12];2;0));VLOOKUP([.B41];[.$P$2:.$Q$12];2;0);1)" office:value-type="float" office:value="1">
            <text:p>1</text:p>
          </table:table-cell>
          <table:table-cell table:formula="of:=IF(ISNUMBER(VLOOKUP([.B41];[.$S$2:.$T$46];2;0));VLOOKUP([.B41];[.$S$2:.$T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41];[.$V$2:.$W$100];2;0));VLOOKUP([.B41];[.$V$2:.$W$100];2;0);1)" office:value-type="float" office:value="1">
            <text:p>1</text:p>
          </table:table-cell>
          <table:table-cell table:formula="of:=IF(ISNUMBER(VLOOKUP([.B41];[.$AB$2:.$AC$302];2;0));VLOOKUP([.B41];[.$AB$2:.$AC$302];2;0);0)" office:value-type="float" office:value="1">
            <text:p>1</text:p>
          </table:table-cell>
          <table:table-cell table:formula="of:=IF(ISNUMBER(VLOOKUP([.B41];[.$AE$2:.$AF$33];2;0));VLOOKUP([.B41];[.$AE$2:.$AF$33];2;0);1)" office:value-type="float" office:value="1">
            <text:p>1</text:p>
          </table:table-cell>
          <table:table-cell table:formula="of:=IF(ISNUMBER(VLOOKUP([.B41];[.$AH$2:.$AI$41];2;0));VLOOKUP([.B41];[.$AH$2:.$AI$41];2;0);1)" office:value-type="float" office:value="1">
            <text:p>1</text:p>
          </table:table-cell>
          <table:table-cell table:formula="of:=IF(ISNUMBER(VLOOKUP([.B41];[.$AK$2:.$AL$41];2;0));VLOOKUP([.B41];[.$AK$2:.$AL$41];2;0);1)" office:value-type="float" office:value="1">
            <text:p>1</text:p>
          </table:table-cell>
          <table:table-cell/>
          <table:table-cell office:value-type="string">
            <text:p>Jean-Luc Bleunven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Catherine Troallic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string">
            <text:p>Daniel Boisserie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Christian Hutin</text:p>
          </table:table-cell>
          <table:table-cell table:formula="of:=IF(ISNUMBER(VLOOKUP([.B42];[.$M$2:.$N$202];2;0));VLOOKUP([.B42];[.$M$2:.$N$202];2;0);1)" office:value-type="float" office:value="1">
            <text:p>1</text:p>
          </table:table-cell>
          <table:table-cell table:formula="of:=IF(ISNUMBER(VLOOKUP([.B42];[.$P$2:.$Q$12];2;0));VLOOKUP([.B42];[.$P$2:.$Q$12];2;0);1)" office:value-type="float" office:value="1">
            <text:p>1</text:p>
          </table:table-cell>
          <table:table-cell table:formula="of:=IF(ISNUMBER(VLOOKUP([.B42];[.$S$2:.$T$46];2;0));VLOOKUP([.B42];[.$S$2:.$T$46];2;0);1)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IF(ISNUMBER(VLOOKUP([.B42];[.$V$2:.$W$100];2;0));VLOOKUP([.B42];[.$V$2:.$W$100];2;0);1)" office:value-type="float" office:value="1">
            <text:p>1</text:p>
          </table:table-cell>
          <table:table-cell table:formula="of:=IF(ISNUMBER(VLOOKUP([.B42];[.$AB$2:.$AC$302];2;0));VLOOKUP([.B42];[.$AB$2:.$AC$302];2;0);0)" office:value-type="float" office:value="0">
            <text:p>0</text:p>
          </table:table-cell>
          <table:table-cell table:formula="of:=IF(ISNUMBER(VLOOKUP([.B42];[.$AE$2:.$AF$33];2;0));VLOOKUP([.B42];[.$AE$2:.$AF$33];2;0);1)" office:value-type="float" office:value="0">
            <text:p>0</text:p>
          </table:table-cell>
          <table:table-cell table:formula="of:=IF(ISNUMBER(VLOOKUP([.B42];[.$AH$2:.$AI$41];2;0));VLOOKUP([.B42];[.$AH$2:.$AI$41];2;0);1)" office:value-type="float" office:value="1">
            <text:p>1</text:p>
          </table:table-cell>
          <table:table-cell table:formula="of:=IF(ISNUMBER(VLOOKUP([.B42];[.$AK$2:.$AL$41];2;0));VLOOKUP([.B42];[.$AK$2:.$AL$41];2;0);1)" office:value-type="float" office:value="1">
            <text:p>1</text:p>
          </table:table-cell>
          <table:table-cell/>
          <table:table-cell office:value-type="string">
            <text:p>Jean-Marc Germain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Paola Zanetti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string">
            <text:p>Daniel Vaillant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Christian Paul</text:p>
          </table:table-cell>
          <table:table-cell table:formula="of:=IF(ISNUMBER(VLOOKUP([.B43];[.$M$2:.$N$202];2;0));VLOOKUP([.B43];[.$M$2:.$N$202];2;0);1)" office:value-type="float" office:value="0">
            <text:p>0</text:p>
          </table:table-cell>
          <table:table-cell table:formula="of:=IF(ISNUMBER(VLOOKUP([.B43];[.$P$2:.$Q$12];2;0));VLOOKUP([.B43];[.$P$2:.$Q$12];2;0);1)" office:value-type="float" office:value="1">
            <text:p>1</text:p>
          </table:table-cell>
          <table:table-cell table:formula="of:=IF(ISNUMBER(VLOOKUP([.B43];[.$S$2:.$T$46];2;0));VLOOKUP([.B43];[.$S$2:.$T$46];2;0);1)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IF(ISNUMBER(VLOOKUP([.B43];[.$V$2:.$W$100];2;0));VLOOKUP([.B43];[.$V$2:.$W$100];2;0);1)" office:value-type="float" office:value="0">
            <text:p>0</text:p>
          </table:table-cell>
          <table:table-cell table:formula="of:=IF(ISNUMBER(VLOOKUP([.B43];[.$AB$2:.$AC$302];2;0));VLOOKUP([.B43];[.$AB$2:.$AC$302];2;0);0)" office:value-type="float" office:value="0">
            <text:p>0</text:p>
          </table:table-cell>
          <table:table-cell table:formula="of:=IF(ISNUMBER(VLOOKUP([.B43];[.$AE$2:.$AF$33];2;0));VLOOKUP([.B43];[.$AE$2:.$AF$33];2;0);1)" office:value-type="float" office:value="0">
            <text:p>0</text:p>
          </table:table-cell>
          <table:table-cell table:formula="of:=IF(ISNUMBER(VLOOKUP([.B43];[.$AH$2:.$AI$41];2;0));VLOOKUP([.B43];[.$AH$2:.$AI$41];2;0);1)" office:value-type="float" office:value="0">
            <text:p>0</text:p>
          </table:table-cell>
          <table:table-cell table:formula="of:=IF(ISNUMBER(VLOOKUP([.B43];[.$AK$2:.$AL$41];2;0));VLOOKUP([.B43];[.$AK$2:.$AL$41];2;0);1)" office:value-type="float" office:value="0">
            <text:p>0</text:p>
          </table:table-cell>
          <table:table-cell/>
          <table:table-cell office:value-type="string">
            <text:p>Jean-Michel Clément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Marie-Françoise Bechtel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string">
            <text:p>David Habib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Christine Pires Beaune</text:p>
          </table:table-cell>
          <table:table-cell table:formula="of:=IF(ISNUMBER(VLOOKUP([.B44];[.$M$2:.$N$202];2;0));VLOOKUP([.B44];[.$M$2:.$N$202];2;0);1)" office:value-type="float" office:value="1">
            <text:p>1</text:p>
          </table:table-cell>
          <table:table-cell table:formula="of:=IF(ISNUMBER(VLOOKUP([.B44];[.$P$2:.$Q$12];2;0));VLOOKUP([.B44];[.$P$2:.$Q$12];2;0);1)" office:value-type="float" office:value="1">
            <text:p>1</text:p>
          </table:table-cell>
          <table:table-cell table:formula="of:=IF(ISNUMBER(VLOOKUP([.B44];[.$S$2:.$T$46];2;0));VLOOKUP([.B44];[.$S$2:.$T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44];[.$V$2:.$W$100];2;0));VLOOKUP([.B44];[.$V$2:.$W$100];2;0);1)" office:value-type="float" office:value="1">
            <text:p>1</text:p>
          </table:table-cell>
          <table:table-cell table:formula="of:=IF(ISNUMBER(VLOOKUP([.B44];[.$AB$2:.$AC$302];2;0));VLOOKUP([.B44];[.$AB$2:.$AC$302];2;0);0)" office:value-type="float" office:value="1">
            <text:p>1</text:p>
          </table:table-cell>
          <table:table-cell table:formula="of:=IF(ISNUMBER(VLOOKUP([.B44];[.$AE$2:.$AF$33];2;0));VLOOKUP([.B44];[.$AE$2:.$AF$33];2;0);1)" office:value-type="float" office:value="1">
            <text:p>1</text:p>
          </table:table-cell>
          <table:table-cell table:formula="of:=IF(ISNUMBER(VLOOKUP([.B44];[.$AH$2:.$AI$41];2;0));VLOOKUP([.B44];[.$AH$2:.$AI$41];2;0);1)" office:value-type="float" office:value="1">
            <text:p>1</text:p>
          </table:table-cell>
          <table:table-cell table:formula="of:=IF(ISNUMBER(VLOOKUP([.B44];[.$AK$2:.$AL$41];2;0));VLOOKUP([.B44];[.$AK$2:.$AL$41];2;0);1)" office:value-type="float" office:value="1">
            <text:p>1</text:p>
          </table:table-cell>
          <table:table-cell/>
          <table:table-cell office:value-type="string">
            <text:p>Jean-Patrick Gille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Christian Hutin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string">
            <text:p>Dominique Baert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Christophe Borgel</text:p>
          </table:table-cell>
          <table:table-cell table:formula="of:=IF(ISNUMBER(VLOOKUP([.B45];[.$M$2:.$N$202];2;0));VLOOKUP([.B45];[.$M$2:.$N$202];2;0);1)" office:value-type="float" office:value="1">
            <text:p>1</text:p>
          </table:table-cell>
          <table:table-cell table:formula="of:=IF(ISNUMBER(VLOOKUP([.B45];[.$P$2:.$Q$12];2;0));VLOOKUP([.B45];[.$P$2:.$Q$12];2;0);1)" office:value-type="float" office:value="1">
            <text:p>1</text:p>
          </table:table-cell>
          <table:table-cell table:formula="of:=IF(ISNUMBER(VLOOKUP([.B45];[.$S$2:.$T$46];2;0));VLOOKUP([.B45];[.$S$2:.$T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45];[.$V$2:.$W$100];2;0));VLOOKUP([.B45];[.$V$2:.$W$100];2;0);1)" office:value-type="float" office:value="1">
            <text:p>1</text:p>
          </table:table-cell>
          <table:table-cell table:formula="of:=IF(ISNUMBER(VLOOKUP([.B45];[.$AB$2:.$AC$302];2;0));VLOOKUP([.B45];[.$AB$2:.$AC$302];2;0);0)" office:value-type="float" office:value="1">
            <text:p>1</text:p>
          </table:table-cell>
          <table:table-cell table:formula="of:=IF(ISNUMBER(VLOOKUP([.B45];[.$AE$2:.$AF$33];2;0));VLOOKUP([.B45];[.$AE$2:.$AF$33];2;0);1)" office:value-type="float" office:value="1">
            <text:p>1</text:p>
          </table:table-cell>
          <table:table-cell table:formula="of:=IF(ISNUMBER(VLOOKUP([.B45];[.$AH$2:.$AI$41];2;0));VLOOKUP([.B45];[.$AH$2:.$AI$41];2;0);1)" office:value-type="float" office:value="1">
            <text:p>1</text:p>
          </table:table-cell>
          <table:table-cell table:formula="of:=IF(ISNUMBER(VLOOKUP([.B45];[.$AK$2:.$AL$41];2;0));VLOOKUP([.B45];[.$AK$2:.$AL$41];2;0);1)" office:value-type="float" office:value="1">
            <text:p>1</text:p>
          </table:table-cell>
          <table:table-cell/>
          <table:table-cell office:value-type="string">
            <text:p>Jean-Philippe Mallé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Jean-Luc Laurent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string">
            <text:p>Dominique Lefebvre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Christophe Bouillon</text:p>
          </table:table-cell>
          <table:table-cell table:formula="of:=IF(ISNUMBER(VLOOKUP([.B46];[.$M$2:.$N$202];2;0));VLOOKUP([.B46];[.$M$2:.$N$202];2;0);1)" office:value-type="float" office:value="0">
            <text:p>0</text:p>
          </table:table-cell>
          <table:table-cell table:formula="of:=IF(ISNUMBER(VLOOKUP([.B46];[.$P$2:.$Q$12];2;0));VLOOKUP([.B46];[.$P$2:.$Q$12];2;0);1)" office:value-type="float" office:value="1">
            <text:p>1</text:p>
          </table:table-cell>
          <table:table-cell table:formula="of:=IF(ISNUMBER(VLOOKUP([.B46];[.$S$2:.$T$46];2;0));VLOOKUP([.B46];[.$S$2:.$T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46];[.$V$2:.$W$100];2;0));VLOOKUP([.B46];[.$V$2:.$W$100];2;0);1)" office:value-type="float" office:value="1">
            <text:p>1</text:p>
          </table:table-cell>
          <table:table-cell table:formula="of:=IF(ISNUMBER(VLOOKUP([.B46];[.$AB$2:.$AC$302];2;0));VLOOKUP([.B46];[.$AB$2:.$AC$302];2;0);0)" office:value-type="float" office:value="1">
            <text:p>1</text:p>
          </table:table-cell>
          <table:table-cell table:formula="of:=IF(ISNUMBER(VLOOKUP([.B46];[.$AE$2:.$AF$33];2;0));VLOOKUP([.B46];[.$AE$2:.$AF$33];2;0);1)" office:value-type="float" office:value="1">
            <text:p>1</text:p>
          </table:table-cell>
          <table:table-cell table:formula="of:=IF(ISNUMBER(VLOOKUP([.B46];[.$AH$2:.$AI$41];2;0));VLOOKUP([.B46];[.$AH$2:.$AI$41];2;0);1)" office:value-type="float" office:value="1">
            <text:p>1</text:p>
          </table:table-cell>
          <table:table-cell table:formula="of:=IF(ISNUMBER(VLOOKUP([.B46];[.$AK$2:.$AL$41];2;0));VLOOKUP([.B46];[.$AK$2:.$AL$41];2;0);1)" office:value-type="float" office:value="1">
            <text:p>1</text:p>
          </table:table-cell>
          <table:table-cell/>
          <table:table-cell office:value-type="string">
            <text:p>Jean-Pierre Blazy</text:p>
          </table:table-cell>
          <table:table-cell office:value-type="float" office:value="0">
            <text:p>0</text:p>
          </table:table-cell>
          <table:table-cell table:number-columns-repeated="13"/>
          <table:table-cell office:value-type="string">
            <text:p>Dominique Raimbourg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Christophe Caresche</text:p>
          </table:table-cell>
          <table:table-cell table:formula="of:=IF(ISNUMBER(VLOOKUP([.B47];[.$M$2:.$N$202];2;0));VLOOKUP([.B47];[.$M$2:.$N$202];2;0);1)" office:value-type="float" office:value="1">
            <text:p>1</text:p>
          </table:table-cell>
          <table:table-cell table:formula="of:=IF(ISNUMBER(VLOOKUP([.B47];[.$P$2:.$Q$12];2;0));VLOOKUP([.B47];[.$P$2:.$Q$12];2;0);1)" office:value-type="float" office:value="1">
            <text:p>1</text:p>
          </table:table-cell>
          <table:table-cell table:formula="of:=IF(ISNUMBER(VLOOKUP([.B47];[.$S$2:.$T$46];2;0));VLOOKUP([.B47];[.$S$2:.$T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47];[.$V$2:.$W$100];2;0));VLOOKUP([.B47];[.$V$2:.$W$100];2;0);1)" office:value-type="float" office:value="1">
            <text:p>1</text:p>
          </table:table-cell>
          <table:table-cell table:formula="of:=IF(ISNUMBER(VLOOKUP([.B47];[.$AB$2:.$AC$302];2;0));VLOOKUP([.B47];[.$AB$2:.$AC$302];2;0);0)" office:value-type="float" office:value="1">
            <text:p>1</text:p>
          </table:table-cell>
          <table:table-cell table:formula="of:=IF(ISNUMBER(VLOOKUP([.B47];[.$AE$2:.$AF$33];2;0));VLOOKUP([.B47];[.$AE$2:.$AF$33];2;0);1)" office:value-type="float" office:value="1">
            <text:p>1</text:p>
          </table:table-cell>
          <table:table-cell table:formula="of:=IF(ISNUMBER(VLOOKUP([.B47];[.$AH$2:.$AI$41];2;0));VLOOKUP([.B47];[.$AH$2:.$AI$41];2;0);1)" office:value-type="float" office:value="1">
            <text:p>1</text:p>
          </table:table-cell>
          <table:table-cell table:formula="of:=IF(ISNUMBER(VLOOKUP([.B47];[.$AK$2:.$AL$41];2;0));VLOOKUP([.B47];[.$AK$2:.$AL$41];2;0);1)" office:value-type="float" office:value="1">
            <text:p>1</text:p>
          </table:table-cell>
          <table:table-cell/>
          <table:table-cell office:value-type="string">
            <text:p>Jean-Pierre Dufau</text:p>
          </table:table-cell>
          <table:table-cell office:value-type="float" office:value="0">
            <text:p>0</text:p>
          </table:table-cell>
          <table:table-cell table:number-columns-repeated="13"/>
          <table:table-cell office:value-type="string">
            <text:p>Eduardo Rihan Cypel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Christophe Castaner</text:p>
          </table:table-cell>
          <table:table-cell table:formula="of:=IF(ISNUMBER(VLOOKUP([.B48];[.$M$2:.$N$202];2;0));VLOOKUP([.B48];[.$M$2:.$N$202];2;0);1)" office:value-type="float" office:value="1">
            <text:p>1</text:p>
          </table:table-cell>
          <table:table-cell table:formula="of:=IF(ISNUMBER(VLOOKUP([.B48];[.$P$2:.$Q$12];2;0));VLOOKUP([.B48];[.$P$2:.$Q$12];2;0);1)" office:value-type="float" office:value="1">
            <text:p>1</text:p>
          </table:table-cell>
          <table:table-cell table:formula="of:=IF(ISNUMBER(VLOOKUP([.B48];[.$S$2:.$T$46];2;0));VLOOKUP([.B48];[.$S$2:.$T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48];[.$V$2:.$W$100];2;0));VLOOKUP([.B48];[.$V$2:.$W$100];2;0);1)" office:value-type="float" office:value="1">
            <text:p>1</text:p>
          </table:table-cell>
          <table:table-cell table:formula="of:=IF(ISNUMBER(VLOOKUP([.B48];[.$AB$2:.$AC$302];2;0));VLOOKUP([.B48];[.$AB$2:.$AC$302];2;0);0)" office:value-type="float" office:value="1">
            <text:p>1</text:p>
          </table:table-cell>
          <table:table-cell table:formula="of:=IF(ISNUMBER(VLOOKUP([.B48];[.$AE$2:.$AF$33];2;0));VLOOKUP([.B48];[.$AE$2:.$AF$33];2;0);1)" office:value-type="float" office:value="1">
            <text:p>1</text:p>
          </table:table-cell>
          <table:table-cell table:formula="of:=IF(ISNUMBER(VLOOKUP([.B48];[.$AH$2:.$AI$41];2;0));VLOOKUP([.B48];[.$AH$2:.$AI$41];2;0);1)" office:value-type="float" office:value="1">
            <text:p>1</text:p>
          </table:table-cell>
          <table:table-cell table:formula="of:=IF(ISNUMBER(VLOOKUP([.B48];[.$AK$2:.$AL$41];2;0));VLOOKUP([.B48];[.$AK$2:.$AL$41];2;0);1)" office:value-type="float" office:value="1">
            <text:p>1</text:p>
          </table:table-cell>
          <table:table-cell/>
          <table:table-cell office:value-type="string">
            <text:p>Jean-Pierre Maggi</text:p>
          </table:table-cell>
          <table:table-cell office:value-type="float" office:value="0">
            <text:p>0</text:p>
          </table:table-cell>
          <table:table-cell table:number-columns-repeated="13"/>
          <table:table-cell office:value-type="string">
            <text:p>Élisabeth Guigou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Christophe Léonard</text:p>
          </table:table-cell>
          <table:table-cell table:formula="of:=IF(ISNUMBER(VLOOKUP([.B49];[.$M$2:.$N$202];2;0));VLOOKUP([.B49];[.$M$2:.$N$202];2;0);1)" office:value-type="float" office:value="0">
            <text:p>0</text:p>
          </table:table-cell>
          <table:table-cell table:formula="of:=IF(ISNUMBER(VLOOKUP([.B49];[.$P$2:.$Q$12];2;0));VLOOKUP([.B49];[.$P$2:.$Q$12];2;0);1)" office:value-type="float" office:value="1">
            <text:p>1</text:p>
          </table:table-cell>
          <table:table-cell table:formula="of:=IF(ISNUMBER(VLOOKUP([.B49];[.$S$2:.$T$46];2;0));VLOOKUP([.B49];[.$S$2:.$T$46];2;0);1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IF(ISNUMBER(VLOOKUP([.B49];[.$V$2:.$W$100];2;0));VLOOKUP([.B49];[.$V$2:.$W$100];2;0);1)" office:value-type="float" office:value="0">
            <text:p>0</text:p>
          </table:table-cell>
          <table:table-cell table:formula="of:=IF(ISNUMBER(VLOOKUP([.B49];[.$AB$2:.$AC$302];2;0));VLOOKUP([.B49];[.$AB$2:.$AC$302];2;0);0)" office:value-type="float" office:value="0">
            <text:p>0</text:p>
          </table:table-cell>
          <table:table-cell table:formula="of:=IF(ISNUMBER(VLOOKUP([.B49];[.$AE$2:.$AF$33];2;0));VLOOKUP([.B49];[.$AE$2:.$AF$33];2;0);1)" office:value-type="float" office:value="0">
            <text:p>0</text:p>
          </table:table-cell>
          <table:table-cell table:formula="of:=IF(ISNUMBER(VLOOKUP([.B49];[.$AH$2:.$AI$41];2;0));VLOOKUP([.B49];[.$AH$2:.$AI$41];2;0);1)" office:value-type="float" office:value="0">
            <text:p>0</text:p>
          </table:table-cell>
          <table:table-cell table:formula="of:=IF(ISNUMBER(VLOOKUP([.B49];[.$AK$2:.$AL$41];2;0));VLOOKUP([.B49];[.$AK$2:.$AL$41];2;0);1)" office:value-type="float" office:value="0">
            <text:p>0</text:p>
          </table:table-cell>
          <table:table-cell/>
          <table:table-cell office:value-type="string">
            <text:p>Jean-René Marsac</text:p>
          </table:table-cell>
          <table:table-cell office:value-type="float" office:value="0">
            <text:p>0</text:p>
          </table:table-cell>
          <table:table-cell table:number-columns-repeated="13"/>
          <table:table-cell office:value-type="string">
            <text:p>Elisabeth Pochon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Christophe Premat</text:p>
          </table:table-cell>
          <table:table-cell table:formula="of:=IF(ISNUMBER(VLOOKUP([.B50];[.$M$2:.$N$202];2;0));VLOOKUP([.B50];[.$M$2:.$N$202];2;0);1)" office:value-type="float" office:value="1">
            <text:p>1</text:p>
          </table:table-cell>
          <table:table-cell table:formula="of:=IF(ISNUMBER(VLOOKUP([.B50];[.$P$2:.$Q$12];2;0));VLOOKUP([.B50];[.$P$2:.$Q$12];2;0);1)" office:value-type="float" office:value="1">
            <text:p>1</text:p>
          </table:table-cell>
          <table:table-cell table:formula="of:=IF(ISNUMBER(VLOOKUP([.B50];[.$S$2:.$T$46];2;0));VLOOKUP([.B50];[.$S$2:.$T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50];[.$V$2:.$W$100];2;0));VLOOKUP([.B50];[.$V$2:.$W$100];2;0);1)" office:value-type="float" office:value="1">
            <text:p>1</text:p>
          </table:table-cell>
          <table:table-cell table:formula="of:=IF(ISNUMBER(VLOOKUP([.B50];[.$AB$2:.$AC$302];2;0));VLOOKUP([.B50];[.$AB$2:.$AC$302];2;0);0)" office:value-type="float" office:value="1">
            <text:p>1</text:p>
          </table:table-cell>
          <table:table-cell table:formula="of:=IF(ISNUMBER(VLOOKUP([.B50];[.$AE$2:.$AF$33];2;0));VLOOKUP([.B50];[.$AE$2:.$AF$33];2;0);1)" office:value-type="float" office:value="1">
            <text:p>1</text:p>
          </table:table-cell>
          <table:table-cell table:formula="of:=IF(ISNUMBER(VLOOKUP([.B50];[.$AH$2:.$AI$41];2;0));VLOOKUP([.B50];[.$AH$2:.$AI$41];2;0);1)" office:value-type="float" office:value="1">
            <text:p>1</text:p>
          </table:table-cell>
          <table:table-cell table:formula="of:=IF(ISNUMBER(VLOOKUP([.B50];[.$AK$2:.$AL$41];2;0));VLOOKUP([.B50];[.$AK$2:.$AL$41];2;0);1)" office:value-type="float" office:value="1">
            <text:p>1</text:p>
          </table:table-cell>
          <table:table-cell/>
          <table:table-cell office:value-type="string">
            <text:p>Jérôme Guedj</text:p>
          </table:table-cell>
          <table:table-cell office:value-type="float" office:value="0">
            <text:p>0</text:p>
          </table:table-cell>
          <table:table-cell table:number-columns-repeated="13"/>
          <table:table-cell office:value-type="string">
            <text:p>Emeric Bréhier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Christophe Sirugue</text:p>
          </table:table-cell>
          <table:table-cell table:formula="of:=IF(ISNUMBER(VLOOKUP([.B51];[.$M$2:.$N$202];2;0));VLOOKUP([.B51];[.$M$2:.$N$202];2;0);1)" office:value-type="float" office:value="1">
            <text:p>1</text:p>
          </table:table-cell>
          <table:table-cell table:formula="of:=IF(ISNUMBER(VLOOKUP([.B51];[.$P$2:.$Q$12];2;0));VLOOKUP([.B51];[.$P$2:.$Q$12];2;0);1)" office:value-type="float" office:value="1">
            <text:p>1</text:p>
          </table:table-cell>
          <table:table-cell table:formula="of:=IF(ISNUMBER(VLOOKUP([.B51];[.$S$2:.$T$46];2;0));VLOOKUP([.B51];[.$S$2:.$T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51];[.$V$2:.$W$100];2;0));VLOOKUP([.B51];[.$V$2:.$W$100];2;0);1)" office:value-type="float" office:value="1">
            <text:p>1</text:p>
          </table:table-cell>
          <table:table-cell table:formula="of:=IF(ISNUMBER(VLOOKUP([.B51];[.$AB$2:.$AC$302];2;0));VLOOKUP([.B51];[.$AB$2:.$AC$302];2;0);0)" office:value-type="float" office:value="1">
            <text:p>1</text:p>
          </table:table-cell>
          <table:table-cell table:formula="of:=IF(ISNUMBER(VLOOKUP([.B51];[.$AE$2:.$AF$33];2;0));VLOOKUP([.B51];[.$AE$2:.$AF$33];2;0);1)" office:value-type="float" office:value="1">
            <text:p>1</text:p>
          </table:table-cell>
          <table:table-cell table:formula="of:=IF(ISNUMBER(VLOOKUP([.B51];[.$AH$2:.$AI$41];2;0));VLOOKUP([.B51];[.$AH$2:.$AI$41];2;0);1)" office:value-type="float" office:value="1">
            <text:p>1</text:p>
          </table:table-cell>
          <table:table-cell table:formula="of:=IF(ISNUMBER(VLOOKUP([.B51];[.$AK$2:.$AL$41];2;0));VLOOKUP([.B51];[.$AK$2:.$AL$41];2;0);1)" office:value-type="float" office:value="1">
            <text:p>1</text:p>
          </table:table-cell>
          <table:table-cell/>
          <table:table-cell office:value-type="string">
            <text:p>Jérôme Lambert</text:p>
          </table:table-cell>
          <table:table-cell office:value-type="float" office:value="0">
            <text:p>0</text:p>
          </table:table-cell>
          <table:table-cell table:number-columns-repeated="13"/>
          <table:table-cell office:value-type="string">
            <text:p>Émilienne Poumirol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7">
          <table:table-cell office:value-type="float" office:value="50">
            <text:p>50</text:p>
          </table:table-cell>
          <table:table-cell office:value-type="string">
            <text:p>Claude Bartolone</text:p>
          </table:table-cell>
          <table:table-cell table:formula="of:=IF(ISNUMBER(VLOOKUP([.B52];[.$M$2:.$N$202];2;0));VLOOKUP([.B52];[.$M$2:.$N$202];2;0);1)" office:value-type="float" office:value="1">
            <text:p>1</text:p>
          </table:table-cell>
          <table:table-cell table:number-columns-repeated="4" office:value-type="float" office:value="2">
            <text:p>2</text:p>
          </table:table-cell>
          <table:table-cell table:formula="of:=IF(ISNUMBER(VLOOKUP([.B52];[.$AB$2:.$AC$302];2;0));VLOOKUP([.B52];[.$AB$2:.$AC$302];2;0);0)" office:value-type="float" office:value="1">
            <text:p>1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string">
            <text:p>Julie Sommaruga</text:p>
          </table:table-cell>
          <table:table-cell office:value-type="float" office:value="0">
            <text:p>0</text:p>
          </table:table-cell>
          <table:table-cell table:number-columns-repeated="13"/>
          <table:table-cell office:value-type="string">
            <text:p>Ericka Bareigts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7">
          <table:table-cell office:value-type="float" office:value="51">
            <text:p>51</text:p>
          </table:table-cell>
          <table:table-cell office:value-type="string">
            <text:p>Clotilde Valter</text:p>
          </table:table-cell>
          <table:table-cell table:formula="of:=IF(ISNUMBER(VLOOKUP([.B53];[.$M$2:.$N$202];2;0));VLOOKUP([.B53];[.$M$2:.$N$202];2;0);1)" office:value-type="float" office:value="1">
            <text:p>1</text:p>
          </table:table-cell>
          <table:table-cell table:formula="of:=IF(ISNUMBER(VLOOKUP([.B53];[.$P$2:.$Q$12];2;0));VLOOKUP([.B53];[.$P$2:.$Q$12];2;0);1)" office:value-type="float" office:value="1">
            <text:p>1</text:p>
          </table:table-cell>
          <table:table-cell table:formula="of:=IF(ISNUMBER(VLOOKUP([.B53];[.$S$2:.$T$46];2;0));VLOOKUP([.B53];[.$S$2:.$T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53];[.$V$2:.$W$100];2;0));VLOOKUP([.B53];[.$V$2:.$W$100];2;0);1)" office:value-type="float" office:value="1">
            <text:p>1</text:p>
          </table:table-cell>
          <table:table-cell table:formula="of:=IF(ISNUMBER(VLOOKUP([.B53];[.$AB$2:.$AC$302];2;0));VLOOKUP([.B53];[.$AB$2:.$AC$302];2;0);0)" office:value-type="float" office:value="1">
            <text:p>1</text:p>
          </table:table-cell>
          <table:table-cell table:formula="of:=IF(ISNUMBER(VLOOKUP([.B53];[.$AE$2:.$AF$33];2;0));VLOOKUP([.B53];[.$AE$2:.$AF$33];2;0);1)" office:value-type="float" office:value="1">
            <text:p>1</text:p>
          </table:table-cell>
          <table:table-cell table:formula="of:=IF(ISNUMBER(VLOOKUP([.B53];[.$AH$2:.$AI$41];2;0));VLOOKUP([.B53];[.$AH$2:.$AI$41];2;0);1)" office:value-type="float" office:value="1">
            <text:p>1</text:p>
          </table:table-cell>
          <table:table-cell table:formula="of:=IF(ISNUMBER(VLOOKUP([.B53];[.$AK$2:.$AL$41];2;0));VLOOKUP([.B53];[.$AK$2:.$AL$41];2;0);1)" office:value-type="float" office:value="1">
            <text:p>1</text:p>
          </table:table-cell>
          <table:table-cell/>
          <table:table-cell office:value-type="string">
            <text:p>Kheira Bouziane</text:p>
          </table:table-cell>
          <table:table-cell office:value-type="float" office:value="0">
            <text:p>0</text:p>
          </table:table-cell>
          <table:table-cell table:number-columns-repeated="13"/>
          <table:table-cell office:value-type="string">
            <text:p>Erwann Binet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7">
          <table:table-cell office:value-type="float" office:value="52">
            <text:p>52</text:p>
          </table:table-cell>
          <table:table-cell office:value-type="string">
            <text:p>Colette Capdevielle</text:p>
          </table:table-cell>
          <table:table-cell table:formula="of:=IF(ISNUMBER(VLOOKUP([.B54];[.$M$2:.$N$202];2;0));VLOOKUP([.B54];[.$M$2:.$N$202];2;0);1)" office:value-type="float" office:value="1">
            <text:p>1</text:p>
          </table:table-cell>
          <table:table-cell table:formula="of:=IF(ISNUMBER(VLOOKUP([.B54];[.$P$2:.$Q$12];2;0));VLOOKUP([.B54];[.$P$2:.$Q$12];2;0);1)" office:value-type="float" office:value="1">
            <text:p>1</text:p>
          </table:table-cell>
          <table:table-cell table:formula="of:=IF(ISNUMBER(VLOOKUP([.B54];[.$S$2:.$T$46];2;0));VLOOKUP([.B54];[.$S$2:.$T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54];[.$V$2:.$W$100];2;0));VLOOKUP([.B54];[.$V$2:.$W$100];2;0);1)" office:value-type="float" office:value="1">
            <text:p>1</text:p>
          </table:table-cell>
          <table:table-cell table:formula="of:=IF(ISNUMBER(VLOOKUP([.B54];[.$AB$2:.$AC$302];2;0));VLOOKUP([.B54];[.$AB$2:.$AC$302];2;0);0)" office:value-type="float" office:value="1">
            <text:p>1</text:p>
          </table:table-cell>
          <table:table-cell table:formula="of:=IF(ISNUMBER(VLOOKUP([.B54];[.$AE$2:.$AF$33];2;0));VLOOKUP([.B54];[.$AE$2:.$AF$33];2;0);1)" office:value-type="float" office:value="1">
            <text:p>1</text:p>
          </table:table-cell>
          <table:table-cell table:formula="of:=IF(ISNUMBER(VLOOKUP([.B54];[.$AH$2:.$AI$41];2;0));VLOOKUP([.B54];[.$AH$2:.$AI$41];2;0);1)" office:value-type="float" office:value="1">
            <text:p>1</text:p>
          </table:table-cell>
          <table:table-cell table:formula="of:=IF(ISNUMBER(VLOOKUP([.B54];[.$AK$2:.$AL$41];2;0));VLOOKUP([.B54];[.$AK$2:.$AL$41];2;0);1)" office:value-type="float" office:value="1">
            <text:p>1</text:p>
          </table:table-cell>
          <table:table-cell/>
          <table:table-cell office:value-type="string">
            <text:p>Laurence Dumont</text:p>
          </table:table-cell>
          <table:table-cell office:value-type="float" office:value="0">
            <text:p>0</text:p>
          </table:table-cell>
          <table:table-cell table:number-columns-repeated="13"/>
          <table:table-cell office:value-type="string">
            <text:p>Estelle Grelier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Colette Langlade</text:p>
          </table:table-cell>
          <table:table-cell table:formula="of:=IF(ISNUMBER(VLOOKUP([.B55];[.$M$2:.$N$202];2;0));VLOOKUP([.B55];[.$M$2:.$N$202];2;0);1)" office:value-type="float" office:value="1">
            <text:p>1</text:p>
          </table:table-cell>
          <table:table-cell table:formula="of:=IF(ISNUMBER(VLOOKUP([.B55];[.$P$2:.$Q$12];2;0));VLOOKUP([.B55];[.$P$2:.$Q$12];2;0);1)" office:value-type="float" office:value="1">
            <text:p>1</text:p>
          </table:table-cell>
          <table:table-cell table:formula="of:=IF(ISNUMBER(VLOOKUP([.B55];[.$S$2:.$T$46];2;0));VLOOKUP([.B55];[.$S$2:.$T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55];[.$V$2:.$W$100];2;0));VLOOKUP([.B55];[.$V$2:.$W$100];2;0);1)" office:value-type="float" office:value="1">
            <text:p>1</text:p>
          </table:table-cell>
          <table:table-cell table:formula="of:=IF(ISNUMBER(VLOOKUP([.B55];[.$AB$2:.$AC$302];2;0));VLOOKUP([.B55];[.$AB$2:.$AC$302];2;0);0)" office:value-type="float" office:value="1">
            <text:p>1</text:p>
          </table:table-cell>
          <table:table-cell table:formula="of:=IF(ISNUMBER(VLOOKUP([.B55];[.$AE$2:.$AF$33];2;0));VLOOKUP([.B55];[.$AE$2:.$AF$33];2;0);1)" office:value-type="float" office:value="1">
            <text:p>1</text:p>
          </table:table-cell>
          <table:table-cell table:formula="of:=IF(ISNUMBER(VLOOKUP([.B55];[.$AH$2:.$AI$41];2;0));VLOOKUP([.B55];[.$AH$2:.$AI$41];2;0);1)" office:value-type="float" office:value="1">
            <text:p>1</text:p>
          </table:table-cell>
          <table:table-cell table:formula="of:=IF(ISNUMBER(VLOOKUP([.B55];[.$AK$2:.$AL$41];2;0));VLOOKUP([.B55];[.$AK$2:.$AL$41];2;0);1)" office:value-type="float" office:value="1">
            <text:p>1</text:p>
          </table:table-cell>
          <table:table-cell/>
          <table:table-cell office:value-type="string">
            <text:p>Laurent Baumel</text:p>
          </table:table-cell>
          <table:table-cell office:value-type="float" office:value="0">
            <text:p>0</text:p>
          </table:table-cell>
          <table:table-cell table:number-columns-repeated="13"/>
          <table:table-cell office:value-type="string">
            <text:p>Fabrice Verdier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Conchita Lacuey</text:p>
          </table:table-cell>
          <table:table-cell table:formula="of:=IF(ISNUMBER(VLOOKUP([.B56];[.$M$2:.$N$202];2;0));VLOOKUP([.B56];[.$M$2:.$N$202];2;0);1)" office:value-type="float" office:value="1">
            <text:p>1</text:p>
          </table:table-cell>
          <table:table-cell table:formula="of:=IF(ISNUMBER(VLOOKUP([.B56];[.$P$2:.$Q$12];2;0));VLOOKUP([.B56];[.$P$2:.$Q$12];2;0);1)" office:value-type="float" office:value="1">
            <text:p>1</text:p>
          </table:table-cell>
          <table:table-cell table:formula="of:=IF(ISNUMBER(VLOOKUP([.B56];[.$S$2:.$T$46];2;0));VLOOKUP([.B56];[.$S$2:.$T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56];[.$V$2:.$W$100];2;0));VLOOKUP([.B56];[.$V$2:.$W$100];2;0);1)" office:value-type="float" office:value="1">
            <text:p>1</text:p>
          </table:table-cell>
          <table:table-cell table:formula="of:=IF(ISNUMBER(VLOOKUP([.B56];[.$AB$2:.$AC$302];2;0));VLOOKUP([.B56];[.$AB$2:.$AC$302];2;0);0)" office:value-type="float" office:value="0">
            <text:p>0</text:p>
          </table:table-cell>
          <table:table-cell table:formula="of:=IF(ISNUMBER(VLOOKUP([.B56];[.$AE$2:.$AF$33];2;0));VLOOKUP([.B56];[.$AE$2:.$AF$33];2;0);1)" office:value-type="float" office:value="1">
            <text:p>1</text:p>
          </table:table-cell>
          <table:table-cell table:formula="of:=IF(ISNUMBER(VLOOKUP([.B56];[.$AH$2:.$AI$41];2;0));VLOOKUP([.B56];[.$AH$2:.$AI$41];2;0);1)" office:value-type="float" office:value="1">
            <text:p>1</text:p>
          </table:table-cell>
          <table:table-cell table:formula="of:=IF(ISNUMBER(VLOOKUP([.B56];[.$AK$2:.$AL$41];2;0));VLOOKUP([.B56];[.$AK$2:.$AL$41];2;0);1)" office:value-type="float" office:value="1">
            <text:p>1</text:p>
          </table:table-cell>
          <table:table-cell/>
          <table:table-cell office:value-type="string">
            <text:p>Laurent Kalinowski</text:p>
          </table:table-cell>
          <table:table-cell office:value-type="float" office:value="0">
            <text:p>0</text:p>
          </table:table-cell>
          <table:table-cell table:number-columns-repeated="13"/>
          <table:table-cell office:value-type="string">
            <text:p>Fanny Dombre Coste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Corinne Erhel</text:p>
          </table:table-cell>
          <table:table-cell table:formula="of:=IF(ISNUMBER(VLOOKUP([.B57];[.$M$2:.$N$202];2;0));VLOOKUP([.B57];[.$M$2:.$N$202];2;0);1)" office:value-type="float" office:value="1">
            <text:p>1</text:p>
          </table:table-cell>
          <table:table-cell table:formula="of:=IF(ISNUMBER(VLOOKUP([.B57];[.$P$2:.$Q$12];2;0));VLOOKUP([.B57];[.$P$2:.$Q$12];2;0);1)" office:value-type="float" office:value="1">
            <text:p>1</text:p>
          </table:table-cell>
          <table:table-cell table:formula="of:=IF(ISNUMBER(VLOOKUP([.B57];[.$S$2:.$T$46];2;0));VLOOKUP([.B57];[.$S$2:.$T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57];[.$V$2:.$W$100];2;0));VLOOKUP([.B57];[.$V$2:.$W$100];2;0);1)" office:value-type="float" office:value="1">
            <text:p>1</text:p>
          </table:table-cell>
          <table:table-cell table:formula="of:=IF(ISNUMBER(VLOOKUP([.B57];[.$AB$2:.$AC$302];2;0));VLOOKUP([.B57];[.$AB$2:.$AC$302];2;0);0)" office:value-type="float" office:value="1">
            <text:p>1</text:p>
          </table:table-cell>
          <table:table-cell table:formula="of:=IF(ISNUMBER(VLOOKUP([.B57];[.$AE$2:.$AF$33];2;0));VLOOKUP([.B57];[.$AE$2:.$AF$33];2;0);1)" office:value-type="float" office:value="1">
            <text:p>1</text:p>
          </table:table-cell>
          <table:table-cell table:formula="of:=IF(ISNUMBER(VLOOKUP([.B57];[.$AH$2:.$AI$41];2;0));VLOOKUP([.B57];[.$AH$2:.$AI$41];2;0);1)" office:value-type="float" office:value="1">
            <text:p>1</text:p>
          </table:table-cell>
          <table:table-cell table:formula="of:=IF(ISNUMBER(VLOOKUP([.B57];[.$AK$2:.$AL$41];2;0));VLOOKUP([.B57];[.$AK$2:.$AL$41];2;0);1)" office:value-type="float" office:value="1">
            <text:p>1</text:p>
          </table:table-cell>
          <table:table-cell/>
          <table:table-cell office:value-type="string">
            <text:p>Linda Gourjade</text:p>
          </table:table-cell>
          <table:table-cell office:value-type="float" office:value="0">
            <text:p>0</text:p>
          </table:table-cell>
          <table:table-cell table:number-columns-repeated="13"/>
          <table:table-cell office:value-type="string">
            <text:p>Florent Boudié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Daniel Boisserie</text:p>
          </table:table-cell>
          <table:table-cell table:formula="of:=IF(ISNUMBER(VLOOKUP([.B58];[.$M$2:.$N$202];2;0));VLOOKUP([.B58];[.$M$2:.$N$202];2;0);1)" office:value-type="float" office:value="1">
            <text:p>1</text:p>
          </table:table-cell>
          <table:table-cell table:formula="of:=IF(ISNUMBER(VLOOKUP([.B58];[.$P$2:.$Q$12];2;0));VLOOKUP([.B58];[.$P$2:.$Q$12];2;0);1)" office:value-type="float" office:value="1">
            <text:p>1</text:p>
          </table:table-cell>
          <table:table-cell table:formula="of:=IF(ISNUMBER(VLOOKUP([.B58];[.$S$2:.$T$46];2;0));VLOOKUP([.B58];[.$S$2:.$T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58];[.$V$2:.$W$100];2;0));VLOOKUP([.B58];[.$V$2:.$W$100];2;0);1)" office:value-type="float" office:value="1">
            <text:p>1</text:p>
          </table:table-cell>
          <table:table-cell table:formula="of:=IF(ISNUMBER(VLOOKUP([.B58];[.$AB$2:.$AC$302];2;0));VLOOKUP([.B58];[.$AB$2:.$AC$302];2;0);0)" office:value-type="float" office:value="1">
            <text:p>1</text:p>
          </table:table-cell>
          <table:table-cell table:formula="of:=IF(ISNUMBER(VLOOKUP([.B58];[.$AE$2:.$AF$33];2;0));VLOOKUP([.B58];[.$AE$2:.$AF$33];2;0);1)" office:value-type="float" office:value="1">
            <text:p>1</text:p>
          </table:table-cell>
          <table:table-cell table:formula="of:=IF(ISNUMBER(VLOOKUP([.B58];[.$AH$2:.$AI$41];2;0));VLOOKUP([.B58];[.$AH$2:.$AI$41];2;0);1)" office:value-type="float" office:value="1">
            <text:p>1</text:p>
          </table:table-cell>
          <table:table-cell table:formula="of:=IF(ISNUMBER(VLOOKUP([.B58];[.$AK$2:.$AL$41];2;0));VLOOKUP([.B58];[.$AK$2:.$AL$41];2;0);1)" office:value-type="float" office:value="1">
            <text:p>1</text:p>
          </table:table-cell>
          <table:table-cell/>
          <table:table-cell office:value-type="string">
            <text:p>Lucette Lousteau</text:p>
          </table:table-cell>
          <table:table-cell office:value-type="float" office:value="0">
            <text:p>0</text:p>
          </table:table-cell>
          <table:table-cell table:number-columns-repeated="13"/>
          <table:table-cell office:value-type="string">
            <text:p>François André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Daniel Goldberg</text:p>
          </table:table-cell>
          <table:table-cell table:formula="of:=IF(ISNUMBER(VLOOKUP([.B59];[.$M$2:.$N$202];2;0));VLOOKUP([.B59];[.$M$2:.$N$202];2;0);1)" office:value-type="float" office:value="0">
            <text:p>0</text:p>
          </table:table-cell>
          <table:table-cell table:formula="of:=IF(ISNUMBER(VLOOKUP([.B59];[.$P$2:.$Q$12];2;0));VLOOKUP([.B59];[.$P$2:.$Q$12];2;0);1)" office:value-type="float" office:value="1">
            <text:p>1</text:p>
          </table:table-cell>
          <table:table-cell table:formula="of:=IF(ISNUMBER(VLOOKUP([.B59];[.$S$2:.$T$46];2;0));VLOOKUP([.B59];[.$S$2:.$T$46];2;0);1)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IF(ISNUMBER(VLOOKUP([.B59];[.$V$2:.$W$100];2;0));VLOOKUP([.B59];[.$V$2:.$W$100];2;0);1)" office:value-type="float" office:value="0">
            <text:p>0</text:p>
          </table:table-cell>
          <table:table-cell table:formula="of:=IF(ISNUMBER(VLOOKUP([.B59];[.$AB$2:.$AC$302];2;0));VLOOKUP([.B59];[.$AB$2:.$AC$302];2;0);0)" office:value-type="float" office:value="0">
            <text:p>0</text:p>
          </table:table-cell>
          <table:table-cell table:formula="of:=IF(ISNUMBER(VLOOKUP([.B59];[.$AE$2:.$AF$33];2;0));VLOOKUP([.B59];[.$AE$2:.$AF$33];2;0);1)" office:value-type="float" office:value="0">
            <text:p>0</text:p>
          </table:table-cell>
          <table:table-cell table:formula="of:=IF(ISNUMBER(VLOOKUP([.B59];[.$AH$2:.$AI$41];2;0));VLOOKUP([.B59];[.$AH$2:.$AI$41];2;0);1)" office:value-type="float" office:value="0">
            <text:p>0</text:p>
          </table:table-cell>
          <table:table-cell table:formula="of:=IF(ISNUMBER(VLOOKUP([.B59];[.$AK$2:.$AL$41];2;0));VLOOKUP([.B59];[.$AK$2:.$AL$41];2;0);1)" office:value-type="float" office:value="0">
            <text:p>0</text:p>
          </table:table-cell>
          <table:table-cell/>
          <table:table-cell office:value-type="string">
            <text:p>Marie-Line Reynaud</text:p>
          </table:table-cell>
          <table:table-cell office:value-type="float" office:value="0">
            <text:p>0</text:p>
          </table:table-cell>
          <table:table-cell table:number-columns-repeated="13"/>
          <table:table-cell office:value-type="string">
            <text:p>François Brottes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Daniel Vaillant</text:p>
          </table:table-cell>
          <table:table-cell table:formula="of:=IF(ISNUMBER(VLOOKUP([.B60];[.$M$2:.$N$202];2;0));VLOOKUP([.B60];[.$M$2:.$N$202];2;0);1)" office:value-type="float" office:value="1">
            <text:p>1</text:p>
          </table:table-cell>
          <table:table-cell table:formula="of:=IF(ISNUMBER(VLOOKUP([.B60];[.$P$2:.$Q$12];2;0));VLOOKUP([.B60];[.$P$2:.$Q$12];2;0);1)" office:value-type="float" office:value="1">
            <text:p>1</text:p>
          </table:table-cell>
          <table:table-cell table:formula="of:=IF(ISNUMBER(VLOOKUP([.B60];[.$S$2:.$T$46];2;0));VLOOKUP([.B60];[.$S$2:.$T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60];[.$V$2:.$W$100];2;0));VLOOKUP([.B60];[.$V$2:.$W$100];2;0);1)" office:value-type="float" office:value="1">
            <text:p>1</text:p>
          </table:table-cell>
          <table:table-cell table:formula="of:=IF(ISNUMBER(VLOOKUP([.B60];[.$AB$2:.$AC$302];2;0));VLOOKUP([.B60];[.$AB$2:.$AC$302];2;0);0)" office:value-type="float" office:value="1">
            <text:p>1</text:p>
          </table:table-cell>
          <table:table-cell table:formula="of:=IF(ISNUMBER(VLOOKUP([.B60];[.$AE$2:.$AF$33];2;0));VLOOKUP([.B60];[.$AE$2:.$AF$33];2;0);1)" office:value-type="float" office:value="1">
            <text:p>1</text:p>
          </table:table-cell>
          <table:table-cell table:formula="of:=IF(ISNUMBER(VLOOKUP([.B60];[.$AH$2:.$AI$41];2;0));VLOOKUP([.B60];[.$AH$2:.$AI$41];2;0);1)" office:value-type="float" office:value="1">
            <text:p>1</text:p>
          </table:table-cell>
          <table:table-cell table:formula="of:=IF(ISNUMBER(VLOOKUP([.B60];[.$AK$2:.$AL$41];2;0));VLOOKUP([.B60];[.$AK$2:.$AL$41];2;0);1)" office:value-type="float" office:value="1">
            <text:p>1</text:p>
          </table:table-cell>
          <table:table-cell/>
          <table:table-cell office:value-type="string">
            <text:p>Marie-Lou Marcel</text:p>
          </table:table-cell>
          <table:table-cell office:value-type="float" office:value="0">
            <text:p>0</text:p>
          </table:table-cell>
          <table:table-cell table:number-columns-repeated="13"/>
          <table:table-cell office:value-type="string">
            <text:p>François Loncle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David Habib</text:p>
          </table:table-cell>
          <table:table-cell table:formula="of:=IF(ISNUMBER(VLOOKUP([.B61];[.$M$2:.$N$202];2;0));VLOOKUP([.B61];[.$M$2:.$N$202];2;0);1)" office:value-type="float" office:value="1">
            <text:p>1</text:p>
          </table:table-cell>
          <table:table-cell table:formula="of:=IF(ISNUMBER(VLOOKUP([.B61];[.$P$2:.$Q$12];2;0));VLOOKUP([.B61];[.$P$2:.$Q$12];2;0);1)" office:value-type="float" office:value="1">
            <text:p>1</text:p>
          </table:table-cell>
          <table:table-cell table:formula="of:=IF(ISNUMBER(VLOOKUP([.B61];[.$S$2:.$T$46];2;0));VLOOKUP([.B61];[.$S$2:.$T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61];[.$V$2:.$W$100];2;0));VLOOKUP([.B61];[.$V$2:.$W$100];2;0);1)" office:value-type="float" office:value="1">
            <text:p>1</text:p>
          </table:table-cell>
          <table:table-cell table:formula="of:=IF(ISNUMBER(VLOOKUP([.B61];[.$AB$2:.$AC$302];2;0));VLOOKUP([.B61];[.$AB$2:.$AC$302];2;0);0)" office:value-type="float" office:value="1">
            <text:p>1</text:p>
          </table:table-cell>
          <table:table-cell table:formula="of:=IF(ISNUMBER(VLOOKUP([.B61];[.$AE$2:.$AF$33];2;0));VLOOKUP([.B61];[.$AE$2:.$AF$33];2;0);1)" office:value-type="float" office:value="1">
            <text:p>1</text:p>
          </table:table-cell>
          <table:table-cell table:formula="of:=IF(ISNUMBER(VLOOKUP([.B61];[.$AH$2:.$AI$41];2;0));VLOOKUP([.B61];[.$AH$2:.$AI$41];2;0);1)" office:value-type="float" office:value="1">
            <text:p>1</text:p>
          </table:table-cell>
          <table:table-cell table:formula="of:=IF(ISNUMBER(VLOOKUP([.B61];[.$AK$2:.$AL$41];2;0));VLOOKUP([.B61];[.$AK$2:.$AL$41];2;0);1)" office:value-type="float" office:value="1">
            <text:p>1</text:p>
          </table:table-cell>
          <table:table-cell/>
          <table:table-cell office:value-type="string">
            <text:p>Marie-Noëlle Lienemann</text:p>
          </table:table-cell>
          <table:table-cell office:value-type="float" office:value="0">
            <text:p>0</text:p>
          </table:table-cell>
          <table:table-cell table:number-columns-repeated="13"/>
          <table:table-cell office:value-type="string">
            <text:p>François Pupponi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Delphine Batho</text:p>
          </table:table-cell>
          <table:table-cell table:formula="of:=IF(ISNUMBER(VLOOKUP([.B62];[.$M$2:.$N$202];2;0));VLOOKUP([.B62];[.$M$2:.$N$202];2;0);1)" office:value-type="float" office:value="1">
            <text:p>1</text:p>
          </table:table-cell>
          <table:table-cell table:formula="of:=IF(ISNUMBER(VLOOKUP([.B62];[.$P$2:.$Q$12];2;0));VLOOKUP([.B62];[.$P$2:.$Q$12];2;0);1)" office:value-type="float" office:value="1">
            <text:p>1</text:p>
          </table:table-cell>
          <table:table-cell table:formula="of:=IF(ISNUMBER(VLOOKUP([.B62];[.$S$2:.$T$46];2;0));VLOOKUP([.B62];[.$S$2:.$T$46];2;0);1)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IF(ISNUMBER(VLOOKUP([.B62];[.$V$2:.$W$100];2;0));VLOOKUP([.B62];[.$V$2:.$W$100];2;0);1)" office:value-type="float" office:value="1">
            <text:p>1</text:p>
          </table:table-cell>
          <table:table-cell table:formula="of:=IF(ISNUMBER(VLOOKUP([.B62];[.$AB$2:.$AC$302];2;0));VLOOKUP([.B62];[.$AB$2:.$AC$302];2;0);0)" office:value-type="float" office:value="0">
            <text:p>0</text:p>
          </table:table-cell>
          <table:table-cell table:formula="of:=IF(ISNUMBER(VLOOKUP([.B62];[.$AE$2:.$AF$33];2;0));VLOOKUP([.B62];[.$AE$2:.$AF$33];2;0);1)" office:value-type="float" office:value="1">
            <text:p>1</text:p>
          </table:table-cell>
          <table:table-cell table:formula="of:=IF(ISNUMBER(VLOOKUP([.B62];[.$AH$2:.$AI$41];2;0));VLOOKUP([.B62];[.$AH$2:.$AI$41];2;0);1)" office:value-type="float" office:value="0">
            <text:p>0</text:p>
          </table:table-cell>
          <table:table-cell table:formula="of:=IF(ISNUMBER(VLOOKUP([.B62];[.$AK$2:.$AL$41];2;0));VLOOKUP([.B62];[.$AK$2:.$AL$41];2;0);1)" office:value-type="float" office:value="1">
            <text:p>1</text:p>
          </table:table-cell>
          <table:table-cell/>
          <table:table-cell office:value-type="string">
            <text:p>Mathieu Hanotin</text:p>
          </table:table-cell>
          <table:table-cell office:value-type="float" office:value="0">
            <text:p>0</text:p>
          </table:table-cell>
          <table:table-cell table:number-columns-repeated="13"/>
          <table:table-cell office:value-type="string">
            <text:p>Françoise Descamps-Crosnier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Denys Robiliard</text:p>
          </table:table-cell>
          <table:table-cell table:formula="of:=IF(ISNUMBER(VLOOKUP([.B63];[.$M$2:.$N$202];2;0));VLOOKUP([.B63];[.$M$2:.$N$202];2;0);1)" office:value-type="float" office:value="0">
            <text:p>0</text:p>
          </table:table-cell>
          <table:table-cell table:formula="of:=IF(ISNUMBER(VLOOKUP([.B63];[.$P$2:.$Q$12];2;0));VLOOKUP([.B63];[.$P$2:.$Q$12];2;0);1)" office:value-type="float" office:value="1">
            <text:p>1</text:p>
          </table:table-cell>
          <table:table-cell table:formula="of:=IF(ISNUMBER(VLOOKUP([.B63];[.$S$2:.$T$46];2;0));VLOOKUP([.B63];[.$S$2:.$T$46];2;0);1)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IF(ISNUMBER(VLOOKUP([.B63];[.$V$2:.$W$100];2;0));VLOOKUP([.B63];[.$V$2:.$W$100];2;0);1)" office:value-type="float" office:value="0">
            <text:p>0</text:p>
          </table:table-cell>
          <table:table-cell table:formula="of:=IF(ISNUMBER(VLOOKUP([.B63];[.$AB$2:.$AC$302];2;0));VLOOKUP([.B63];[.$AB$2:.$AC$302];2;0);0)" office:value-type="float" office:value="0">
            <text:p>0</text:p>
          </table:table-cell>
          <table:table-cell table:formula="of:=IF(ISNUMBER(VLOOKUP([.B63];[.$AE$2:.$AF$33];2;0));VLOOKUP([.B63];[.$AE$2:.$AF$33];2;0);1)" office:value-type="float" office:value="0">
            <text:p>0</text:p>
          </table:table-cell>
          <table:table-cell table:formula="of:=IF(ISNUMBER(VLOOKUP([.B63];[.$AH$2:.$AI$41];2;0));VLOOKUP([.B63];[.$AH$2:.$AI$41];2;0);1)" office:value-type="float" office:value="0">
            <text:p>0</text:p>
          </table:table-cell>
          <table:table-cell table:formula="of:=IF(ISNUMBER(VLOOKUP([.B63];[.$AK$2:.$AL$41];2;0));VLOOKUP([.B63];[.$AK$2:.$AL$41];2;0);1)" office:value-type="float" office:value="0">
            <text:p>0</text:p>
          </table:table-cell>
          <table:table-cell/>
          <table:table-cell office:value-type="string">
            <text:p>Maud Olivier</text:p>
          </table:table-cell>
          <table:table-cell office:value-type="float" office:value="0">
            <text:p>0</text:p>
          </table:table-cell>
          <table:table-cell table:number-columns-repeated="13"/>
          <table:table-cell office:value-type="string">
            <text:p>Françoise Dubois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Dominique Baert</text:p>
          </table:table-cell>
          <table:table-cell table:formula="of:=IF(ISNUMBER(VLOOKUP([.B64];[.$M$2:.$N$202];2;0));VLOOKUP([.B64];[.$M$2:.$N$202];2;0);1)" office:value-type="float" office:value="1">
            <text:p>1</text:p>
          </table:table-cell>
          <table:table-cell table:formula="of:=IF(ISNUMBER(VLOOKUP([.B64];[.$P$2:.$Q$12];2;0));VLOOKUP([.B64];[.$P$2:.$Q$12];2;0);1)" office:value-type="float" office:value="1">
            <text:p>1</text:p>
          </table:table-cell>
          <table:table-cell table:formula="of:=IF(ISNUMBER(VLOOKUP([.B64];[.$S$2:.$T$46];2;0));VLOOKUP([.B64];[.$S$2:.$T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64];[.$V$2:.$W$100];2;0));VLOOKUP([.B64];[.$V$2:.$W$100];2;0);1)" office:value-type="float" office:value="1">
            <text:p>1</text:p>
          </table:table-cell>
          <table:table-cell table:formula="of:=IF(ISNUMBER(VLOOKUP([.B64];[.$AB$2:.$AC$302];2;0));VLOOKUP([.B64];[.$AB$2:.$AC$302];2;0);0)" office:value-type="float" office:value="1">
            <text:p>1</text:p>
          </table:table-cell>
          <table:table-cell table:formula="of:=IF(ISNUMBER(VLOOKUP([.B64];[.$AE$2:.$AF$33];2;0));VLOOKUP([.B64];[.$AE$2:.$AF$33];2;0);1)" office:value-type="float" office:value="1">
            <text:p>1</text:p>
          </table:table-cell>
          <table:table-cell table:formula="of:=IF(ISNUMBER(VLOOKUP([.B64];[.$AH$2:.$AI$41];2;0));VLOOKUP([.B64];[.$AH$2:.$AI$41];2;0);1)" office:value-type="float" office:value="1">
            <text:p>1</text:p>
          </table:table-cell>
          <table:table-cell table:formula="of:=IF(ISNUMBER(VLOOKUP([.B64];[.$AK$2:.$AL$41];2;0));VLOOKUP([.B64];[.$AK$2:.$AL$41];2;0);1)" office:value-type="float" office:value="1">
            <text:p>1</text:p>
          </table:table-cell>
          <table:table-cell/>
          <table:table-cell office:value-type="string">
            <text:p>Michel Lefait</text:p>
          </table:table-cell>
          <table:table-cell office:value-type="float" office:value="0">
            <text:p>0</text:p>
          </table:table-cell>
          <table:table-cell table:number-columns-repeated="13"/>
          <table:table-cell office:value-type="string">
            <text:p>Françoise Dumas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Dominique Chauvel</text:p>
          </table:table-cell>
          <table:table-cell table:formula="of:=IF(ISNUMBER(VLOOKUP([.B65];[.$M$2:.$N$202];2;0));VLOOKUP([.B65];[.$M$2:.$N$202];2;0);1)" office:value-type="float" office:value="0">
            <text:p>0</text:p>
          </table:table-cell>
          <table:table-cell table:formula="of:=IF(ISNUMBER(VLOOKUP([.B65];[.$P$2:.$Q$12];2;0));VLOOKUP([.B65];[.$P$2:.$Q$12];2;0);1)" office:value-type="float" office:value="1">
            <text:p>1</text:p>
          </table:table-cell>
          <table:table-cell table:formula="of:=IF(ISNUMBER(VLOOKUP([.B65];[.$S$2:.$T$46];2;0));VLOOKUP([.B65];[.$S$2:.$T$46];2;0);1)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IF(ISNUMBER(VLOOKUP([.B65];[.$V$2:.$W$100];2;0));VLOOKUP([.B65];[.$V$2:.$W$100];2;0);1)" office:value-type="float" office:value="0">
            <text:p>0</text:p>
          </table:table-cell>
          <table:table-cell table:formula="of:=IF(ISNUMBER(VLOOKUP([.B65];[.$AB$2:.$AC$302];2;0));VLOOKUP([.B65];[.$AB$2:.$AC$302];2;0);0)" office:value-type="float" office:value="0">
            <text:p>0</text:p>
          </table:table-cell>
          <table:table-cell table:formula="of:=IF(ISNUMBER(VLOOKUP([.B65];[.$AE$2:.$AF$33];2;0));VLOOKUP([.B65];[.$AE$2:.$AF$33];2;0);1)" office:value-type="float" office:value="0">
            <text:p>0</text:p>
          </table:table-cell>
          <table:table-cell table:formula="of:=IF(ISNUMBER(VLOOKUP([.B65];[.$AH$2:.$AI$41];2;0));VLOOKUP([.B65];[.$AH$2:.$AI$41];2;0);1)" office:value-type="float" office:value="0">
            <text:p>0</text:p>
          </table:table-cell>
          <table:table-cell table:formula="of:=IF(ISNUMBER(VLOOKUP([.B65];[.$AK$2:.$AL$41];2;0));VLOOKUP([.B65];[.$AK$2:.$AL$41];2;0);1)" office:value-type="float" office:value="0">
            <text:p>0</text:p>
          </table:table-cell>
          <table:table-cell/>
          <table:table-cell office:value-type="string">
            <text:p>Michel Lesage</text:p>
          </table:table-cell>
          <table:table-cell office:value-type="float" office:value="0">
            <text:p>0</text:p>
          </table:table-cell>
          <table:table-cell table:number-columns-repeated="13"/>
          <table:table-cell office:value-type="string">
            <text:p>Françoise Imbert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Dominique Lefebvre</text:p>
          </table:table-cell>
          <table:table-cell table:formula="of:=IF(ISNUMBER(VLOOKUP([.B66];[.$M$2:.$N$202];2;0));VLOOKUP([.B66];[.$M$2:.$N$202];2;0);1)" office:value-type="float" office:value="1">
            <text:p>1</text:p>
          </table:table-cell>
          <table:table-cell table:formula="of:=IF(ISNUMBER(VLOOKUP([.B66];[.$P$2:.$Q$12];2;0));VLOOKUP([.B66];[.$P$2:.$Q$12];2;0);1)" office:value-type="float" office:value="1">
            <text:p>1</text:p>
          </table:table-cell>
          <table:table-cell table:formula="of:=IF(ISNUMBER(VLOOKUP([.B66];[.$S$2:.$T$46];2;0));VLOOKUP([.B66];[.$S$2:.$T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66];[.$V$2:.$W$100];2;0));VLOOKUP([.B66];[.$V$2:.$W$100];2;0);1)" office:value-type="float" office:value="1">
            <text:p>1</text:p>
          </table:table-cell>
          <table:table-cell table:formula="of:=IF(ISNUMBER(VLOOKUP([.B66];[.$AB$2:.$AC$302];2;0));VLOOKUP([.B66];[.$AB$2:.$AC$302];2;0);0)" office:value-type="float" office:value="1">
            <text:p>1</text:p>
          </table:table-cell>
          <table:table-cell table:formula="of:=IF(ISNUMBER(VLOOKUP([.B66];[.$AE$2:.$AF$33];2;0));VLOOKUP([.B66];[.$AE$2:.$AF$33];2;0);1)" office:value-type="float" office:value="1">
            <text:p>1</text:p>
          </table:table-cell>
          <table:table-cell table:formula="of:=IF(ISNUMBER(VLOOKUP([.B66];[.$AH$2:.$AI$41];2;0));VLOOKUP([.B66];[.$AH$2:.$AI$41];2;0);1)" office:value-type="float" office:value="1">
            <text:p>1</text:p>
          </table:table-cell>
          <table:table-cell table:formula="of:=IF(ISNUMBER(VLOOKUP([.B66];[.$AK$2:.$AL$41];2;0));VLOOKUP([.B66];[.$AK$2:.$AL$41];2;0);1)" office:value-type="float" office:value="1">
            <text:p>1</text:p>
          </table:table-cell>
          <table:table-cell/>
          <table:table-cell office:value-type="string">
            <text:p>Michel Pouzol</text:p>
          </table:table-cell>
          <table:table-cell office:value-type="float" office:value="0">
            <text:p>0</text:p>
          </table:table-cell>
          <table:table-cell table:number-columns-repeated="13"/>
          <table:table-cell office:value-type="string">
            <text:p>Frédéric Barbier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Dominique Potier</text:p>
          </table:table-cell>
          <table:table-cell table:formula="of:=IF(ISNUMBER(VLOOKUP([.B67];[.$M$2:.$N$202];2;0));VLOOKUP([.B67];[.$M$2:.$N$202];2;0);1)" office:value-type="float" office:value="0">
            <text:p>0</text:p>
          </table:table-cell>
          <table:table-cell table:formula="of:=IF(ISNUMBER(VLOOKUP([.B67];[.$P$2:.$Q$12];2;0));VLOOKUP([.B67];[.$P$2:.$Q$12];2;0);1)" office:value-type="float" office:value="1">
            <text:p>1</text:p>
          </table:table-cell>
          <table:table-cell table:formula="of:=IF(ISNUMBER(VLOOKUP([.B67];[.$S$2:.$T$46];2;0));VLOOKUP([.B67];[.$S$2:.$T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67];[.$V$2:.$W$100];2;0));VLOOKUP([.B67];[.$V$2:.$W$100];2;0);1)" office:value-type="float" office:value="1">
            <text:p>1</text:p>
          </table:table-cell>
          <table:table-cell table:formula="of:=IF(ISNUMBER(VLOOKUP([.B67];[.$AB$2:.$AC$302];2;0));VLOOKUP([.B67];[.$AB$2:.$AC$302];2;0);0)" office:value-type="float" office:value="0">
            <text:p>0</text:p>
          </table:table-cell>
          <table:table-cell table:formula="of:=IF(ISNUMBER(VLOOKUP([.B67];[.$AE$2:.$AF$33];2;0));VLOOKUP([.B67];[.$AE$2:.$AF$33];2;0);1)" office:value-type="float" office:value="1">
            <text:p>1</text:p>
          </table:table-cell>
          <table:table-cell table:formula="of:=IF(ISNUMBER(VLOOKUP([.B67];[.$AH$2:.$AI$41];2;0));VLOOKUP([.B67];[.$AH$2:.$AI$41];2;0);1)" office:value-type="float" office:value="1">
            <text:p>1</text:p>
          </table:table-cell>
          <table:table-cell table:formula="of:=IF(ISNUMBER(VLOOKUP([.B67];[.$AK$2:.$AL$41];2;0));VLOOKUP([.B67];[.$AK$2:.$AL$41];2;0);1)" office:value-type="float" office:value="1">
            <text:p>1</text:p>
          </table:table-cell>
          <table:table-cell/>
          <table:table-cell office:value-type="string">
            <text:p>Michel Vergnier</text:p>
          </table:table-cell>
          <table:table-cell office:value-type="float" office:value="0">
            <text:p>0</text:p>
          </table:table-cell>
          <table:table-cell table:number-columns-repeated="13"/>
          <table:table-cell office:value-type="string">
            <text:p>Frédéric Roig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Dominique Raimbourg</text:p>
          </table:table-cell>
          <table:table-cell table:formula="of:=IF(ISNUMBER(VLOOKUP([.B68];[.$M$2:.$N$202];2;0));VLOOKUP([.B68];[.$M$2:.$N$202];2;0);1)" office:value-type="float" office:value="1">
            <text:p>1</text:p>
          </table:table-cell>
          <table:table-cell table:formula="of:=IF(ISNUMBER(VLOOKUP([.B68];[.$P$2:.$Q$12];2;0));VLOOKUP([.B68];[.$P$2:.$Q$12];2;0);1)" office:value-type="float" office:value="1">
            <text:p>1</text:p>
          </table:table-cell>
          <table:table-cell table:formula="of:=IF(ISNUMBER(VLOOKUP([.B68];[.$S$2:.$T$46];2;0));VLOOKUP([.B68];[.$S$2:.$T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68];[.$V$2:.$W$100];2;0));VLOOKUP([.B68];[.$V$2:.$W$100];2;0);1)" office:value-type="float" office:value="1">
            <text:p>1</text:p>
          </table:table-cell>
          <table:table-cell table:formula="of:=IF(ISNUMBER(VLOOKUP([.B68];[.$AB$2:.$AC$302];2;0));VLOOKUP([.B68];[.$AB$2:.$AC$302];2;0);0)" office:value-type="float" office:value="1">
            <text:p>1</text:p>
          </table:table-cell>
          <table:table-cell table:formula="of:=IF(ISNUMBER(VLOOKUP([.B68];[.$AE$2:.$AF$33];2;0));VLOOKUP([.B68];[.$AE$2:.$AF$33];2;0);1)" office:value-type="float" office:value="1">
            <text:p>1</text:p>
          </table:table-cell>
          <table:table-cell table:formula="of:=IF(ISNUMBER(VLOOKUP([.B68];[.$AH$2:.$AI$41];2;0));VLOOKUP([.B68];[.$AH$2:.$AI$41];2;0);1)" office:value-type="float" office:value="1">
            <text:p>1</text:p>
          </table:table-cell>
          <table:table-cell table:formula="of:=IF(ISNUMBER(VLOOKUP([.B68];[.$AK$2:.$AL$41];2;0));VLOOKUP([.B68];[.$AK$2:.$AL$41];2;0);1)" office:value-type="float" office:value="1">
            <text:p>1</text:p>
          </table:table-cell>
          <table:table-cell/>
          <table:table-cell office:value-type="string">
            <text:p>Nathalie Chabanne</text:p>
          </table:table-cell>
          <table:table-cell office:value-type="float" office:value="0">
            <text:p>0</text:p>
          </table:table-cell>
          <table:table-cell table:number-columns-repeated="13"/>
          <table:table-cell office:value-type="string">
            <text:p>Frédérique Massat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Edith Gueugneau</text:p>
          </table:table-cell>
          <table:table-cell table:formula="of:=IF(ISNUMBER(VLOOKUP([.B69];[.$M$2:.$N$202];2;0));VLOOKUP([.B69];[.$M$2:.$N$202];2;0);1)" office:value-type="float" office:value="0">
            <text:p>0</text:p>
          </table:table-cell>
          <table:table-cell table:formula="of:=IF(ISNUMBER(VLOOKUP([.B69];[.$P$2:.$Q$12];2;0));VLOOKUP([.B69];[.$P$2:.$Q$12];2;0);1)" office:value-type="float" office:value="1">
            <text:p>1</text:p>
          </table:table-cell>
          <table:table-cell table:formula="of:=IF(ISNUMBER(VLOOKUP([.B69];[.$S$2:.$T$46];2;0));VLOOKUP([.B69];[.$S$2:.$T$46];2;0);1)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IF(ISNUMBER(VLOOKUP([.B69];[.$V$2:.$W$100];2;0));VLOOKUP([.B69];[.$V$2:.$W$100];2;0);1)" office:value-type="float" office:value="0">
            <text:p>0</text:p>
          </table:table-cell>
          <table:table-cell table:formula="of:=IF(ISNUMBER(VLOOKUP([.B69];[.$AB$2:.$AC$302];2;0));VLOOKUP([.B69];[.$AB$2:.$AC$302];2;0);0)" office:value-type="float" office:value="0">
            <text:p>0</text:p>
          </table:table-cell>
          <table:table-cell table:formula="of:=IF(ISNUMBER(VLOOKUP([.B69];[.$AE$2:.$AF$33];2;0));VLOOKUP([.B69];[.$AE$2:.$AF$33];2;0);1)" office:value-type="float" office:value="0">
            <text:p>0</text:p>
          </table:table-cell>
          <table:table-cell table:formula="of:=IF(ISNUMBER(VLOOKUP([.B69];[.$AH$2:.$AI$41];2;0));VLOOKUP([.B69];[.$AH$2:.$AI$41];2;0);1)" office:value-type="float" office:value="0">
            <text:p>0</text:p>
          </table:table-cell>
          <table:table-cell table:formula="of:=IF(ISNUMBER(VLOOKUP([.B69];[.$AK$2:.$AL$41];2;0));VLOOKUP([.B69];[.$AK$2:.$AL$41];2;0);1)" office:value-type="float" office:value="0">
            <text:p>0</text:p>
          </table:table-cell>
          <table:table-cell/>
          <table:table-cell office:value-type="string">
            <text:p>Olivier Dussopt</text:p>
          </table:table-cell>
          <table:table-cell office:value-type="float" office:value="0">
            <text:p>0</text:p>
          </table:table-cell>
          <table:table-cell table:number-columns-repeated="13"/>
          <table:table-cell office:value-type="string">
            <text:p>Gabrielle Louis-Carabin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Eduardo Rihan Cypel</text:p>
          </table:table-cell>
          <table:table-cell table:formula="of:=IF(ISNUMBER(VLOOKUP([.B70];[.$M$2:.$N$202];2;0));VLOOKUP([.B70];[.$M$2:.$N$202];2;0);1)" office:value-type="float" office:value="1">
            <text:p>1</text:p>
          </table:table-cell>
          <table:table-cell table:formula="of:=IF(ISNUMBER(VLOOKUP([.B70];[.$P$2:.$Q$12];2;0));VLOOKUP([.B70];[.$P$2:.$Q$12];2;0);1)" office:value-type="float" office:value="1">
            <text:p>1</text:p>
          </table:table-cell>
          <table:table-cell table:formula="of:=IF(ISNUMBER(VLOOKUP([.B70];[.$S$2:.$T$46];2;0));VLOOKUP([.B70];[.$S$2:.$T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70];[.$V$2:.$W$100];2;0));VLOOKUP([.B70];[.$V$2:.$W$100];2;0);1)" office:value-type="float" office:value="1">
            <text:p>1</text:p>
          </table:table-cell>
          <table:table-cell table:formula="of:=IF(ISNUMBER(VLOOKUP([.B70];[.$AB$2:.$AC$302];2;0));VLOOKUP([.B70];[.$AB$2:.$AC$302];2;0);0)" office:value-type="float" office:value="1">
            <text:p>1</text:p>
          </table:table-cell>
          <table:table-cell table:formula="of:=IF(ISNUMBER(VLOOKUP([.B70];[.$AE$2:.$AF$33];2;0));VLOOKUP([.B70];[.$AE$2:.$AF$33];2;0);1)" office:value-type="float" office:value="1">
            <text:p>1</text:p>
          </table:table-cell>
          <table:table-cell table:formula="of:=IF(ISNUMBER(VLOOKUP([.B70];[.$AH$2:.$AI$41];2;0));VLOOKUP([.B70];[.$AH$2:.$AI$41];2;0);1)" office:value-type="float" office:value="1">
            <text:p>1</text:p>
          </table:table-cell>
          <table:table-cell table:formula="of:=IF(ISNUMBER(VLOOKUP([.B70];[.$AK$2:.$AL$41];2;0));VLOOKUP([.B70];[.$AK$2:.$AL$41];2;0);1)" office:value-type="float" office:value="1">
            <text:p>1</text:p>
          </table:table-cell>
          <table:table-cell/>
          <table:table-cell office:value-type="string">
            <text:p>Paola Zanetti</text:p>
          </table:table-cell>
          <table:table-cell office:value-type="float" office:value="0">
            <text:p>0</text:p>
          </table:table-cell>
          <table:table-cell table:number-columns-repeated="13"/>
          <table:table-cell office:value-type="string">
            <text:p>Geneviève Gaillard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Élisabeth Guigou</text:p>
          </table:table-cell>
          <table:table-cell table:formula="of:=IF(ISNUMBER(VLOOKUP([.B71];[.$M$2:.$N$202];2;0));VLOOKUP([.B71];[.$M$2:.$N$202];2;0);1)" office:value-type="float" office:value="1">
            <text:p>1</text:p>
          </table:table-cell>
          <table:table-cell table:formula="of:=IF(ISNUMBER(VLOOKUP([.B71];[.$P$2:.$Q$12];2;0));VLOOKUP([.B71];[.$P$2:.$Q$12];2;0);1)" office:value-type="float" office:value="1">
            <text:p>1</text:p>
          </table:table-cell>
          <table:table-cell table:formula="of:=IF(ISNUMBER(VLOOKUP([.B71];[.$S$2:.$T$46];2;0));VLOOKUP([.B71];[.$S$2:.$T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71];[.$V$2:.$W$100];2;0));VLOOKUP([.B71];[.$V$2:.$W$100];2;0);1)" office:value-type="float" office:value="1">
            <text:p>1</text:p>
          </table:table-cell>
          <table:table-cell table:formula="of:=IF(ISNUMBER(VLOOKUP([.B71];[.$AB$2:.$AC$302];2;0));VLOOKUP([.B71];[.$AB$2:.$AC$302];2;0);0)" office:value-type="float" office:value="1">
            <text:p>1</text:p>
          </table:table-cell>
          <table:table-cell table:formula="of:=IF(ISNUMBER(VLOOKUP([.B71];[.$AE$2:.$AF$33];2;0));VLOOKUP([.B71];[.$AE$2:.$AF$33];2;0);1)" office:value-type="float" office:value="1">
            <text:p>1</text:p>
          </table:table-cell>
          <table:table-cell table:formula="of:=IF(ISNUMBER(VLOOKUP([.B71];[.$AH$2:.$AI$41];2;0));VLOOKUP([.B71];[.$AH$2:.$AI$41];2;0);1)" office:value-type="float" office:value="1">
            <text:p>1</text:p>
          </table:table-cell>
          <table:table-cell table:formula="of:=IF(ISNUMBER(VLOOKUP([.B71];[.$AK$2:.$AL$41];2;0));VLOOKUP([.B71];[.$AK$2:.$AL$41];2;0);1)" office:value-type="float" office:value="1">
            <text:p>1</text:p>
          </table:table-cell>
          <table:table-cell/>
          <table:table-cell office:value-type="string">
            <text:p>Pascal Cherki</text:p>
          </table:table-cell>
          <table:table-cell office:value-type="float" office:value="0">
            <text:p>0</text:p>
          </table:table-cell>
          <table:table-cell table:number-columns-repeated="13"/>
          <table:table-cell office:value-type="string">
            <text:p>Geneviève Gosselin-Fleury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Elisabeth Pochon</text:p>
          </table:table-cell>
          <table:table-cell table:formula="of:=IF(ISNUMBER(VLOOKUP([.B72];[.$M$2:.$N$202];2;0));VLOOKUP([.B72];[.$M$2:.$N$202];2;0);1)" office:value-type="float" office:value="1">
            <text:p>1</text:p>
          </table:table-cell>
          <table:table-cell table:formula="of:=IF(ISNUMBER(VLOOKUP([.B72];[.$P$2:.$Q$12];2;0));VLOOKUP([.B72];[.$P$2:.$Q$12];2;0);1)" office:value-type="float" office:value="1">
            <text:p>1</text:p>
          </table:table-cell>
          <table:table-cell table:formula="of:=IF(ISNUMBER(VLOOKUP([.B72];[.$S$2:.$T$46];2;0));VLOOKUP([.B72];[.$S$2:.$T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72];[.$V$2:.$W$100];2;0));VLOOKUP([.B72];[.$V$2:.$W$100];2;0);1)" office:value-type="float" office:value="1">
            <text:p>1</text:p>
          </table:table-cell>
          <table:table-cell table:formula="of:=IF(ISNUMBER(VLOOKUP([.B72];[.$AB$2:.$AC$302];2;0));VLOOKUP([.B72];[.$AB$2:.$AC$302];2;0);0)" office:value-type="float" office:value="1">
            <text:p>1</text:p>
          </table:table-cell>
          <table:table-cell table:formula="of:=IF(ISNUMBER(VLOOKUP([.B72];[.$AE$2:.$AF$33];2;0));VLOOKUP([.B72];[.$AE$2:.$AF$33];2;0);1)" office:value-type="float" office:value="1">
            <text:p>1</text:p>
          </table:table-cell>
          <table:table-cell table:formula="of:=IF(ISNUMBER(VLOOKUP([.B72];[.$AH$2:.$AI$41];2;0));VLOOKUP([.B72];[.$AH$2:.$AI$41];2;0);1)" office:value-type="float" office:value="1">
            <text:p>1</text:p>
          </table:table-cell>
          <table:table-cell table:formula="of:=IF(ISNUMBER(VLOOKUP([.B72];[.$AK$2:.$AL$41];2;0));VLOOKUP([.B72];[.$AK$2:.$AL$41];2;0);1)" office:value-type="float" office:value="1">
            <text:p>1</text:p>
          </table:table-cell>
          <table:table-cell/>
          <table:table-cell office:value-type="string">
            <text:p>Pascale Crozon</text:p>
          </table:table-cell>
          <table:table-cell office:value-type="float" office:value="0">
            <text:p>0</text:p>
          </table:table-cell>
          <table:table-cell table:number-columns-repeated="13"/>
          <table:table-cell office:value-type="string">
            <text:p>Gérard Bapt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Emeric Bréhier</text:p>
          </table:table-cell>
          <table:table-cell table:formula="of:=IF(ISNUMBER(VLOOKUP([.B73];[.$M$2:.$N$202];2;0));VLOOKUP([.B73];[.$M$2:.$N$202];2;0);1)" office:value-type="float" office:value="1">
            <text:p>1</text:p>
          </table:table-cell>
          <table:table-cell table:formula="of:=IF(ISNUMBER(VLOOKUP([.B73];[.$P$2:.$Q$12];2;0));VLOOKUP([.B73];[.$P$2:.$Q$12];2;0);1)" office:value-type="float" office:value="1">
            <text:p>1</text:p>
          </table:table-cell>
          <table:table-cell table:formula="of:=IF(ISNUMBER(VLOOKUP([.B73];[.$S$2:.$T$46];2;0));VLOOKUP([.B73];[.$S$2:.$T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73];[.$V$2:.$W$100];2;0));VLOOKUP([.B73];[.$V$2:.$W$100];2;0);1)" office:value-type="float" office:value="1">
            <text:p>1</text:p>
          </table:table-cell>
          <table:table-cell table:formula="of:=IF(ISNUMBER(VLOOKUP([.B73];[.$AB$2:.$AC$302];2;0));VLOOKUP([.B73];[.$AB$2:.$AC$302];2;0);0)" office:value-type="float" office:value="1">
            <text:p>1</text:p>
          </table:table-cell>
          <table:table-cell table:formula="of:=IF(ISNUMBER(VLOOKUP([.B73];[.$AE$2:.$AF$33];2;0));VLOOKUP([.B73];[.$AE$2:.$AF$33];2;0);1)" office:value-type="float" office:value="1">
            <text:p>1</text:p>
          </table:table-cell>
          <table:table-cell table:formula="of:=IF(ISNUMBER(VLOOKUP([.B73];[.$AH$2:.$AI$41];2;0));VLOOKUP([.B73];[.$AH$2:.$AI$41];2;0);1)" office:value-type="float" office:value="1">
            <text:p>1</text:p>
          </table:table-cell>
          <table:table-cell table:formula="of:=IF(ISNUMBER(VLOOKUP([.B73];[.$AK$2:.$AL$41];2;0));VLOOKUP([.B73];[.$AK$2:.$AL$41];2;0);1)" office:value-type="float" office:value="1">
            <text:p>1</text:p>
          </table:table-cell>
          <table:table-cell/>
          <table:table-cell office:value-type="string">
            <text:p>Patrick Bloche</text:p>
          </table:table-cell>
          <table:table-cell office:value-type="float" office:value="0">
            <text:p>0</text:p>
          </table:table-cell>
          <table:table-cell table:number-columns-repeated="13"/>
          <table:table-cell office:value-type="string">
            <text:p>Gérard Terrier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Émilienne Poumirol</text:p>
          </table:table-cell>
          <table:table-cell table:formula="of:=IF(ISNUMBER(VLOOKUP([.B74];[.$M$2:.$N$202];2;0));VLOOKUP([.B74];[.$M$2:.$N$202];2;0);1)" office:value-type="float" office:value="1">
            <text:p>1</text:p>
          </table:table-cell>
          <table:table-cell table:formula="of:=IF(ISNUMBER(VLOOKUP([.B74];[.$P$2:.$Q$12];2;0));VLOOKUP([.B74];[.$P$2:.$Q$12];2;0);1)" office:value-type="float" office:value="1">
            <text:p>1</text:p>
          </table:table-cell>
          <table:table-cell table:formula="of:=IF(ISNUMBER(VLOOKUP([.B74];[.$S$2:.$T$46];2;0));VLOOKUP([.B74];[.$S$2:.$T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74];[.$V$2:.$W$100];2;0));VLOOKUP([.B74];[.$V$2:.$W$100];2;0);1)" office:value-type="float" office:value="1">
            <text:p>1</text:p>
          </table:table-cell>
          <table:table-cell table:formula="of:=IF(ISNUMBER(VLOOKUP([.B74];[.$AB$2:.$AC$302];2;0));VLOOKUP([.B74];[.$AB$2:.$AC$302];2;0);0)" office:value-type="float" office:value="1">
            <text:p>1</text:p>
          </table:table-cell>
          <table:table-cell table:formula="of:=IF(ISNUMBER(VLOOKUP([.B74];[.$AE$2:.$AF$33];2;0));VLOOKUP([.B74];[.$AE$2:.$AF$33];2;0);1)" office:value-type="float" office:value="1">
            <text:p>1</text:p>
          </table:table-cell>
          <table:table-cell table:formula="of:=IF(ISNUMBER(VLOOKUP([.B74];[.$AH$2:.$AI$41];2;0));VLOOKUP([.B74];[.$AH$2:.$AI$41];2;0);1)" office:value-type="float" office:value="1">
            <text:p>1</text:p>
          </table:table-cell>
          <table:table-cell table:formula="of:=IF(ISNUMBER(VLOOKUP([.B74];[.$AK$2:.$AL$41];2;0));VLOOKUP([.B74];[.$AK$2:.$AL$41];2;0);1)" office:value-type="float" office:value="1">
            <text:p>1</text:p>
          </table:table-cell>
          <table:table-cell/>
          <table:table-cell office:value-type="string">
            <text:p>Pervenche Beres</text:p>
          </table:table-cell>
          <table:table-cell office:value-type="float" office:value="0">
            <text:p>0</text:p>
          </table:table-cell>
          <table:table-cell table:number-columns-repeated="13"/>
          <table:table-cell office:value-type="string">
            <text:p>Germinal Peiro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Éric Jalton</text:p>
          </table:table-cell>
          <table:table-cell table:formula="of:=IF(ISNUMBER(VLOOKUP([.B75];[.$M$2:.$N$202];2;0));VLOOKUP([.B75];[.$M$2:.$N$202];2;0);1)" office:value-type="float" office:value="0">
            <text:p>0</text:p>
          </table:table-cell>
          <table:table-cell table:formula="of:=IF(ISNUMBER(VLOOKUP([.B75];[.$P$2:.$Q$12];2;0));VLOOKUP([.B75];[.$P$2:.$Q$12];2;0);1)" office:value-type="float" office:value="1">
            <text:p>1</text:p>
          </table:table-cell>
          <table:table-cell table:formula="of:=IF(ISNUMBER(VLOOKUP([.B75];[.$S$2:.$T$46];2;0));VLOOKUP([.B75];[.$S$2:.$T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75];[.$V$2:.$W$100];2;0));VLOOKUP([.B75];[.$V$2:.$W$100];2;0);1)" office:value-type="float" office:value="1">
            <text:p>1</text:p>
          </table:table-cell>
          <table:table-cell table:formula="of:=IF(ISNUMBER(VLOOKUP([.B75];[.$AB$2:.$AC$302];2;0));VLOOKUP([.B75];[.$AB$2:.$AC$302];2;0);0)" office:value-type="float" office:value="0">
            <text:p>0</text:p>
          </table:table-cell>
          <table:table-cell table:formula="of:=IF(ISNUMBER(VLOOKUP([.B75];[.$AE$2:.$AF$33];2;0));VLOOKUP([.B75];[.$AE$2:.$AF$33];2;0);1)" office:value-type="float" office:value="1">
            <text:p>1</text:p>
          </table:table-cell>
          <table:table-cell table:formula="of:=IF(ISNUMBER(VLOOKUP([.B75];[.$AH$2:.$AI$41];2;0));VLOOKUP([.B75];[.$AH$2:.$AI$41];2;0);1)" office:value-type="float" office:value="1">
            <text:p>1</text:p>
          </table:table-cell>
          <table:table-cell table:formula="of:=IF(ISNUMBER(VLOOKUP([.B75];[.$AK$2:.$AL$41];2;0));VLOOKUP([.B75];[.$AK$2:.$AL$41];2;0);1)" office:value-type="float" office:value="1">
            <text:p>1</text:p>
          </table:table-cell>
          <table:table-cell/>
          <table:table-cell office:value-type="string">
            <text:p>Philippe Baumel</text:p>
          </table:table-cell>
          <table:table-cell office:value-type="float" office:value="0">
            <text:p>0</text:p>
          </table:table-cell>
          <table:table-cell table:number-columns-repeated="13"/>
          <table:table-cell office:value-type="string">
            <text:p>Gilbert Sauvan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Ericka Bareigts</text:p>
          </table:table-cell>
          <table:table-cell table:formula="of:=IF(ISNUMBER(VLOOKUP([.B76];[.$M$2:.$N$202];2;0));VLOOKUP([.B76];[.$M$2:.$N$202];2;0);1)" office:value-type="float" office:value="1">
            <text:p>1</text:p>
          </table:table-cell>
          <table:table-cell table:formula="of:=IF(ISNUMBER(VLOOKUP([.B76];[.$P$2:.$Q$12];2;0));VLOOKUP([.B76];[.$P$2:.$Q$12];2;0);1)" office:value-type="float" office:value="1">
            <text:p>1</text:p>
          </table:table-cell>
          <table:table-cell table:formula="of:=IF(ISNUMBER(VLOOKUP([.B76];[.$S$2:.$T$46];2;0));VLOOKUP([.B76];[.$S$2:.$T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76];[.$V$2:.$W$100];2;0));VLOOKUP([.B76];[.$V$2:.$W$100];2;0);1)" office:value-type="float" office:value="1">
            <text:p>1</text:p>
          </table:table-cell>
          <table:table-cell table:formula="of:=IF(ISNUMBER(VLOOKUP([.B76];[.$AB$2:.$AC$302];2;0));VLOOKUP([.B76];[.$AB$2:.$AC$302];2;0);0)" office:value-type="float" office:value="1">
            <text:p>1</text:p>
          </table:table-cell>
          <table:table-cell table:formula="of:=IF(ISNUMBER(VLOOKUP([.B76];[.$AE$2:.$AF$33];2;0));VLOOKUP([.B76];[.$AE$2:.$AF$33];2;0);1)" office:value-type="float" office:value="1">
            <text:p>1</text:p>
          </table:table-cell>
          <table:table-cell table:formula="of:=IF(ISNUMBER(VLOOKUP([.B76];[.$AH$2:.$AI$41];2;0));VLOOKUP([.B76];[.$AH$2:.$AI$41];2;0);1)" office:value-type="float" office:value="1">
            <text:p>1</text:p>
          </table:table-cell>
          <table:table-cell table:formula="of:=IF(ISNUMBER(VLOOKUP([.B76];[.$AK$2:.$AL$41];2;0));VLOOKUP([.B76];[.$AK$2:.$AL$41];2;0);1)" office:value-type="float" office:value="1">
            <text:p>1</text:p>
          </table:table-cell>
          <table:table-cell/>
          <table:table-cell office:value-type="string">
            <text:p>Philippe Doucet</text:p>
          </table:table-cell>
          <table:table-cell office:value-type="float" office:value="0">
            <text:p>0</text:p>
          </table:table-cell>
          <table:table-cell table:number-columns-repeated="13"/>
          <table:table-cell office:value-type="string">
            <text:p>Gilles Savary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1">
          <table:table-cell office:value-type="float" office:value="75">
            <text:p>75</text:p>
          </table:table-cell>
          <table:table-cell office:value-type="string">
            <text:p>Erwann Binet</text:p>
          </table:table-cell>
          <table:table-cell table:formula="of:=IF(ISNUMBER(VLOOKUP([.B77];[.$M$2:.$N$202];2;0));VLOOKUP([.B77];[.$M$2:.$N$202];2;0);1)" office:value-type="float" office:value="1">
            <text:p>1</text:p>
          </table:table-cell>
          <table:table-cell table:formula="of:=IF(ISNUMBER(VLOOKUP([.B77];[.$P$2:.$Q$12];2;0));VLOOKUP([.B77];[.$P$2:.$Q$12];2;0);1)" office:value-type="float" office:value="1">
            <text:p>1</text:p>
          </table:table-cell>
          <table:table-cell table:formula="of:=IF(ISNUMBER(VLOOKUP([.B77];[.$S$2:.$T$46];2;0));VLOOKUP([.B77];[.$S$2:.$T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77];[.$V$2:.$W$100];2;0));VLOOKUP([.B77];[.$V$2:.$W$100];2;0);1)" office:value-type="float" office:value="1">
            <text:p>1</text:p>
          </table:table-cell>
          <table:table-cell table:formula="of:=IF(ISNUMBER(VLOOKUP([.B77];[.$AB$2:.$AC$302];2;0));VLOOKUP([.B77];[.$AB$2:.$AC$302];2;0);0)" office:value-type="float" office:value="1">
            <text:p>1</text:p>
          </table:table-cell>
          <table:table-cell table:formula="of:=IF(ISNUMBER(VLOOKUP([.B77];[.$AE$2:.$AF$33];2;0));VLOOKUP([.B77];[.$AE$2:.$AF$33];2;0);1)" office:value-type="float" office:value="1">
            <text:p>1</text:p>
          </table:table-cell>
          <table:table-cell table:formula="of:=IF(ISNUMBER(VLOOKUP([.B77];[.$AH$2:.$AI$41];2;0));VLOOKUP([.B77];[.$AH$2:.$AI$41];2;0);1)" office:value-type="float" office:value="1">
            <text:p>1</text:p>
          </table:table-cell>
          <table:table-cell table:formula="of:=IF(ISNUMBER(VLOOKUP([.B77];[.$AK$2:.$AL$41];2;0));VLOOKUP([.B77];[.$AK$2:.$AL$41];2;0);1)" office:value-type="float" office:value="1">
            <text:p>1</text:p>
          </table:table-cell>
          <table:table-cell/>
          <table:table-cell office:value-type="string">
            <text:p>Philippe Kemel</text:p>
          </table:table-cell>
          <table:table-cell office:value-type="float" office:value="0">
            <text:p>0</text:p>
          </table:table-cell>
          <table:table-cell table:number-columns-repeated="13"/>
          <table:table-cell office:value-type="string">
            <text:p>Gisèle Biémouret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1">
          <table:table-cell office:value-type="float" office:value="76">
            <text:p>76</text:p>
          </table:table-cell>
          <table:table-cell office:value-type="string">
            <text:p>Estelle Grelier</text:p>
          </table:table-cell>
          <table:table-cell table:formula="of:=IF(ISNUMBER(VLOOKUP([.B78];[.$M$2:.$N$202];2;0));VLOOKUP([.B78];[.$M$2:.$N$202];2;0);1)" office:value-type="float" office:value="1">
            <text:p>1</text:p>
          </table:table-cell>
          <table:table-cell table:formula="of:=IF(ISNUMBER(VLOOKUP([.B78];[.$P$2:.$Q$12];2;0));VLOOKUP([.B78];[.$P$2:.$Q$12];2;0);1)" office:value-type="float" office:value="1">
            <text:p>1</text:p>
          </table:table-cell>
          <table:table-cell table:formula="of:=IF(ISNUMBER(VLOOKUP([.B78];[.$S$2:.$T$46];2;0));VLOOKUP([.B78];[.$S$2:.$T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78];[.$V$2:.$W$100];2;0));VLOOKUP([.B78];[.$V$2:.$W$100];2;0);1)" office:value-type="float" office:value="1">
            <text:p>1</text:p>
          </table:table-cell>
          <table:table-cell table:formula="of:=IF(ISNUMBER(VLOOKUP([.B78];[.$AB$2:.$AC$302];2;0));VLOOKUP([.B78];[.$AB$2:.$AC$302];2;0);0)" office:value-type="float" office:value="1">
            <text:p>1</text:p>
          </table:table-cell>
          <table:table-cell table:formula="of:=IF(ISNUMBER(VLOOKUP([.B78];[.$AE$2:.$AF$33];2;0));VLOOKUP([.B78];[.$AE$2:.$AF$33];2;0);1)" office:value-type="float" office:value="1">
            <text:p>1</text:p>
          </table:table-cell>
          <table:table-cell table:formula="of:=IF(ISNUMBER(VLOOKUP([.B78];[.$AH$2:.$AI$41];2;0));VLOOKUP([.B78];[.$AH$2:.$AI$41];2;0);1)" office:value-type="float" office:value="1">
            <text:p>1</text:p>
          </table:table-cell>
          <table:table-cell table:formula="of:=IF(ISNUMBER(VLOOKUP([.B78];[.$AK$2:.$AL$41];2;0));VLOOKUP([.B78];[.$AK$2:.$AL$41];2;0);1)" office:value-type="float" office:value="1">
            <text:p>1</text:p>
          </table:table-cell>
          <table:table-cell/>
          <table:table-cell office:value-type="string">
            <text:p>Philippe Noguès</text:p>
          </table:table-cell>
          <table:table-cell office:value-type="float" office:value="0">
            <text:p>0</text:p>
          </table:table-cell>
          <table:table-cell table:number-columns-repeated="13"/>
          <table:table-cell office:value-type="string">
            <text:p>Guillaume Bachelay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Fabrice Verdier</text:p>
          </table:table-cell>
          <table:table-cell table:formula="of:=IF(ISNUMBER(VLOOKUP([.B79];[.$M$2:.$N$202];2;0));VLOOKUP([.B79];[.$M$2:.$N$202];2;0);1)" office:value-type="float" office:value="1">
            <text:p>1</text:p>
          </table:table-cell>
          <table:table-cell table:formula="of:=IF(ISNUMBER(VLOOKUP([.B79];[.$P$2:.$Q$12];2;0));VLOOKUP([.B79];[.$P$2:.$Q$12];2;0);1)" office:value-type="float" office:value="1">
            <text:p>1</text:p>
          </table:table-cell>
          <table:table-cell table:formula="of:=IF(ISNUMBER(VLOOKUP([.B79];[.$S$2:.$T$46];2;0));VLOOKUP([.B79];[.$S$2:.$T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79];[.$V$2:.$W$100];2;0));VLOOKUP([.B79];[.$V$2:.$W$100];2;0);1)" office:value-type="float" office:value="1">
            <text:p>1</text:p>
          </table:table-cell>
          <table:table-cell table:formula="of:=IF(ISNUMBER(VLOOKUP([.B79];[.$AB$2:.$AC$302];2;0));VLOOKUP([.B79];[.$AB$2:.$AC$302];2;0);0)" office:value-type="float" office:value="1">
            <text:p>1</text:p>
          </table:table-cell>
          <table:table-cell table:formula="of:=IF(ISNUMBER(VLOOKUP([.B79];[.$AE$2:.$AF$33];2;0));VLOOKUP([.B79];[.$AE$2:.$AF$33];2;0);1)" office:value-type="float" office:value="1">
            <text:p>1</text:p>
          </table:table-cell>
          <table:table-cell table:formula="of:=IF(ISNUMBER(VLOOKUP([.B79];[.$AH$2:.$AI$41];2;0));VLOOKUP([.B79];[.$AH$2:.$AI$41];2;0);1)" office:value-type="float" office:value="1">
            <text:p>1</text:p>
          </table:table-cell>
          <table:table-cell table:formula="of:=IF(ISNUMBER(VLOOKUP([.B79];[.$AK$2:.$AL$41];2;0));VLOOKUP([.B79];[.$AK$2:.$AL$41];2;0);1)" office:value-type="float" office:value="1">
            <text:p>1</text:p>
          </table:table-cell>
          <table:table-cell/>
          <table:table-cell office:value-type="string">
            <text:p>Pierre-Alain Muet</text:p>
          </table:table-cell>
          <table:table-cell office:value-type="float" office:value="0">
            <text:p>0</text:p>
          </table:table-cell>
          <table:table-cell table:number-columns-repeated="13"/>
          <table:table-cell office:value-type="string">
            <text:p>Guillaume Garot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1">
          <table:table-cell office:value-type="float" office:value="78">
            <text:p>78</text:p>
          </table:table-cell>
          <table:table-cell office:value-type="string">
            <text:p>Fanélie Carrey-Conte</text:p>
          </table:table-cell>
          <table:table-cell table:formula="of:=IF(ISNUMBER(VLOOKUP([.B80];[.$M$2:.$N$202];2;0));VLOOKUP([.B80];[.$M$2:.$N$202];2;0);1)" office:value-type="float" office:value="0">
            <text:p>0</text:p>
          </table:table-cell>
          <table:table-cell table:formula="of:=IF(ISNUMBER(VLOOKUP([.B80];[.$P$2:.$Q$12];2;0));VLOOKUP([.B80];[.$P$2:.$Q$12];2;0);1)" office:value-type="float" office:value="0">
            <text:p>0</text:p>
          </table:table-cell>
          <table:table-cell table:formula="of:=IF(ISNUMBER(VLOOKUP([.B80];[.$S$2:.$T$46];2;0));VLOOKUP([.B80];[.$S$2:.$T$46];2;0);1)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IF(ISNUMBER(VLOOKUP([.B80];[.$V$2:.$W$100];2;0));VLOOKUP([.B80];[.$V$2:.$W$100];2;0);1)" office:value-type="float" office:value="0">
            <text:p>0</text:p>
          </table:table-cell>
          <table:table-cell table:formula="of:=IF(ISNUMBER(VLOOKUP([.B80];[.$AB$2:.$AC$302];2;0));VLOOKUP([.B80];[.$AB$2:.$AC$302];2;0);0)" office:value-type="float" office:value="0">
            <text:p>0</text:p>
          </table:table-cell>
          <table:table-cell table:formula="of:=IF(ISNUMBER(VLOOKUP([.B80];[.$AE$2:.$AF$33];2;0));VLOOKUP([.B80];[.$AE$2:.$AF$33];2;0);1)" office:value-type="float" office:value="0">
            <text:p>0</text:p>
          </table:table-cell>
          <table:table-cell table:formula="of:=IF(ISNUMBER(VLOOKUP([.B80];[.$AH$2:.$AI$41];2;0));VLOOKUP([.B80];[.$AH$2:.$AI$41];2;0);1)" office:value-type="float" office:value="0">
            <text:p>0</text:p>
          </table:table-cell>
          <table:table-cell table:formula="of:=IF(ISNUMBER(VLOOKUP([.B80];[.$AK$2:.$AL$41];2;0));VLOOKUP([.B80];[.$AK$2:.$AL$41];2;0);1)" office:value-type="float" office:value="0">
            <text:p>0</text:p>
          </table:table-cell>
          <table:table-cell/>
          <table:table-cell office:value-type="string">
            <text:p>Pouria Amirshahi</text:p>
          </table:table-cell>
          <table:table-cell office:value-type="float" office:value="0">
            <text:p>0</text:p>
          </table:table-cell>
          <table:table-cell table:number-columns-repeated="13"/>
          <table:table-cell office:value-type="string">
            <text:p>Guy Chambefort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1">
          <table:table-cell office:value-type="float" office:value="79">
            <text:p>79</text:p>
          </table:table-cell>
          <table:table-cell office:value-type="string">
            <text:p>Fanny Dombre Coste</text:p>
          </table:table-cell>
          <table:table-cell table:formula="of:=IF(ISNUMBER(VLOOKUP([.B81];[.$M$2:.$N$202];2;0));VLOOKUP([.B81];[.$M$2:.$N$202];2;0);1)" office:value-type="float" office:value="1">
            <text:p>1</text:p>
          </table:table-cell>
          <table:table-cell table:formula="of:=IF(ISNUMBER(VLOOKUP([.B81];[.$P$2:.$Q$12];2;0));VLOOKUP([.B81];[.$P$2:.$Q$12];2;0);1)" office:value-type="float" office:value="1">
            <text:p>1</text:p>
          </table:table-cell>
          <table:table-cell table:formula="of:=IF(ISNUMBER(VLOOKUP([.B81];[.$S$2:.$T$46];2;0));VLOOKUP([.B81];[.$S$2:.$T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81];[.$V$2:.$W$100];2;0));VLOOKUP([.B81];[.$V$2:.$W$100];2;0);1)" office:value-type="float" office:value="1">
            <text:p>1</text:p>
          </table:table-cell>
          <table:table-cell table:formula="of:=IF(ISNUMBER(VLOOKUP([.B81];[.$AB$2:.$AC$302];2;0));VLOOKUP([.B81];[.$AB$2:.$AC$302];2;0);0)" office:value-type="float" office:value="1">
            <text:p>1</text:p>
          </table:table-cell>
          <table:table-cell table:formula="of:=IF(ISNUMBER(VLOOKUP([.B81];[.$AE$2:.$AF$33];2;0));VLOOKUP([.B81];[.$AE$2:.$AF$33];2;0);1)" office:value-type="float" office:value="1">
            <text:p>1</text:p>
          </table:table-cell>
          <table:table-cell table:formula="of:=IF(ISNUMBER(VLOOKUP([.B81];[.$AH$2:.$AI$41];2;0));VLOOKUP([.B81];[.$AH$2:.$AI$41];2;0);1)" office:value-type="float" office:value="1">
            <text:p>1</text:p>
          </table:table-cell>
          <table:table-cell table:formula="of:=IF(ISNUMBER(VLOOKUP([.B81];[.$AK$2:.$AL$41];2;0));VLOOKUP([.B81];[.$AK$2:.$AL$41];2;0);1)" office:value-type="float" office:value="1">
            <text:p>1</text:p>
          </table:table-cell>
          <table:table-cell/>
          <table:table-cell office:value-type="string">
            <text:p>Razzy Hammadi</text:p>
          </table:table-cell>
          <table:table-cell office:value-type="float" office:value="0">
            <text:p>0</text:p>
          </table:table-cell>
          <table:table-cell table:number-columns-repeated="13"/>
          <table:table-cell office:value-type="string">
            <text:p>Guy Delcourt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Florence Delaunay</text:p>
          </table:table-cell>
          <table:table-cell table:formula="of:=IF(ISNUMBER(VLOOKUP([.B82];[.$M$2:.$N$202];2;0));VLOOKUP([.B82];[.$M$2:.$N$202];2;0);1)" office:value-type="float" office:value="1">
            <text:p>1</text:p>
          </table:table-cell>
          <table:table-cell table:formula="of:=IF(ISNUMBER(VLOOKUP([.B82];[.$P$2:.$Q$12];2;0));VLOOKUP([.B82];[.$P$2:.$Q$12];2;0);1)" office:value-type="float" office:value="1">
            <text:p>1</text:p>
          </table:table-cell>
          <table:table-cell table:formula="of:=IF(ISNUMBER(VLOOKUP([.B82];[.$S$2:.$T$46];2;0));VLOOKUP([.B82];[.$S$2:.$T$46];2;0);1)" office:value-type="float" office:value="0">
            <text:p>0</text:p>
          </table:table-cell>
          <table:table-cell table:number-columns-repeated="4" office:value-type="float" office:value="2">
            <text:p>2</text:p>
          </table:table-cell>
          <table:table-cell table:formula="of:=IF(ISNUMBER(VLOOKUP([.B82];[.$AH$2:.$AI$41];2;0));VLOOKUP([.B82];[.$AH$2:.$AI$41];2;0);1)" office:value-type="float" office:value="1">
            <text:p>1</text:p>
          </table:table-cell>
          <table:table-cell table:formula="of:=IF(ISNUMBER(VLOOKUP([.B82];[.$AK$2:.$AL$41];2;0));VLOOKUP([.B82];[.$AK$2:.$AL$41];2;0);1)" office:value-type="float" office:value="1">
            <text:p>1</text:p>
          </table:table-cell>
          <table:table-cell/>
          <table:table-cell office:value-type="string">
            <text:p>Régis Juanico</text:p>
          </table:table-cell>
          <table:table-cell office:value-type="float" office:value="0">
            <text:p>0</text:p>
          </table:table-cell>
          <table:table-cell table:number-columns-repeated="13"/>
          <table:table-cell office:value-type="string">
            <text:p>Guy-Michel Chauveau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Florent Boudié</text:p>
          </table:table-cell>
          <table:table-cell table:formula="of:=IF(ISNUMBER(VLOOKUP([.B83];[.$M$2:.$N$202];2;0));VLOOKUP([.B83];[.$M$2:.$N$202];2;0);1)" office:value-type="float" office:value="1">
            <text:p>1</text:p>
          </table:table-cell>
          <table:table-cell table:formula="of:=IF(ISNUMBER(VLOOKUP([.B83];[.$P$2:.$Q$12];2;0));VLOOKUP([.B83];[.$P$2:.$Q$12];2;0);1)" office:value-type="float" office:value="1">
            <text:p>1</text:p>
          </table:table-cell>
          <table:table-cell table:formula="of:=IF(ISNUMBER(VLOOKUP([.B83];[.$S$2:.$T$46];2;0));VLOOKUP([.B83];[.$S$2:.$T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83];[.$V$2:.$W$100];2;0));VLOOKUP([.B83];[.$V$2:.$W$100];2;0);1)" office:value-type="float" office:value="1">
            <text:p>1</text:p>
          </table:table-cell>
          <table:table-cell table:formula="of:=IF(ISNUMBER(VLOOKUP([.B83];[.$AB$2:.$AC$302];2;0));VLOOKUP([.B83];[.$AB$2:.$AC$302];2;0);0)" office:value-type="float" office:value="1">
            <text:p>1</text:p>
          </table:table-cell>
          <table:table-cell table:formula="of:=IF(ISNUMBER(VLOOKUP([.B83];[.$AE$2:.$AF$33];2;0));VLOOKUP([.B83];[.$AE$2:.$AF$33];2;0);1)" office:value-type="float" office:value="1">
            <text:p>1</text:p>
          </table:table-cell>
          <table:table-cell table:formula="of:=IF(ISNUMBER(VLOOKUP([.B83];[.$AH$2:.$AI$41];2;0));VLOOKUP([.B83];[.$AH$2:.$AI$41];2;0);1)" office:value-type="float" office:value="1">
            <text:p>1</text:p>
          </table:table-cell>
          <table:table-cell table:formula="of:=IF(ISNUMBER(VLOOKUP([.B83];[.$AK$2:.$AL$41];2;0));VLOOKUP([.B83];[.$AK$2:.$AL$41];2;0);1)" office:value-type="float" office:value="1">
            <text:p>1</text:p>
          </table:table-cell>
          <table:table-cell/>
          <table:table-cell office:value-type="string">
            <text:p>Richard Ferrand</text:p>
          </table:table-cell>
          <table:table-cell office:value-type="float" office:value="0">
            <text:p>0</text:p>
          </table:table-cell>
          <table:table-cell table:number-columns-repeated="13"/>
          <table:table-cell office:value-type="string">
            <text:p>Gwendal Rouillard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7">
          <table:table-cell office:value-type="float" office:value="82">
            <text:p>82</text:p>
          </table:table-cell>
          <table:table-cell office:value-type="string">
            <text:p>Franck Montaugé</text:p>
          </table:table-cell>
          <table:table-cell table:formula="of:=IF(ISNUMBER(VLOOKUP([.B84];[.$M$2:.$N$202];2;0));VLOOKUP([.B84];[.$M$2:.$N$202];2;0);1)" office:value-type="float" office:value="1">
            <text:p>1</text:p>
          </table:table-cell>
          <table:table-cell table:formula="of:=IF(ISNUMBER(VLOOKUP([.B84];[.$P$2:.$Q$12];2;0));VLOOKUP([.B84];[.$P$2:.$Q$12];2;0);1)" office:value-type="float" office:value="1">
            <text:p>1</text:p>
          </table:table-cell>
          <table:table-cell table:formula="of:=IF(ISNUMBER(VLOOKUP([.B84];[.$S$2:.$T$46];2;0));VLOOKUP([.B84];[.$S$2:.$T$46];2;0);1)" office:value-type="float" office:value="0">
            <text:p>0</text:p>
          </table:table-cell>
          <table:table-cell table:number-columns-repeated="6" office:value-type="float" office:value="2">
            <text:p>2</text:p>
          </table:table-cell>
          <table:table-cell/>
          <table:table-cell office:value-type="string">
            <text:p>Sandrine Doucet</text:p>
          </table:table-cell>
          <table:table-cell office:value-type="float" office:value="0">
            <text:p>0</text:p>
          </table:table-cell>
          <table:table-cell table:number-columns-repeated="13"/>
          <table:table-cell office:value-type="string">
            <text:p>Hélène Geoffroy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1">
          <table:table-cell office:value-type="float" office:value="83">
            <text:p>83</text:p>
          </table:table-cell>
          <table:table-cell office:value-type="string">
            <text:p>François André</text:p>
          </table:table-cell>
          <table:table-cell table:formula="of:=IF(ISNUMBER(VLOOKUP([.B85];[.$M$2:.$N$202];2;0));VLOOKUP([.B85];[.$M$2:.$N$202];2;0);1)" office:value-type="float" office:value="1">
            <text:p>1</text:p>
          </table:table-cell>
          <table:table-cell table:formula="of:=IF(ISNUMBER(VLOOKUP([.B85];[.$P$2:.$Q$12];2;0));VLOOKUP([.B85];[.$P$2:.$Q$12];2;0);1)" office:value-type="float" office:value="1">
            <text:p>1</text:p>
          </table:table-cell>
          <table:table-cell table:formula="of:=IF(ISNUMBER(VLOOKUP([.B85];[.$S$2:.$T$46];2;0));VLOOKUP([.B85];[.$S$2:.$T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85];[.$V$2:.$W$100];2;0));VLOOKUP([.B85];[.$V$2:.$W$100];2;0);1)" office:value-type="float" office:value="1">
            <text:p>1</text:p>
          </table:table-cell>
          <table:table-cell table:formula="of:=IF(ISNUMBER(VLOOKUP([.B85];[.$AB$2:.$AC$302];2;0));VLOOKUP([.B85];[.$AB$2:.$AC$302];2;0);0)" office:value-type="float" office:value="1">
            <text:p>1</text:p>
          </table:table-cell>
          <table:table-cell table:formula="of:=IF(ISNUMBER(VLOOKUP([.B85];[.$AE$2:.$AF$33];2;0));VLOOKUP([.B85];[.$AE$2:.$AF$33];2;0);1)" office:value-type="float" office:value="1">
            <text:p>1</text:p>
          </table:table-cell>
          <table:table-cell table:formula="of:=IF(ISNUMBER(VLOOKUP([.B85];[.$AH$2:.$AI$41];2;0));VLOOKUP([.B85];[.$AH$2:.$AI$41];2;0);1)" office:value-type="float" office:value="1">
            <text:p>1</text:p>
          </table:table-cell>
          <table:table-cell table:formula="of:=IF(ISNUMBER(VLOOKUP([.B85];[.$AK$2:.$AL$41];2;0));VLOOKUP([.B85];[.$AK$2:.$AL$41];2;0);1)" office:value-type="float" office:value="1">
            <text:p>1</text:p>
          </table:table-cell>
          <table:table-cell/>
          <table:table-cell office:value-type="string">
            <text:p>Sandrine Hurel</text:p>
          </table:table-cell>
          <table:table-cell office:value-type="float" office:value="0">
            <text:p>0</text:p>
          </table:table-cell>
          <table:table-cell table:number-columns-repeated="13"/>
          <table:table-cell office:value-type="string">
            <text:p>Henri Jibrayel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François Brottes</text:p>
          </table:table-cell>
          <table:table-cell table:formula="of:=IF(ISNUMBER(VLOOKUP([.B86];[.$M$2:.$N$202];2;0));VLOOKUP([.B86];[.$M$2:.$N$202];2;0);1)" office:value-type="float" office:value="1">
            <text:p>1</text:p>
          </table:table-cell>
          <table:table-cell table:formula="of:=IF(ISNUMBER(VLOOKUP([.B86];[.$P$2:.$Q$12];2;0));VLOOKUP([.B86];[.$P$2:.$Q$12];2;0);1)" office:value-type="float" office:value="1">
            <text:p>1</text:p>
          </table:table-cell>
          <table:table-cell table:formula="of:=IF(ISNUMBER(VLOOKUP([.B86];[.$S$2:.$T$46];2;0));VLOOKUP([.B86];[.$S$2:.$T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86];[.$V$2:.$W$100];2;0));VLOOKUP([.B86];[.$V$2:.$W$100];2;0);1)" office:value-type="float" office:value="1">
            <text:p>1</text:p>
          </table:table-cell>
          <table:table-cell table:formula="of:=IF(ISNUMBER(VLOOKUP([.B86];[.$AB$2:.$AC$302];2;0));VLOOKUP([.B86];[.$AB$2:.$AC$302];2;0);0)" office:value-type="float" office:value="1">
            <text:p>1</text:p>
          </table:table-cell>
          <table:table-cell table:formula="of:=IF(ISNUMBER(VLOOKUP([.B86];[.$AE$2:.$AF$33];2;0));VLOOKUP([.B86];[.$AE$2:.$AF$33];2;0);1)" office:value-type="float" office:value="1">
            <text:p>1</text:p>
          </table:table-cell>
          <table:table-cell table:formula="of:=IF(ISNUMBER(VLOOKUP([.B86];[.$AH$2:.$AI$41];2;0));VLOOKUP([.B86];[.$AH$2:.$AI$41];2;0);1)" office:value-type="float" office:value="1">
            <text:p>1</text:p>
          </table:table-cell>
          <table:table-cell table:formula="of:=IF(ISNUMBER(VLOOKUP([.B86];[.$AK$2:.$AL$41];2;0));VLOOKUP([.B86];[.$AK$2:.$AL$41];2;0);1)" office:value-type="float" office:value="1">
            <text:p>1</text:p>
          </table:table-cell>
          <table:table-cell/>
          <table:table-cell office:value-type="string">
            <text:p>Serge Bardy</text:p>
          </table:table-cell>
          <table:table-cell office:value-type="float" office:value="0">
            <text:p>0</text:p>
          </table:table-cell>
          <table:table-cell table:number-columns-repeated="13"/>
          <table:table-cell office:value-type="string">
            <text:p>Hervé Pellois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François Lamy</text:p>
          </table:table-cell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IF(ISNUMBER(VLOOKUP([.B87];[.$V$2:.$W$100];2;0));VLOOKUP([.B87];[.$V$2:.$W$100];2;0);1)" office:value-type="float" office:value="1">
            <text:p>1</text:p>
          </table:table-cell>
          <table:table-cell table:formula="of:=IF(ISNUMBER(VLOOKUP([.B87];[.$AB$2:.$AC$302];2;0));VLOOKUP([.B87];[.$AB$2:.$AC$302];2;0);0)" office:value-type="float" office:value="0">
            <text:p>0</text:p>
          </table:table-cell>
          <table:table-cell table:formula="of:=IF(ISNUMBER(VLOOKUP([.B87];[.$AE$2:.$AF$33];2;0));VLOOKUP([.B87];[.$AE$2:.$AF$33];2;0);1)" office:value-type="float" office:value="0">
            <text:p>0</text:p>
          </table:table-cell>
          <table:table-cell table:formula="of:=IF(ISNUMBER(VLOOKUP([.B87];[.$AH$2:.$AI$41];2;0));VLOOKUP([.B87];[.$AH$2:.$AI$41];2;0);1)" office:value-type="float" office:value="1">
            <text:p>1</text:p>
          </table:table-cell>
          <table:table-cell table:formula="of:=IF(ISNUMBER(VLOOKUP([.B87];[.$AK$2:.$AL$41];2;0));VLOOKUP([.B87];[.$AK$2:.$AL$41];2;0);1)" office:value-type="float" office:value="1">
            <text:p>1</text:p>
          </table:table-cell>
          <table:table-cell/>
          <table:table-cell office:value-type="string">
            <text:p>Serge Janquin</text:p>
          </table:table-cell>
          <table:table-cell office:value-type="float" office:value="0">
            <text:p>0</text:p>
          </table:table-cell>
          <table:table-cell table:number-columns-repeated="13"/>
          <table:table-cell office:value-type="string">
            <text:p>Hugues Fourage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François Loncle</text:p>
          </table:table-cell>
          <table:table-cell table:formula="of:=IF(ISNUMBER(VLOOKUP([.B88];[.$M$2:.$N$202];2;0));VLOOKUP([.B88];[.$M$2:.$N$202];2;0);1)" office:value-type="float" office:value="1">
            <text:p>1</text:p>
          </table:table-cell>
          <table:table-cell table:formula="of:=IF(ISNUMBER(VLOOKUP([.B88];[.$P$2:.$Q$12];2;0));VLOOKUP([.B88];[.$P$2:.$Q$12];2;0);1)" office:value-type="float" office:value="1">
            <text:p>1</text:p>
          </table:table-cell>
          <table:table-cell table:formula="of:=IF(ISNUMBER(VLOOKUP([.B88];[.$S$2:.$T$46];2;0));VLOOKUP([.B88];[.$S$2:.$T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88];[.$V$2:.$W$100];2;0));VLOOKUP([.B88];[.$V$2:.$W$100];2;0);1)" office:value-type="float" office:value="1">
            <text:p>1</text:p>
          </table:table-cell>
          <table:table-cell table:formula="of:=IF(ISNUMBER(VLOOKUP([.B88];[.$AB$2:.$AC$302];2;0));VLOOKUP([.B88];[.$AB$2:.$AC$302];2;0);0)" office:value-type="float" office:value="1">
            <text:p>1</text:p>
          </table:table-cell>
          <table:table-cell table:formula="of:=IF(ISNUMBER(VLOOKUP([.B88];[.$AE$2:.$AF$33];2;0));VLOOKUP([.B88];[.$AE$2:.$AF$33];2;0);1)" office:value-type="float" office:value="1">
            <text:p>1</text:p>
          </table:table-cell>
          <table:table-cell table:formula="of:=IF(ISNUMBER(VLOOKUP([.B88];[.$AH$2:.$AI$41];2;0));VLOOKUP([.B88];[.$AH$2:.$AI$41];2;0);1)" office:value-type="float" office:value="1">
            <text:p>1</text:p>
          </table:table-cell>
          <table:table-cell table:formula="of:=IF(ISNUMBER(VLOOKUP([.B88];[.$AK$2:.$AL$41];2;0));VLOOKUP([.B88];[.$AK$2:.$AL$41];2;0);1)" office:value-type="float" office:value="1">
            <text:p>1</text:p>
          </table:table-cell>
          <table:table-cell/>
          <table:table-cell office:value-type="string">
            <text:p>Stéphane Travert</text:p>
          </table:table-cell>
          <table:table-cell office:value-type="float" office:value="0">
            <text:p>0</text:p>
          </table:table-cell>
          <table:table-cell table:number-columns-repeated="13"/>
          <table:table-cell office:value-type="string">
            <text:p>Ibrahim Aboubacar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1">
          <table:table-cell office:value-type="float" office:value="87">
            <text:p>87</text:p>
          </table:table-cell>
          <table:table-cell office:value-type="string">
            <text:p>François Pupponi</text:p>
          </table:table-cell>
          <table:table-cell table:formula="of:=IF(ISNUMBER(VLOOKUP([.B89];[.$M$2:.$N$202];2;0));VLOOKUP([.B89];[.$M$2:.$N$202];2;0);1)" office:value-type="float" office:value="1">
            <text:p>1</text:p>
          </table:table-cell>
          <table:table-cell table:formula="of:=IF(ISNUMBER(VLOOKUP([.B89];[.$P$2:.$Q$12];2;0));VLOOKUP([.B89];[.$P$2:.$Q$12];2;0);1)" office:value-type="float" office:value="1">
            <text:p>1</text:p>
          </table:table-cell>
          <table:table-cell table:formula="of:=IF(ISNUMBER(VLOOKUP([.B89];[.$S$2:.$T$46];2;0));VLOOKUP([.B89];[.$S$2:.$T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89];[.$V$2:.$W$100];2;0));VLOOKUP([.B89];[.$V$2:.$W$100];2;0);1)" office:value-type="float" office:value="1">
            <text:p>1</text:p>
          </table:table-cell>
          <table:table-cell table:formula="of:=IF(ISNUMBER(VLOOKUP([.B89];[.$AB$2:.$AC$302];2;0));VLOOKUP([.B89];[.$AB$2:.$AC$302];2;0);0)" office:value-type="float" office:value="1">
            <text:p>1</text:p>
          </table:table-cell>
          <table:table-cell table:formula="of:=IF(ISNUMBER(VLOOKUP([.B89];[.$AE$2:.$AF$33];2;0));VLOOKUP([.B89];[.$AE$2:.$AF$33];2;0);1)" office:value-type="float" office:value="1">
            <text:p>1</text:p>
          </table:table-cell>
          <table:table-cell table:formula="of:=IF(ISNUMBER(VLOOKUP([.B89];[.$AH$2:.$AI$41];2;0));VLOOKUP([.B89];[.$AH$2:.$AI$41];2;0);1)" office:value-type="float" office:value="1">
            <text:p>1</text:p>
          </table:table-cell>
          <table:table-cell table:formula="of:=IF(ISNUMBER(VLOOKUP([.B89];[.$AK$2:.$AL$41];2;0));VLOOKUP([.B89];[.$AK$2:.$AL$41];2;0);1)" office:value-type="float" office:value="1">
            <text:p>1</text:p>
          </table:table-cell>
          <table:table-cell/>
          <table:table-cell office:value-type="string">
            <text:p>Suzanne Tallard</text:p>
          </table:table-cell>
          <table:table-cell office:value-type="float" office:value="0">
            <text:p>0</text:p>
          </table:table-cell>
          <table:table-cell table:number-columns-repeated="13"/>
          <table:table-cell office:value-type="string">
            <text:p>Jacqueline Maquet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1">
          <table:table-cell office:value-type="float" office:value="88">
            <text:p>88</text:p>
          </table:table-cell>
          <table:table-cell office:value-type="string">
            <text:p>Françoise Descamps-Crosnier</text:p>
          </table:table-cell>
          <table:table-cell table:formula="of:=IF(ISNUMBER(VLOOKUP([.B90];[.$M$2:.$N$202];2;0));VLOOKUP([.B90];[.$M$2:.$N$202];2;0);1)" office:value-type="float" office:value="1">
            <text:p>1</text:p>
          </table:table-cell>
          <table:table-cell table:formula="of:=IF(ISNUMBER(VLOOKUP([.B90];[.$P$2:.$Q$12];2;0));VLOOKUP([.B90];[.$P$2:.$Q$12];2;0);1)" office:value-type="float" office:value="1">
            <text:p>1</text:p>
          </table:table-cell>
          <table:table-cell table:formula="of:=IF(ISNUMBER(VLOOKUP([.B90];[.$S$2:.$T$46];2;0));VLOOKUP([.B90];[.$S$2:.$T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90];[.$V$2:.$W$100];2;0));VLOOKUP([.B90];[.$V$2:.$W$100];2;0);1)" office:value-type="float" office:value="1">
            <text:p>1</text:p>
          </table:table-cell>
          <table:table-cell table:formula="of:=IF(ISNUMBER(VLOOKUP([.B90];[.$AB$2:.$AC$302];2;0));VLOOKUP([.B90];[.$AB$2:.$AC$302];2;0);0)" office:value-type="float" office:value="1">
            <text:p>1</text:p>
          </table:table-cell>
          <table:table-cell table:formula="of:=IF(ISNUMBER(VLOOKUP([.B90];[.$AE$2:.$AF$33];2;0));VLOOKUP([.B90];[.$AE$2:.$AF$33];2;0);1)" office:value-type="float" office:value="1">
            <text:p>1</text:p>
          </table:table-cell>
          <table:table-cell table:formula="of:=IF(ISNUMBER(VLOOKUP([.B90];[.$AH$2:.$AI$41];2;0));VLOOKUP([.B90];[.$AH$2:.$AI$41];2;0);1)" office:value-type="float" office:value="1">
            <text:p>1</text:p>
          </table:table-cell>
          <table:table-cell table:formula="of:=IF(ISNUMBER(VLOOKUP([.B90];[.$AK$2:.$AL$41];2;0));VLOOKUP([.B90];[.$AK$2:.$AL$41];2;0);1)" office:value-type="float" office:value="1">
            <text:p>1</text:p>
          </table:table-cell>
          <table:table-cell/>
          <table:table-cell office:value-type="string">
            <text:p>Viviane Le Dissez</text:p>
          </table:table-cell>
          <table:table-cell office:value-type="float" office:value="0">
            <text:p>0</text:p>
          </table:table-cell>
          <table:table-cell table:number-columns-repeated="13"/>
          <table:table-cell office:value-type="string">
            <text:p>Jacques Cresta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Françoise Dubois</text:p>
          </table:table-cell>
          <table:table-cell table:formula="of:=IF(ISNUMBER(VLOOKUP([.B91];[.$M$2:.$N$202];2;0));VLOOKUP([.B91];[.$M$2:.$N$202];2;0);1)" office:value-type="float" office:value="1">
            <text:p>1</text:p>
          </table:table-cell>
          <table:table-cell table:formula="of:=IF(ISNUMBER(VLOOKUP([.B91];[.$P$2:.$Q$12];2;0));VLOOKUP([.B91];[.$P$2:.$Q$12];2;0);1)" office:value-type="float" office:value="1">
            <text:p>1</text:p>
          </table:table-cell>
          <table:table-cell table:formula="of:=IF(ISNUMBER(VLOOKUP([.B91];[.$S$2:.$T$46];2;0));VLOOKUP([.B91];[.$S$2:.$T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91];[.$V$2:.$W$100];2;0));VLOOKUP([.B91];[.$V$2:.$W$100];2;0);1)" office:value-type="float" office:value="1">
            <text:p>1</text:p>
          </table:table-cell>
          <table:table-cell table:formula="of:=IF(ISNUMBER(VLOOKUP([.B91];[.$AB$2:.$AC$302];2;0));VLOOKUP([.B91];[.$AB$2:.$AC$302];2;0);0)" office:value-type="float" office:value="1">
            <text:p>1</text:p>
          </table:table-cell>
          <table:table-cell table:formula="of:=IF(ISNUMBER(VLOOKUP([.B91];[.$AE$2:.$AF$33];2;0));VLOOKUP([.B91];[.$AE$2:.$AF$33];2;0);1)" office:value-type="float" office:value="1">
            <text:p>1</text:p>
          </table:table-cell>
          <table:table-cell table:formula="of:=IF(ISNUMBER(VLOOKUP([.B91];[.$AH$2:.$AI$41];2;0));VLOOKUP([.B91];[.$AH$2:.$AI$41];2;0);1)" office:value-type="float" office:value="1">
            <text:p>1</text:p>
          </table:table-cell>
          <table:table-cell table:formula="of:=IF(ISNUMBER(VLOOKUP([.B91];[.$AK$2:.$AL$41];2;0));VLOOKUP([.B91];[.$AK$2:.$AL$41];2;0);1)" office:value-type="float" office:value="1">
            <text:p>1</text:p>
          </table:table-cell>
          <table:table-cell/>
          <table:table-cell office:value-type="string">
            <text:p>Yves Daniel</text:p>
          </table:table-cell>
          <table:table-cell office:value-type="float" office:value="0">
            <text:p>0</text:p>
          </table:table-cell>
          <table:table-cell table:number-columns-repeated="13"/>
          <table:table-cell office:value-type="string">
            <text:p>Jacques Valax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Françoise Dumas</text:p>
          </table:table-cell>
          <table:table-cell table:formula="of:=IF(ISNUMBER(VLOOKUP([.B92];[.$M$2:.$N$202];2;0));VLOOKUP([.B92];[.$M$2:.$N$202];2;0);1)" office:value-type="float" office:value="1">
            <text:p>1</text:p>
          </table:table-cell>
          <table:table-cell table:formula="of:=IF(ISNUMBER(VLOOKUP([.B92];[.$P$2:.$Q$12];2;0));VLOOKUP([.B92];[.$P$2:.$Q$12];2;0);1)" office:value-type="float" office:value="1">
            <text:p>1</text:p>
          </table:table-cell>
          <table:table-cell table:formula="of:=IF(ISNUMBER(VLOOKUP([.B92];[.$S$2:.$T$46];2;0));VLOOKUP([.B92];[.$S$2:.$T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92];[.$V$2:.$W$100];2;0));VLOOKUP([.B92];[.$V$2:.$W$100];2;0);1)" office:value-type="float" office:value="1">
            <text:p>1</text:p>
          </table:table-cell>
          <table:table-cell table:formula="of:=IF(ISNUMBER(VLOOKUP([.B92];[.$AB$2:.$AC$302];2;0));VLOOKUP([.B92];[.$AB$2:.$AC$302];2;0);0)" office:value-type="float" office:value="1">
            <text:p>1</text:p>
          </table:table-cell>
          <table:table-cell table:formula="of:=IF(ISNUMBER(VLOOKUP([.B92];[.$AE$2:.$AF$33];2;0));VLOOKUP([.B92];[.$AE$2:.$AF$33];2;0);1)" office:value-type="float" office:value="1">
            <text:p>1</text:p>
          </table:table-cell>
          <table:table-cell table:formula="of:=IF(ISNUMBER(VLOOKUP([.B92];[.$AH$2:.$AI$41];2;0));VLOOKUP([.B92];[.$AH$2:.$AI$41];2;0);1)" office:value-type="float" office:value="1">
            <text:p>1</text:p>
          </table:table-cell>
          <table:table-cell table:formula="of:=IF(ISNUMBER(VLOOKUP([.B92];[.$AK$2:.$AL$41];2;0));VLOOKUP([.B92];[.$AK$2:.$AL$41];2;0);1)" office:value-type="float" office:value="1">
            <text:p>1</text:p>
          </table:table-cell>
          <table:table-cell table:number-columns-repeated="16"/>
          <table:table-cell office:value-type="string">
            <text:p>Jean Glavany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1">
          <table:table-cell office:value-type="float" office:value="91">
            <text:p>91</text:p>
          </table:table-cell>
          <table:table-cell office:value-type="string">
            <text:p>Françoise Imbert</text:p>
          </table:table-cell>
          <table:table-cell table:formula="of:=IF(ISNUMBER(VLOOKUP([.B93];[.$M$2:.$N$202];2;0));VLOOKUP([.B93];[.$M$2:.$N$202];2;0);1)" office:value-type="float" office:value="1">
            <text:p>1</text:p>
          </table:table-cell>
          <table:table-cell table:formula="of:=IF(ISNUMBER(VLOOKUP([.B93];[.$P$2:.$Q$12];2;0));VLOOKUP([.B93];[.$P$2:.$Q$12];2;0);1)" office:value-type="float" office:value="1">
            <text:p>1</text:p>
          </table:table-cell>
          <table:table-cell table:formula="of:=IF(ISNUMBER(VLOOKUP([.B93];[.$S$2:.$T$46];2;0));VLOOKUP([.B93];[.$S$2:.$T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93];[.$V$2:.$W$100];2;0));VLOOKUP([.B93];[.$V$2:.$W$100];2;0);1)" office:value-type="float" office:value="1">
            <text:p>1</text:p>
          </table:table-cell>
          <table:table-cell table:formula="of:=IF(ISNUMBER(VLOOKUP([.B93];[.$AB$2:.$AC$302];2;0));VLOOKUP([.B93];[.$AB$2:.$AC$302];2;0);0)" office:value-type="float" office:value="1">
            <text:p>1</text:p>
          </table:table-cell>
          <table:table-cell table:formula="of:=IF(ISNUMBER(VLOOKUP([.B93];[.$AE$2:.$AF$33];2;0));VLOOKUP([.B93];[.$AE$2:.$AF$33];2;0);1)" office:value-type="float" office:value="1">
            <text:p>1</text:p>
          </table:table-cell>
          <table:table-cell table:formula="of:=IF(ISNUMBER(VLOOKUP([.B93];[.$AH$2:.$AI$41];2;0));VLOOKUP([.B93];[.$AH$2:.$AI$41];2;0);1)" office:value-type="float" office:value="1">
            <text:p>1</text:p>
          </table:table-cell>
          <table:table-cell table:formula="of:=IF(ISNUMBER(VLOOKUP([.B93];[.$AK$2:.$AL$41];2;0));VLOOKUP([.B93];[.$AK$2:.$AL$41];2;0);1)" office:value-type="float" office:value="1">
            <text:p>1</text:p>
          </table:table-cell>
          <table:table-cell table:number-columns-repeated="16"/>
          <table:table-cell office:value-type="string">
            <text:p>Jean Grellier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7">
          <table:table-cell office:value-type="float" office:value="92">
            <text:p>92</text:p>
          </table:table-cell>
          <table:table-cell office:value-type="string">
            <text:p>Frédéric Barbier</text:p>
          </table:table-cell>
          <table:table-cell table:formula="of:=IF(ISNUMBER(VLOOKUP([.B94];[.$M$2:.$N$202];2;0));VLOOKUP([.B94];[.$M$2:.$N$202];2;0);1)" office:value-type="float" office:value="1">
            <text:p>1</text:p>
          </table:table-cell>
          <table:table-cell table:formula="of:=IF(ISNUMBER(VLOOKUP([.B94];[.$P$2:.$Q$12];2;0));VLOOKUP([.B94];[.$P$2:.$Q$12];2;0);1)" office:value-type="float" office:value="1">
            <text:p>1</text:p>
          </table:table-cell>
          <table:table-cell table:formula="of:=IF(ISNUMBER(VLOOKUP([.B94];[.$S$2:.$T$46];2;0));VLOOKUP([.B94];[.$S$2:.$T$46];2;0);1)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formula="of:=IF(ISNUMBER(VLOOKUP([.B94];[.$AB$2:.$AC$302];2;0));VLOOKUP([.B94];[.$AB$2:.$AC$302];2;0);0)" office:value-type="float" office:value="1">
            <text:p>1</text:p>
          </table:table-cell>
          <table:table-cell table:number-columns-repeated="3" office:value-type="float" office:value="2">
            <text:p>2</text:p>
          </table:table-cell>
          <table:table-cell table:number-columns-repeated="16"/>
          <table:table-cell office:value-type="string">
            <text:p>Jean Launay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Frédéric Cuvillier</text:p>
          </table:table-cell>
          <table:table-cell table:number-columns-repeated="4" office:value-type="float" office:value="2">
            <text:p>2</text:p>
          </table:table-cell>
          <table:table-cell table:number-columns-repeated="3" table:style-name="Default" office:value-type="float" office:value="2">
            <text:p>2</text:p>
          </table:table-cell>
          <table:table-cell table:formula="of:=IF(ISNUMBER(VLOOKUP([.B95];[.$AH$2:.$AI$41];2;0));VLOOKUP([.B95];[.$AH$2:.$AI$41];2;0);1)" office:value-type="float" office:value="1">
            <text:p>1</text:p>
          </table:table-cell>
          <table:table-cell table:formula="of:=IF(ISNUMBER(VLOOKUP([.B95];[.$AK$2:.$AL$41];2;0));VLOOKUP([.B95];[.$AK$2:.$AL$41];2;0);1)" office:value-type="float" office:value="1">
            <text:p>1</text:p>
          </table:table-cell>
          <table:table-cell table:number-columns-repeated="16"/>
          <table:table-cell office:value-type="string">
            <text:p>Jean-Claude Buisine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Frédéric Roig</text:p>
          </table:table-cell>
          <table:table-cell table:formula="of:=IF(ISNUMBER(VLOOKUP([.B96];[.$M$2:.$N$202];2;0));VLOOKUP([.B96];[.$M$2:.$N$202];2;0);1)" office:value-type="float" office:value="1">
            <text:p>1</text:p>
          </table:table-cell>
          <table:table-cell table:formula="of:=IF(ISNUMBER(VLOOKUP([.B96];[.$P$2:.$Q$12];2;0));VLOOKUP([.B96];[.$P$2:.$Q$12];2;0);1)" office:value-type="float" office:value="1">
            <text:p>1</text:p>
          </table:table-cell>
          <table:table-cell table:formula="of:=IF(ISNUMBER(VLOOKUP([.B96];[.$S$2:.$T$46];2;0));VLOOKUP([.B96];[.$S$2:.$T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96];[.$V$2:.$W$100];2;0));VLOOKUP([.B96];[.$V$2:.$W$100];2;0);1)" office:value-type="float" office:value="1">
            <text:p>1</text:p>
          </table:table-cell>
          <table:table-cell table:formula="of:=IF(ISNUMBER(VLOOKUP([.B96];[.$AB$2:.$AC$302];2;0));VLOOKUP([.B96];[.$AB$2:.$AC$302];2;0);0)" office:value-type="float" office:value="1">
            <text:p>1</text:p>
          </table:table-cell>
          <table:table-cell table:formula="of:=IF(ISNUMBER(VLOOKUP([.B96];[.$AE$2:.$AF$33];2;0));VLOOKUP([.B96];[.$AE$2:.$AF$33];2;0);1)" office:value-type="float" office:value="1">
            <text:p>1</text:p>
          </table:table-cell>
          <table:table-cell table:formula="of:=IF(ISNUMBER(VLOOKUP([.B96];[.$AH$2:.$AI$41];2;0));VLOOKUP([.B96];[.$AH$2:.$AI$41];2;0);1)" office:value-type="float" office:value="1">
            <text:p>1</text:p>
          </table:table-cell>
          <table:table-cell table:formula="of:=IF(ISNUMBER(VLOOKUP([.B96];[.$AK$2:.$AL$41];2;0));VLOOKUP([.B96];[.$AK$2:.$AL$41];2;0);1)" office:value-type="float" office:value="1">
            <text:p>1</text:p>
          </table:table-cell>
          <table:table-cell table:number-columns-repeated="16"/>
          <table:table-cell office:value-type="string">
            <text:p>Jean-Claude Fruteau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1">
          <table:table-cell office:value-type="float" office:value="95">
            <text:p>95</text:p>
          </table:table-cell>
          <table:table-cell office:value-type="string">
            <text:p>Frédérique Massat</text:p>
          </table:table-cell>
          <table:table-cell table:formula="of:=IF(ISNUMBER(VLOOKUP([.B97];[.$M$2:.$N$202];2;0));VLOOKUP([.B97];[.$M$2:.$N$202];2;0);1)" office:value-type="float" office:value="1">
            <text:p>1</text:p>
          </table:table-cell>
          <table:table-cell table:formula="of:=IF(ISNUMBER(VLOOKUP([.B97];[.$P$2:.$Q$12];2;0));VLOOKUP([.B97];[.$P$2:.$Q$12];2;0);1)" office:value-type="float" office:value="1">
            <text:p>1</text:p>
          </table:table-cell>
          <table:table-cell table:formula="of:=IF(ISNUMBER(VLOOKUP([.B97];[.$S$2:.$T$46];2;0));VLOOKUP([.B97];[.$S$2:.$T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97];[.$V$2:.$W$100];2;0));VLOOKUP([.B97];[.$V$2:.$W$100];2;0);1)" office:value-type="float" office:value="1">
            <text:p>1</text:p>
          </table:table-cell>
          <table:table-cell table:formula="of:=IF(ISNUMBER(VLOOKUP([.B97];[.$AB$2:.$AC$302];2;0));VLOOKUP([.B97];[.$AB$2:.$AC$302];2;0);0)" office:value-type="float" office:value="1">
            <text:p>1</text:p>
          </table:table-cell>
          <table:table-cell table:formula="of:=IF(ISNUMBER(VLOOKUP([.B97];[.$AE$2:.$AF$33];2;0));VLOOKUP([.B97];[.$AE$2:.$AF$33];2;0);1)" office:value-type="float" office:value="1">
            <text:p>1</text:p>
          </table:table-cell>
          <table:table-cell table:formula="of:=IF(ISNUMBER(VLOOKUP([.B97];[.$AH$2:.$AI$41];2;0));VLOOKUP([.B97];[.$AH$2:.$AI$41];2;0);1)" office:value-type="float" office:value="1">
            <text:p>1</text:p>
          </table:table-cell>
          <table:table-cell table:formula="of:=IF(ISNUMBER(VLOOKUP([.B97];[.$AK$2:.$AL$41];2;0));VLOOKUP([.B97];[.$AK$2:.$AL$41];2;0);1)" office:value-type="float" office:value="1">
            <text:p>1</text:p>
          </table:table-cell>
          <table:table-cell table:number-columns-repeated="16"/>
          <table:table-cell office:value-type="string">
            <text:p>Jean-Claude Perez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1">
          <table:table-cell office:value-type="float" office:value="96">
            <text:p>96</text:p>
          </table:table-cell>
          <table:table-cell office:value-type="string">
            <text:p>Gabrielle Louis-Carabin</text:p>
          </table:table-cell>
          <table:table-cell table:formula="of:=IF(ISNUMBER(VLOOKUP([.B98];[.$M$2:.$N$202];2;0));VLOOKUP([.B98];[.$M$2:.$N$202];2;0);1)" office:value-type="float" office:value="1">
            <text:p>1</text:p>
          </table:table-cell>
          <table:table-cell table:formula="of:=IF(ISNUMBER(VLOOKUP([.B98];[.$P$2:.$Q$12];2;0));VLOOKUP([.B98];[.$P$2:.$Q$12];2;0);1)" office:value-type="float" office:value="1">
            <text:p>1</text:p>
          </table:table-cell>
          <table:table-cell table:formula="of:=IF(ISNUMBER(VLOOKUP([.B98];[.$S$2:.$T$46];2;0));VLOOKUP([.B98];[.$S$2:.$T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98];[.$V$2:.$W$100];2;0));VLOOKUP([.B98];[.$V$2:.$W$100];2;0);1)" office:value-type="float" office:value="1">
            <text:p>1</text:p>
          </table:table-cell>
          <table:table-cell table:formula="of:=IF(ISNUMBER(VLOOKUP([.B98];[.$AB$2:.$AC$302];2;0));VLOOKUP([.B98];[.$AB$2:.$AC$302];2;0);0)" office:value-type="float" office:value="1">
            <text:p>1</text:p>
          </table:table-cell>
          <table:table-cell table:formula="of:=IF(ISNUMBER(VLOOKUP([.B98];[.$AE$2:.$AF$33];2;0));VLOOKUP([.B98];[.$AE$2:.$AF$33];2;0);1)" office:value-type="float" office:value="1">
            <text:p>1</text:p>
          </table:table-cell>
          <table:table-cell table:formula="of:=IF(ISNUMBER(VLOOKUP([.B98];[.$AH$2:.$AI$41];2;0));VLOOKUP([.B98];[.$AH$2:.$AI$41];2;0);1)" office:value-type="float" office:value="1">
            <text:p>1</text:p>
          </table:table-cell>
          <table:table-cell table:formula="of:=IF(ISNUMBER(VLOOKUP([.B98];[.$AK$2:.$AL$41];2;0));VLOOKUP([.B98];[.$AK$2:.$AL$41];2;0);1)" office:value-type="float" office:value="1">
            <text:p>1</text:p>
          </table:table-cell>
          <table:table-cell table:number-columns-repeated="16"/>
          <table:table-cell office:value-type="string">
            <text:p>Jean-David Ciot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1">
          <table:table-cell office:value-type="float" office:value="97">
            <text:p>97</text:p>
          </table:table-cell>
          <table:table-cell office:value-type="string">
            <text:p>Geneviève Gaillard</text:p>
          </table:table-cell>
          <table:table-cell table:formula="of:=IF(ISNUMBER(VLOOKUP([.B99];[.$M$2:.$N$202];2;0));VLOOKUP([.B99];[.$M$2:.$N$202];2;0);1)" office:value-type="float" office:value="0">
            <text:p>0</text:p>
          </table:table-cell>
          <table:table-cell table:formula="of:=IF(ISNUMBER(VLOOKUP([.B99];[.$P$2:.$Q$12];2;0));VLOOKUP([.B99];[.$P$2:.$Q$12];2;0);1)" office:value-type="float" office:value="1">
            <text:p>1</text:p>
          </table:table-cell>
          <table:table-cell table:formula="of:=IF(ISNUMBER(VLOOKUP([.B99];[.$S$2:.$T$46];2;0));VLOOKUP([.B99];[.$S$2:.$T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99];[.$V$2:.$W$100];2;0));VLOOKUP([.B99];[.$V$2:.$W$100];2;0);1)" office:value-type="float" office:value="1">
            <text:p>1</text:p>
          </table:table-cell>
          <table:table-cell table:formula="of:=IF(ISNUMBER(VLOOKUP([.B99];[.$AB$2:.$AC$302];2;0));VLOOKUP([.B99];[.$AB$2:.$AC$302];2;0);0)" office:value-type="float" office:value="1">
            <text:p>1</text:p>
          </table:table-cell>
          <table:table-cell table:formula="of:=IF(ISNUMBER(VLOOKUP([.B99];[.$AE$2:.$AF$33];2;0));VLOOKUP([.B99];[.$AE$2:.$AF$33];2;0);1)" office:value-type="float" office:value="1">
            <text:p>1</text:p>
          </table:table-cell>
          <table:table-cell table:formula="of:=IF(ISNUMBER(VLOOKUP([.B99];[.$AH$2:.$AI$41];2;0));VLOOKUP([.B99];[.$AH$2:.$AI$41];2;0);1)" office:value-type="float" office:value="0">
            <text:p>0</text:p>
          </table:table-cell>
          <table:table-cell table:formula="of:=IF(ISNUMBER(VLOOKUP([.B99];[.$AK$2:.$AL$41];2;0));VLOOKUP([.B99];[.$AK$2:.$AL$41];2;0);1)" office:value-type="float" office:value="1">
            <text:p>1</text:p>
          </table:table-cell>
          <table:table-cell table:number-columns-repeated="16"/>
          <table:table-cell office:value-type="string">
            <text:p>Jean-Jacques Bridey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1">
          <table:table-cell office:value-type="float" office:value="98">
            <text:p>98</text:p>
          </table:table-cell>
          <table:table-cell office:value-type="string">
            <text:p>Geneviève Gosselin-Fleury</text:p>
          </table:table-cell>
          <table:table-cell table:formula="of:=IF(ISNUMBER(VLOOKUP([.B100];[.$M$2:.$N$202];2;0));VLOOKUP([.B100];[.$M$2:.$N$202];2;0);1)" office:value-type="float" office:value="1">
            <text:p>1</text:p>
          </table:table-cell>
          <table:table-cell table:formula="of:=IF(ISNUMBER(VLOOKUP([.B100];[.$P$2:.$Q$12];2;0));VLOOKUP([.B100];[.$P$2:.$Q$12];2;0);1)" office:value-type="float" office:value="1">
            <text:p>1</text:p>
          </table:table-cell>
          <table:table-cell table:formula="of:=IF(ISNUMBER(VLOOKUP([.B100];[.$S$2:.$T$46];2;0));VLOOKUP([.B100];[.$S$2:.$T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100];[.$V$2:.$W$100];2;0));VLOOKUP([.B100];[.$V$2:.$W$100];2;0);1)" office:value-type="float" office:value="1">
            <text:p>1</text:p>
          </table:table-cell>
          <table:table-cell table:formula="of:=IF(ISNUMBER(VLOOKUP([.B100];[.$AB$2:.$AC$302];2;0));VLOOKUP([.B100];[.$AB$2:.$AC$302];2;0);0)" office:value-type="float" office:value="1">
            <text:p>1</text:p>
          </table:table-cell>
          <table:table-cell table:formula="of:=IF(ISNUMBER(VLOOKUP([.B100];[.$AE$2:.$AF$33];2;0));VLOOKUP([.B100];[.$AE$2:.$AF$33];2;0);1)" office:value-type="float" office:value="1">
            <text:p>1</text:p>
          </table:table-cell>
          <table:table-cell table:formula="of:=IF(ISNUMBER(VLOOKUP([.B100];[.$AH$2:.$AI$41];2;0));VLOOKUP([.B100];[.$AH$2:.$AI$41];2;0);1)" office:value-type="float" office:value="1">
            <text:p>1</text:p>
          </table:table-cell>
          <table:table-cell table:formula="of:=IF(ISNUMBER(VLOOKUP([.B100];[.$AK$2:.$AL$41];2;0));VLOOKUP([.B100];[.$AK$2:.$AL$41];2;0);1)" office:value-type="float" office:value="1">
            <text:p>1</text:p>
          </table:table-cell>
          <table:table-cell table:number-columns-repeated="16"/>
          <table:table-cell office:value-type="string">
            <text:p>Jean-Jacques Urvoas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Gérard Bapt</text:p>
          </table:table-cell>
          <table:table-cell table:formula="of:=IF(ISNUMBER(VLOOKUP([.B101];[.$M$2:.$N$202];2;0));VLOOKUP([.B101];[.$M$2:.$N$202];2;0);1)" office:value-type="float" office:value="0">
            <text:p>0</text:p>
          </table:table-cell>
          <table:table-cell table:formula="of:=IF(ISNUMBER(VLOOKUP([.B101];[.$P$2:.$Q$12];2;0));VLOOKUP([.B101];[.$P$2:.$Q$12];2;0);1)" office:value-type="float" office:value="1">
            <text:p>1</text:p>
          </table:table-cell>
          <table:table-cell table:formula="of:=IF(ISNUMBER(VLOOKUP([.B101];[.$S$2:.$T$46];2;0));VLOOKUP([.B101];[.$S$2:.$T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101];[.$V$2:.$W$100];2;0));VLOOKUP([.B101];[.$V$2:.$W$100];2;0);1)" office:value-type="float" office:value="1">
            <text:p>1</text:p>
          </table:table-cell>
          <table:table-cell table:formula="of:=IF(ISNUMBER(VLOOKUP([.B101];[.$AB$2:.$AC$302];2;0));VLOOKUP([.B101];[.$AB$2:.$AC$302];2;0);0)" office:value-type="float" office:value="1">
            <text:p>1</text:p>
          </table:table-cell>
          <table:table-cell table:formula="of:=IF(ISNUMBER(VLOOKUP([.B101];[.$AE$2:.$AF$33];2;0));VLOOKUP([.B101];[.$AE$2:.$AF$33];2;0);1)" office:value-type="float" office:value="1">
            <text:p>1</text:p>
          </table:table-cell>
          <table:table-cell table:formula="of:=IF(ISNUMBER(VLOOKUP([.B101];[.$AH$2:.$AI$41];2;0));VLOOKUP([.B101];[.$AH$2:.$AI$41];2;0);1)" office:value-type="float" office:value="1">
            <text:p>1</text:p>
          </table:table-cell>
          <table:table-cell table:formula="of:=IF(ISNUMBER(VLOOKUP([.B101];[.$AK$2:.$AL$41];2;0));VLOOKUP([.B101];[.$AK$2:.$AL$41];2;0);1)" office:value-type="float" office:value="1">
            <text:p>1</text:p>
          </table:table-cell>
          <table:table-cell table:number-columns-repeated="16"/>
          <table:table-cell office:value-type="string">
            <text:p>Jean-Jacques Vlody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Gérard Sebaoun</text:p>
          </table:table-cell>
          <table:table-cell table:formula="of:=IF(ISNUMBER(VLOOKUP([.B102];[.$M$2:.$N$202];2;0));VLOOKUP([.B102];[.$M$2:.$N$202];2;0);1)" office:value-type="float" office:value="0">
            <text:p>0</text:p>
          </table:table-cell>
          <table:table-cell table:formula="of:=IF(ISNUMBER(VLOOKUP([.B102];[.$P$2:.$Q$12];2;0));VLOOKUP([.B102];[.$P$2:.$Q$12];2;0);1)" office:value-type="float" office:value="0">
            <text:p>0</text:p>
          </table:table-cell>
          <table:table-cell table:formula="of:=IF(ISNUMBER(VLOOKUP([.B102];[.$S$2:.$T$46];2;0));VLOOKUP([.B102];[.$S$2:.$T$46];2;0);1)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IF(ISNUMBER(VLOOKUP([.B102];[.$V$2:.$W$100];2;0));VLOOKUP([.B102];[.$V$2:.$W$100];2;0);1)" office:value-type="float" office:value="0">
            <text:p>0</text:p>
          </table:table-cell>
          <table:table-cell table:formula="of:=IF(ISNUMBER(VLOOKUP([.B102];[.$AB$2:.$AC$302];2;0));VLOOKUP([.B102];[.$AB$2:.$AC$302];2;0);0)" office:value-type="float" office:value="0">
            <text:p>0</text:p>
          </table:table-cell>
          <table:table-cell table:formula="of:=IF(ISNUMBER(VLOOKUP([.B102];[.$AE$2:.$AF$33];2;0));VLOOKUP([.B102];[.$AE$2:.$AF$33];2;0);1)" office:value-type="float" office:value="0">
            <text:p>0</text:p>
          </table:table-cell>
          <table:table-cell table:formula="of:=IF(ISNUMBER(VLOOKUP([.B102];[.$AH$2:.$AI$41];2;0));VLOOKUP([.B102];[.$AH$2:.$AI$41];2;0);1)" office:value-type="float" office:value="0">
            <text:p>0</text:p>
          </table:table-cell>
          <table:table-cell table:formula="of:=IF(ISNUMBER(VLOOKUP([.B102];[.$AK$2:.$AL$41];2;0));VLOOKUP([.B102];[.$AK$2:.$AL$41];2;0);1)" office:value-type="float" office:value="0">
            <text:p>0</text:p>
          </table:table-cell>
          <table:table-cell table:number-columns-repeated="16"/>
          <table:table-cell office:value-type="string">
            <text:p>Jean-Louis Bricout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7">
          <table:table-cell office:value-type="float" office:value="101">
            <text:p>101</text:p>
          </table:table-cell>
          <table:table-cell office:value-type="string">
            <text:p>Gérard Terrier</text:p>
          </table:table-cell>
          <table:table-cell table:formula="of:=IF(ISNUMBER(VLOOKUP([.B103];[.$M$2:.$N$202];2;0));VLOOKUP([.B103];[.$M$2:.$N$202];2;0);1)" office:value-type="float" office:value="1">
            <text:p>1</text:p>
          </table:table-cell>
          <table:table-cell table:formula="of:=IF(ISNUMBER(VLOOKUP([.B103];[.$P$2:.$Q$12];2;0));VLOOKUP([.B103];[.$P$2:.$Q$12];2;0);1)" office:value-type="float" office:value="1">
            <text:p>1</text:p>
          </table:table-cell>
          <table:table-cell table:formula="of:=IF(ISNUMBER(VLOOKUP([.B103];[.$S$2:.$T$46];2;0));VLOOKUP([.B103];[.$S$2:.$T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103];[.$V$2:.$W$100];2;0));VLOOKUP([.B103];[.$V$2:.$W$100];2;0);1)" office:value-type="float" office:value="1">
            <text:p>1</text:p>
          </table:table-cell>
          <table:table-cell table:formula="of:=IF(ISNUMBER(VLOOKUP([.B103];[.$AB$2:.$AC$302];2;0));VLOOKUP([.B103];[.$AB$2:.$AC$302];2;0);0)" office:value-type="float" office:value="1">
            <text:p>1</text:p>
          </table:table-cell>
          <table:table-cell table:formula="of:=IF(ISNUMBER(VLOOKUP([.B103];[.$AE$2:.$AF$33];2;0));VLOOKUP([.B103];[.$AE$2:.$AF$33];2;0);1)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16"/>
          <table:table-cell office:value-type="string">
            <text:p>Jean-Louis Dumont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1">
          <table:table-cell office:value-type="float" office:value="102">
            <text:p>102</text:p>
          </table:table-cell>
          <table:table-cell office:value-type="string">
            <text:p>Germinal Peiro</text:p>
          </table:table-cell>
          <table:table-cell table:formula="of:=IF(ISNUMBER(VLOOKUP([.B104];[.$M$2:.$N$202];2;0));VLOOKUP([.B104];[.$M$2:.$N$202];2;0);1)" office:value-type="float" office:value="1">
            <text:p>1</text:p>
          </table:table-cell>
          <table:table-cell table:formula="of:=IF(ISNUMBER(VLOOKUP([.B104];[.$P$2:.$Q$12];2;0));VLOOKUP([.B104];[.$P$2:.$Q$12];2;0);1)" office:value-type="float" office:value="1">
            <text:p>1</text:p>
          </table:table-cell>
          <table:table-cell table:formula="of:=IF(ISNUMBER(VLOOKUP([.B104];[.$S$2:.$T$46];2;0));VLOOKUP([.B104];[.$S$2:.$T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104];[.$V$2:.$W$100];2;0));VLOOKUP([.B104];[.$V$2:.$W$100];2;0);1)" office:value-type="float" office:value="1">
            <text:p>1</text:p>
          </table:table-cell>
          <table:table-cell table:formula="of:=IF(ISNUMBER(VLOOKUP([.B104];[.$AB$2:.$AC$302];2;0));VLOOKUP([.B104];[.$AB$2:.$AC$302];2;0);0)" office:value-type="float" office:value="1">
            <text:p>1</text:p>
          </table:table-cell>
          <table:table-cell table:formula="of:=IF(ISNUMBER(VLOOKUP([.B104];[.$AE$2:.$AF$33];2;0));VLOOKUP([.B104];[.$AE$2:.$AF$33];2;0);1)" office:value-type="float" office:value="1">
            <text:p>1</text:p>
          </table:table-cell>
          <table:table-cell table:formula="of:=IF(ISNUMBER(VLOOKUP([.B104];[.$AH$2:.$AI$41];2;0));VLOOKUP([.B104];[.$AH$2:.$AI$41];2;0);1)" office:value-type="float" office:value="1">
            <text:p>1</text:p>
          </table:table-cell>
          <table:table-cell table:formula="of:=IF(ISNUMBER(VLOOKUP([.B104];[.$AK$2:.$AL$41];2;0));VLOOKUP([.B104];[.$AK$2:.$AL$41];2;0);1)" office:value-type="float" office:value="1">
            <text:p>1</text:p>
          </table:table-cell>
          <table:table-cell table:number-columns-repeated="16"/>
          <table:table-cell office:value-type="string">
            <text:p>Jean-Louis Gagnaire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1">
          <table:table-cell office:value-type="float" office:value="103">
            <text:p>103</text:p>
          </table:table-cell>
          <table:table-cell office:value-type="string">
            <text:p>Gilbert Le Bris</text:p>
          </table:table-cell>
          <table:table-cell table:formula="of:=IF(ISNUMBER(VLOOKUP([.B105];[.$M$2:.$N$202];2;0));VLOOKUP([.B105];[.$M$2:.$N$202];2;0);1)" office:value-type="float" office:value="0">
            <text:p>0</text:p>
          </table:table-cell>
          <table:table-cell table:formula="of:=IF(ISNUMBER(VLOOKUP([.B105];[.$P$2:.$Q$12];2;0));VLOOKUP([.B105];[.$P$2:.$Q$12];2;0);1)" office:value-type="float" office:value="1">
            <text:p>1</text:p>
          </table:table-cell>
          <table:table-cell table:formula="of:=IF(ISNUMBER(VLOOKUP([.B105];[.$S$2:.$T$46];2;0));VLOOKUP([.B105];[.$S$2:.$T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105];[.$V$2:.$W$100];2;0));VLOOKUP([.B105];[.$V$2:.$W$100];2;0);1)" office:value-type="float" office:value="1">
            <text:p>1</text:p>
          </table:table-cell>
          <table:table-cell table:formula="of:=IF(ISNUMBER(VLOOKUP([.B105];[.$AB$2:.$AC$302];2;0));VLOOKUP([.B105];[.$AB$2:.$AC$302];2;0);0)" office:value-type="float" office:value="0">
            <text:p>0</text:p>
          </table:table-cell>
          <table:table-cell table:formula="of:=IF(ISNUMBER(VLOOKUP([.B105];[.$AE$2:.$AF$33];2;0));VLOOKUP([.B105];[.$AE$2:.$AF$33];2;0);1)" office:value-type="float" office:value="1">
            <text:p>1</text:p>
          </table:table-cell>
          <table:table-cell table:formula="of:=IF(ISNUMBER(VLOOKUP([.B105];[.$AH$2:.$AI$41];2;0));VLOOKUP([.B105];[.$AH$2:.$AI$41];2;0);1)" office:value-type="float" office:value="1">
            <text:p>1</text:p>
          </table:table-cell>
          <table:table-cell table:formula="of:=IF(ISNUMBER(VLOOKUP([.B105];[.$AK$2:.$AL$41];2;0));VLOOKUP([.B105];[.$AK$2:.$AL$41];2;0);1)" office:value-type="float" office:value="1">
            <text:p>1</text:p>
          </table:table-cell>
          <table:table-cell table:number-columns-repeated="16"/>
          <table:table-cell office:value-type="string">
            <text:p>Jean-Louis Touraine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1">
          <table:table-cell office:value-type="float" office:value="104">
            <text:p>104</text:p>
          </table:table-cell>
          <table:table-cell office:value-type="string">
            <text:p>Gilbert Sauvan</text:p>
          </table:table-cell>
          <table:table-cell table:formula="of:=IF(ISNUMBER(VLOOKUP([.B106];[.$M$2:.$N$202];2;0));VLOOKUP([.B106];[.$M$2:.$N$202];2;0);1)" office:value-type="float" office:value="1">
            <text:p>1</text:p>
          </table:table-cell>
          <table:table-cell table:formula="of:=IF(ISNUMBER(VLOOKUP([.B106];[.$P$2:.$Q$12];2;0));VLOOKUP([.B106];[.$P$2:.$Q$12];2;0);1)" office:value-type="float" office:value="1">
            <text:p>1</text:p>
          </table:table-cell>
          <table:table-cell table:formula="of:=IF(ISNUMBER(VLOOKUP([.B106];[.$S$2:.$T$46];2;0));VLOOKUP([.B106];[.$S$2:.$T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106];[.$V$2:.$W$100];2;0));VLOOKUP([.B106];[.$V$2:.$W$100];2;0);1)" office:value-type="float" office:value="1">
            <text:p>1</text:p>
          </table:table-cell>
          <table:table-cell table:formula="of:=IF(ISNUMBER(VLOOKUP([.B106];[.$AB$2:.$AC$302];2;0));VLOOKUP([.B106];[.$AB$2:.$AC$302];2;0);0)" office:value-type="float" office:value="1">
            <text:p>1</text:p>
          </table:table-cell>
          <table:table-cell table:formula="of:=IF(ISNUMBER(VLOOKUP([.B106];[.$AE$2:.$AF$33];2;0));VLOOKUP([.B106];[.$AE$2:.$AF$33];2;0);1)" office:value-type="float" office:value="1">
            <text:p>1</text:p>
          </table:table-cell>
          <table:table-cell table:formula="of:=IF(ISNUMBER(VLOOKUP([.B106];[.$AH$2:.$AI$41];2;0));VLOOKUP([.B106];[.$AH$2:.$AI$41];2;0);1)" office:value-type="float" office:value="1">
            <text:p>1</text:p>
          </table:table-cell>
          <table:table-cell table:formula="of:=IF(ISNUMBER(VLOOKUP([.B106];[.$AK$2:.$AL$41];2;0));VLOOKUP([.B106];[.$AK$2:.$AL$41];2;0);1)" office:value-type="float" office:value="1">
            <text:p>1</text:p>
          </table:table-cell>
          <table:table-cell table:number-columns-repeated="16"/>
          <table:table-cell office:value-type="string">
            <text:p>Jean-Luc Bleunven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Gilles Savary</text:p>
          </table:table-cell>
          <table:table-cell table:formula="of:=IF(ISNUMBER(VLOOKUP([.B107];[.$M$2:.$N$202];2;0));VLOOKUP([.B107];[.$M$2:.$N$202];2;0);1)" office:value-type="float" office:value="1">
            <text:p>1</text:p>
          </table:table-cell>
          <table:table-cell table:formula="of:=IF(ISNUMBER(VLOOKUP([.B107];[.$P$2:.$Q$12];2;0));VLOOKUP([.B107];[.$P$2:.$Q$12];2;0);1)" office:value-type="float" office:value="1">
            <text:p>1</text:p>
          </table:table-cell>
          <table:table-cell table:formula="of:=IF(ISNUMBER(VLOOKUP([.B107];[.$S$2:.$T$46];2;0));VLOOKUP([.B107];[.$S$2:.$T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107];[.$V$2:.$W$100];2;0));VLOOKUP([.B107];[.$V$2:.$W$100];2;0);1)" office:value-type="float" office:value="1">
            <text:p>1</text:p>
          </table:table-cell>
          <table:table-cell table:formula="of:=IF(ISNUMBER(VLOOKUP([.B107];[.$AB$2:.$AC$302];2;0));VLOOKUP([.B107];[.$AB$2:.$AC$302];2;0);0)" office:value-type="float" office:value="1">
            <text:p>1</text:p>
          </table:table-cell>
          <table:table-cell table:formula="of:=IF(ISNUMBER(VLOOKUP([.B107];[.$AE$2:.$AF$33];2;0));VLOOKUP([.B107];[.$AE$2:.$AF$33];2;0);1)" office:value-type="float" office:value="1">
            <text:p>1</text:p>
          </table:table-cell>
          <table:table-cell table:formula="of:=IF(ISNUMBER(VLOOKUP([.B107];[.$AH$2:.$AI$41];2;0));VLOOKUP([.B107];[.$AH$2:.$AI$41];2;0);1)" office:value-type="float" office:value="1">
            <text:p>1</text:p>
          </table:table-cell>
          <table:table-cell table:formula="of:=IF(ISNUMBER(VLOOKUP([.B107];[.$AK$2:.$AL$41];2;0));VLOOKUP([.B107];[.$AK$2:.$AL$41];2;0);1)" office:value-type="float" office:value="1">
            <text:p>1</text:p>
          </table:table-cell>
          <table:table-cell table:number-columns-repeated="16"/>
          <table:table-cell office:value-type="string">
            <text:p>Jean-Marc Fournel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1">
          <table:table-cell office:value-type="float" office:value="106">
            <text:p>106</text:p>
          </table:table-cell>
          <table:table-cell office:value-type="string">
            <text:p>Gisèle Biémouret</text:p>
          </table:table-cell>
          <table:table-cell table:formula="of:=IF(ISNUMBER(VLOOKUP([.B108];[.$M$2:.$N$202];2;0));VLOOKUP([.B108];[.$M$2:.$N$202];2;0);1)" office:value-type="float" office:value="1">
            <text:p>1</text:p>
          </table:table-cell>
          <table:table-cell table:formula="of:=IF(ISNUMBER(VLOOKUP([.B108];[.$P$2:.$Q$12];2;0));VLOOKUP([.B108];[.$P$2:.$Q$12];2;0);1)" office:value-type="float" office:value="1">
            <text:p>1</text:p>
          </table:table-cell>
          <table:table-cell table:formula="of:=IF(ISNUMBER(VLOOKUP([.B108];[.$S$2:.$T$46];2;0));VLOOKUP([.B108];[.$S$2:.$T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108];[.$V$2:.$W$100];2;0));VLOOKUP([.B108];[.$V$2:.$W$100];2;0);1)" office:value-type="float" office:value="1">
            <text:p>1</text:p>
          </table:table-cell>
          <table:table-cell table:formula="of:=IF(ISNUMBER(VLOOKUP([.B108];[.$AB$2:.$AC$302];2;0));VLOOKUP([.B108];[.$AB$2:.$AC$302];2;0);0)" office:value-type="float" office:value="1">
            <text:p>1</text:p>
          </table:table-cell>
          <table:table-cell table:formula="of:=IF(ISNUMBER(VLOOKUP([.B108];[.$AE$2:.$AF$33];2;0));VLOOKUP([.B108];[.$AE$2:.$AF$33];2;0);1)" office:value-type="float" office:value="1">
            <text:p>1</text:p>
          </table:table-cell>
          <table:table-cell table:formula="of:=IF(ISNUMBER(VLOOKUP([.B108];[.$AH$2:.$AI$41];2;0));VLOOKUP([.B108];[.$AH$2:.$AI$41];2;0);1)" office:value-type="float" office:value="1">
            <text:p>1</text:p>
          </table:table-cell>
          <table:table-cell table:formula="of:=IF(ISNUMBER(VLOOKUP([.B108];[.$AK$2:.$AL$41];2;0));VLOOKUP([.B108];[.$AK$2:.$AL$41];2;0);1)" office:value-type="float" office:value="1">
            <text:p>1</text:p>
          </table:table-cell>
          <table:table-cell table:number-columns-repeated="16"/>
          <table:table-cell office:value-type="string">
            <text:p>Jean-Marie Beffara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1">
          <table:table-cell office:value-type="float" office:value="107">
            <text:p>107</text:p>
          </table:table-cell>
          <table:table-cell office:value-type="string">
            <text:p>Guillaume Bachelay</text:p>
          </table:table-cell>
          <table:table-cell table:formula="of:=IF(ISNUMBER(VLOOKUP([.B109];[.$M$2:.$N$202];2;0));VLOOKUP([.B109];[.$M$2:.$N$202];2;0);1)" office:value-type="float" office:value="1">
            <text:p>1</text:p>
          </table:table-cell>
          <table:table-cell table:formula="of:=IF(ISNUMBER(VLOOKUP([.B109];[.$P$2:.$Q$12];2;0));VLOOKUP([.B109];[.$P$2:.$Q$12];2;0);1)" office:value-type="float" office:value="1">
            <text:p>1</text:p>
          </table:table-cell>
          <table:table-cell table:formula="of:=IF(ISNUMBER(VLOOKUP([.B109];[.$S$2:.$T$46];2;0));VLOOKUP([.B109];[.$S$2:.$T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109];[.$V$2:.$W$100];2;0));VLOOKUP([.B109];[.$V$2:.$W$100];2;0);1)" office:value-type="float" office:value="1">
            <text:p>1</text:p>
          </table:table-cell>
          <table:table-cell table:formula="of:=IF(ISNUMBER(VLOOKUP([.B109];[.$AB$2:.$AC$302];2;0));VLOOKUP([.B109];[.$AB$2:.$AC$302];2;0);0)" office:value-type="float" office:value="1">
            <text:p>1</text:p>
          </table:table-cell>
          <table:table-cell table:formula="of:=IF(ISNUMBER(VLOOKUP([.B109];[.$AE$2:.$AF$33];2;0));VLOOKUP([.B109];[.$AE$2:.$AF$33];2;0);1)" office:value-type="float" office:value="1">
            <text:p>1</text:p>
          </table:table-cell>
          <table:table-cell table:formula="of:=IF(ISNUMBER(VLOOKUP([.B109];[.$AH$2:.$AI$41];2;0));VLOOKUP([.B109];[.$AH$2:.$AI$41];2;0);1)" office:value-type="float" office:value="1">
            <text:p>1</text:p>
          </table:table-cell>
          <table:table-cell table:formula="of:=IF(ISNUMBER(VLOOKUP([.B109];[.$AK$2:.$AL$41];2;0));VLOOKUP([.B109];[.$AK$2:.$AL$41];2;0);1)" office:value-type="float" office:value="1">
            <text:p>1</text:p>
          </table:table-cell>
          <table:table-cell table:number-columns-repeated="16"/>
          <table:table-cell office:value-type="string">
            <text:p>Jean-Michel Clément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1">
          <table:table-cell office:value-type="float" office:value="108">
            <text:p>108</text:p>
          </table:table-cell>
          <table:table-cell office:value-type="string">
            <text:p>Guillaume Garot</text:p>
          </table:table-cell>
          <table:table-cell table:formula="of:=IF(ISNUMBER(VLOOKUP([.B110];[.$M$2:.$N$202];2;0));VLOOKUP([.B110];[.$M$2:.$N$202];2;0);1)" office:value-type="float" office:value="1">
            <text:p>1</text:p>
          </table:table-cell>
          <table:table-cell table:formula="of:=IF(ISNUMBER(VLOOKUP([.B110];[.$P$2:.$Q$12];2;0));VLOOKUP([.B110];[.$P$2:.$Q$12];2;0);1)" office:value-type="float" office:value="1">
            <text:p>1</text:p>
          </table:table-cell>
          <table:table-cell table:formula="of:=IF(ISNUMBER(VLOOKUP([.B110];[.$S$2:.$T$46];2;0));VLOOKUP([.B110];[.$S$2:.$T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110];[.$V$2:.$W$100];2;0));VLOOKUP([.B110];[.$V$2:.$W$100];2;0);1)" office:value-type="float" office:value="1">
            <text:p>1</text:p>
          </table:table-cell>
          <table:table-cell table:formula="of:=IF(ISNUMBER(VLOOKUP([.B110];[.$AB$2:.$AC$302];2;0));VLOOKUP([.B110];[.$AB$2:.$AC$302];2;0);0)" office:value-type="float" office:value="1">
            <text:p>1</text:p>
          </table:table-cell>
          <table:table-cell table:formula="of:=IF(ISNUMBER(VLOOKUP([.B110];[.$AE$2:.$AF$33];2;0));VLOOKUP([.B110];[.$AE$2:.$AF$33];2;0);1)" office:value-type="float" office:value="1">
            <text:p>1</text:p>
          </table:table-cell>
          <table:table-cell table:formula="of:=IF(ISNUMBER(VLOOKUP([.B110];[.$AH$2:.$AI$41];2;0));VLOOKUP([.B110];[.$AH$2:.$AI$41];2;0);1)" office:value-type="float" office:value="1">
            <text:p>1</text:p>
          </table:table-cell>
          <table:table-cell table:formula="of:=IF(ISNUMBER(VLOOKUP([.B110];[.$AK$2:.$AL$41];2;0));VLOOKUP([.B110];[.$AK$2:.$AL$41];2;0);1)" office:value-type="float" office:value="1">
            <text:p>1</text:p>
          </table:table-cell>
          <table:table-cell table:number-columns-repeated="16"/>
          <table:table-cell office:value-type="string">
            <text:p>Jean-Michel Villaumé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1">
          <table:table-cell office:value-type="float" office:value="109">
            <text:p>109</text:p>
          </table:table-cell>
          <table:table-cell office:value-type="string">
            <text:p>Guy Chambefort</text:p>
          </table:table-cell>
          <table:table-cell table:formula="of:=IF(ISNUMBER(VLOOKUP([.B111];[.$M$2:.$N$202];2;0));VLOOKUP([.B111];[.$M$2:.$N$202];2;0);1)" office:value-type="float" office:value="1">
            <text:p>1</text:p>
          </table:table-cell>
          <table:table-cell table:formula="of:=IF(ISNUMBER(VLOOKUP([.B111];[.$P$2:.$Q$12];2;0));VLOOKUP([.B111];[.$P$2:.$Q$12];2;0);1)" office:value-type="float" office:value="1">
            <text:p>1</text:p>
          </table:table-cell>
          <table:table-cell table:formula="of:=IF(ISNUMBER(VLOOKUP([.B111];[.$S$2:.$T$46];2;0));VLOOKUP([.B111];[.$S$2:.$T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111];[.$V$2:.$W$100];2;0));VLOOKUP([.B111];[.$V$2:.$W$100];2;0);1)" office:value-type="float" office:value="1">
            <text:p>1</text:p>
          </table:table-cell>
          <table:table-cell table:formula="of:=IF(ISNUMBER(VLOOKUP([.B111];[.$AB$2:.$AC$302];2;0));VLOOKUP([.B111];[.$AB$2:.$AC$302];2;0);0)" office:value-type="float" office:value="1">
            <text:p>1</text:p>
          </table:table-cell>
          <table:table-cell table:formula="of:=IF(ISNUMBER(VLOOKUP([.B111];[.$AE$2:.$AF$33];2;0));VLOOKUP([.B111];[.$AE$2:.$AF$33];2;0);1)" office:value-type="float" office:value="1">
            <text:p>1</text:p>
          </table:table-cell>
          <table:table-cell table:formula="of:=IF(ISNUMBER(VLOOKUP([.B111];[.$AH$2:.$AI$41];2;0));VLOOKUP([.B111];[.$AH$2:.$AI$41];2;0);1)" office:value-type="float" office:value="1">
            <text:p>1</text:p>
          </table:table-cell>
          <table:table-cell table:formula="of:=IF(ISNUMBER(VLOOKUP([.B111];[.$AK$2:.$AL$41];2;0));VLOOKUP([.B111];[.$AK$2:.$AL$41];2;0);1)" office:value-type="float" office:value="1">
            <text:p>1</text:p>
          </table:table-cell>
          <table:table-cell table:number-columns-repeated="16"/>
          <table:table-cell office:value-type="string">
            <text:p>Jean-Paul Bacquet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1">
          <table:table-cell office:value-type="float" office:value="110">
            <text:p>110</text:p>
          </table:table-cell>
          <table:table-cell office:value-type="string">
            <text:p>Guy Delcourt</text:p>
          </table:table-cell>
          <table:table-cell table:formula="of:=IF(ISNUMBER(VLOOKUP([.B112];[.$M$2:.$N$202];2;0));VLOOKUP([.B112];[.$M$2:.$N$202];2;0);1)" office:value-type="float" office:value="1">
            <text:p>1</text:p>
          </table:table-cell>
          <table:table-cell table:formula="of:=IF(ISNUMBER(VLOOKUP([.B112];[.$P$2:.$Q$12];2;0));VLOOKUP([.B112];[.$P$2:.$Q$12];2;0);1)" office:value-type="float" office:value="1">
            <text:p>1</text:p>
          </table:table-cell>
          <table:table-cell table:formula="of:=IF(ISNUMBER(VLOOKUP([.B112];[.$S$2:.$T$46];2;0));VLOOKUP([.B112];[.$S$2:.$T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112];[.$V$2:.$W$100];2;0));VLOOKUP([.B112];[.$V$2:.$W$100];2;0);1)" office:value-type="float" office:value="1">
            <text:p>1</text:p>
          </table:table-cell>
          <table:table-cell table:formula="of:=IF(ISNUMBER(VLOOKUP([.B112];[.$AB$2:.$AC$302];2;0));VLOOKUP([.B112];[.$AB$2:.$AC$302];2;0);0)" office:value-type="float" office:value="1">
            <text:p>1</text:p>
          </table:table-cell>
          <table:table-cell table:formula="of:=IF(ISNUMBER(VLOOKUP([.B112];[.$AE$2:.$AF$33];2;0));VLOOKUP([.B112];[.$AE$2:.$AF$33];2;0);1)" office:value-type="float" office:value="1">
            <text:p>1</text:p>
          </table:table-cell>
          <table:table-cell table:formula="of:=IF(ISNUMBER(VLOOKUP([.B112];[.$AH$2:.$AI$41];2;0));VLOOKUP([.B112];[.$AH$2:.$AI$41];2;0);1)" office:value-type="float" office:value="1">
            <text:p>1</text:p>
          </table:table-cell>
          <table:table-cell table:formula="of:=IF(ISNUMBER(VLOOKUP([.B112];[.$AK$2:.$AL$41];2;0));VLOOKUP([.B112];[.$AK$2:.$AL$41];2;0);1)" office:value-type="float" office:value="1">
            <text:p>1</text:p>
          </table:table-cell>
          <table:table-cell table:number-columns-repeated="16"/>
          <table:table-cell office:value-type="string">
            <text:p>Jean-Paul Chanteguet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1">
          <table:table-cell office:value-type="float" office:value="111">
            <text:p>111</text:p>
          </table:table-cell>
          <table:table-cell office:value-type="string">
            <text:p>Guy-Michel Chauveau</text:p>
          </table:table-cell>
          <table:table-cell table:formula="of:=IF(ISNUMBER(VLOOKUP([.B113];[.$M$2:.$N$202];2;0));VLOOKUP([.B113];[.$M$2:.$N$202];2;0);1)" office:value-type="float" office:value="1">
            <text:p>1</text:p>
          </table:table-cell>
          <table:table-cell table:formula="of:=IF(ISNUMBER(VLOOKUP([.B113];[.$P$2:.$Q$12];2;0));VLOOKUP([.B113];[.$P$2:.$Q$12];2;0);1)" office:value-type="float" office:value="1">
            <text:p>1</text:p>
          </table:table-cell>
          <table:table-cell table:formula="of:=IF(ISNUMBER(VLOOKUP([.B113];[.$S$2:.$T$46];2;0));VLOOKUP([.B113];[.$S$2:.$T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113];[.$V$2:.$W$100];2;0));VLOOKUP([.B113];[.$V$2:.$W$100];2;0);1)" office:value-type="float" office:value="1">
            <text:p>1</text:p>
          </table:table-cell>
          <table:table-cell table:formula="of:=IF(ISNUMBER(VLOOKUP([.B113];[.$AB$2:.$AC$302];2;0));VLOOKUP([.B113];[.$AB$2:.$AC$302];2;0);0)" office:value-type="float" office:value="1">
            <text:p>1</text:p>
          </table:table-cell>
          <table:table-cell table:formula="of:=IF(ISNUMBER(VLOOKUP([.B113];[.$AE$2:.$AF$33];2;0));VLOOKUP([.B113];[.$AE$2:.$AF$33];2;0);1)" office:value-type="float" office:value="1">
            <text:p>1</text:p>
          </table:table-cell>
          <table:table-cell table:formula="of:=IF(ISNUMBER(VLOOKUP([.B113];[.$AH$2:.$AI$41];2;0));VLOOKUP([.B113];[.$AH$2:.$AI$41];2;0);1)" office:value-type="float" office:value="1">
            <text:p>1</text:p>
          </table:table-cell>
          <table:table-cell table:formula="of:=IF(ISNUMBER(VLOOKUP([.B113];[.$AK$2:.$AL$41];2;0));VLOOKUP([.B113];[.$AK$2:.$AL$41];2;0);1)" office:value-type="float" office:value="1">
            <text:p>1</text:p>
          </table:table-cell>
          <table:table-cell table:number-columns-repeated="16"/>
          <table:table-cell office:value-type="string">
            <text:p>Jean-Paul Dupré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1">
          <table:table-cell office:value-type="float" office:value="112">
            <text:p>112</text:p>
          </table:table-cell>
          <table:table-cell office:value-type="string">
            <text:p>Gwendal Rouillard</text:p>
          </table:table-cell>
          <table:table-cell table:formula="of:=IF(ISNUMBER(VLOOKUP([.B114];[.$M$2:.$N$202];2;0));VLOOKUP([.B114];[.$M$2:.$N$202];2;0);1)" office:value-type="float" office:value="1">
            <text:p>1</text:p>
          </table:table-cell>
          <table:table-cell table:formula="of:=IF(ISNUMBER(VLOOKUP([.B114];[.$P$2:.$Q$12];2;0));VLOOKUP([.B114];[.$P$2:.$Q$12];2;0);1)" office:value-type="float" office:value="1">
            <text:p>1</text:p>
          </table:table-cell>
          <table:table-cell table:formula="of:=IF(ISNUMBER(VLOOKUP([.B114];[.$S$2:.$T$46];2;0));VLOOKUP([.B114];[.$S$2:.$T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114];[.$V$2:.$W$100];2;0));VLOOKUP([.B114];[.$V$2:.$W$100];2;0);1)" office:value-type="float" office:value="1">
            <text:p>1</text:p>
          </table:table-cell>
          <table:table-cell table:formula="of:=IF(ISNUMBER(VLOOKUP([.B114];[.$AB$2:.$AC$302];2;0));VLOOKUP([.B114];[.$AB$2:.$AC$302];2;0);0)" office:value-type="float" office:value="1">
            <text:p>1</text:p>
          </table:table-cell>
          <table:table-cell table:formula="of:=IF(ISNUMBER(VLOOKUP([.B114];[.$AE$2:.$AF$33];2;0));VLOOKUP([.B114];[.$AE$2:.$AF$33];2;0);1)" office:value-type="float" office:value="1">
            <text:p>1</text:p>
          </table:table-cell>
          <table:table-cell table:formula="of:=IF(ISNUMBER(VLOOKUP([.B114];[.$AH$2:.$AI$41];2;0));VLOOKUP([.B114];[.$AH$2:.$AI$41];2;0);1)" office:value-type="float" office:value="1">
            <text:p>1</text:p>
          </table:table-cell>
          <table:table-cell table:formula="of:=IF(ISNUMBER(VLOOKUP([.B114];[.$AK$2:.$AL$41];2;0));VLOOKUP([.B114];[.$AK$2:.$AL$41];2;0);1)" office:value-type="float" office:value="1">
            <text:p>1</text:p>
          </table:table-cell>
          <table:table-cell table:number-columns-repeated="16"/>
          <table:table-cell office:value-type="string">
            <text:p>Jean-Pierre Allossery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1">
          <table:table-cell office:value-type="float" office:value="113">
            <text:p>113</text:p>
          </table:table-cell>
          <table:table-cell office:value-type="string">
            <text:p>Gwenegan Bui</text:p>
          </table:table-cell>
          <table:table-cell table:formula="of:=IF(ISNUMBER(VLOOKUP([.B115];[.$M$2:.$N$202];2;0));VLOOKUP([.B115];[.$M$2:.$N$202];2;0);1)" office:value-type="float" office:value="0">
            <text:p>0</text:p>
          </table:table-cell>
          <table:table-cell table:formula="of:=IF(ISNUMBER(VLOOKUP([.B115];[.$P$2:.$Q$12];2;0));VLOOKUP([.B115];[.$P$2:.$Q$12];2;0);1)" office:value-type="float" office:value="1">
            <text:p>1</text:p>
          </table:table-cell>
          <table:table-cell table:formula="of:=IF(ISNUMBER(VLOOKUP([.B115];[.$S$2:.$T$46];2;0));VLOOKUP([.B115];[.$S$2:.$T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115];[.$V$2:.$W$100];2;0));VLOOKUP([.B115];[.$V$2:.$W$100];2;0);1)" office:value-type="float" office:value="1">
            <text:p>1</text:p>
          </table:table-cell>
          <table:table-cell table:formula="of:=IF(ISNUMBER(VLOOKUP([.B115];[.$AB$2:.$AC$302];2;0));VLOOKUP([.B115];[.$AB$2:.$AC$302];2;0);0)" office:value-type="float" office:value="0">
            <text:p>0</text:p>
          </table:table-cell>
          <table:table-cell table:formula="of:=IF(ISNUMBER(VLOOKUP([.B115];[.$AE$2:.$AF$33];2;0));VLOOKUP([.B115];[.$AE$2:.$AF$33];2;0);1)" office:value-type="float" office:value="1">
            <text:p>1</text:p>
          </table:table-cell>
          <table:table-cell table:formula="of:=IF(ISNUMBER(VLOOKUP([.B115];[.$AH$2:.$AI$41];2;0));VLOOKUP([.B115];[.$AH$2:.$AI$41];2;0);1)" office:value-type="float" office:value="1">
            <text:p>1</text:p>
          </table:table-cell>
          <table:table-cell table:formula="of:=IF(ISNUMBER(VLOOKUP([.B115];[.$AK$2:.$AL$41];2;0));VLOOKUP([.B115];[.$AK$2:.$AL$41];2;0);1)" office:value-type="float" office:value="1">
            <text:p>1</text:p>
          </table:table-cell>
          <table:table-cell table:number-columns-repeated="16"/>
          <table:table-cell office:value-type="string">
            <text:p>Jean-Pierre Le Roch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1">
          <table:table-cell office:value-type="float" office:value="114">
            <text:p>114</text:p>
          </table:table-cell>
          <table:table-cell office:value-type="string">
            <text:p>Hélène Geoffroy</text:p>
          </table:table-cell>
          <table:table-cell table:formula="of:=IF(ISNUMBER(VLOOKUP([.B116];[.$M$2:.$N$202];2;0));VLOOKUP([.B116];[.$M$2:.$N$202];2;0);1)" office:value-type="float" office:value="1">
            <text:p>1</text:p>
          </table:table-cell>
          <table:table-cell table:formula="of:=IF(ISNUMBER(VLOOKUP([.B116];[.$P$2:.$Q$12];2;0));VLOOKUP([.B116];[.$P$2:.$Q$12];2;0);1)" office:value-type="float" office:value="1">
            <text:p>1</text:p>
          </table:table-cell>
          <table:table-cell table:formula="of:=IF(ISNUMBER(VLOOKUP([.B116];[.$S$2:.$T$46];2;0));VLOOKUP([.B116];[.$S$2:.$T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116];[.$V$2:.$W$100];2;0));VLOOKUP([.B116];[.$V$2:.$W$100];2;0);1)" office:value-type="float" office:value="1">
            <text:p>1</text:p>
          </table:table-cell>
          <table:table-cell table:formula="of:=IF(ISNUMBER(VLOOKUP([.B116];[.$AB$2:.$AC$302];2;0));VLOOKUP([.B116];[.$AB$2:.$AC$302];2;0);0)" office:value-type="float" office:value="1">
            <text:p>1</text:p>
          </table:table-cell>
          <table:table-cell table:formula="of:=IF(ISNUMBER(VLOOKUP([.B116];[.$AE$2:.$AF$33];2;0));VLOOKUP([.B116];[.$AE$2:.$AF$33];2;0);1)" office:value-type="float" office:value="1">
            <text:p>1</text:p>
          </table:table-cell>
          <table:table-cell table:formula="of:=IF(ISNUMBER(VLOOKUP([.B116];[.$AH$2:.$AI$41];2;0));VLOOKUP([.B116];[.$AH$2:.$AI$41];2;0);1)" office:value-type="float" office:value="1">
            <text:p>1</text:p>
          </table:table-cell>
          <table:table-cell table:formula="of:=IF(ISNUMBER(VLOOKUP([.B116];[.$AK$2:.$AL$41];2;0));VLOOKUP([.B116];[.$AK$2:.$AL$41];2;0);1)" office:value-type="float" office:value="1">
            <text:p>1</text:p>
          </table:table-cell>
          <table:table-cell table:number-columns-repeated="16"/>
          <table:table-cell office:value-type="string">
            <text:p>Jean-Pierre Maggi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1">
          <table:table-cell office:value-type="float" office:value="115">
            <text:p>115</text:p>
          </table:table-cell>
          <table:table-cell office:value-type="string">
            <text:p>Henri Emmanuelli</text:p>
          </table:table-cell>
          <table:table-cell table:formula="of:=IF(ISNUMBER(VLOOKUP([.B117];[.$M$2:.$N$202];2;0));VLOOKUP([.B117];[.$M$2:.$N$202];2;0);1)" office:value-type="float" office:value="0">
            <text:p>0</text:p>
          </table:table-cell>
          <table:table-cell table:formula="of:=IF(ISNUMBER(VLOOKUP([.B117];[.$P$2:.$Q$12];2;0));VLOOKUP([.B117];[.$P$2:.$Q$12];2;0);1)" office:value-type="float" office:value="0">
            <text:p>0</text:p>
          </table:table-cell>
          <table:table-cell table:formula="of:=IF(ISNUMBER(VLOOKUP([.B117];[.$S$2:.$T$46];2;0));VLOOKUP([.B117];[.$S$2:.$T$46];2;0);1)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IF(ISNUMBER(VLOOKUP([.B117];[.$V$2:.$W$100];2;0));VLOOKUP([.B117];[.$V$2:.$W$100];2;0);1)" office:value-type="float" office:value="0">
            <text:p>0</text:p>
          </table:table-cell>
          <table:table-cell table:formula="of:=IF(ISNUMBER(VLOOKUP([.B117];[.$AB$2:.$AC$302];2;0));VLOOKUP([.B117];[.$AB$2:.$AC$302];2;0);0)" office:value-type="float" office:value="0">
            <text:p>0</text:p>
          </table:table-cell>
          <table:table-cell table:formula="of:=IF(ISNUMBER(VLOOKUP([.B117];[.$AE$2:.$AF$33];2;0));VLOOKUP([.B117];[.$AE$2:.$AF$33];2;0);1)" office:value-type="float" office:value="0">
            <text:p>0</text:p>
          </table:table-cell>
          <table:table-cell table:formula="of:=IF(ISNUMBER(VLOOKUP([.B117];[.$AH$2:.$AI$41];2;0));VLOOKUP([.B117];[.$AH$2:.$AI$41];2;0);1)" office:value-type="float" office:value="0">
            <text:p>0</text:p>
          </table:table-cell>
          <table:table-cell table:formula="of:=IF(ISNUMBER(VLOOKUP([.B117];[.$AK$2:.$AL$41];2;0));VLOOKUP([.B117];[.$AK$2:.$AL$41];2;0);1)" office:value-type="float" office:value="0">
            <text:p>0</text:p>
          </table:table-cell>
          <table:table-cell table:number-columns-repeated="16"/>
          <table:table-cell office:value-type="string">
            <text:p>Jean-Yves Caullet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1">
          <table:table-cell office:value-type="float" office:value="116">
            <text:p>116</text:p>
          </table:table-cell>
          <table:table-cell office:value-type="string">
            <text:p>Henri Jibrayel</text:p>
          </table:table-cell>
          <table:table-cell table:formula="of:=IF(ISNUMBER(VLOOKUP([.B118];[.$M$2:.$N$202];2;0));VLOOKUP([.B118];[.$M$2:.$N$202];2;0);1)" office:value-type="float" office:value="1">
            <text:p>1</text:p>
          </table:table-cell>
          <table:table-cell table:formula="of:=IF(ISNUMBER(VLOOKUP([.B118];[.$P$2:.$Q$12];2;0));VLOOKUP([.B118];[.$P$2:.$Q$12];2;0);1)" office:value-type="float" office:value="1">
            <text:p>1</text:p>
          </table:table-cell>
          <table:table-cell table:formula="of:=IF(ISNUMBER(VLOOKUP([.B118];[.$S$2:.$T$46];2;0));VLOOKUP([.B118];[.$S$2:.$T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118];[.$V$2:.$W$100];2;0));VLOOKUP([.B118];[.$V$2:.$W$100];2;0);1)" office:value-type="float" office:value="1">
            <text:p>1</text:p>
          </table:table-cell>
          <table:table-cell table:formula="of:=IF(ISNUMBER(VLOOKUP([.B118];[.$AB$2:.$AC$302];2;0));VLOOKUP([.B118];[.$AB$2:.$AC$302];2;0);0)" office:value-type="float" office:value="1">
            <text:p>1</text:p>
          </table:table-cell>
          <table:table-cell table:formula="of:=IF(ISNUMBER(VLOOKUP([.B118];[.$AE$2:.$AF$33];2;0));VLOOKUP([.B118];[.$AE$2:.$AF$33];2;0);1)" office:value-type="float" office:value="1">
            <text:p>1</text:p>
          </table:table-cell>
          <table:table-cell table:formula="of:=IF(ISNUMBER(VLOOKUP([.B118];[.$AH$2:.$AI$41];2;0));VLOOKUP([.B118];[.$AH$2:.$AI$41];2;0);1)" office:value-type="float" office:value="1">
            <text:p>1</text:p>
          </table:table-cell>
          <table:table-cell table:formula="of:=IF(ISNUMBER(VLOOKUP([.B118];[.$AK$2:.$AL$41];2;0));VLOOKUP([.B118];[.$AK$2:.$AL$41];2;0);1)" office:value-type="float" office:value="1">
            <text:p>1</text:p>
          </table:table-cell>
          <table:table-cell table:number-columns-repeated="16"/>
          <table:table-cell office:value-type="string">
            <text:p>Jean-Yves Le Bouillonnec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1">
          <table:table-cell office:value-type="float" office:value="117">
            <text:p>117</text:p>
          </table:table-cell>
          <table:table-cell office:value-type="string">
            <text:p>Hervé Féron</text:p>
          </table:table-cell>
          <table:table-cell table:formula="of:=IF(ISNUMBER(VLOOKUP([.B119];[.$M$2:.$N$202];2;0));VLOOKUP([.B119];[.$M$2:.$N$202];2;0);1)" office:value-type="float" office:value="0">
            <text:p>0</text:p>
          </table:table-cell>
          <table:table-cell table:formula="of:=IF(ISNUMBER(VLOOKUP([.B119];[.$P$2:.$Q$12];2;0));VLOOKUP([.B119];[.$P$2:.$Q$12];2;0);1)" office:value-type="float" office:value="1">
            <text:p>1</text:p>
          </table:table-cell>
          <table:table-cell table:formula="of:=IF(ISNUMBER(VLOOKUP([.B119];[.$S$2:.$T$46];2;0));VLOOKUP([.B119];[.$S$2:.$T$46];2;0);1)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IF(ISNUMBER(VLOOKUP([.B119];[.$V$2:.$W$100];2;0));VLOOKUP([.B119];[.$V$2:.$W$100];2;0);1)" office:value-type="float" office:value="0">
            <text:p>0</text:p>
          </table:table-cell>
          <table:table-cell table:formula="of:=IF(ISNUMBER(VLOOKUP([.B119];[.$AB$2:.$AC$302];2;0));VLOOKUP([.B119];[.$AB$2:.$AC$302];2;0);0)" office:value-type="float" office:value="0">
            <text:p>0</text:p>
          </table:table-cell>
          <table:table-cell table:formula="of:=IF(ISNUMBER(VLOOKUP([.B119];[.$AE$2:.$AF$33];2;0));VLOOKUP([.B119];[.$AE$2:.$AF$33];2;0);1)" office:value-type="float" office:value="0">
            <text:p>0</text:p>
          </table:table-cell>
          <table:table-cell table:formula="of:=IF(ISNUMBER(VLOOKUP([.B119];[.$AH$2:.$AI$41];2;0));VLOOKUP([.B119];[.$AH$2:.$AI$41];2;0);1)" office:value-type="float" office:value="0">
            <text:p>0</text:p>
          </table:table-cell>
          <table:table-cell table:formula="of:=IF(ISNUMBER(VLOOKUP([.B119];[.$AK$2:.$AL$41];2;0));VLOOKUP([.B119];[.$AK$2:.$AL$41];2;0);1)" office:value-type="float" office:value="0">
            <text:p>0</text:p>
          </table:table-cell>
          <table:table-cell table:number-columns-repeated="16"/>
          <table:table-cell office:value-type="string">
            <text:p>Jean-Yves Le Déaut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1">
          <table:table-cell office:value-type="float" office:value="118">
            <text:p>118</text:p>
          </table:table-cell>
          <table:table-cell office:value-type="string">
            <text:p>Hervé Pellois</text:p>
          </table:table-cell>
          <table:table-cell table:formula="of:=IF(ISNUMBER(VLOOKUP([.B120];[.$M$2:.$N$202];2;0));VLOOKUP([.B120];[.$M$2:.$N$202];2;0);1)" office:value-type="float" office:value="1">
            <text:p>1</text:p>
          </table:table-cell>
          <table:table-cell table:formula="of:=IF(ISNUMBER(VLOOKUP([.B120];[.$P$2:.$Q$12];2;0));VLOOKUP([.B120];[.$P$2:.$Q$12];2;0);1)" office:value-type="float" office:value="1">
            <text:p>1</text:p>
          </table:table-cell>
          <table:table-cell table:formula="of:=IF(ISNUMBER(VLOOKUP([.B120];[.$S$2:.$T$46];2;0));VLOOKUP([.B120];[.$S$2:.$T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120];[.$V$2:.$W$100];2;0));VLOOKUP([.B120];[.$V$2:.$W$100];2;0);1)" office:value-type="float" office:value="1">
            <text:p>1</text:p>
          </table:table-cell>
          <table:table-cell table:formula="of:=IF(ISNUMBER(VLOOKUP([.B120];[.$AB$2:.$AC$302];2;0));VLOOKUP([.B120];[.$AB$2:.$AC$302];2;0);0)" office:value-type="float" office:value="1">
            <text:p>1</text:p>
          </table:table-cell>
          <table:table-cell table:formula="of:=IF(ISNUMBER(VLOOKUP([.B120];[.$AE$2:.$AF$33];2;0));VLOOKUP([.B120];[.$AE$2:.$AF$33];2;0);1)" office:value-type="float" office:value="1">
            <text:p>1</text:p>
          </table:table-cell>
          <table:table-cell table:formula="of:=IF(ISNUMBER(VLOOKUP([.B120];[.$AH$2:.$AI$41];2;0));VLOOKUP([.B120];[.$AH$2:.$AI$41];2;0);1)" office:value-type="float" office:value="1">
            <text:p>1</text:p>
          </table:table-cell>
          <table:table-cell table:formula="of:=IF(ISNUMBER(VLOOKUP([.B120];[.$AK$2:.$AL$41];2;0));VLOOKUP([.B120];[.$AK$2:.$AL$41];2;0);1)" office:value-type="float" office:value="1">
            <text:p>1</text:p>
          </table:table-cell>
          <table:table-cell table:number-columns-repeated="16"/>
          <table:table-cell office:value-type="string">
            <text:p>Joaquim Pueyo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1">
          <table:table-cell office:value-type="float" office:value="119">
            <text:p>119</text:p>
          </table:table-cell>
          <table:table-cell office:value-type="string">
            <text:p>Hugues Fourage</text:p>
          </table:table-cell>
          <table:table-cell table:formula="of:=IF(ISNUMBER(VLOOKUP([.B121];[.$M$2:.$N$202];2;0));VLOOKUP([.B121];[.$M$2:.$N$202];2;0);1)" office:value-type="float" office:value="1">
            <text:p>1</text:p>
          </table:table-cell>
          <table:table-cell table:formula="of:=IF(ISNUMBER(VLOOKUP([.B121];[.$P$2:.$Q$12];2;0));VLOOKUP([.B121];[.$P$2:.$Q$12];2;0);1)" office:value-type="float" office:value="1">
            <text:p>1</text:p>
          </table:table-cell>
          <table:table-cell table:formula="of:=IF(ISNUMBER(VLOOKUP([.B121];[.$S$2:.$T$46];2;0));VLOOKUP([.B121];[.$S$2:.$T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121];[.$V$2:.$W$100];2;0));VLOOKUP([.B121];[.$V$2:.$W$100];2;0);1)" office:value-type="float" office:value="1">
            <text:p>1</text:p>
          </table:table-cell>
          <table:table-cell table:formula="of:=IF(ISNUMBER(VLOOKUP([.B121];[.$AB$2:.$AC$302];2;0));VLOOKUP([.B121];[.$AB$2:.$AC$302];2;0);0)" office:value-type="float" office:value="1">
            <text:p>1</text:p>
          </table:table-cell>
          <table:table-cell table:formula="of:=IF(ISNUMBER(VLOOKUP([.B121];[.$AE$2:.$AF$33];2;0));VLOOKUP([.B121];[.$AE$2:.$AF$33];2;0);1)" office:value-type="float" office:value="1">
            <text:p>1</text:p>
          </table:table-cell>
          <table:table-cell table:formula="of:=IF(ISNUMBER(VLOOKUP([.B121];[.$AH$2:.$AI$41];2;0));VLOOKUP([.B121];[.$AH$2:.$AI$41];2;0);1)" office:value-type="float" office:value="1">
            <text:p>1</text:p>
          </table:table-cell>
          <table:table-cell table:formula="of:=IF(ISNUMBER(VLOOKUP([.B121];[.$AK$2:.$AL$41];2;0));VLOOKUP([.B121];[.$AK$2:.$AL$41];2;0);1)" office:value-type="float" office:value="1">
            <text:p>1</text:p>
          </table:table-cell>
          <table:table-cell table:number-columns-repeated="16"/>
          <table:table-cell office:value-type="string">
            <text:p>Joël Aviragnet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1">
          <table:table-cell office:value-type="float" office:value="120">
            <text:p>120</text:p>
          </table:table-cell>
          <table:table-cell office:value-type="string">
            <text:p>Ibrahim Aboubacar</text:p>
          </table:table-cell>
          <table:table-cell table:formula="of:=IF(ISNUMBER(VLOOKUP([.B122];[.$M$2:.$N$202];2;0));VLOOKUP([.B122];[.$M$2:.$N$202];2;0);1)" office:value-type="float" office:value="1">
            <text:p>1</text:p>
          </table:table-cell>
          <table:table-cell table:formula="of:=IF(ISNUMBER(VLOOKUP([.B122];[.$P$2:.$Q$12];2;0));VLOOKUP([.B122];[.$P$2:.$Q$12];2;0);1)" office:value-type="float" office:value="1">
            <text:p>1</text:p>
          </table:table-cell>
          <table:table-cell table:formula="of:=IF(ISNUMBER(VLOOKUP([.B122];[.$S$2:.$T$46];2;0));VLOOKUP([.B122];[.$S$2:.$T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122];[.$V$2:.$W$100];2;0));VLOOKUP([.B122];[.$V$2:.$W$100];2;0);1)" office:value-type="float" office:value="1">
            <text:p>1</text:p>
          </table:table-cell>
          <table:table-cell table:formula="of:=IF(ISNUMBER(VLOOKUP([.B122];[.$AB$2:.$AC$302];2;0));VLOOKUP([.B122];[.$AB$2:.$AC$302];2;0);0)" office:value-type="float" office:value="1">
            <text:p>1</text:p>
          </table:table-cell>
          <table:table-cell table:formula="of:=IF(ISNUMBER(VLOOKUP([.B122];[.$AE$2:.$AF$33];2;0));VLOOKUP([.B122];[.$AE$2:.$AF$33];2;0);1)" office:value-type="float" office:value="1">
            <text:p>1</text:p>
          </table:table-cell>
          <table:table-cell table:formula="of:=IF(ISNUMBER(VLOOKUP([.B122];[.$AH$2:.$AI$41];2;0));VLOOKUP([.B122];[.$AH$2:.$AI$41];2;0);1)" office:value-type="float" office:value="1">
            <text:p>1</text:p>
          </table:table-cell>
          <table:table-cell table:formula="of:=IF(ISNUMBER(VLOOKUP([.B122];[.$AK$2:.$AL$41];2;0));VLOOKUP([.B122];[.$AK$2:.$AL$41];2;0);1)" office:value-type="float" office:value="1">
            <text:p>1</text:p>
          </table:table-cell>
          <table:table-cell table:number-columns-repeated="16"/>
          <table:table-cell office:value-type="string">
            <text:p>Joëlle Huillier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1">
          <table:table-cell office:value-type="float" office:value="121">
            <text:p>121</text:p>
          </table:table-cell>
          <table:table-cell office:value-type="string">
            <text:p>Isabelle Bruneau</text:p>
          </table:table-cell>
          <table:table-cell table:formula="of:=IF(ISNUMBER(VLOOKUP([.B123];[.$M$2:.$N$202];2;0));VLOOKUP([.B123];[.$M$2:.$N$202];2;0);1)" office:value-type="float" office:value="0">
            <text:p>0</text:p>
          </table:table-cell>
          <table:table-cell table:formula="of:=IF(ISNUMBER(VLOOKUP([.B123];[.$P$2:.$Q$12];2;0));VLOOKUP([.B123];[.$P$2:.$Q$12];2;0);1)" office:value-type="float" office:value="1">
            <text:p>1</text:p>
          </table:table-cell>
          <table:table-cell table:formula="of:=IF(ISNUMBER(VLOOKUP([.B123];[.$S$2:.$T$46];2;0));VLOOKUP([.B123];[.$S$2:.$T$46];2;0);1)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IF(ISNUMBER(VLOOKUP([.B123];[.$V$2:.$W$100];2;0));VLOOKUP([.B123];[.$V$2:.$W$100];2;0);1)" office:value-type="float" office:value="1">
            <text:p>1</text:p>
          </table:table-cell>
          <table:table-cell table:formula="of:=IF(ISNUMBER(VLOOKUP([.B123];[.$AB$2:.$AC$302];2;0));VLOOKUP([.B123];[.$AB$2:.$AC$302];2;0);0)" office:value-type="float" office:value="0">
            <text:p>0</text:p>
          </table:table-cell>
          <table:table-cell table:formula="of:=IF(ISNUMBER(VLOOKUP([.B123];[.$AE$2:.$AF$33];2;0));VLOOKUP([.B123];[.$AE$2:.$AF$33];2;0);1)" office:value-type="float" office:value="1">
            <text:p>1</text:p>
          </table:table-cell>
          <table:table-cell table:formula="of:=IF(ISNUMBER(VLOOKUP([.B123];[.$AH$2:.$AI$41];2;0));VLOOKUP([.B123];[.$AH$2:.$AI$41];2;0);1)" office:value-type="float" office:value="1">
            <text:p>1</text:p>
          </table:table-cell>
          <table:table-cell table:formula="of:=IF(ISNUMBER(VLOOKUP([.B123];[.$AK$2:.$AL$41];2;0));VLOOKUP([.B123];[.$AK$2:.$AL$41];2;0);1)" office:value-type="float" office:value="1">
            <text:p>1</text:p>
          </table:table-cell>
          <table:table-cell table:number-columns-repeated="16"/>
          <table:table-cell office:value-type="string">
            <text:p>Julie Sommaruga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1">
          <table:table-cell office:value-type="float" office:value="122">
            <text:p>122</text:p>
          </table:table-cell>
          <table:table-cell office:value-type="string">
            <text:p>Jacqueline Maquet</text:p>
          </table:table-cell>
          <table:table-cell table:formula="of:=IF(ISNUMBER(VLOOKUP([.B124];[.$M$2:.$N$202];2;0));VLOOKUP([.B124];[.$M$2:.$N$202];2;0);1)" office:value-type="float" office:value="1">
            <text:p>1</text:p>
          </table:table-cell>
          <table:table-cell table:formula="of:=IF(ISNUMBER(VLOOKUP([.B124];[.$P$2:.$Q$12];2;0));VLOOKUP([.B124];[.$P$2:.$Q$12];2;0);1)" office:value-type="float" office:value="1">
            <text:p>1</text:p>
          </table:table-cell>
          <table:table-cell table:formula="of:=IF(ISNUMBER(VLOOKUP([.B124];[.$S$2:.$T$46];2;0));VLOOKUP([.B124];[.$S$2:.$T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124];[.$V$2:.$W$100];2;0));VLOOKUP([.B124];[.$V$2:.$W$100];2;0);1)" office:value-type="float" office:value="1">
            <text:p>1</text:p>
          </table:table-cell>
          <table:table-cell table:formula="of:=IF(ISNUMBER(VLOOKUP([.B124];[.$AB$2:.$AC$302];2;0));VLOOKUP([.B124];[.$AB$2:.$AC$302];2;0);0)" office:value-type="float" office:value="1">
            <text:p>1</text:p>
          </table:table-cell>
          <table:table-cell table:formula="of:=IF(ISNUMBER(VLOOKUP([.B124];[.$AE$2:.$AF$33];2;0));VLOOKUP([.B124];[.$AE$2:.$AF$33];2;0);1)" office:value-type="float" office:value="1">
            <text:p>1</text:p>
          </table:table-cell>
          <table:table-cell table:formula="of:=IF(ISNUMBER(VLOOKUP([.B124];[.$AH$2:.$AI$41];2;0));VLOOKUP([.B124];[.$AH$2:.$AI$41];2;0);1)" office:value-type="float" office:value="1">
            <text:p>1</text:p>
          </table:table-cell>
          <table:table-cell table:formula="of:=IF(ISNUMBER(VLOOKUP([.B124];[.$AK$2:.$AL$41];2;0));VLOOKUP([.B124];[.$AK$2:.$AL$41];2;0);1)" office:value-type="float" office:value="1">
            <text:p>1</text:p>
          </table:table-cell>
          <table:table-cell table:number-columns-repeated="16"/>
          <table:table-cell office:value-type="string">
            <text:p>Laurent Cathala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1">
          <table:table-cell office:value-type="float" office:value="123">
            <text:p>123</text:p>
          </table:table-cell>
          <table:table-cell office:value-type="string">
            <text:p>Jacques Cresta</text:p>
          </table:table-cell>
          <table:table-cell table:formula="of:=IF(ISNUMBER(VLOOKUP([.B125];[.$M$2:.$N$202];2;0));VLOOKUP([.B125];[.$M$2:.$N$202];2;0);1)" office:value-type="float" office:value="1">
            <text:p>1</text:p>
          </table:table-cell>
          <table:table-cell table:formula="of:=IF(ISNUMBER(VLOOKUP([.B125];[.$P$2:.$Q$12];2;0));VLOOKUP([.B125];[.$P$2:.$Q$12];2;0);1)" office:value-type="float" office:value="1">
            <text:p>1</text:p>
          </table:table-cell>
          <table:table-cell table:formula="of:=IF(ISNUMBER(VLOOKUP([.B125];[.$S$2:.$T$46];2;0));VLOOKUP([.B125];[.$S$2:.$T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125];[.$V$2:.$W$100];2;0));VLOOKUP([.B125];[.$V$2:.$W$100];2;0);1)" office:value-type="float" office:value="1">
            <text:p>1</text:p>
          </table:table-cell>
          <table:table-cell table:formula="of:=IF(ISNUMBER(VLOOKUP([.B125];[.$AB$2:.$AC$302];2;0));VLOOKUP([.B125];[.$AB$2:.$AC$302];2;0);0)" office:value-type="float" office:value="1">
            <text:p>1</text:p>
          </table:table-cell>
          <table:table-cell table:formula="of:=IF(ISNUMBER(VLOOKUP([.B125];[.$AE$2:.$AF$33];2;0));VLOOKUP([.B125];[.$AE$2:.$AF$33];2;0);1)" office:value-type="float" office:value="1">
            <text:p>1</text:p>
          </table:table-cell>
          <table:table-cell table:formula="of:=IF(ISNUMBER(VLOOKUP([.B125];[.$AH$2:.$AI$41];2;0));VLOOKUP([.B125];[.$AH$2:.$AI$41];2;0);1)" office:value-type="float" office:value="1">
            <text:p>1</text:p>
          </table:table-cell>
          <table:table-cell table:formula="of:=IF(ISNUMBER(VLOOKUP([.B125];[.$AK$2:.$AL$41];2;0));VLOOKUP([.B125];[.$AK$2:.$AL$41];2;0);1)" office:value-type="float" office:value="1">
            <text:p>1</text:p>
          </table:table-cell>
          <table:table-cell table:number-columns-repeated="16"/>
          <table:table-cell office:value-type="string">
            <text:p>Laurent Grandguillaume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1">
          <table:table-cell office:value-type="float" office:value="124">
            <text:p>124</text:p>
          </table:table-cell>
          <table:table-cell office:value-type="string">
            <text:p>Jacques Valax</text:p>
          </table:table-cell>
          <table:table-cell table:formula="of:=IF(ISNUMBER(VLOOKUP([.B126];[.$M$2:.$N$202];2;0));VLOOKUP([.B126];[.$M$2:.$N$202];2;0);1)" office:value-type="float" office:value="0">
            <text:p>0</text:p>
          </table:table-cell>
          <table:table-cell table:formula="of:=IF(ISNUMBER(VLOOKUP([.B126];[.$P$2:.$Q$12];2;0));VLOOKUP([.B126];[.$P$2:.$Q$12];2;0);1)" office:value-type="float" office:value="1">
            <text:p>1</text:p>
          </table:table-cell>
          <table:table-cell table:formula="of:=IF(ISNUMBER(VLOOKUP([.B126];[.$S$2:.$T$46];2;0));VLOOKUP([.B126];[.$S$2:.$T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126];[.$V$2:.$W$100];2;0));VLOOKUP([.B126];[.$V$2:.$W$100];2;0);1)" office:value-type="float" office:value="1">
            <text:p>1</text:p>
          </table:table-cell>
          <table:table-cell table:formula="of:=IF(ISNUMBER(VLOOKUP([.B126];[.$AB$2:.$AC$302];2;0));VLOOKUP([.B126];[.$AB$2:.$AC$302];2;0);0)" office:value-type="float" office:value="1">
            <text:p>1</text:p>
          </table:table-cell>
          <table:table-cell table:formula="of:=IF(ISNUMBER(VLOOKUP([.B126];[.$AE$2:.$AF$33];2;0));VLOOKUP([.B126];[.$AE$2:.$AF$33];2;0);1)" office:value-type="float" office:value="1">
            <text:p>1</text:p>
          </table:table-cell>
          <table:table-cell table:formula="of:=IF(ISNUMBER(VLOOKUP([.B126];[.$AH$2:.$AI$41];2;0));VLOOKUP([.B126];[.$AH$2:.$AI$41];2;0);1)" office:value-type="float" office:value="1">
            <text:p>1</text:p>
          </table:table-cell>
          <table:table-cell table:formula="of:=IF(ISNUMBER(VLOOKUP([.B126];[.$AK$2:.$AL$41];2;0));VLOOKUP([.B126];[.$AK$2:.$AL$41];2;0);1)" office:value-type="float" office:value="1">
            <text:p>1</text:p>
          </table:table-cell>
          <table:table-cell table:number-columns-repeated="16"/>
          <table:table-cell office:value-type="string">
            <text:p>Luc Belot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1">
          <table:table-cell office:value-type="float" office:value="125">
            <text:p>125</text:p>
          </table:table-cell>
          <table:table-cell office:value-type="string">
            <text:p>Jean Glavany</text:p>
          </table:table-cell>
          <table:table-cell table:formula="of:=IF(ISNUMBER(VLOOKUP([.B127];[.$M$2:.$N$202];2;0));VLOOKUP([.B127];[.$M$2:.$N$202];2;0);1)" office:value-type="float" office:value="1">
            <text:p>1</text:p>
          </table:table-cell>
          <table:table-cell table:formula="of:=IF(ISNUMBER(VLOOKUP([.B127];[.$P$2:.$Q$12];2;0));VLOOKUP([.B127];[.$P$2:.$Q$12];2;0);1)" office:value-type="float" office:value="1">
            <text:p>1</text:p>
          </table:table-cell>
          <table:table-cell table:formula="of:=IF(ISNUMBER(VLOOKUP([.B127];[.$S$2:.$T$46];2;0));VLOOKUP([.B127];[.$S$2:.$T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127];[.$V$2:.$W$100];2;0));VLOOKUP([.B127];[.$V$2:.$W$100];2;0);1)" office:value-type="float" office:value="1">
            <text:p>1</text:p>
          </table:table-cell>
          <table:table-cell table:formula="of:=IF(ISNUMBER(VLOOKUP([.B127];[.$AB$2:.$AC$302];2;0));VLOOKUP([.B127];[.$AB$2:.$AC$302];2;0);0)" office:value-type="float" office:value="1">
            <text:p>1</text:p>
          </table:table-cell>
          <table:table-cell table:formula="of:=IF(ISNUMBER(VLOOKUP([.B127];[.$AE$2:.$AF$33];2;0));VLOOKUP([.B127];[.$AE$2:.$AF$33];2;0);1)" office:value-type="float" office:value="1">
            <text:p>1</text:p>
          </table:table-cell>
          <table:table-cell table:formula="of:=IF(ISNUMBER(VLOOKUP([.B127];[.$AH$2:.$AI$41];2;0));VLOOKUP([.B127];[.$AH$2:.$AI$41];2;0);1)" office:value-type="float" office:value="1">
            <text:p>1</text:p>
          </table:table-cell>
          <table:table-cell table:formula="of:=IF(ISNUMBER(VLOOKUP([.B127];[.$AK$2:.$AL$41];2;0));VLOOKUP([.B127];[.$AK$2:.$AL$41];2;0);1)" office:value-type="float" office:value="1">
            <text:p>1</text:p>
          </table:table-cell>
          <table:table-cell table:number-columns-repeated="16"/>
          <table:table-cell office:value-type="string">
            <text:p>Luce Pane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1">
          <table:table-cell office:value-type="float" office:value="126">
            <text:p>126</text:p>
          </table:table-cell>
          <table:table-cell office:value-type="string">
            <text:p>Jean Grellier</text:p>
          </table:table-cell>
          <table:table-cell table:formula="of:=IF(ISNUMBER(VLOOKUP([.B128];[.$M$2:.$N$202];2;0));VLOOKUP([.B128];[.$M$2:.$N$202];2;0);1)" office:value-type="float" office:value="1">
            <text:p>1</text:p>
          </table:table-cell>
          <table:table-cell table:formula="of:=IF(ISNUMBER(VLOOKUP([.B128];[.$P$2:.$Q$12];2;0));VLOOKUP([.B128];[.$P$2:.$Q$12];2;0);1)" office:value-type="float" office:value="1">
            <text:p>1</text:p>
          </table:table-cell>
          <table:table-cell table:formula="of:=IF(ISNUMBER(VLOOKUP([.B128];[.$S$2:.$T$46];2;0));VLOOKUP([.B128];[.$S$2:.$T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128];[.$V$2:.$W$100];2;0));VLOOKUP([.B128];[.$V$2:.$W$100];2;0);1)" office:value-type="float" office:value="1">
            <text:p>1</text:p>
          </table:table-cell>
          <table:table-cell table:formula="of:=IF(ISNUMBER(VLOOKUP([.B128];[.$AB$2:.$AC$302];2;0));VLOOKUP([.B128];[.$AB$2:.$AC$302];2;0);0)" office:value-type="float" office:value="1">
            <text:p>1</text:p>
          </table:table-cell>
          <table:table-cell table:formula="of:=IF(ISNUMBER(VLOOKUP([.B128];[.$AE$2:.$AF$33];2;0));VLOOKUP([.B128];[.$AE$2:.$AF$33];2;0);1)" office:value-type="float" office:value="1">
            <text:p>1</text:p>
          </table:table-cell>
          <table:table-cell table:formula="of:=IF(ISNUMBER(VLOOKUP([.B128];[.$AH$2:.$AI$41];2;0));VLOOKUP([.B128];[.$AH$2:.$AI$41];2;0);1)" office:value-type="float" office:value="1">
            <text:p>1</text:p>
          </table:table-cell>
          <table:table-cell table:formula="of:=IF(ISNUMBER(VLOOKUP([.B128];[.$AK$2:.$AL$41];2;0));VLOOKUP([.B128];[.$AK$2:.$AL$41];2;0);1)" office:value-type="float" office:value="1">
            <text:p>1</text:p>
          </table:table-cell>
          <table:table-cell table:number-columns-repeated="16"/>
          <table:table-cell office:value-type="string">
            <text:p>Marc Goua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1">
          <table:table-cell office:value-type="float" office:value="127">
            <text:p>127</text:p>
          </table:table-cell>
          <table:table-cell office:value-type="string">
            <text:p>Jean-Jacques Vlody</text:p>
          </table:table-cell>
          <table:table-cell table:formula="of:=IF(ISNUMBER(VLOOKUP([.B129];[.$M$2:.$N$202];2;0));VLOOKUP([.B129];[.$M$2:.$N$202];2;0);1)" office:value-type="float" office:value="1">
            <text:p>1</text:p>
          </table:table-cell>
          <table:table-cell table:formula="of:=IF(ISNUMBER(VLOOKUP([.B129];[.$P$2:.$Q$12];2;0));VLOOKUP([.B129];[.$P$2:.$Q$12];2;0);1)" office:value-type="float" office:value="1">
            <text:p>1</text:p>
          </table:table-cell>
          <table:table-cell table:formula="of:=IF(ISNUMBER(VLOOKUP([.B129];[.$S$2:.$T$46];2;0));VLOOKUP([.B129];[.$S$2:.$T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129];[.$V$2:.$W$100];2;0));VLOOKUP([.B129];[.$V$2:.$W$100];2;0);1)" office:value-type="float" office:value="1">
            <text:p>1</text:p>
          </table:table-cell>
          <table:table-cell table:formula="of:=IF(ISNUMBER(VLOOKUP([.B129];[.$AB$2:.$AC$302];2;0));VLOOKUP([.B129];[.$AB$2:.$AC$302];2;0);0)" office:value-type="float" office:value="1">
            <text:p>1</text:p>
          </table:table-cell>
          <table:table-cell table:formula="of:=IF(ISNUMBER(VLOOKUP([.B129];[.$AE$2:.$AF$33];2;0));VLOOKUP([.B129];[.$AE$2:.$AF$33];2;0);1)" office:value-type="float" office:value="1">
            <text:p>1</text:p>
          </table:table-cell>
          <table:table-cell table:formula="of:=IF(ISNUMBER(VLOOKUP([.B129];[.$AH$2:.$AI$41];2;0));VLOOKUP([.B129];[.$AH$2:.$AI$41];2;0);1)" office:value-type="float" office:value="1">
            <text:p>1</text:p>
          </table:table-cell>
          <table:table-cell table:formula="of:=IF(ISNUMBER(VLOOKUP([.B129];[.$AK$2:.$AL$41];2;0));VLOOKUP([.B129];[.$AK$2:.$AL$41];2;0);1)" office:value-type="float" office:value="1">
            <text:p>1</text:p>
          </table:table-cell>
          <table:table-cell table:number-columns-repeated="16"/>
          <table:table-cell office:value-type="string">
            <text:p>Marcel Rogemont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1">
          <table:table-cell office:value-type="float" office:value="128">
            <text:p>128</text:p>
          </table:table-cell>
          <table:table-cell office:value-type="string">
            <text:p>Jean Launay</text:p>
          </table:table-cell>
          <table:table-cell table:formula="of:=IF(ISNUMBER(VLOOKUP([.B130];[.$M$2:.$N$202];2;0));VLOOKUP([.B130];[.$M$2:.$N$202];2;0);1)" office:value-type="float" office:value="1">
            <text:p>1</text:p>
          </table:table-cell>
          <table:table-cell table:formula="of:=IF(ISNUMBER(VLOOKUP([.B130];[.$P$2:.$Q$12];2;0));VLOOKUP([.B130];[.$P$2:.$Q$12];2;0);1)" office:value-type="float" office:value="1">
            <text:p>1</text:p>
          </table:table-cell>
          <table:table-cell table:formula="of:=IF(ISNUMBER(VLOOKUP([.B130];[.$S$2:.$T$46];2;0));VLOOKUP([.B130];[.$S$2:.$T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130];[.$V$2:.$W$100];2;0));VLOOKUP([.B130];[.$V$2:.$W$100];2;0);1)" office:value-type="float" office:value="1">
            <text:p>1</text:p>
          </table:table-cell>
          <table:table-cell table:formula="of:=IF(ISNUMBER(VLOOKUP([.B130];[.$AB$2:.$AC$302];2;0));VLOOKUP([.B130];[.$AB$2:.$AC$302];2;0);0)" office:value-type="float" office:value="1">
            <text:p>1</text:p>
          </table:table-cell>
          <table:table-cell table:formula="of:=IF(ISNUMBER(VLOOKUP([.B130];[.$AE$2:.$AF$33];2;0));VLOOKUP([.B130];[.$AE$2:.$AF$33];2;0);1)" office:value-type="float" office:value="1">
            <text:p>1</text:p>
          </table:table-cell>
          <table:table-cell table:formula="of:=IF(ISNUMBER(VLOOKUP([.B130];[.$AH$2:.$AI$41];2;0));VLOOKUP([.B130];[.$AH$2:.$AI$41];2;0);1)" office:value-type="float" office:value="1">
            <text:p>1</text:p>
          </table:table-cell>
          <table:table-cell table:formula="of:=IF(ISNUMBER(VLOOKUP([.B130];[.$AK$2:.$AL$41];2;0));VLOOKUP([.B130];[.$AK$2:.$AL$41];2;0);1)" office:value-type="float" office:value="1">
            <text:p>1</text:p>
          </table:table-cell>
          <table:table-cell table:number-columns-repeated="16"/>
          <table:table-cell office:value-type="string">
            <text:p>Marie Récalde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1">
          <table:table-cell office:value-type="float" office:value="129">
            <text:p>129</text:p>
          </table:table-cell>
          <table:table-cell office:value-type="string">
            <text:p>Jean-Christophe Cambadélis</text:p>
          </table:table-cell>
          <table:table-cell table:formula="of:=IF(ISNUMBER(VLOOKUP([.B131];[.$M$2:.$N$202];2;0));VLOOKUP([.B131];[.$M$2:.$N$202];2;0);1)" office:value-type="float" office:value="1">
            <text:p>1</text:p>
          </table:table-cell>
          <table:table-cell table:formula="of:=IF(ISNUMBER(VLOOKUP([.B131];[.$P$2:.$Q$12];2;0));VLOOKUP([.B131];[.$P$2:.$Q$12];2;0);1)" office:value-type="float" office:value="1">
            <text:p>1</text:p>
          </table:table-cell>
          <table:table-cell table:formula="of:=IF(ISNUMBER(VLOOKUP([.B131];[.$S$2:.$T$46];2;0));VLOOKUP([.B131];[.$S$2:.$T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131];[.$V$2:.$W$100];2;0));VLOOKUP([.B131];[.$V$2:.$W$100];2;0);1)" office:value-type="float" office:value="1">
            <text:p>1</text:p>
          </table:table-cell>
          <table:table-cell table:formula="of:=IF(ISNUMBER(VLOOKUP([.B131];[.$AB$2:.$AC$302];2;0));VLOOKUP([.B131];[.$AB$2:.$AC$302];2;0);0)" office:value-type="float" office:value="0">
            <text:p>0</text:p>
          </table:table-cell>
          <table:table-cell table:formula="of:=IF(ISNUMBER(VLOOKUP([.B131];[.$AE$2:.$AF$33];2;0));VLOOKUP([.B131];[.$AE$2:.$AF$33];2;0);1)" office:value-type="float" office:value="1">
            <text:p>1</text:p>
          </table:table-cell>
          <table:table-cell table:formula="of:=IF(ISNUMBER(VLOOKUP([.B131];[.$AH$2:.$AI$41];2;0));VLOOKUP([.B131];[.$AH$2:.$AI$41];2;0);1)" office:value-type="float" office:value="1">
            <text:p>1</text:p>
          </table:table-cell>
          <table:table-cell table:formula="of:=IF(ISNUMBER(VLOOKUP([.B131];[.$AK$2:.$AL$41];2;0));VLOOKUP([.B131];[.$AK$2:.$AL$41];2;0);1)" office:value-type="float" office:value="1">
            <text:p>1</text:p>
          </table:table-cell>
          <table:table-cell table:number-columns-repeated="16"/>
          <table:table-cell office:value-type="string">
            <text:p>Marie-Anne Chapdelaine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1">
          <table:table-cell office:value-type="float" office:value="130">
            <text:p>130</text:p>
          </table:table-cell>
          <table:table-cell office:value-type="string">
            <text:p>Jean-Claude Buisine</text:p>
          </table:table-cell>
          <table:table-cell table:formula="of:=IF(ISNUMBER(VLOOKUP([.B132];[.$M$2:.$N$202];2;0));VLOOKUP([.B132];[.$M$2:.$N$202];2;0);1)" office:value-type="float" office:value="1">
            <text:p>1</text:p>
          </table:table-cell>
          <table:table-cell table:formula="of:=IF(ISNUMBER(VLOOKUP([.B132];[.$P$2:.$Q$12];2;0));VLOOKUP([.B132];[.$P$2:.$Q$12];2;0);1)" office:value-type="float" office:value="1">
            <text:p>1</text:p>
          </table:table-cell>
          <table:table-cell table:formula="of:=IF(ISNUMBER(VLOOKUP([.B132];[.$S$2:.$T$46];2;0));VLOOKUP([.B132];[.$S$2:.$T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132];[.$V$2:.$W$100];2;0));VLOOKUP([.B132];[.$V$2:.$W$100];2;0);1)" office:value-type="float" office:value="1">
            <text:p>1</text:p>
          </table:table-cell>
          <table:table-cell table:formula="of:=IF(ISNUMBER(VLOOKUP([.B132];[.$AB$2:.$AC$302];2;0));VLOOKUP([.B132];[.$AB$2:.$AC$302];2;0);0)" office:value-type="float" office:value="1">
            <text:p>1</text:p>
          </table:table-cell>
          <table:table-cell table:formula="of:=IF(ISNUMBER(VLOOKUP([.B132];[.$AE$2:.$AF$33];2;0));VLOOKUP([.B132];[.$AE$2:.$AF$33];2;0);1)" office:value-type="float" office:value="1">
            <text:p>1</text:p>
          </table:table-cell>
          <table:table-cell table:formula="of:=IF(ISNUMBER(VLOOKUP([.B132];[.$AH$2:.$AI$41];2;0));VLOOKUP([.B132];[.$AH$2:.$AI$41];2;0);1)" office:value-type="float" office:value="1">
            <text:p>1</text:p>
          </table:table-cell>
          <table:table-cell table:formula="of:=IF(ISNUMBER(VLOOKUP([.B132];[.$AK$2:.$AL$41];2;0));VLOOKUP([.B132];[.$AK$2:.$AL$41];2;0);1)" office:value-type="float" office:value="1">
            <text:p>1</text:p>
          </table:table-cell>
          <table:table-cell table:number-columns-repeated="16"/>
          <table:table-cell office:value-type="string">
            <text:p>Marie-Arlette Carlotti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1">
          <table:table-cell office:value-type="float" office:value="131">
            <text:p>131</text:p>
          </table:table-cell>
          <table:table-cell office:value-type="string">
            <text:p>Jean-Claude Fruteau</text:p>
          </table:table-cell>
          <table:table-cell table:formula="of:=IF(ISNUMBER(VLOOKUP([.B133];[.$M$2:.$N$202];2;0));VLOOKUP([.B133];[.$M$2:.$N$202];2;0);1)" office:value-type="float" office:value="1">
            <text:p>1</text:p>
          </table:table-cell>
          <table:table-cell table:formula="of:=IF(ISNUMBER(VLOOKUP([.B133];[.$P$2:.$Q$12];2;0));VLOOKUP([.B133];[.$P$2:.$Q$12];2;0);1)" office:value-type="float" office:value="1">
            <text:p>1</text:p>
          </table:table-cell>
          <table:table-cell table:formula="of:=IF(ISNUMBER(VLOOKUP([.B133];[.$S$2:.$T$46];2;0));VLOOKUP([.B133];[.$S$2:.$T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133];[.$V$2:.$W$100];2;0));VLOOKUP([.B133];[.$V$2:.$W$100];2;0);1)" office:value-type="float" office:value="1">
            <text:p>1</text:p>
          </table:table-cell>
          <table:table-cell table:formula="of:=IF(ISNUMBER(VLOOKUP([.B133];[.$AB$2:.$AC$302];2;0));VLOOKUP([.B133];[.$AB$2:.$AC$302];2;0);0)" office:value-type="float" office:value="1">
            <text:p>1</text:p>
          </table:table-cell>
          <table:table-cell table:formula="of:=IF(ISNUMBER(VLOOKUP([.B133];[.$AE$2:.$AF$33];2;0));VLOOKUP([.B133];[.$AE$2:.$AF$33];2;0);1)" office:value-type="float" office:value="1">
            <text:p>1</text:p>
          </table:table-cell>
          <table:table-cell table:formula="of:=IF(ISNUMBER(VLOOKUP([.B133];[.$AH$2:.$AI$41];2;0));VLOOKUP([.B133];[.$AH$2:.$AI$41];2;0);1)" office:value-type="float" office:value="1">
            <text:p>1</text:p>
          </table:table-cell>
          <table:table-cell table:formula="of:=IF(ISNUMBER(VLOOKUP([.B133];[.$AK$2:.$AL$41];2;0));VLOOKUP([.B133];[.$AK$2:.$AL$41];2;0);1)" office:value-type="float" office:value="1">
            <text:p>1</text:p>
          </table:table-cell>
          <table:table-cell table:number-columns-repeated="16"/>
          <table:table-cell office:value-type="string">
            <text:p>Marie-Françoise Clergeau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1">
          <table:table-cell office:value-type="float" office:value="132">
            <text:p>132</text:p>
          </table:table-cell>
          <table:table-cell office:value-type="string">
            <text:p>Jean-Claude Perez</text:p>
          </table:table-cell>
          <table:table-cell table:formula="of:=IF(ISNUMBER(VLOOKUP([.B134];[.$M$2:.$N$202];2;0));VLOOKUP([.B134];[.$M$2:.$N$202];2;0);1)" office:value-type="float" office:value="1">
            <text:p>1</text:p>
          </table:table-cell>
          <table:table-cell table:formula="of:=IF(ISNUMBER(VLOOKUP([.B134];[.$P$2:.$Q$12];2;0));VLOOKUP([.B134];[.$P$2:.$Q$12];2;0);1)" office:value-type="float" office:value="1">
            <text:p>1</text:p>
          </table:table-cell>
          <table:table-cell table:formula="of:=IF(ISNUMBER(VLOOKUP([.B134];[.$S$2:.$T$46];2;0));VLOOKUP([.B134];[.$S$2:.$T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134];[.$V$2:.$W$100];2;0));VLOOKUP([.B134];[.$V$2:.$W$100];2;0);1)" office:value-type="float" office:value="1">
            <text:p>1</text:p>
          </table:table-cell>
          <table:table-cell table:formula="of:=IF(ISNUMBER(VLOOKUP([.B134];[.$AB$2:.$AC$302];2;0));VLOOKUP([.B134];[.$AB$2:.$AC$302];2;0);0)" office:value-type="float" office:value="1">
            <text:p>1</text:p>
          </table:table-cell>
          <table:table-cell table:formula="of:=IF(ISNUMBER(VLOOKUP([.B134];[.$AE$2:.$AF$33];2;0));VLOOKUP([.B134];[.$AE$2:.$AF$33];2;0);1)" office:value-type="float" office:value="1">
            <text:p>1</text:p>
          </table:table-cell>
          <table:table-cell table:formula="of:=IF(ISNUMBER(VLOOKUP([.B134];[.$AH$2:.$AI$41];2;0));VLOOKUP([.B134];[.$AH$2:.$AI$41];2;0);1)" office:value-type="float" office:value="1">
            <text:p>1</text:p>
          </table:table-cell>
          <table:table-cell table:formula="of:=IF(ISNUMBER(VLOOKUP([.B134];[.$AK$2:.$AL$41];2;0));VLOOKUP([.B134];[.$AK$2:.$AL$41];2;0);1)" office:value-type="float" office:value="1">
            <text:p>1</text:p>
          </table:table-cell>
          <table:table-cell table:number-columns-repeated="16"/>
          <table:table-cell office:value-type="string">
            <text:p>Marie-Hélène Fabre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1">
          <table:table-cell office:value-type="float" office:value="133">
            <text:p>133</text:p>
          </table:table-cell>
          <table:table-cell office:value-type="string">
            <text:p>Jean-David Ciot</text:p>
          </table:table-cell>
          <table:table-cell table:formula="of:=IF(ISNUMBER(VLOOKUP([.B135];[.$M$2:.$N$202];2;0));VLOOKUP([.B135];[.$M$2:.$N$202];2;0);1)" office:value-type="float" office:value="1">
            <text:p>1</text:p>
          </table:table-cell>
          <table:table-cell table:formula="of:=IF(ISNUMBER(VLOOKUP([.B135];[.$P$2:.$Q$12];2;0));VLOOKUP([.B135];[.$P$2:.$Q$12];2;0);1)" office:value-type="float" office:value="1">
            <text:p>1</text:p>
          </table:table-cell>
          <table:table-cell table:formula="of:=IF(ISNUMBER(VLOOKUP([.B135];[.$S$2:.$T$46];2;0));VLOOKUP([.B135];[.$S$2:.$T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135];[.$V$2:.$W$100];2;0));VLOOKUP([.B135];[.$V$2:.$W$100];2;0);1)" office:value-type="float" office:value="1">
            <text:p>1</text:p>
          </table:table-cell>
          <table:table-cell table:formula="of:=IF(ISNUMBER(VLOOKUP([.B135];[.$AB$2:.$AC$302];2;0));VLOOKUP([.B135];[.$AB$2:.$AC$302];2;0);0)" office:value-type="float" office:value="1">
            <text:p>1</text:p>
          </table:table-cell>
          <table:table-cell table:formula="of:=IF(ISNUMBER(VLOOKUP([.B135];[.$AE$2:.$AF$33];2;0));VLOOKUP([.B135];[.$AE$2:.$AF$33];2;0);1)" office:value-type="float" office:value="1">
            <text:p>1</text:p>
          </table:table-cell>
          <table:table-cell table:formula="of:=IF(ISNUMBER(VLOOKUP([.B135];[.$AH$2:.$AI$41];2;0));VLOOKUP([.B135];[.$AH$2:.$AI$41];2;0);1)" office:value-type="float" office:value="1">
            <text:p>1</text:p>
          </table:table-cell>
          <table:table-cell table:formula="of:=IF(ISNUMBER(VLOOKUP([.B135];[.$AK$2:.$AL$41];2;0));VLOOKUP([.B135];[.$AK$2:.$AL$41];2;0);1)" office:value-type="float" office:value="1">
            <text:p>1</text:p>
          </table:table-cell>
          <table:table-cell table:number-columns-repeated="16"/>
          <table:table-cell office:value-type="string">
            <text:p>Marie-Noëlle Battistel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1">
          <table:table-cell office:value-type="float" office:value="134">
            <text:p>134</text:p>
          </table:table-cell>
          <table:table-cell office:value-type="string">
            <text:p>Jean-Jacques Bridey</text:p>
          </table:table-cell>
          <table:table-cell table:formula="of:=IF(ISNUMBER(VLOOKUP([.B136];[.$M$2:.$N$202];2;0));VLOOKUP([.B136];[.$M$2:.$N$202];2;0);1)" office:value-type="float" office:value="1">
            <text:p>1</text:p>
          </table:table-cell>
          <table:table-cell table:formula="of:=IF(ISNUMBER(VLOOKUP([.B136];[.$P$2:.$Q$12];2;0));VLOOKUP([.B136];[.$P$2:.$Q$12];2;0);1)" office:value-type="float" office:value="1">
            <text:p>1</text:p>
          </table:table-cell>
          <table:table-cell table:formula="of:=IF(ISNUMBER(VLOOKUP([.B136];[.$S$2:.$T$46];2;0));VLOOKUP([.B136];[.$S$2:.$T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136];[.$V$2:.$W$100];2;0));VLOOKUP([.B136];[.$V$2:.$W$100];2;0);1)" office:value-type="float" office:value="1">
            <text:p>1</text:p>
          </table:table-cell>
          <table:table-cell table:formula="of:=IF(ISNUMBER(VLOOKUP([.B136];[.$AB$2:.$AC$302];2;0));VLOOKUP([.B136];[.$AB$2:.$AC$302];2;0);0)" office:value-type="float" office:value="1">
            <text:p>1</text:p>
          </table:table-cell>
          <table:table-cell table:formula="of:=IF(ISNUMBER(VLOOKUP([.B136];[.$AE$2:.$AF$33];2;0));VLOOKUP([.B136];[.$AE$2:.$AF$33];2;0);1)" office:value-type="float" office:value="1">
            <text:p>1</text:p>
          </table:table-cell>
          <table:table-cell table:formula="of:=IF(ISNUMBER(VLOOKUP([.B136];[.$AH$2:.$AI$41];2;0));VLOOKUP([.B136];[.$AH$2:.$AI$41];2;0);1)" office:value-type="float" office:value="1">
            <text:p>1</text:p>
          </table:table-cell>
          <table:table-cell table:formula="of:=IF(ISNUMBER(VLOOKUP([.B136];[.$AK$2:.$AL$41];2;0));VLOOKUP([.B136];[.$AK$2:.$AL$41];2;0);1)" office:value-type="float" office:value="1">
            <text:p>1</text:p>
          </table:table-cell>
          <table:table-cell table:number-columns-repeated="16"/>
          <table:table-cell office:value-type="string">
            <text:p>Marietta Karamanli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1">
          <table:table-cell office:value-type="float" office:value="135">
            <text:p>135</text:p>
          </table:table-cell>
          <table:table-cell office:value-type="string">
            <text:p>Jean-Jacques Cottel</text:p>
          </table:table-cell>
          <table:table-cell table:formula="of:=IF(ISNUMBER(VLOOKUP([.B137];[.$M$2:.$N$202];2;0));VLOOKUP([.B137];[.$M$2:.$N$202];2;0);1)" office:value-type="float" office:value="0">
            <text:p>0</text:p>
          </table:table-cell>
          <table:table-cell table:formula="of:=IF(ISNUMBER(VLOOKUP([.B137];[.$P$2:.$Q$12];2;0));VLOOKUP([.B137];[.$P$2:.$Q$12];2;0);1)" office:value-type="float" office:value="1">
            <text:p>1</text:p>
          </table:table-cell>
          <table:table-cell table:formula="of:=IF(ISNUMBER(VLOOKUP([.B137];[.$S$2:.$T$46];2;0));VLOOKUP([.B137];[.$S$2:.$T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137];[.$V$2:.$W$100];2;0));VLOOKUP([.B137];[.$V$2:.$W$100];2;0);1)" office:value-type="float" office:value="1">
            <text:p>1</text:p>
          </table:table-cell>
          <table:table-cell table:formula="of:=IF(ISNUMBER(VLOOKUP([.B137];[.$AB$2:.$AC$302];2;0));VLOOKUP([.B137];[.$AB$2:.$AC$302];2;0);0)" office:value-type="float" office:value="0">
            <text:p>0</text:p>
          </table:table-cell>
          <table:table-cell table:formula="of:=IF(ISNUMBER(VLOOKUP([.B137];[.$AE$2:.$AF$33];2;0));VLOOKUP([.B137];[.$AE$2:.$AF$33];2;0);1)" office:value-type="float" office:value="1">
            <text:p>1</text:p>
          </table:table-cell>
          <table:table-cell table:formula="of:=IF(ISNUMBER(VLOOKUP([.B137];[.$AH$2:.$AI$41];2;0));VLOOKUP([.B137];[.$AH$2:.$AI$41];2;0);1)" office:value-type="float" office:value="1">
            <text:p>1</text:p>
          </table:table-cell>
          <table:table-cell table:formula="of:=IF(ISNUMBER(VLOOKUP([.B137];[.$AK$2:.$AL$41];2;0));VLOOKUP([.B137];[.$AK$2:.$AL$41];2;0);1)" office:value-type="float" office:value="1">
            <text:p>1</text:p>
          </table:table-cell>
          <table:table-cell table:number-columns-repeated="16"/>
          <table:table-cell office:value-type="string">
            <text:p>Martine Carrillon-Couvreur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1">
          <table:table-cell office:value-type="float" office:value="136">
            <text:p>136</text:p>
          </table:table-cell>
          <table:table-cell office:value-type="string">
            <text:p>Jean-Jacques Urvoas</text:p>
          </table:table-cell>
          <table:table-cell table:formula="of:=IF(ISNUMBER(VLOOKUP([.B138];[.$M$2:.$N$202];2;0));VLOOKUP([.B138];[.$M$2:.$N$202];2;0);1)" office:value-type="float" office:value="1">
            <text:p>1</text:p>
          </table:table-cell>
          <table:table-cell table:formula="of:=IF(ISNUMBER(VLOOKUP([.B138];[.$P$2:.$Q$12];2;0));VLOOKUP([.B138];[.$P$2:.$Q$12];2;0);1)" office:value-type="float" office:value="1">
            <text:p>1</text:p>
          </table:table-cell>
          <table:table-cell table:formula="of:=IF(ISNUMBER(VLOOKUP([.B138];[.$S$2:.$T$46];2;0));VLOOKUP([.B138];[.$S$2:.$T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138];[.$V$2:.$W$100];2;0));VLOOKUP([.B138];[.$V$2:.$W$100];2;0);1)" office:value-type="float" office:value="1">
            <text:p>1</text:p>
          </table:table-cell>
          <table:table-cell table:formula="of:=IF(ISNUMBER(VLOOKUP([.B138];[.$AB$2:.$AC$302];2;0));VLOOKUP([.B138];[.$AB$2:.$AC$302];2;0);0)" office:value-type="float" office:value="1">
            <text:p>1</text:p>
          </table:table-cell>
          <table:table-cell table:formula="of:=IF(ISNUMBER(VLOOKUP([.B138];[.$AE$2:.$AF$33];2;0));VLOOKUP([.B138];[.$AE$2:.$AF$33];2;0);1)" office:value-type="float" office:value="1">
            <text:p>1</text:p>
          </table:table-cell>
          <table:table-cell table:formula="of:=IF(ISNUMBER(VLOOKUP([.B138];[.$AH$2:.$AI$41];2;0));VLOOKUP([.B138];[.$AH$2:.$AI$41];2;0);1)" office:value-type="float" office:value="1">
            <text:p>1</text:p>
          </table:table-cell>
          <table:table-cell table:formula="of:=IF(ISNUMBER(VLOOKUP([.B138];[.$AK$2:.$AL$41];2;0));VLOOKUP([.B138];[.$AK$2:.$AL$41];2;0);1)" office:value-type="float" office:value="1">
            <text:p>1</text:p>
          </table:table-cell>
          <table:table-cell table:number-columns-repeated="16"/>
          <table:table-cell office:value-type="string">
            <text:p>Martine Faure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1">
          <table:table-cell office:value-type="float" office:value="137">
            <text:p>137</text:p>
          </table:table-cell>
          <table:table-cell office:value-type="string">
            <text:p>Jean-Louis Bricout</text:p>
          </table:table-cell>
          <table:table-cell table:formula="of:=IF(ISNUMBER(VLOOKUP([.B139];[.$M$2:.$N$202];2;0));VLOOKUP([.B139];[.$M$2:.$N$202];2;0);1)" office:value-type="float" office:value="1">
            <text:p>1</text:p>
          </table:table-cell>
          <table:table-cell table:formula="of:=IF(ISNUMBER(VLOOKUP([.B139];[.$P$2:.$Q$12];2;0));VLOOKUP([.B139];[.$P$2:.$Q$12];2;0);1)" office:value-type="float" office:value="1">
            <text:p>1</text:p>
          </table:table-cell>
          <table:table-cell table:formula="of:=IF(ISNUMBER(VLOOKUP([.B139];[.$S$2:.$T$46];2;0));VLOOKUP([.B139];[.$S$2:.$T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139];[.$V$2:.$W$100];2;0));VLOOKUP([.B139];[.$V$2:.$W$100];2;0);1)" office:value-type="float" office:value="1">
            <text:p>1</text:p>
          </table:table-cell>
          <table:table-cell table:formula="of:=IF(ISNUMBER(VLOOKUP([.B139];[.$AB$2:.$AC$302];2;0));VLOOKUP([.B139];[.$AB$2:.$AC$302];2;0);0)" office:value-type="float" office:value="1">
            <text:p>1</text:p>
          </table:table-cell>
          <table:table-cell table:formula="of:=IF(ISNUMBER(VLOOKUP([.B139];[.$AE$2:.$AF$33];2;0));VLOOKUP([.B139];[.$AE$2:.$AF$33];2;0);1)" office:value-type="float" office:value="1">
            <text:p>1</text:p>
          </table:table-cell>
          <table:table-cell table:formula="of:=IF(ISNUMBER(VLOOKUP([.B139];[.$AH$2:.$AI$41];2;0));VLOOKUP([.B139];[.$AH$2:.$AI$41];2;0);1)" office:value-type="float" office:value="0">
            <text:p>0</text:p>
          </table:table-cell>
          <table:table-cell table:formula="of:=IF(ISNUMBER(VLOOKUP([.B139];[.$AK$2:.$AL$41];2;0));VLOOKUP([.B139];[.$AK$2:.$AL$41];2;0);1)" office:value-type="float" office:value="1">
            <text:p>1</text:p>
          </table:table-cell>
          <table:table-cell table:number-columns-repeated="16"/>
          <table:table-cell office:value-type="string">
            <text:p>Martine Lignières-Cassou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1">
          <table:table-cell office:value-type="float" office:value="138">
            <text:p>138</text:p>
          </table:table-cell>
          <table:table-cell office:value-type="string">
            <text:p>Jean-Louis Destans</text:p>
          </table:table-cell>
          <table:table-cell table:formula="of:=IF(ISNUMBER(VLOOKUP([.B140];[.$M$2:.$N$202];2;0));VLOOKUP([.B140];[.$M$2:.$N$202];2;0);1)" office:value-type="float" office:value="0">
            <text:p>0</text:p>
          </table:table-cell>
          <table:table-cell table:formula="of:=IF(ISNUMBER(VLOOKUP([.B140];[.$P$2:.$Q$12];2;0));VLOOKUP([.B140];[.$P$2:.$Q$12];2;0);1)" office:value-type="float" office:value="1">
            <text:p>1</text:p>
          </table:table-cell>
          <table:table-cell table:formula="of:=IF(ISNUMBER(VLOOKUP([.B140];[.$S$2:.$T$46];2;0));VLOOKUP([.B140];[.$S$2:.$T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140];[.$V$2:.$W$100];2;0));VLOOKUP([.B140];[.$V$2:.$W$100];2;0);1)" office:value-type="float" office:value="1">
            <text:p>1</text:p>
          </table:table-cell>
          <table:table-cell table:formula="of:=IF(ISNUMBER(VLOOKUP([.B140];[.$AB$2:.$AC$302];2;0));VLOOKUP([.B140];[.$AB$2:.$AC$302];2;0);0)" office:value-type="float" office:value="0">
            <text:p>0</text:p>
          </table:table-cell>
          <table:table-cell table:formula="of:=IF(ISNUMBER(VLOOKUP([.B140];[.$AE$2:.$AF$33];2;0));VLOOKUP([.B140];[.$AE$2:.$AF$33];2;0);1)" office:value-type="float" office:value="1">
            <text:p>1</text:p>
          </table:table-cell>
          <table:table-cell table:formula="of:=IF(ISNUMBER(VLOOKUP([.B140];[.$AH$2:.$AI$41];2;0));VLOOKUP([.B140];[.$AH$2:.$AI$41];2;0);1)" office:value-type="float" office:value="1">
            <text:p>1</text:p>
          </table:table-cell>
          <table:table-cell table:formula="of:=IF(ISNUMBER(VLOOKUP([.B140];[.$AK$2:.$AL$41];2;0));VLOOKUP([.B140];[.$AK$2:.$AL$41];2;0);1)" office:value-type="float" office:value="1">
            <text:p>1</text:p>
          </table:table-cell>
          <table:table-cell table:number-columns-repeated="16"/>
          <table:table-cell office:value-type="string">
            <text:p>Martine Martinel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1">
          <table:table-cell office:value-type="float" office:value="139">
            <text:p>139</text:p>
          </table:table-cell>
          <table:table-cell office:value-type="string">
            <text:p>Jean-Louis Dumont</text:p>
          </table:table-cell>
          <table:table-cell table:formula="of:=IF(ISNUMBER(VLOOKUP([.B141];[.$M$2:.$N$202];2;0));VLOOKUP([.B141];[.$M$2:.$N$202];2;0);1)" office:value-type="float" office:value="1">
            <text:p>1</text:p>
          </table:table-cell>
          <table:table-cell table:formula="of:=IF(ISNUMBER(VLOOKUP([.B141];[.$P$2:.$Q$12];2;0));VLOOKUP([.B141];[.$P$2:.$Q$12];2;0);1)" office:value-type="float" office:value="1">
            <text:p>1</text:p>
          </table:table-cell>
          <table:table-cell table:formula="of:=IF(ISNUMBER(VLOOKUP([.B141];[.$S$2:.$T$46];2;0));VLOOKUP([.B141];[.$S$2:.$T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141];[.$V$2:.$W$100];2;0));VLOOKUP([.B141];[.$V$2:.$W$100];2;0);1)" office:value-type="float" office:value="1">
            <text:p>1</text:p>
          </table:table-cell>
          <table:table-cell table:formula="of:=IF(ISNUMBER(VLOOKUP([.B141];[.$AB$2:.$AC$302];2;0));VLOOKUP([.B141];[.$AB$2:.$AC$302];2;0);0)" office:value-type="float" office:value="1">
            <text:p>1</text:p>
          </table:table-cell>
          <table:table-cell table:formula="of:=IF(ISNUMBER(VLOOKUP([.B141];[.$AE$2:.$AF$33];2;0));VLOOKUP([.B141];[.$AE$2:.$AF$33];2;0);1)" office:value-type="float" office:value="1">
            <text:p>1</text:p>
          </table:table-cell>
          <table:table-cell table:formula="of:=IF(ISNUMBER(VLOOKUP([.B141];[.$AH$2:.$AI$41];2;0));VLOOKUP([.B141];[.$AH$2:.$AI$41];2;0);1)" office:value-type="float" office:value="1">
            <text:p>1</text:p>
          </table:table-cell>
          <table:table-cell table:formula="of:=IF(ISNUMBER(VLOOKUP([.B141];[.$AK$2:.$AL$41];2;0));VLOOKUP([.B141];[.$AK$2:.$AL$41];2;0);1)" office:value-type="float" office:value="1">
            <text:p>1</text:p>
          </table:table-cell>
          <table:table-cell table:number-columns-repeated="16"/>
          <table:table-cell office:value-type="string">
            <text:p>Martine Pinville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1">
          <table:table-cell office:value-type="float" office:value="140">
            <text:p>140</text:p>
          </table:table-cell>
          <table:table-cell office:value-type="string">
            <text:p>Jean-Louis Gagnaire</text:p>
          </table:table-cell>
          <table:table-cell table:formula="of:=IF(ISNUMBER(VLOOKUP([.B142];[.$M$2:.$N$202];2;0));VLOOKUP([.B142];[.$M$2:.$N$202];2;0);1)" office:value-type="float" office:value="1">
            <text:p>1</text:p>
          </table:table-cell>
          <table:table-cell table:formula="of:=IF(ISNUMBER(VLOOKUP([.B142];[.$P$2:.$Q$12];2;0));VLOOKUP([.B142];[.$P$2:.$Q$12];2;0);1)" office:value-type="float" office:value="1">
            <text:p>1</text:p>
          </table:table-cell>
          <table:table-cell table:formula="of:=IF(ISNUMBER(VLOOKUP([.B142];[.$S$2:.$T$46];2;0));VLOOKUP([.B142];[.$S$2:.$T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142];[.$V$2:.$W$100];2;0));VLOOKUP([.B142];[.$V$2:.$W$100];2;0);1)" office:value-type="float" office:value="1">
            <text:p>1</text:p>
          </table:table-cell>
          <table:table-cell table:formula="of:=IF(ISNUMBER(VLOOKUP([.B142];[.$AB$2:.$AC$302];2;0));VLOOKUP([.B142];[.$AB$2:.$AC$302];2;0);0)" office:value-type="float" office:value="1">
            <text:p>1</text:p>
          </table:table-cell>
          <table:table-cell table:formula="of:=IF(ISNUMBER(VLOOKUP([.B142];[.$AE$2:.$AF$33];2;0));VLOOKUP([.B142];[.$AE$2:.$AF$33];2;0);1)" office:value-type="float" office:value="1">
            <text:p>1</text:p>
          </table:table-cell>
          <table:table-cell table:formula="of:=IF(ISNUMBER(VLOOKUP([.B142];[.$AH$2:.$AI$41];2;0));VLOOKUP([.B142];[.$AH$2:.$AI$41];2;0);1)" office:value-type="float" office:value="1">
            <text:p>1</text:p>
          </table:table-cell>
          <table:table-cell table:formula="of:=IF(ISNUMBER(VLOOKUP([.B142];[.$AK$2:.$AL$41];2;0));VLOOKUP([.B142];[.$AK$2:.$AL$41];2;0);1)" office:value-type="float" office:value="1">
            <text:p>1</text:p>
          </table:table-cell>
          <table:table-cell table:number-columns-repeated="16"/>
          <table:table-cell office:value-type="string">
            <text:p>Matthias Fekl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1">
          <table:table-cell office:value-type="float" office:value="141">
            <text:p>141</text:p>
          </table:table-cell>
          <table:table-cell office:value-type="string">
            <text:p>Jean-Louis Touraine</text:p>
          </table:table-cell>
          <table:table-cell table:formula="of:=IF(ISNUMBER(VLOOKUP([.B143];[.$M$2:.$N$202];2;0));VLOOKUP([.B143];[.$M$2:.$N$202];2;0);1)" office:value-type="float" office:value="1">
            <text:p>1</text:p>
          </table:table-cell>
          <table:table-cell table:formula="of:=IF(ISNUMBER(VLOOKUP([.B143];[.$P$2:.$Q$12];2;0));VLOOKUP([.B143];[.$P$2:.$Q$12];2;0);1)" office:value-type="float" office:value="1">
            <text:p>1</text:p>
          </table:table-cell>
          <table:table-cell table:formula="of:=IF(ISNUMBER(VLOOKUP([.B143];[.$S$2:.$T$46];2;0));VLOOKUP([.B143];[.$S$2:.$T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143];[.$V$2:.$W$100];2;0));VLOOKUP([.B143];[.$V$2:.$W$100];2;0);1)" office:value-type="float" office:value="1">
            <text:p>1</text:p>
          </table:table-cell>
          <table:table-cell table:formula="of:=IF(ISNUMBER(VLOOKUP([.B143];[.$AB$2:.$AC$302];2;0));VLOOKUP([.B143];[.$AB$2:.$AC$302];2;0);0)" office:value-type="float" office:value="1">
            <text:p>1</text:p>
          </table:table-cell>
          <table:table-cell table:formula="of:=IF(ISNUMBER(VLOOKUP([.B143];[.$AE$2:.$AF$33];2;0));VLOOKUP([.B143];[.$AE$2:.$AF$33];2;0);1)" office:value-type="float" office:value="1">
            <text:p>1</text:p>
          </table:table-cell>
          <table:table-cell table:formula="of:=IF(ISNUMBER(VLOOKUP([.B143];[.$AH$2:.$AI$41];2;0));VLOOKUP([.B143];[.$AH$2:.$AI$41];2;0);1)" office:value-type="float" office:value="1">
            <text:p>1</text:p>
          </table:table-cell>
          <table:table-cell table:formula="of:=IF(ISNUMBER(VLOOKUP([.B143];[.$AK$2:.$AL$41];2;0));VLOOKUP([.B143];[.$AK$2:.$AL$41];2;0);1)" office:value-type="float" office:value="1">
            <text:p>1</text:p>
          </table:table-cell>
          <table:table-cell table:number-columns-repeated="16"/>
          <table:table-cell office:value-type="string">
            <text:p>Michel Destot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1">
          <table:table-cell office:value-type="float" office:value="142">
            <text:p>142</text:p>
          </table:table-cell>
          <table:table-cell office:value-type="string">
            <text:p>Jean-Luc Bleunven</text:p>
          </table:table-cell>
          <table:table-cell table:formula="of:=IF(ISNUMBER(VLOOKUP([.B144];[.$M$2:.$N$202];2;0));VLOOKUP([.B144];[.$M$2:.$N$202];2;0);1)" office:value-type="float" office:value="0">
            <text:p>0</text:p>
          </table:table-cell>
          <table:table-cell table:formula="of:=IF(ISNUMBER(VLOOKUP([.B144];[.$P$2:.$Q$12];2;0));VLOOKUP([.B144];[.$P$2:.$Q$12];2;0);1)" office:value-type="float" office:value="1">
            <text:p>1</text:p>
          </table:table-cell>
          <table:table-cell table:formula="of:=IF(ISNUMBER(VLOOKUP([.B144];[.$S$2:.$T$46];2;0));VLOOKUP([.B144];[.$S$2:.$T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144];[.$V$2:.$W$100];2;0));VLOOKUP([.B144];[.$V$2:.$W$100];2;0);1)" office:value-type="float" office:value="1">
            <text:p>1</text:p>
          </table:table-cell>
          <table:table-cell table:formula="of:=IF(ISNUMBER(VLOOKUP([.B144];[.$AB$2:.$AC$302];2;0));VLOOKUP([.B144];[.$AB$2:.$AC$302];2;0);0)" office:value-type="float" office:value="1">
            <text:p>1</text:p>
          </table:table-cell>
          <table:table-cell table:formula="of:=IF(ISNUMBER(VLOOKUP([.B144];[.$AE$2:.$AF$33];2;0));VLOOKUP([.B144];[.$AE$2:.$AF$33];2;0);1)" office:value-type="float" office:value="1">
            <text:p>1</text:p>
          </table:table-cell>
          <table:table-cell table:formula="of:=IF(ISNUMBER(VLOOKUP([.B144];[.$AH$2:.$AI$41];2;0));VLOOKUP([.B144];[.$AH$2:.$AI$41];2;0);1)" office:value-type="float" office:value="1">
            <text:p>1</text:p>
          </table:table-cell>
          <table:table-cell table:formula="of:=IF(ISNUMBER(VLOOKUP([.B144];[.$AK$2:.$AL$41];2;0));VLOOKUP([.B144];[.$AK$2:.$AL$41];2;0);1)" office:value-type="float" office:value="1">
            <text:p>1</text:p>
          </table:table-cell>
          <table:table-cell table:number-columns-repeated="16"/>
          <table:table-cell office:value-type="string">
            <text:p>Michel Françaix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1">
          <table:table-cell office:value-type="float" office:value="143">
            <text:p>143</text:p>
          </table:table-cell>
          <table:table-cell office:value-type="string">
            <text:p>Jean-Luc Laurent</text:p>
          </table:table-cell>
          <table:table-cell table:formula="of:=IF(ISNUMBER(VLOOKUP([.B145];[.$M$2:.$N$202];2;0));VLOOKUP([.B145];[.$M$2:.$N$202];2;0);1)" office:value-type="float" office:value="1">
            <text:p>1</text:p>
          </table:table-cell>
          <table:table-cell table:formula="of:=IF(ISNUMBER(VLOOKUP([.B145];[.$P$2:.$Q$12];2;0));VLOOKUP([.B145];[.$P$2:.$Q$12];2;0);1)" office:value-type="float" office:value="1">
            <text:p>1</text:p>
          </table:table-cell>
          <table:table-cell table:formula="of:=IF(ISNUMBER(VLOOKUP([.B145];[.$S$2:.$T$46];2;0));VLOOKUP([.B145];[.$S$2:.$T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145];[.$V$2:.$W$100];2;0));VLOOKUP([.B145];[.$V$2:.$W$100];2;0);1)" office:value-type="float" office:value="1">
            <text:p>1</text:p>
          </table:table-cell>
          <table:table-cell table:formula="of:=IF(ISNUMBER(VLOOKUP([.B145];[.$AB$2:.$AC$302];2;0));VLOOKUP([.B145];[.$AB$2:.$AC$302];2;0);0)" office:value-type="float" office:value="0">
            <text:p>0</text:p>
          </table:table-cell>
          <table:table-cell table:formula="of:=IF(ISNUMBER(VLOOKUP([.B145];[.$AE$2:.$AF$33];2;0));VLOOKUP([.B145];[.$AE$2:.$AF$33];2;0);1)" office:value-type="float" office:value="0">
            <text:p>0</text:p>
          </table:table-cell>
          <table:table-cell table:formula="of:=IF(ISNUMBER(VLOOKUP([.B145];[.$AH$2:.$AI$41];2;0));VLOOKUP([.B145];[.$AH$2:.$AI$41];2;0);1)" office:value-type="float" office:value="1">
            <text:p>1</text:p>
          </table:table-cell>
          <table:table-cell table:formula="of:=IF(ISNUMBER(VLOOKUP([.B145];[.$AK$2:.$AL$41];2;0));VLOOKUP([.B145];[.$AK$2:.$AL$41];2;0);1)" office:value-type="float" office:value="1">
            <text:p>1</text:p>
          </table:table-cell>
          <table:table-cell table:number-columns-repeated="16"/>
          <table:table-cell office:value-type="string">
            <text:p>Michel Issindou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1">
          <table:table-cell office:value-type="float" office:value="144">
            <text:p>144</text:p>
          </table:table-cell>
          <table:table-cell office:value-type="string">
            <text:p>Jean-Marc Ayrault</text:p>
          </table:table-cell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IF(ISNUMBER(VLOOKUP([.B146];[.$V$2:.$W$100];2;0));VLOOKUP([.B146];[.$V$2:.$W$100];2;0);1)" office:value-type="float" office:value="1">
            <text:p>1</text:p>
          </table:table-cell>
          <table:table-cell table:formula="of:=IF(ISNUMBER(VLOOKUP([.B146];[.$AB$2:.$AC$302];2;0));VLOOKUP([.B146];[.$AB$2:.$AC$302];2;0);0)" office:value-type="float" office:value="0">
            <text:p>0</text:p>
          </table:table-cell>
          <table:table-cell table:formula="of:=IF(ISNUMBER(VLOOKUP([.B146];[.$AE$2:.$AF$33];2;0));VLOOKUP([.B146];[.$AE$2:.$AF$33];2;0);1)" office:value-type="float" office:value="1">
            <text:p>1</text:p>
          </table:table-cell>
          <table:table-cell table:formula="of:=IF(ISNUMBER(VLOOKUP([.B146];[.$AH$2:.$AI$41];2;0));VLOOKUP([.B146];[.$AH$2:.$AI$41];2;0);1)" office:value-type="float" office:value="1">
            <text:p>1</text:p>
          </table:table-cell>
          <table:table-cell table:formula="of:=IF(ISNUMBER(VLOOKUP([.B146];[.$AK$2:.$AL$41];2;0));VLOOKUP([.B146];[.$AK$2:.$AL$41];2;0);1)" office:value-type="float" office:value="1">
            <text:p>1</text:p>
          </table:table-cell>
          <table:table-cell table:number-columns-repeated="16"/>
          <table:table-cell office:value-type="string">
            <text:p>Michel Lefait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1">
          <table:table-cell office:value-type="float" office:value="145">
            <text:p>145</text:p>
          </table:table-cell>
          <table:table-cell office:value-type="string">
            <text:p>Jean-Marc Fournel</text:p>
          </table:table-cell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IF(ISNUMBER(VLOOKUP([.B147];[.$V$2:.$W$100];2;0));VLOOKUP([.B147];[.$V$2:.$W$100];2;0);1)" office:value-type="float" office:value="1">
            <text:p>1</text:p>
          </table:table-cell>
          <table:table-cell table:formula="of:=IF(ISNUMBER(VLOOKUP([.B147];[.$AB$2:.$AC$302];2;0));VLOOKUP([.B147];[.$AB$2:.$AC$302];2;0);0)" office:value-type="float" office:value="1">
            <text:p>1</text:p>
          </table:table-cell>
          <table:table-cell table:formula="of:=IF(ISNUMBER(VLOOKUP([.B147];[.$AE$2:.$AF$33];2;0));VLOOKUP([.B147];[.$AE$2:.$AF$33];2;0);1)" office:value-type="float" office:value="1">
            <text:p>1</text:p>
          </table:table-cell>
          <table:table-cell table:formula="of:=IF(ISNUMBER(VLOOKUP([.B147];[.$AH$2:.$AI$41];2;0));VLOOKUP([.B147];[.$AH$2:.$AI$41];2;0);1)" office:value-type="float" office:value="1">
            <text:p>1</text:p>
          </table:table-cell>
          <table:table-cell table:formula="of:=IF(ISNUMBER(VLOOKUP([.B147];[.$AK$2:.$AL$41];2;0));VLOOKUP([.B147];[.$AK$2:.$AL$41];2;0);1)" office:value-type="float" office:value="1">
            <text:p>1</text:p>
          </table:table-cell>
          <table:table-cell table:number-columns-repeated="16"/>
          <table:table-cell office:value-type="string">
            <text:p>Michel Liebgott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1">
          <table:table-cell office:value-type="float" office:value="146">
            <text:p>146</text:p>
          </table:table-cell>
          <table:table-cell office:value-type="string">
            <text:p>Jean-Marc Germain</text:p>
          </table:table-cell>
          <table:table-cell table:formula="of:=IF(ISNUMBER(VLOOKUP([.B148];[.$M$2:.$N$202];2;0));VLOOKUP([.B148];[.$M$2:.$N$202];2;0);1)" office:value-type="float" office:value="0">
            <text:p>0</text:p>
          </table:table-cell>
          <table:table-cell table:formula="of:=IF(ISNUMBER(VLOOKUP([.B148];[.$P$2:.$Q$12];2;0));VLOOKUP([.B148];[.$P$2:.$Q$12];2;0);1)" office:value-type="float" office:value="1">
            <text:p>1</text:p>
          </table:table-cell>
          <table:table-cell table:formula="of:=IF(ISNUMBER(VLOOKUP([.B148];[.$S$2:.$T$46];2;0));VLOOKUP([.B148];[.$S$2:.$T$46];2;0);1)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IF(ISNUMBER(VLOOKUP([.B148];[.$V$2:.$W$100];2;0));VLOOKUP([.B148];[.$V$2:.$W$100];2;0);1)" office:value-type="float" office:value="0">
            <text:p>0</text:p>
          </table:table-cell>
          <table:table-cell table:formula="of:=IF(ISNUMBER(VLOOKUP([.B148];[.$AB$2:.$AC$302];2;0));VLOOKUP([.B148];[.$AB$2:.$AC$302];2;0);0)" office:value-type="float" office:value="0">
            <text:p>0</text:p>
          </table:table-cell>
          <table:table-cell table:formula="of:=IF(ISNUMBER(VLOOKUP([.B148];[.$AE$2:.$AF$33];2;0));VLOOKUP([.B148];[.$AE$2:.$AF$33];2;0);1)" office:value-type="float" office:value="0">
            <text:p>0</text:p>
          </table:table-cell>
          <table:table-cell table:formula="of:=IF(ISNUMBER(VLOOKUP([.B148];[.$AH$2:.$AI$41];2;0));VLOOKUP([.B148];[.$AH$2:.$AI$41];2;0);1)" office:value-type="float" office:value="0">
            <text:p>0</text:p>
          </table:table-cell>
          <table:table-cell table:formula="of:=IF(ISNUMBER(VLOOKUP([.B148];[.$AK$2:.$AL$41];2;0));VLOOKUP([.B148];[.$AK$2:.$AL$41];2;0);1)" office:value-type="float" office:value="0">
            <text:p>0</text:p>
          </table:table-cell>
          <table:table-cell table:number-columns-repeated="16"/>
          <table:table-cell office:value-type="string">
            <text:p>Michel Ménard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1">
          <table:table-cell office:value-type="float" office:value="147">
            <text:p>147</text:p>
          </table:table-cell>
          <table:table-cell office:value-type="string">
            <text:p>Jean-Marie Beffara</text:p>
          </table:table-cell>
          <table:table-cell table:formula="of:=IF(ISNUMBER(VLOOKUP([.B149];[.$M$2:.$N$202];2;0));VLOOKUP([.B149];[.$M$2:.$N$202];2;0);1)" office:value-type="float" office:value="1">
            <text:p>1</text:p>
          </table:table-cell>
          <table:table-cell table:formula="of:=IF(ISNUMBER(VLOOKUP([.B149];[.$P$2:.$Q$12];2;0));VLOOKUP([.B149];[.$P$2:.$Q$12];2;0);1)" office:value-type="float" office:value="1">
            <text:p>1</text:p>
          </table:table-cell>
          <table:table-cell table:formula="of:=IF(ISNUMBER(VLOOKUP([.B149];[.$S$2:.$T$46];2;0));VLOOKUP([.B149];[.$S$2:.$T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149];[.$V$2:.$W$100];2;0));VLOOKUP([.B149];[.$V$2:.$W$100];2;0);1)" office:value-type="float" office:value="1">
            <text:p>1</text:p>
          </table:table-cell>
          <table:table-cell table:formula="of:=IF(ISNUMBER(VLOOKUP([.B149];[.$AB$2:.$AC$302];2;0));VLOOKUP([.B149];[.$AB$2:.$AC$302];2;0);0)" office:value-type="float" office:value="1">
            <text:p>1</text:p>
          </table:table-cell>
          <table:table-cell table:formula="of:=IF(ISNUMBER(VLOOKUP([.B149];[.$AE$2:.$AF$33];2;0));VLOOKUP([.B149];[.$AE$2:.$AF$33];2;0);1)" office:value-type="float" office:value="1">
            <text:p>1</text:p>
          </table:table-cell>
          <table:table-cell table:formula="of:=IF(ISNUMBER(VLOOKUP([.B149];[.$AH$2:.$AI$41];2;0));VLOOKUP([.B149];[.$AH$2:.$AI$41];2;0);1)" office:value-type="float" office:value="1">
            <text:p>1</text:p>
          </table:table-cell>
          <table:table-cell table:formula="of:=IF(ISNUMBER(VLOOKUP([.B149];[.$AK$2:.$AL$41];2;0));VLOOKUP([.B149];[.$AK$2:.$AL$41];2;0);1)" office:value-type="float" office:value="1">
            <text:p>1</text:p>
          </table:table-cell>
          <table:table-cell table:number-columns-repeated="16"/>
          <table:table-cell office:value-type="string">
            <text:p>Michel Pajon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1">
          <table:table-cell office:value-type="float" office:value="148">
            <text:p>148</text:p>
          </table:table-cell>
          <table:table-cell office:value-type="string">
            <text:p>Jean-Michel Clément</text:p>
          </table:table-cell>
          <table:table-cell table:formula="of:=IF(ISNUMBER(VLOOKUP([.B150];[.$M$2:.$N$202];2;0));VLOOKUP([.B150];[.$M$2:.$N$202];2;0);1)" office:value-type="float" office:value="0">
            <text:p>0</text:p>
          </table:table-cell>
          <table:table-cell table:formula="of:=IF(ISNUMBER(VLOOKUP([.B150];[.$P$2:.$Q$12];2;0));VLOOKUP([.B150];[.$P$2:.$Q$12];2;0);1)" office:value-type="float" office:value="1">
            <text:p>1</text:p>
          </table:table-cell>
          <table:table-cell table:formula="of:=IF(ISNUMBER(VLOOKUP([.B150];[.$S$2:.$T$46];2;0));VLOOKUP([.B150];[.$S$2:.$T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150];[.$V$2:.$W$100];2;0));VLOOKUP([.B150];[.$V$2:.$W$100];2;0);1)" office:value-type="float" office:value="1">
            <text:p>1</text:p>
          </table:table-cell>
          <table:table-cell table:formula="of:=IF(ISNUMBER(VLOOKUP([.B150];[.$AB$2:.$AC$302];2;0));VLOOKUP([.B150];[.$AB$2:.$AC$302];2;0);0)" office:value-type="float" office:value="1">
            <text:p>1</text:p>
          </table:table-cell>
          <table:table-cell table:formula="of:=IF(ISNUMBER(VLOOKUP([.B150];[.$AE$2:.$AF$33];2;0));VLOOKUP([.B150];[.$AE$2:.$AF$33];2;0);1)" office:value-type="float" office:value="1">
            <text:p>1</text:p>
          </table:table-cell>
          <table:table-cell table:formula="of:=IF(ISNUMBER(VLOOKUP([.B150];[.$AH$2:.$AI$41];2;0));VLOOKUP([.B150];[.$AH$2:.$AI$41];2;0);1)" office:value-type="float" office:value="1">
            <text:p>1</text:p>
          </table:table-cell>
          <table:table-cell table:formula="of:=IF(ISNUMBER(VLOOKUP([.B150];[.$AK$2:.$AL$41];2;0));VLOOKUP([.B150];[.$AK$2:.$AL$41];2;0);1)" office:value-type="float" office:value="1">
            <text:p>1</text:p>
          </table:table-cell>
          <table:table-cell table:number-columns-repeated="16"/>
          <table:table-cell office:value-type="string">
            <text:p>Michel Vauzelle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1">
          <table:table-cell office:value-type="float" office:value="149">
            <text:p>149</text:p>
          </table:table-cell>
          <table:table-cell office:value-type="string">
            <text:p>Jean-Michel Villaumé</text:p>
          </table:table-cell>
          <table:table-cell table:formula="of:=IF(ISNUMBER(VLOOKUP([.B151];[.$M$2:.$N$202];2;0));VLOOKUP([.B151];[.$M$2:.$N$202];2;0);1)" office:value-type="float" office:value="1">
            <text:p>1</text:p>
          </table:table-cell>
          <table:table-cell table:formula="of:=IF(ISNUMBER(VLOOKUP([.B151];[.$P$2:.$Q$12];2;0));VLOOKUP([.B151];[.$P$2:.$Q$12];2;0);1)" office:value-type="float" office:value="1">
            <text:p>1</text:p>
          </table:table-cell>
          <table:table-cell table:formula="of:=IF(ISNUMBER(VLOOKUP([.B151];[.$S$2:.$T$46];2;0));VLOOKUP([.B151];[.$S$2:.$T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151];[.$V$2:.$W$100];2;0));VLOOKUP([.B151];[.$V$2:.$W$100];2;0);1)" office:value-type="float" office:value="1">
            <text:p>1</text:p>
          </table:table-cell>
          <table:table-cell table:formula="of:=IF(ISNUMBER(VLOOKUP([.B151];[.$AB$2:.$AC$302];2;0));VLOOKUP([.B151];[.$AB$2:.$AC$302];2;0);0)" office:value-type="float" office:value="1">
            <text:p>1</text:p>
          </table:table-cell>
          <table:table-cell table:formula="of:=IF(ISNUMBER(VLOOKUP([.B151];[.$AE$2:.$AF$33];2;0));VLOOKUP([.B151];[.$AE$2:.$AF$33];2;0);1)" office:value-type="float" office:value="1">
            <text:p>1</text:p>
          </table:table-cell>
          <table:table-cell table:formula="of:=IF(ISNUMBER(VLOOKUP([.B151];[.$AH$2:.$AI$41];2;0));VLOOKUP([.B151];[.$AH$2:.$AI$41];2;0);1)" office:value-type="float" office:value="1">
            <text:p>1</text:p>
          </table:table-cell>
          <table:table-cell table:formula="of:=IF(ISNUMBER(VLOOKUP([.B151];[.$AK$2:.$AL$41];2;0));VLOOKUP([.B151];[.$AK$2:.$AL$41];2;0);1)" office:value-type="float" office:value="1">
            <text:p>1</text:p>
          </table:table-cell>
          <table:table-cell table:number-columns-repeated="16"/>
          <table:table-cell office:value-type="string">
            <text:p>Michèle Delaunay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1">
          <table:table-cell office:value-type="float" office:value="150">
            <text:p>150</text:p>
          </table:table-cell>
          <table:table-cell office:value-type="string">
            <text:p>Jean-Patrick Gille</text:p>
          </table:table-cell>
          <table:table-cell table:formula="of:=IF(ISNUMBER(VLOOKUP([.B152];[.$M$2:.$N$202];2;0));VLOOKUP([.B152];[.$M$2:.$N$202];2;0);1)" office:value-type="float" office:value="0">
            <text:p>0</text:p>
          </table:table-cell>
          <table:table-cell table:formula="of:=IF(ISNUMBER(VLOOKUP([.B152];[.$P$2:.$Q$12];2;0));VLOOKUP([.B152];[.$P$2:.$Q$12];2;0);1)" office:value-type="float" office:value="1">
            <text:p>1</text:p>
          </table:table-cell>
          <table:table-cell table:formula="of:=IF(ISNUMBER(VLOOKUP([.B152];[.$S$2:.$T$46];2;0));VLOOKUP([.B152];[.$S$2:.$T$46];2;0);1)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IF(ISNUMBER(VLOOKUP([.B152];[.$V$2:.$W$100];2;0));VLOOKUP([.B152];[.$V$2:.$W$100];2;0);1)" office:value-type="float" office:value="0">
            <text:p>0</text:p>
          </table:table-cell>
          <table:table-cell table:formula="of:=IF(ISNUMBER(VLOOKUP([.B152];[.$AB$2:.$AC$302];2;0));VLOOKUP([.B152];[.$AB$2:.$AC$302];2;0);0)" office:value-type="float" office:value="0">
            <text:p>0</text:p>
          </table:table-cell>
          <table:table-cell table:formula="of:=IF(ISNUMBER(VLOOKUP([.B152];[.$AE$2:.$AF$33];2;0));VLOOKUP([.B152];[.$AE$2:.$AF$33];2;0);1)" office:value-type="float" office:value="1">
            <text:p>1</text:p>
          </table:table-cell>
          <table:table-cell table:formula="of:=IF(ISNUMBER(VLOOKUP([.B152];[.$AH$2:.$AI$41];2;0));VLOOKUP([.B152];[.$AH$2:.$AI$41];2;0);1)" office:value-type="float" office:value="0">
            <text:p>0</text:p>
          </table:table-cell>
          <table:table-cell table:formula="of:=IF(ISNUMBER(VLOOKUP([.B152];[.$AK$2:.$AL$41];2;0));VLOOKUP([.B152];[.$AK$2:.$AL$41];2;0);1)" office:value-type="float" office:value="1">
            <text:p>1</text:p>
          </table:table-cell>
          <table:table-cell table:number-columns-repeated="16"/>
          <table:table-cell office:value-type="string">
            <text:p>Michèle Fournier-Armand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1">
          <table:table-cell office:value-type="float" office:value="151">
            <text:p>151</text:p>
          </table:table-cell>
          <table:table-cell office:value-type="string">
            <text:p>Jean-Paul Bacquet</text:p>
          </table:table-cell>
          <table:table-cell table:formula="of:=IF(ISNUMBER(VLOOKUP([.B153];[.$M$2:.$N$202];2;0));VLOOKUP([.B153];[.$M$2:.$N$202];2;0);1)" office:value-type="float" office:value="1">
            <text:p>1</text:p>
          </table:table-cell>
          <table:table-cell table:formula="of:=IF(ISNUMBER(VLOOKUP([.B153];[.$P$2:.$Q$12];2;0));VLOOKUP([.B153];[.$P$2:.$Q$12];2;0);1)" office:value-type="float" office:value="1">
            <text:p>1</text:p>
          </table:table-cell>
          <table:table-cell table:formula="of:=IF(ISNUMBER(VLOOKUP([.B153];[.$S$2:.$T$46];2;0));VLOOKUP([.B153];[.$S$2:.$T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153];[.$V$2:.$W$100];2;0));VLOOKUP([.B153];[.$V$2:.$W$100];2;0);1)" office:value-type="float" office:value="1">
            <text:p>1</text:p>
          </table:table-cell>
          <table:table-cell table:formula="of:=IF(ISNUMBER(VLOOKUP([.B153];[.$AB$2:.$AC$302];2;0));VLOOKUP([.B153];[.$AB$2:.$AC$302];2;0);0)" office:value-type="float" office:value="1">
            <text:p>1</text:p>
          </table:table-cell>
          <table:table-cell table:formula="of:=IF(ISNUMBER(VLOOKUP([.B153];[.$AE$2:.$AF$33];2;0));VLOOKUP([.B153];[.$AE$2:.$AF$33];2;0);1)" office:value-type="float" office:value="1">
            <text:p>1</text:p>
          </table:table-cell>
          <table:table-cell table:formula="of:=IF(ISNUMBER(VLOOKUP([.B153];[.$AH$2:.$AI$41];2;0));VLOOKUP([.B153];[.$AH$2:.$AI$41];2;0);1)" office:value-type="float" office:value="1">
            <text:p>1</text:p>
          </table:table-cell>
          <table:table-cell table:formula="of:=IF(ISNUMBER(VLOOKUP([.B153];[.$AK$2:.$AL$41];2;0));VLOOKUP([.B153];[.$AK$2:.$AL$41];2;0);1)" office:value-type="float" office:value="1">
            <text:p>1</text:p>
          </table:table-cell>
          <table:table-cell table:number-columns-repeated="16"/>
          <table:table-cell office:value-type="string">
            <text:p>Monique Iborra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1">
          <table:table-cell office:value-type="float" office:value="152">
            <text:p>152</text:p>
          </table:table-cell>
          <table:table-cell office:value-type="string">
            <text:p>Jean-Paul Chanteguet</text:p>
          </table:table-cell>
          <table:table-cell table:formula="of:=IF(ISNUMBER(VLOOKUP([.B154];[.$M$2:.$N$202];2;0));VLOOKUP([.B154];[.$M$2:.$N$202];2;0);1)" office:value-type="float" office:value="1">
            <text:p>1</text:p>
          </table:table-cell>
          <table:table-cell table:formula="of:=IF(ISNUMBER(VLOOKUP([.B154];[.$P$2:.$Q$12];2;0));VLOOKUP([.B154];[.$P$2:.$Q$12];2;0);1)" office:value-type="float" office:value="1">
            <text:p>1</text:p>
          </table:table-cell>
          <table:table-cell table:formula="of:=IF(ISNUMBER(VLOOKUP([.B154];[.$S$2:.$T$46];2;0));VLOOKUP([.B154];[.$S$2:.$T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154];[.$V$2:.$W$100];2;0));VLOOKUP([.B154];[.$V$2:.$W$100];2;0);1)" office:value-type="float" office:value="1">
            <text:p>1</text:p>
          </table:table-cell>
          <table:table-cell table:formula="of:=IF(ISNUMBER(VLOOKUP([.B154];[.$AB$2:.$AC$302];2;0));VLOOKUP([.B154];[.$AB$2:.$AC$302];2;0);0)" office:value-type="float" office:value="1">
            <text:p>1</text:p>
          </table:table-cell>
          <table:table-cell table:formula="of:=IF(ISNUMBER(VLOOKUP([.B154];[.$AE$2:.$AF$33];2;0));VLOOKUP([.B154];[.$AE$2:.$AF$33];2;0);1)" office:value-type="float" office:value="1">
            <text:p>1</text:p>
          </table:table-cell>
          <table:table-cell table:formula="of:=IF(ISNUMBER(VLOOKUP([.B154];[.$AH$2:.$AI$41];2;0));VLOOKUP([.B154];[.$AH$2:.$AI$41];2;0);1)" office:value-type="float" office:value="1">
            <text:p>1</text:p>
          </table:table-cell>
          <table:table-cell table:formula="of:=IF(ISNUMBER(VLOOKUP([.B154];[.$AK$2:.$AL$41];2;0));VLOOKUP([.B154];[.$AK$2:.$AL$41];2;0);1)" office:value-type="float" office:value="1">
            <text:p>1</text:p>
          </table:table-cell>
          <table:table-cell table:number-columns-repeated="16"/>
          <table:table-cell office:value-type="string">
            <text:p>Monique Orphé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1">
          <table:table-cell office:value-type="float" office:value="153">
            <text:p>153</text:p>
          </table:table-cell>
          <table:table-cell office:value-type="string">
            <text:p>Jean-Paul Dupré</text:p>
          </table:table-cell>
          <table:table-cell table:formula="of:=IF(ISNUMBER(VLOOKUP([.B155];[.$M$2:.$N$202];2;0));VLOOKUP([.B155];[.$M$2:.$N$202];2;0);1)" office:value-type="float" office:value="1">
            <text:p>1</text:p>
          </table:table-cell>
          <table:table-cell table:formula="of:=IF(ISNUMBER(VLOOKUP([.B155];[.$P$2:.$Q$12];2;0));VLOOKUP([.B155];[.$P$2:.$Q$12];2;0);1)" office:value-type="float" office:value="1">
            <text:p>1</text:p>
          </table:table-cell>
          <table:table-cell table:formula="of:=IF(ISNUMBER(VLOOKUP([.B155];[.$S$2:.$T$46];2;0));VLOOKUP([.B155];[.$S$2:.$T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155];[.$V$2:.$W$100];2;0));VLOOKUP([.B155];[.$V$2:.$W$100];2;0);1)" office:value-type="float" office:value="1">
            <text:p>1</text:p>
          </table:table-cell>
          <table:table-cell table:formula="of:=IF(ISNUMBER(VLOOKUP([.B155];[.$AB$2:.$AC$302];2;0));VLOOKUP([.B155];[.$AB$2:.$AC$302];2;0);0)" office:value-type="float" office:value="1">
            <text:p>1</text:p>
          </table:table-cell>
          <table:table-cell table:formula="of:=IF(ISNUMBER(VLOOKUP([.B155];[.$AE$2:.$AF$33];2;0));VLOOKUP([.B155];[.$AE$2:.$AF$33];2;0);1)" office:value-type="float" office:value="1">
            <text:p>1</text:p>
          </table:table-cell>
          <table:table-cell table:formula="of:=IF(ISNUMBER(VLOOKUP([.B155];[.$AH$2:.$AI$41];2;0));VLOOKUP([.B155];[.$AH$2:.$AI$41];2;0);1)" office:value-type="float" office:value="1">
            <text:p>1</text:p>
          </table:table-cell>
          <table:table-cell table:formula="of:=IF(ISNUMBER(VLOOKUP([.B155];[.$AK$2:.$AL$41];2;0));VLOOKUP([.B155];[.$AK$2:.$AL$41];2;0);1)" office:value-type="float" office:value="1">
            <text:p>1</text:p>
          </table:table-cell>
          <table:table-cell table:number-columns-repeated="16"/>
          <table:table-cell office:value-type="string">
            <text:p>Monique Rabin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7">
          <table:table-cell office:value-type="float" office:value="154">
            <text:p>154</text:p>
          </table:table-cell>
          <table:table-cell office:value-type="string">
            <text:p>Jean-Philippe Mallé</text:p>
          </table:table-cell>
          <table:table-cell table:formula="of:=IF(ISNUMBER(VLOOKUP([.B156];[.$M$2:.$N$202];2;0));VLOOKUP([.B156];[.$M$2:.$N$202];2;0);1)" office:value-type="float" office:value="0">
            <text:p>0</text:p>
          </table:table-cell>
          <table:table-cell table:formula="of:=IF(ISNUMBER(VLOOKUP([.B156];[.$P$2:.$Q$12];2;0));VLOOKUP([.B156];[.$P$2:.$Q$12];2;0);1)" office:value-type="float" office:value="1">
            <text:p>1</text:p>
          </table:table-cell>
          <table:table-cell table:formula="of:=IF(ISNUMBER(VLOOKUP([.B156];[.$S$2:.$T$46];2;0));VLOOKUP([.B156];[.$S$2:.$T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156];[.$V$2:.$W$100];2;0));VLOOKUP([.B156];[.$V$2:.$W$100];2;0);1)" office:value-type="float" office:value="1">
            <text:p>1</text:p>
          </table:table-cell>
          <table:table-cell table:formula="of:=IF(ISNUMBER(VLOOKUP([.B156];[.$AB$2:.$AC$302];2;0));VLOOKUP([.B156];[.$AB$2:.$AC$302];2;0);0)" office:value-type="float" office:value="0">
            <text:p>0</text:p>
          </table:table-cell>
          <table:table-cell table:formula="of:=IF(ISNUMBER(VLOOKUP([.B156];[.$AE$2:.$AF$33];2;0));VLOOKUP([.B156];[.$AE$2:.$AF$33];2;0);1)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16"/>
          <table:table-cell office:value-type="string">
            <text:p>Nathalie Appéré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7">
          <table:table-cell office:value-type="float" office:value="155">
            <text:p>155</text:p>
          </table:table-cell>
          <table:table-cell office:value-type="string">
            <text:p>Jean-Pierre Allossery</text:p>
          </table:table-cell>
          <table:table-cell table:formula="of:=IF(ISNUMBER(VLOOKUP([.B157];[.$M$2:.$N$202];2;0));VLOOKUP([.B157];[.$M$2:.$N$202];2;0);1)" office:value-type="float" office:value="1">
            <text:p>1</text:p>
          </table:table-cell>
          <table:table-cell table:formula="of:=IF(ISNUMBER(VLOOKUP([.B157];[.$P$2:.$Q$12];2;0));VLOOKUP([.B157];[.$P$2:.$Q$12];2;0);1)" office:value-type="float" office:value="1">
            <text:p>1</text:p>
          </table:table-cell>
          <table:table-cell table:formula="of:=IF(ISNUMBER(VLOOKUP([.B157];[.$S$2:.$T$46];2;0));VLOOKUP([.B157];[.$S$2:.$T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157];[.$V$2:.$W$100];2;0));VLOOKUP([.B157];[.$V$2:.$W$100];2;0);1)" office:value-type="float" office:value="1">
            <text:p>1</text:p>
          </table:table-cell>
          <table:table-cell table:formula="of:=IF(ISNUMBER(VLOOKUP([.B157];[.$AB$2:.$AC$302];2;0));VLOOKUP([.B157];[.$AB$2:.$AC$302];2;0);0)" office:value-type="float" office:value="1">
            <text:p>1</text:p>
          </table:table-cell>
          <table:table-cell table:formula="of:=IF(ISNUMBER(VLOOKUP([.B157];[.$AE$2:.$AF$33];2;0));VLOOKUP([.B157];[.$AE$2:.$AF$33];2;0);1)" office:value-type="float" office:value="1">
            <text:p>1</text:p>
          </table:table-cell>
          <table:table-cell table:formula="of:=IF(ISNUMBER(VLOOKUP([.B157];[.$AH$2:.$AI$41];2;0));VLOOKUP([.B157];[.$AH$2:.$AI$41];2;0);1)" office:value-type="float" office:value="1">
            <text:p>1</text:p>
          </table:table-cell>
          <table:table-cell table:formula="of:=IF(ISNUMBER(VLOOKUP([.B157];[.$AK$2:.$AL$41];2;0));VLOOKUP([.B157];[.$AK$2:.$AL$41];2;0);1)" office:value-type="float" office:value="1">
            <text:p>1</text:p>
          </table:table-cell>
          <table:table-cell table:number-columns-repeated="16"/>
          <table:table-cell office:value-type="string">
            <text:p>Nathalie Nieson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7">
          <table:table-cell office:value-type="float" office:value="156">
            <text:p>156</text:p>
          </table:table-cell>
          <table:table-cell office:value-type="string">
            <text:p>Jean-Pierre Blazy</text:p>
          </table:table-cell>
          <table:table-cell table:formula="of:=IF(ISNUMBER(VLOOKUP([.B158];[.$M$2:.$N$202];2;0));VLOOKUP([.B158];[.$M$2:.$N$202];2;0);1)" office:value-type="float" office:value="0">
            <text:p>0</text:p>
          </table:table-cell>
          <table:table-cell table:formula="of:=IF(ISNUMBER(VLOOKUP([.B158];[.$P$2:.$Q$12];2;0));VLOOKUP([.B158];[.$P$2:.$Q$12];2;0);1)" office:value-type="float" office:value="1">
            <text:p>1</text:p>
          </table:table-cell>
          <table:table-cell table:formula="of:=IF(ISNUMBER(VLOOKUP([.B158];[.$S$2:.$T$46];2;0));VLOOKUP([.B158];[.$S$2:.$T$46];2;0);1)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IF(ISNUMBER(VLOOKUP([.B158];[.$V$2:.$W$100];2;0));VLOOKUP([.B158];[.$V$2:.$W$100];2;0);1)" office:value-type="float" office:value="0">
            <text:p>0</text:p>
          </table:table-cell>
          <table:table-cell table:formula="of:=IF(ISNUMBER(VLOOKUP([.B158];[.$AB$2:.$AC$302];2;0));VLOOKUP([.B158];[.$AB$2:.$AC$302];2;0);0)" office:value-type="float" office:value="0">
            <text:p>0</text:p>
          </table:table-cell>
          <table:table-cell table:formula="of:=IF(ISNUMBER(VLOOKUP([.B158];[.$AE$2:.$AF$33];2;0));VLOOKUP([.B158];[.$AE$2:.$AF$33];2;0);1)" office:value-type="float" office:value="0">
            <text:p>0</text:p>
          </table:table-cell>
          <table:table-cell table:formula="of:=IF(ISNUMBER(VLOOKUP([.B158];[.$AH$2:.$AI$41];2;0));VLOOKUP([.B158];[.$AH$2:.$AI$41];2;0);1)" office:value-type="float" office:value="0">
            <text:p>0</text:p>
          </table:table-cell>
          <table:table-cell table:formula="of:=IF(ISNUMBER(VLOOKUP([.B158];[.$AK$2:.$AL$41];2;0));VLOOKUP([.B158];[.$AK$2:.$AL$41];2;0);1)" office:value-type="float" office:value="0">
            <text:p>0</text:p>
          </table:table-cell>
          <table:table-cell table:number-columns-repeated="16"/>
          <table:table-cell office:value-type="string">
            <text:p>Nicolas Bays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7">
          <table:table-cell office:value-type="float" office:value="157">
            <text:p>157</text:p>
          </table:table-cell>
          <table:table-cell office:value-type="string">
            <text:p>Jean-Pierre Dufau</text:p>
          </table:table-cell>
          <table:table-cell table:formula="of:=IF(ISNUMBER(VLOOKUP([.B159];[.$M$2:.$N$202];2;0));VLOOKUP([.B159];[.$M$2:.$N$202];2;0);1)" office:value-type="float" office:value="0">
            <text:p>0</text:p>
          </table:table-cell>
          <table:table-cell table:formula="of:=IF(ISNUMBER(VLOOKUP([.B159];[.$P$2:.$Q$12];2;0));VLOOKUP([.B159];[.$P$2:.$Q$12];2;0);1)" office:value-type="float" office:value="0">
            <text:p>0</text:p>
          </table:table-cell>
          <table:table-cell table:formula="of:=IF(ISNUMBER(VLOOKUP([.B159];[.$S$2:.$T$46];2;0));VLOOKUP([.B159];[.$S$2:.$T$46];2;0);1)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IF(ISNUMBER(VLOOKUP([.B159];[.$V$2:.$W$100];2;0));VLOOKUP([.B159];[.$V$2:.$W$100];2;0);1)" office:value-type="float" office:value="0">
            <text:p>0</text:p>
          </table:table-cell>
          <table:table-cell table:formula="of:=IF(ISNUMBER(VLOOKUP([.B159];[.$AB$2:.$AC$302];2;0));VLOOKUP([.B159];[.$AB$2:.$AC$302];2;0);0)" office:value-type="float" office:value="0">
            <text:p>0</text:p>
          </table:table-cell>
          <table:table-cell table:formula="of:=IF(ISNUMBER(VLOOKUP([.B159];[.$AE$2:.$AF$33];2;0));VLOOKUP([.B159];[.$AE$2:.$AF$33];2;0);1)" office:value-type="float" office:value="0">
            <text:p>0</text:p>
          </table:table-cell>
          <table:table-cell table:formula="of:=IF(ISNUMBER(VLOOKUP([.B159];[.$AH$2:.$AI$41];2;0));VLOOKUP([.B159];[.$AH$2:.$AI$41];2;0);1)" office:value-type="float" office:value="0">
            <text:p>0</text:p>
          </table:table-cell>
          <table:table-cell table:formula="of:=IF(ISNUMBER(VLOOKUP([.B159];[.$AK$2:.$AL$41];2;0));VLOOKUP([.B159];[.$AK$2:.$AL$41];2;0);1)" office:value-type="float" office:value="0">
            <text:p>0</text:p>
          </table:table-cell>
          <table:table-cell table:number-columns-repeated="16"/>
          <table:table-cell office:value-type="string">
            <text:p>Odile Saugues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7">
          <table:table-cell office:value-type="float" office:value="158">
            <text:p>158</text:p>
          </table:table-cell>
          <table:table-cell office:value-type="string">
            <text:p>Jean-Pierre Fougerat</text:p>
          </table:table-cell>
          <table:table-cell table:formula="of:=IF(ISNUMBER(VLOOKUP([.B160];[.$M$2:.$N$202];2;0));VLOOKUP([.B160];[.$M$2:.$N$202];2;0);1)" office:value-type="float" office:value="1">
            <text:p>1</text:p>
          </table:table-cell>
          <table:table-cell table:formula="of:=IF(ISNUMBER(VLOOKUP([.B160];[.$P$2:.$Q$12];2;0));VLOOKUP([.B160];[.$P$2:.$Q$12];2;0);1)" office:value-type="float" office:value="1">
            <text:p>1</text:p>
          </table:table-cell>
          <table:table-cell table:formula="of:=IF(ISNUMBER(VLOOKUP([.B160];[.$S$2:.$T$46];2;0));VLOOKUP([.B160];[.$S$2:.$T$46];2;0);1)" office:value-type="float" office:value="1">
            <text:p>1</text:p>
          </table:table-cell>
          <table:table-cell table:number-columns-repeated="6" office:value-type="float" office:value="2">
            <text:p>2</text:p>
          </table:table-cell>
          <table:table-cell table:number-columns-repeated="16"/>
          <table:table-cell office:value-type="string">
            <text:p>Olivier Faure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7">
          <table:table-cell office:value-type="float" office:value="159">
            <text:p>159</text:p>
          </table:table-cell>
          <table:table-cell office:value-type="string">
            <text:p>Jean-Pierre Le Roch</text:p>
          </table:table-cell>
          <table:table-cell table:formula="of:=IF(ISNUMBER(VLOOKUP([.B161];[.$M$2:.$N$202];2;0));VLOOKUP([.B161];[.$M$2:.$N$202];2;0);1)" office:value-type="float" office:value="1">
            <text:p>1</text:p>
          </table:table-cell>
          <table:table-cell table:formula="of:=IF(ISNUMBER(VLOOKUP([.B161];[.$P$2:.$Q$12];2;0));VLOOKUP([.B161];[.$P$2:.$Q$12];2;0);1)" office:value-type="float" office:value="1">
            <text:p>1</text:p>
          </table:table-cell>
          <table:table-cell table:formula="of:=IF(ISNUMBER(VLOOKUP([.B161];[.$S$2:.$T$46];2;0));VLOOKUP([.B161];[.$S$2:.$T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161];[.$V$2:.$W$100];2;0));VLOOKUP([.B161];[.$V$2:.$W$100];2;0);1)" office:value-type="float" office:value="1">
            <text:p>1</text:p>
          </table:table-cell>
          <table:table-cell table:formula="of:=IF(ISNUMBER(VLOOKUP([.B161];[.$AB$2:.$AC$302];2;0));VLOOKUP([.B161];[.$AB$2:.$AC$302];2;0);0)" office:value-type="float" office:value="1">
            <text:p>1</text:p>
          </table:table-cell>
          <table:table-cell table:formula="of:=IF(ISNUMBER(VLOOKUP([.B161];[.$AE$2:.$AF$33];2;0));VLOOKUP([.B161];[.$AE$2:.$AF$33];2;0);1)" office:value-type="float" office:value="1">
            <text:p>1</text:p>
          </table:table-cell>
          <table:table-cell table:formula="of:=IF(ISNUMBER(VLOOKUP([.B161];[.$AH$2:.$AI$41];2;0));VLOOKUP([.B161];[.$AH$2:.$AI$41];2;0);1)" office:value-type="float" office:value="1">
            <text:p>1</text:p>
          </table:table-cell>
          <table:table-cell table:formula="of:=IF(ISNUMBER(VLOOKUP([.B161];[.$AK$2:.$AL$41];2;0));VLOOKUP([.B161];[.$AK$2:.$AL$41];2;0);1)" office:value-type="float" office:value="1">
            <text:p>1</text:p>
          </table:table-cell>
          <table:table-cell table:number-columns-repeated="16"/>
          <table:table-cell office:value-type="string">
            <text:p>Olivier Véran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7">
          <table:table-cell office:value-type="float" office:value="160">
            <text:p>160</text:p>
          </table:table-cell>
          <table:table-cell office:value-type="string">
            <text:p>Jean-Pierre Maggi</text:p>
          </table:table-cell>
          <table:table-cell table:formula="of:=IF(ISNUMBER(VLOOKUP([.B162];[.$M$2:.$N$202];2;0));VLOOKUP([.B162];[.$M$2:.$N$202];2;0);1)" office:value-type="float" office:value="0">
            <text:p>0</text:p>
          </table:table-cell>
          <table:table-cell table:formula="of:=IF(ISNUMBER(VLOOKUP([.B162];[.$P$2:.$Q$12];2;0));VLOOKUP([.B162];[.$P$2:.$Q$12];2;0);1)" office:value-type="float" office:value="1">
            <text:p>1</text:p>
          </table:table-cell>
          <table:table-cell table:formula="of:=IF(ISNUMBER(VLOOKUP([.B162];[.$S$2:.$T$46];2;0));VLOOKUP([.B162];[.$S$2:.$T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162];[.$V$2:.$W$100];2;0));VLOOKUP([.B162];[.$V$2:.$W$100];2;0);1)" office:value-type="float" office:value="1">
            <text:p>1</text:p>
          </table:table-cell>
          <table:table-cell table:formula="of:=IF(ISNUMBER(VLOOKUP([.B162];[.$AB$2:.$AC$302];2;0));VLOOKUP([.B162];[.$AB$2:.$AC$302];2;0);0)" office:value-type="float" office:value="1">
            <text:p>1</text:p>
          </table:table-cell>
          <table:table-cell table:formula="of:=IF(ISNUMBER(VLOOKUP([.B162];[.$AE$2:.$AF$33];2;0));VLOOKUP([.B162];[.$AE$2:.$AF$33];2;0);1)" office:value-type="float" office:value="1">
            <text:p>1</text:p>
          </table:table-cell>
          <table:table-cell table:formula="of:=IF(ISNUMBER(VLOOKUP([.B162];[.$AH$2:.$AI$41];2;0));VLOOKUP([.B162];[.$AH$2:.$AI$41];2;0);1)" office:value-type="float" office:value="1">
            <text:p>1</text:p>
          </table:table-cell>
          <table:table-cell table:formula="of:=IF(ISNUMBER(VLOOKUP([.B162];[.$AK$2:.$AL$41];2;0));VLOOKUP([.B162];[.$AK$2:.$AL$41];2;0);1)" office:value-type="float" office:value="1">
            <text:p>1</text:p>
          </table:table-cell>
          <table:table-cell table:number-columns-repeated="16"/>
          <table:table-cell office:value-type="string">
            <text:p>Pascal Deguilhem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7">
          <table:table-cell office:value-type="float" office:value="161">
            <text:p>161</text:p>
          </table:table-cell>
          <table:table-cell office:value-type="string">
            <text:p>Jean-René Marsac</text:p>
          </table:table-cell>
          <table:table-cell table:formula="of:=IF(ISNUMBER(VLOOKUP([.B163];[.$M$2:.$N$202];2;0));VLOOKUP([.B163];[.$M$2:.$N$202];2;0);1)" office:value-type="float" office:value="0">
            <text:p>0</text:p>
          </table:table-cell>
          <table:table-cell table:formula="of:=IF(ISNUMBER(VLOOKUP([.B163];[.$P$2:.$Q$12];2;0));VLOOKUP([.B163];[.$P$2:.$Q$12];2;0);1)" office:value-type="float" office:value="1">
            <text:p>1</text:p>
          </table:table-cell>
          <table:table-cell table:formula="of:=IF(ISNUMBER(VLOOKUP([.B163];[.$S$2:.$T$46];2;0));VLOOKUP([.B163];[.$S$2:.$T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163];[.$V$2:.$W$100];2;0));VLOOKUP([.B163];[.$V$2:.$W$100];2;0);1)" office:value-type="float" office:value="1">
            <text:p>1</text:p>
          </table:table-cell>
          <table:table-cell table:formula="of:=IF(ISNUMBER(VLOOKUP([.B163];[.$AB$2:.$AC$302];2;0));VLOOKUP([.B163];[.$AB$2:.$AC$302];2;0);0)" office:value-type="float" office:value="0">
            <text:p>0</text:p>
          </table:table-cell>
          <table:table-cell table:formula="of:=IF(ISNUMBER(VLOOKUP([.B163];[.$AE$2:.$AF$33];2;0));VLOOKUP([.B163];[.$AE$2:.$AF$33];2;0);1)" office:value-type="float" office:value="1">
            <text:p>1</text:p>
          </table:table-cell>
          <table:table-cell table:formula="of:=IF(ISNUMBER(VLOOKUP([.B163];[.$AH$2:.$AI$41];2;0));VLOOKUP([.B163];[.$AH$2:.$AI$41];2;0);1)" office:value-type="float" office:value="1">
            <text:p>1</text:p>
          </table:table-cell>
          <table:table-cell table:formula="of:=IF(ISNUMBER(VLOOKUP([.B163];[.$AK$2:.$AL$41];2;0));VLOOKUP([.B163];[.$AK$2:.$AL$41];2;0);1)" office:value-type="float" office:value="1">
            <text:p>1</text:p>
          </table:table-cell>
          <table:table-cell table:number-columns-repeated="16"/>
          <table:table-cell office:value-type="string">
            <text:p>Pascal Popelin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7">
          <table:table-cell office:value-type="float" office:value="162">
            <text:p>162</text:p>
          </table:table-cell>
          <table:table-cell office:value-type="string">
            <text:p>Jean-Yves Caullet</text:p>
          </table:table-cell>
          <table:table-cell table:formula="of:=IF(ISNUMBER(VLOOKUP([.B164];[.$M$2:.$N$202];2;0));VLOOKUP([.B164];[.$M$2:.$N$202];2;0);1)" office:value-type="float" office:value="1">
            <text:p>1</text:p>
          </table:table-cell>
          <table:table-cell table:formula="of:=IF(ISNUMBER(VLOOKUP([.B164];[.$P$2:.$Q$12];2;0));VLOOKUP([.B164];[.$P$2:.$Q$12];2;0);1)" office:value-type="float" office:value="1">
            <text:p>1</text:p>
          </table:table-cell>
          <table:table-cell table:formula="of:=IF(ISNUMBER(VLOOKUP([.B164];[.$S$2:.$T$46];2;0));VLOOKUP([.B164];[.$S$2:.$T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164];[.$V$2:.$W$100];2;0));VLOOKUP([.B164];[.$V$2:.$W$100];2;0);1)" office:value-type="float" office:value="1">
            <text:p>1</text:p>
          </table:table-cell>
          <table:table-cell table:formula="of:=IF(ISNUMBER(VLOOKUP([.B164];[.$AB$2:.$AC$302];2;0));VLOOKUP([.B164];[.$AB$2:.$AC$302];2;0);0)" office:value-type="float" office:value="1">
            <text:p>1</text:p>
          </table:table-cell>
          <table:table-cell table:formula="of:=IF(ISNUMBER(VLOOKUP([.B164];[.$AE$2:.$AF$33];2;0));VLOOKUP([.B164];[.$AE$2:.$AF$33];2;0);1)" office:value-type="float" office:value="1">
            <text:p>1</text:p>
          </table:table-cell>
          <table:table-cell table:formula="of:=IF(ISNUMBER(VLOOKUP([.B164];[.$AH$2:.$AI$41];2;0));VLOOKUP([.B164];[.$AH$2:.$AI$41];2;0);1)" office:value-type="float" office:value="1">
            <text:p>1</text:p>
          </table:table-cell>
          <table:table-cell table:formula="of:=IF(ISNUMBER(VLOOKUP([.B164];[.$AK$2:.$AL$41];2;0));VLOOKUP([.B164];[.$AK$2:.$AL$41];2;0);1)" office:value-type="float" office:value="1">
            <text:p>1</text:p>
          </table:table-cell>
          <table:table-cell table:number-columns-repeated="16"/>
          <table:table-cell office:value-type="string">
            <text:p>Pascale Boistard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7">
          <table:table-cell office:value-type="float" office:value="163">
            <text:p>163</text:p>
          </table:table-cell>
          <table:table-cell office:value-type="string">
            <text:p>Jean-Yves Le Bouillonnec</text:p>
          </table:table-cell>
          <table:table-cell table:formula="of:=IF(ISNUMBER(VLOOKUP([.B165];[.$M$2:.$N$202];2;0));VLOOKUP([.B165];[.$M$2:.$N$202];2;0);1)" office:value-type="float" office:value="1">
            <text:p>1</text:p>
          </table:table-cell>
          <table:table-cell table:formula="of:=IF(ISNUMBER(VLOOKUP([.B165];[.$P$2:.$Q$12];2;0));VLOOKUP([.B165];[.$P$2:.$Q$12];2;0);1)" office:value-type="float" office:value="1">
            <text:p>1</text:p>
          </table:table-cell>
          <table:table-cell table:formula="of:=IF(ISNUMBER(VLOOKUP([.B165];[.$S$2:.$T$46];2;0));VLOOKUP([.B165];[.$S$2:.$T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165];[.$V$2:.$W$100];2;0));VLOOKUP([.B165];[.$V$2:.$W$100];2;0);1)" office:value-type="float" office:value="1">
            <text:p>1</text:p>
          </table:table-cell>
          <table:table-cell table:formula="of:=IF(ISNUMBER(VLOOKUP([.B165];[.$AB$2:.$AC$302];2;0));VLOOKUP([.B165];[.$AB$2:.$AC$302];2;0);0)" office:value-type="float" office:value="1">
            <text:p>1</text:p>
          </table:table-cell>
          <table:table-cell table:formula="of:=IF(ISNUMBER(VLOOKUP([.B165];[.$AE$2:.$AF$33];2;0));VLOOKUP([.B165];[.$AE$2:.$AF$33];2;0);1)" office:value-type="float" office:value="1">
            <text:p>1</text:p>
          </table:table-cell>
          <table:table-cell table:formula="of:=IF(ISNUMBER(VLOOKUP([.B165];[.$AH$2:.$AI$41];2;0));VLOOKUP([.B165];[.$AH$2:.$AI$41];2;0);1)" office:value-type="float" office:value="1">
            <text:p>1</text:p>
          </table:table-cell>
          <table:table-cell table:formula="of:=IF(ISNUMBER(VLOOKUP([.B165];[.$AK$2:.$AL$41];2;0));VLOOKUP([.B165];[.$AK$2:.$AL$41];2;0);1)" office:value-type="float" office:value="1">
            <text:p>1</text:p>
          </table:table-cell>
          <table:table-cell table:number-columns-repeated="16"/>
          <table:table-cell office:value-type="string">
            <text:p>Pascale Got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7">
          <table:table-cell office:value-type="float" office:value="164">
            <text:p>164</text:p>
          </table:table-cell>
          <table:table-cell office:value-type="string">
            <text:p>Jean-Yves Le Déaut</text:p>
          </table:table-cell>
          <table:table-cell table:formula="of:=IF(ISNUMBER(VLOOKUP([.B166];[.$M$2:.$N$202];2;0));VLOOKUP([.B166];[.$M$2:.$N$202];2;0);1)" office:value-type="float" office:value="1">
            <text:p>1</text:p>
          </table:table-cell>
          <table:table-cell table:formula="of:=IF(ISNUMBER(VLOOKUP([.B166];[.$P$2:.$Q$12];2;0));VLOOKUP([.B166];[.$P$2:.$Q$12];2;0);1)" office:value-type="float" office:value="1">
            <text:p>1</text:p>
          </table:table-cell>
          <table:table-cell table:formula="of:=IF(ISNUMBER(VLOOKUP([.B166];[.$S$2:.$T$46];2;0));VLOOKUP([.B166];[.$S$2:.$T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166];[.$V$2:.$W$100];2;0));VLOOKUP([.B166];[.$V$2:.$W$100];2;0);1)" office:value-type="float" office:value="1">
            <text:p>1</text:p>
          </table:table-cell>
          <table:table-cell table:formula="of:=IF(ISNUMBER(VLOOKUP([.B166];[.$AB$2:.$AC$302];2;0));VLOOKUP([.B166];[.$AB$2:.$AC$302];2;0);0)" office:value-type="float" office:value="1">
            <text:p>1</text:p>
          </table:table-cell>
          <table:table-cell table:formula="of:=IF(ISNUMBER(VLOOKUP([.B166];[.$AE$2:.$AF$33];2;0));VLOOKUP([.B166];[.$AE$2:.$AF$33];2;0);1)" office:value-type="float" office:value="1">
            <text:p>1</text:p>
          </table:table-cell>
          <table:table-cell table:formula="of:=IF(ISNUMBER(VLOOKUP([.B166];[.$AH$2:.$AI$41];2;0));VLOOKUP([.B166];[.$AH$2:.$AI$41];2;0);1)" office:value-type="float" office:value="1">
            <text:p>1</text:p>
          </table:table-cell>
          <table:table-cell table:formula="of:=IF(ISNUMBER(VLOOKUP([.B166];[.$AK$2:.$AL$41];2;0));VLOOKUP([.B166];[.$AK$2:.$AL$41];2;0);1)" office:value-type="float" office:value="1">
            <text:p>1</text:p>
          </table:table-cell>
          <table:table-cell table:number-columns-repeated="16"/>
          <table:table-cell office:value-type="string">
            <text:p>Patricia Adam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7">
          <table:table-cell office:value-type="float" office:value="165">
            <text:p>165</text:p>
          </table:table-cell>
          <table:table-cell office:value-type="string">
            <text:p>Jérôme Guedj</text:p>
          </table:table-cell>
          <table:table-cell table:formula="of:=IF(ISNUMBER(VLOOKUP([.B167];[.$M$2:.$N$202];2;0));VLOOKUP([.B167];[.$M$2:.$N$202];2;0);1)" office:value-type="float" office:value="0">
            <text:p>0</text:p>
          </table:table-cell>
          <table:table-cell table:formula="of:=IF(ISNUMBER(VLOOKUP([.B167];[.$P$2:.$Q$12];2;0));VLOOKUP([.B167];[.$P$2:.$Q$12];2;0);1)" office:value-type="float" office:value="0">
            <text:p>0</text:p>
          </table:table-cell>
          <table:table-cell table:formula="of:=IF(ISNUMBER(VLOOKUP([.B167];[.$S$2:.$T$46];2;0));VLOOKUP([.B167];[.$S$2:.$T$46];2;0);1)" office:value-type="float" office:value="0">
            <text:p>0</text:p>
          </table:table-cell>
          <table:table-cell table:number-columns-repeated="6" office:value-type="float" office:value="2">
            <text:p>2</text:p>
          </table:table-cell>
          <table:table-cell table:number-columns-repeated="16"/>
          <table:table-cell office:value-type="string">
            <text:p>Patrick Bloche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7">
          <table:table-cell office:value-type="float" office:value="166">
            <text:p>166</text:p>
          </table:table-cell>
          <table:table-cell office:value-type="string">
            <text:p>Joaquim Pueyo</text:p>
          </table:table-cell>
          <table:table-cell table:formula="of:=IF(ISNUMBER(VLOOKUP([.B168];[.$M$2:.$N$202];2;0));VLOOKUP([.B168];[.$M$2:.$N$202];2;0);1)" office:value-type="float" office:value="1">
            <text:p>1</text:p>
          </table:table-cell>
          <table:table-cell table:formula="of:=IF(ISNUMBER(VLOOKUP([.B168];[.$P$2:.$Q$12];2;0));VLOOKUP([.B168];[.$P$2:.$Q$12];2;0);1)" office:value-type="float" office:value="1">
            <text:p>1</text:p>
          </table:table-cell>
          <table:table-cell table:formula="of:=IF(ISNUMBER(VLOOKUP([.B168];[.$S$2:.$T$46];2;0));VLOOKUP([.B168];[.$S$2:.$T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168];[.$V$2:.$W$100];2;0));VLOOKUP([.B168];[.$V$2:.$W$100];2;0);1)" office:value-type="float" office:value="1">
            <text:p>1</text:p>
          </table:table-cell>
          <table:table-cell table:formula="of:=IF(ISNUMBER(VLOOKUP([.B168];[.$AB$2:.$AC$302];2;0));VLOOKUP([.B168];[.$AB$2:.$AC$302];2;0);0)" office:value-type="float" office:value="1">
            <text:p>1</text:p>
          </table:table-cell>
          <table:table-cell table:formula="of:=IF(ISNUMBER(VLOOKUP([.B168];[.$AE$2:.$AF$33];2;0));VLOOKUP([.B168];[.$AE$2:.$AF$33];2;0);1)" office:value-type="float" office:value="1">
            <text:p>1</text:p>
          </table:table-cell>
          <table:table-cell table:formula="of:=IF(ISNUMBER(VLOOKUP([.B168];[.$AH$2:.$AI$41];2;0));VLOOKUP([.B168];[.$AH$2:.$AI$41];2;0);1)" office:value-type="float" office:value="1">
            <text:p>1</text:p>
          </table:table-cell>
          <table:table-cell table:formula="of:=IF(ISNUMBER(VLOOKUP([.B168];[.$AK$2:.$AL$41];2;0));VLOOKUP([.B168];[.$AK$2:.$AL$41];2;0);1)" office:value-type="float" office:value="1">
            <text:p>1</text:p>
          </table:table-cell>
          <table:table-cell table:number-columns-repeated="16"/>
          <table:table-cell office:value-type="string">
            <text:p>Patrick Lebreton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7">
          <table:table-cell office:value-type="float" office:value="167">
            <text:p>167</text:p>
          </table:table-cell>
          <table:table-cell office:value-type="string">
            <text:p>Joël Aviragnet</text:p>
          </table:table-cell>
          <table:table-cell table:formula="of:=IF(ISNUMBER(VLOOKUP([.B169];[.$M$2:.$N$202];2;0));VLOOKUP([.B169];[.$M$2:.$N$202];2;0);1)" office:value-type="float" office:value="1">
            <text:p>1</text:p>
          </table:table-cell>
          <table:table-cell table:formula="of:=IF(ISNUMBER(VLOOKUP([.B169];[.$P$2:.$Q$12];2;0));VLOOKUP([.B169];[.$P$2:.$Q$12];2;0);1)" office:value-type="float" office:value="1">
            <text:p>1</text:p>
          </table:table-cell>
          <table:table-cell table:formula="of:=IF(ISNUMBER(VLOOKUP([.B169];[.$S$2:.$T$46];2;0));VLOOKUP([.B169];[.$S$2:.$T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169];[.$V$2:.$W$100];2;0));VLOOKUP([.B169];[.$V$2:.$W$100];2;0);1)" office:value-type="float" office:value="1">
            <text:p>1</text:p>
          </table:table-cell>
          <table:table-cell table:formula="of:=IF(ISNUMBER(VLOOKUP([.B169];[.$AB$2:.$AC$302];2;0));VLOOKUP([.B169];[.$AB$2:.$AC$302];2;0);0)" office:value-type="float" office:value="1">
            <text:p>1</text:p>
          </table:table-cell>
          <table:table-cell table:formula="of:=IF(ISNUMBER(VLOOKUP([.B169];[.$AE$2:.$AF$33];2;0));VLOOKUP([.B169];[.$AE$2:.$AF$33];2;0);1)" office:value-type="float" office:value="1">
            <text:p>1</text:p>
          </table:table-cell>
          <table:table-cell table:formula="of:=IF(ISNUMBER(VLOOKUP([.B169];[.$AH$2:.$AI$41];2;0));VLOOKUP([.B169];[.$AH$2:.$AI$41];2;0);1)" office:value-type="float" office:value="1">
            <text:p>1</text:p>
          </table:table-cell>
          <table:table-cell table:formula="of:=IF(ISNUMBER(VLOOKUP([.B169];[.$AK$2:.$AL$41];2;0));VLOOKUP([.B169];[.$AK$2:.$AL$41];2;0);1)" office:value-type="float" office:value="1">
            <text:p>1</text:p>
          </table:table-cell>
          <table:table-cell table:number-columns-repeated="16"/>
          <table:table-cell office:value-type="string">
            <text:p>Patrick Lemasle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7">
          <table:table-cell office:value-type="float" office:value="168">
            <text:p>168</text:p>
          </table:table-cell>
          <table:table-cell office:value-type="string">
            <text:p>Joëlle Huillier</text:p>
          </table:table-cell>
          <table:table-cell table:formula="of:=IF(ISNUMBER(VLOOKUP([.B170];[.$M$2:.$N$202];2;0));VLOOKUP([.B170];[.$M$2:.$N$202];2;0);1)" office:value-type="float" office:value="1">
            <text:p>1</text:p>
          </table:table-cell>
          <table:table-cell table:formula="of:=IF(ISNUMBER(VLOOKUP([.B170];[.$P$2:.$Q$12];2;0));VLOOKUP([.B170];[.$P$2:.$Q$12];2;0);1)" office:value-type="float" office:value="1">
            <text:p>1</text:p>
          </table:table-cell>
          <table:table-cell table:formula="of:=IF(ISNUMBER(VLOOKUP([.B170];[.$S$2:.$T$46];2;0));VLOOKUP([.B170];[.$S$2:.$T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170];[.$V$2:.$W$100];2;0));VLOOKUP([.B170];[.$V$2:.$W$100];2;0);1)" office:value-type="float" office:value="1">
            <text:p>1</text:p>
          </table:table-cell>
          <table:table-cell table:formula="of:=IF(ISNUMBER(VLOOKUP([.B170];[.$AB$2:.$AC$302];2;0));VLOOKUP([.B170];[.$AB$2:.$AC$302];2;0);0)" office:value-type="float" office:value="1">
            <text:p>1</text:p>
          </table:table-cell>
          <table:table-cell table:formula="of:=IF(ISNUMBER(VLOOKUP([.B170];[.$AE$2:.$AF$33];2;0));VLOOKUP([.B170];[.$AE$2:.$AF$33];2;0);1)" office:value-type="float" office:value="1">
            <text:p>1</text:p>
          </table:table-cell>
          <table:table-cell table:formula="of:=IF(ISNUMBER(VLOOKUP([.B170];[.$AH$2:.$AI$41];2;0));VLOOKUP([.B170];[.$AH$2:.$AI$41];2;0);1)" office:value-type="float" office:value="1">
            <text:p>1</text:p>
          </table:table-cell>
          <table:table-cell table:formula="of:=IF(ISNUMBER(VLOOKUP([.B170];[.$AK$2:.$AL$41];2;0));VLOOKUP([.B170];[.$AK$2:.$AL$41];2;0);1)" office:value-type="float" office:value="1">
            <text:p>1</text:p>
          </table:table-cell>
          <table:table-cell table:number-columns-repeated="16"/>
          <table:table-cell office:value-type="string">
            <text:p>Patrick Mennucci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7">
          <table:table-cell office:value-type="float" office:value="169">
            <text:p>169</text:p>
          </table:table-cell>
          <table:table-cell office:value-type="string">
            <text:p>Julie Sommaruga</text:p>
          </table:table-cell>
          <table:table-cell table:formula="of:=IF(ISNUMBER(VLOOKUP([.B171];[.$M$2:.$N$202];2;0));VLOOKUP([.B171];[.$M$2:.$N$202];2;0);1)" office:value-type="float" office:value="0">
            <text:p>0</text:p>
          </table:table-cell>
          <table:table-cell table:formula="of:=IF(ISNUMBER(VLOOKUP([.B171];[.$P$2:.$Q$12];2;0));VLOOKUP([.B171];[.$P$2:.$Q$12];2;0);1)" office:value-type="float" office:value="1">
            <text:p>1</text:p>
          </table:table-cell>
          <table:table-cell table:formula="of:=IF(ISNUMBER(VLOOKUP([.B171];[.$S$2:.$T$46];2;0));VLOOKUP([.B171];[.$S$2:.$T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171];[.$V$2:.$W$100];2;0));VLOOKUP([.B171];[.$V$2:.$W$100];2;0);1)" office:value-type="float" office:value="1">
            <text:p>1</text:p>
          </table:table-cell>
          <table:table-cell table:formula="of:=IF(ISNUMBER(VLOOKUP([.B171];[.$AB$2:.$AC$302];2;0));VLOOKUP([.B171];[.$AB$2:.$AC$302];2;0);0)" office:value-type="float" office:value="1">
            <text:p>1</text:p>
          </table:table-cell>
          <table:table-cell table:formula="of:=IF(ISNUMBER(VLOOKUP([.B171];[.$AE$2:.$AF$33];2;0));VLOOKUP([.B171];[.$AE$2:.$AF$33];2;0);1)" office:value-type="float" office:value="1">
            <text:p>1</text:p>
          </table:table-cell>
          <table:table-cell table:formula="of:=IF(ISNUMBER(VLOOKUP([.B171];[.$AH$2:.$AI$41];2;0));VLOOKUP([.B171];[.$AH$2:.$AI$41];2;0);1)" office:value-type="float" office:value="1">
            <text:p>1</text:p>
          </table:table-cell>
          <table:table-cell table:formula="of:=IF(ISNUMBER(VLOOKUP([.B171];[.$AK$2:.$AL$41];2;0));VLOOKUP([.B171];[.$AK$2:.$AL$41];2;0);1)" office:value-type="float" office:value="1">
            <text:p>1</text:p>
          </table:table-cell>
          <table:table-cell table:number-columns-repeated="16"/>
          <table:table-cell office:value-type="string">
            <text:p>Patrick Vignal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7">
          <table:table-cell office:value-type="float" office:value="170">
            <text:p>170</text:p>
          </table:table-cell>
          <table:table-cell office:value-type="string">
            <text:p>Karine Berger</text:p>
          </table:table-cell>
          <table:table-cell table:formula="of:=IF(ISNUMBER(VLOOKUP([.B172];[.$M$2:.$N$202];2;0));VLOOKUP([.B172];[.$M$2:.$N$202];2;0);1)" office:value-type="float" office:value="1">
            <text:p>1</text:p>
          </table:table-cell>
          <table:table-cell table:formula="of:=IF(ISNUMBER(VLOOKUP([.B172];[.$P$2:.$Q$12];2;0));VLOOKUP([.B172];[.$P$2:.$Q$12];2;0);1)" office:value-type="float" office:value="1">
            <text:p>1</text:p>
          </table:table-cell>
          <table:table-cell table:formula="of:=IF(ISNUMBER(VLOOKUP([.B172];[.$S$2:.$T$46];2;0));VLOOKUP([.B172];[.$S$2:.$T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172];[.$V$2:.$W$100];2;0));VLOOKUP([.B172];[.$V$2:.$W$100];2;0);1)" office:value-type="float" office:value="1">
            <text:p>1</text:p>
          </table:table-cell>
          <table:table-cell table:formula="of:=IF(ISNUMBER(VLOOKUP([.B172];[.$AB$2:.$AC$302];2;0));VLOOKUP([.B172];[.$AB$2:.$AC$302];2;0);0)" office:value-type="float" office:value="0">
            <text:p>0</text:p>
          </table:table-cell>
          <table:table-cell table:formula="of:=IF(ISNUMBER(VLOOKUP([.B172];[.$AE$2:.$AF$33];2;0));VLOOKUP([.B172];[.$AE$2:.$AF$33];2;0);1)" office:value-type="float" office:value="1">
            <text:p>1</text:p>
          </table:table-cell>
          <table:table-cell table:formula="of:=IF(ISNUMBER(VLOOKUP([.B172];[.$AH$2:.$AI$41];2;0));VLOOKUP([.B172];[.$AH$2:.$AI$41];2;0);1)" office:value-type="float" office:value="1">
            <text:p>1</text:p>
          </table:table-cell>
          <table:table-cell table:formula="of:=IF(ISNUMBER(VLOOKUP([.B172];[.$AK$2:.$AL$41];2;0));VLOOKUP([.B172];[.$AK$2:.$AL$41];2;0);1)" office:value-type="float" office:value="1">
            <text:p>1</text:p>
          </table:table-cell>
          <table:table-cell table:number-columns-repeated="16"/>
          <table:table-cell office:value-type="string">
            <text:p>Philip Cordery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7">
          <table:table-cell office:value-type="float" office:value="171">
            <text:p>171</text:p>
          </table:table-cell>
          <table:table-cell office:value-type="string">
            <text:p>Kheira Bouziane</text:p>
          </table:table-cell>
          <table:table-cell table:formula="of:=IF(ISNUMBER(VLOOKUP([.B173];[.$M$2:.$N$202];2;0));VLOOKUP([.B173];[.$M$2:.$N$202];2;0);1)" office:value-type="float" office:value="0">
            <text:p>0</text:p>
          </table:table-cell>
          <table:table-cell table:formula="of:=IF(ISNUMBER(VLOOKUP([.B173];[.$P$2:.$Q$12];2;0));VLOOKUP([.B173];[.$P$2:.$Q$12];2;0);1)" office:value-type="float" office:value="1">
            <text:p>1</text:p>
          </table:table-cell>
          <table:table-cell table:formula="of:=IF(ISNUMBER(VLOOKUP([.B173];[.$S$2:.$T$46];2;0));VLOOKUP([.B173];[.$S$2:.$T$46];2;0);1)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IF(ISNUMBER(VLOOKUP([.B173];[.$V$2:.$W$100];2;0));VLOOKUP([.B173];[.$V$2:.$W$100];2;0);1)" office:value-type="float" office:value="0">
            <text:p>0</text:p>
          </table:table-cell>
          <table:table-cell table:formula="of:=IF(ISNUMBER(VLOOKUP([.B173];[.$AB$2:.$AC$302];2;0));VLOOKUP([.B173];[.$AB$2:.$AC$302];2;0);0)" office:value-type="float" office:value="0">
            <text:p>0</text:p>
          </table:table-cell>
          <table:table-cell table:formula="of:=IF(ISNUMBER(VLOOKUP([.B173];[.$AE$2:.$AF$33];2;0));VLOOKUP([.B173];[.$AE$2:.$AF$33];2;0);1)" office:value-type="float" office:value="0">
            <text:p>0</text:p>
          </table:table-cell>
          <table:table-cell table:formula="of:=IF(ISNUMBER(VLOOKUP([.B173];[.$AH$2:.$AI$41];2;0));VLOOKUP([.B173];[.$AH$2:.$AI$41];2;0);1)" office:value-type="float" office:value="0">
            <text:p>0</text:p>
          </table:table-cell>
          <table:table-cell table:formula="of:=IF(ISNUMBER(VLOOKUP([.B173];[.$AK$2:.$AL$41];2;0));VLOOKUP([.B173];[.$AK$2:.$AL$41];2;0);1)" office:value-type="float" office:value="0">
            <text:p>0</text:p>
          </table:table-cell>
          <table:table-cell table:number-columns-repeated="16"/>
          <table:table-cell office:value-type="string">
            <text:p>Philippe Bies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7">
          <table:table-cell office:value-type="float" office:value="172">
            <text:p>172</text:p>
          </table:table-cell>
          <table:table-cell office:value-type="string">
            <text:p>Kléber Mesquida</text:p>
          </table:table-cell>
          <table:table-cell table:formula="of:=IF(ISNUMBER(VLOOKUP([.B174];[.$M$2:.$N$202];2;0));VLOOKUP([.B174];[.$M$2:.$N$202];2;0);1)" office:value-type="float" office:value="1">
            <text:p>1</text:p>
          </table:table-cell>
          <table:table-cell table:formula="of:=IF(ISNUMBER(VLOOKUP([.B174];[.$P$2:.$Q$12];2;0));VLOOKUP([.B174];[.$P$2:.$Q$12];2;0);1)" office:value-type="float" office:value="1">
            <text:p>1</text:p>
          </table:table-cell>
          <table:table-cell table:formula="of:=IF(ISNUMBER(VLOOKUP([.B174];[.$S$2:.$T$46];2;0));VLOOKUP([.B174];[.$S$2:.$T$46];2;0);1)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IF(ISNUMBER(VLOOKUP([.B174];[.$V$2:.$W$100];2;0));VLOOKUP([.B174];[.$V$2:.$W$100];2;0);1)" office:value-type="float" office:value="0">
            <text:p>0</text:p>
          </table:table-cell>
          <table:table-cell table:formula="of:=IF(ISNUMBER(VLOOKUP([.B174];[.$AB$2:.$AC$302];2;0));VLOOKUP([.B174];[.$AB$2:.$AC$302];2;0);0)" office:value-type="float" office:value="0">
            <text:p>0</text:p>
          </table:table-cell>
          <table:table-cell table:formula="of:=IF(ISNUMBER(VLOOKUP([.B174];[.$AE$2:.$AF$33];2;0));VLOOKUP([.B174];[.$AE$2:.$AF$33];2;0);1)" office:value-type="float" office:value="0">
            <text:p>0</text:p>
          </table:table-cell>
          <table:table-cell table:formula="of:=IF(ISNUMBER(VLOOKUP([.B174];[.$AH$2:.$AI$41];2;0));VLOOKUP([.B174];[.$AH$2:.$AI$41];2;0);1)" office:value-type="float" office:value="0">
            <text:p>0</text:p>
          </table:table-cell>
          <table:table-cell table:formula="of:=IF(ISNUMBER(VLOOKUP([.B174];[.$AK$2:.$AL$41];2;0));VLOOKUP([.B174];[.$AK$2:.$AL$41];2;0);1)" office:value-type="float" office:value="1">
            <text:p>1</text:p>
          </table:table-cell>
          <table:table-cell table:number-columns-repeated="16"/>
          <table:table-cell office:value-type="string">
            <text:p>Philippe Doucet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7">
          <table:table-cell office:value-type="float" office:value="173">
            <text:p>173</text:p>
          </table:table-cell>
          <table:table-cell office:value-type="string">
            <text:p>Laurence Dumont</text:p>
          </table:table-cell>
          <table:table-cell table:formula="of:=IF(ISNUMBER(VLOOKUP([.B175];[.$M$2:.$N$202];2;0));VLOOKUP([.B175];[.$M$2:.$N$202];2;0);1)" office:value-type="float" office:value="0">
            <text:p>0</text:p>
          </table:table-cell>
          <table:table-cell table:formula="of:=IF(ISNUMBER(VLOOKUP([.B175];[.$P$2:.$Q$12];2;0));VLOOKUP([.B175];[.$P$2:.$Q$12];2;0);1)" office:value-type="float" office:value="1">
            <text:p>1</text:p>
          </table:table-cell>
          <table:table-cell table:formula="of:=IF(ISNUMBER(VLOOKUP([.B175];[.$S$2:.$T$46];2;0));VLOOKUP([.B175];[.$S$2:.$T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175];[.$V$2:.$W$100];2;0));VLOOKUP([.B175];[.$V$2:.$W$100];2;0);1)" office:value-type="float" office:value="1">
            <text:p>1</text:p>
          </table:table-cell>
          <table:table-cell table:formula="of:=IF(ISNUMBER(VLOOKUP([.B175];[.$AB$2:.$AC$302];2;0));VLOOKUP([.B175];[.$AB$2:.$AC$302];2;0);0)" office:value-type="float" office:value="0">
            <text:p>0</text:p>
          </table:table-cell>
          <table:table-cell table:formula="of:=IF(ISNUMBER(VLOOKUP([.B175];[.$AE$2:.$AF$33];2;0));VLOOKUP([.B175];[.$AE$2:.$AF$33];2;0);1)" office:value-type="float" office:value="1">
            <text:p>1</text:p>
          </table:table-cell>
          <table:table-cell table:formula="of:=IF(ISNUMBER(VLOOKUP([.B175];[.$AH$2:.$AI$41];2;0));VLOOKUP([.B175];[.$AH$2:.$AI$41];2;0);1)" office:value-type="float" office:value="1">
            <text:p>1</text:p>
          </table:table-cell>
          <table:table-cell table:formula="of:=IF(ISNUMBER(VLOOKUP([.B175];[.$AK$2:.$AL$41];2;0));VLOOKUP([.B175];[.$AK$2:.$AL$41];2;0);1)" office:value-type="float" office:value="1">
            <text:p>1</text:p>
          </table:table-cell>
          <table:table-cell table:number-columns-repeated="16"/>
          <table:table-cell office:value-type="string">
            <text:p>Philippe Duron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7">
          <table:table-cell office:value-type="float" office:value="174">
            <text:p>174</text:p>
          </table:table-cell>
          <table:table-cell office:value-type="string">
            <text:p>Laurent Baumel</text:p>
          </table:table-cell>
          <table:table-cell table:formula="of:=IF(ISNUMBER(VLOOKUP([.B176];[.$M$2:.$N$202];2;0));VLOOKUP([.B176];[.$M$2:.$N$202];2;0);1)" office:value-type="float" office:value="0">
            <text:p>0</text:p>
          </table:table-cell>
          <table:table-cell table:formula="of:=IF(ISNUMBER(VLOOKUP([.B176];[.$P$2:.$Q$12];2;0));VLOOKUP([.B176];[.$P$2:.$Q$12];2;0);1)" office:value-type="float" office:value="1">
            <text:p>1</text:p>
          </table:table-cell>
          <table:table-cell table:formula="of:=IF(ISNUMBER(VLOOKUP([.B176];[.$S$2:.$T$46];2;0));VLOOKUP([.B176];[.$S$2:.$T$46];2;0);1)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IF(ISNUMBER(VLOOKUP([.B176];[.$V$2:.$W$100];2;0));VLOOKUP([.B176];[.$V$2:.$W$100];2;0);1)" office:value-type="float" office:value="0">
            <text:p>0</text:p>
          </table:table-cell>
          <table:table-cell table:formula="of:=IF(ISNUMBER(VLOOKUP([.B176];[.$AB$2:.$AC$302];2;0));VLOOKUP([.B176];[.$AB$2:.$AC$302];2;0);0)" office:value-type="float" office:value="0">
            <text:p>0</text:p>
          </table:table-cell>
          <table:table-cell table:formula="of:=IF(ISNUMBER(VLOOKUP([.B176];[.$AE$2:.$AF$33];2;0));VLOOKUP([.B176];[.$AE$2:.$AF$33];2;0);1)" office:value-type="float" office:value="0">
            <text:p>0</text:p>
          </table:table-cell>
          <table:table-cell table:formula="of:=IF(ISNUMBER(VLOOKUP([.B176];[.$AH$2:.$AI$41];2;0));VLOOKUP([.B176];[.$AH$2:.$AI$41];2;0);1)" office:value-type="float" office:value="0">
            <text:p>0</text:p>
          </table:table-cell>
          <table:table-cell table:formula="of:=IF(ISNUMBER(VLOOKUP([.B176];[.$AK$2:.$AL$41];2;0));VLOOKUP([.B176];[.$AK$2:.$AL$41];2;0);1)" office:value-type="float" office:value="0">
            <text:p>0</text:p>
          </table:table-cell>
          <table:table-cell table:number-columns-repeated="16"/>
          <table:table-cell office:value-type="string">
            <text:p>Philippe Nauche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7">
          <table:table-cell office:value-type="float" office:value="175">
            <text:p>175</text:p>
          </table:table-cell>
          <table:table-cell office:value-type="string">
            <text:p>Laurent Cathala</text:p>
          </table:table-cell>
          <table:table-cell table:formula="of:=IF(ISNUMBER(VLOOKUP([.B177];[.$M$2:.$N$202];2;0));VLOOKUP([.B177];[.$M$2:.$N$202];2;0);1)" office:value-type="float" office:value="1">
            <text:p>1</text:p>
          </table:table-cell>
          <table:table-cell table:formula="of:=IF(ISNUMBER(VLOOKUP([.B177];[.$P$2:.$Q$12];2;0));VLOOKUP([.B177];[.$P$2:.$Q$12];2;0);1)" office:value-type="float" office:value="1">
            <text:p>1</text:p>
          </table:table-cell>
          <table:table-cell table:formula="of:=IF(ISNUMBER(VLOOKUP([.B177];[.$S$2:.$T$46];2;0));VLOOKUP([.B177];[.$S$2:.$T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177];[.$V$2:.$W$100];2;0));VLOOKUP([.B177];[.$V$2:.$W$100];2;0);1)" office:value-type="float" office:value="1">
            <text:p>1</text:p>
          </table:table-cell>
          <table:table-cell table:formula="of:=IF(ISNUMBER(VLOOKUP([.B177];[.$AB$2:.$AC$302];2;0));VLOOKUP([.B177];[.$AB$2:.$AC$302];2;0);0)" office:value-type="float" office:value="1">
            <text:p>1</text:p>
          </table:table-cell>
          <table:table-cell table:formula="of:=IF(ISNUMBER(VLOOKUP([.B177];[.$AE$2:.$AF$33];2;0));VLOOKUP([.B177];[.$AE$2:.$AF$33];2;0);1)" office:value-type="float" office:value="1">
            <text:p>1</text:p>
          </table:table-cell>
          <table:table-cell table:formula="of:=IF(ISNUMBER(VLOOKUP([.B177];[.$AH$2:.$AI$41];2;0));VLOOKUP([.B177];[.$AH$2:.$AI$41];2;0);1)" office:value-type="float" office:value="1">
            <text:p>1</text:p>
          </table:table-cell>
          <table:table-cell table:formula="of:=IF(ISNUMBER(VLOOKUP([.B177];[.$AK$2:.$AL$41];2;0));VLOOKUP([.B177];[.$AK$2:.$AL$41];2;0);1)" office:value-type="float" office:value="1">
            <text:p>1</text:p>
          </table:table-cell>
          <table:table-cell table:number-columns-repeated="16"/>
          <table:table-cell office:value-type="string">
            <text:p>Philippe Plisson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7">
          <table:table-cell office:value-type="float" office:value="176">
            <text:p>176</text:p>
          </table:table-cell>
          <table:table-cell office:value-type="string">
            <text:p>Laurent Grandguillaume</text:p>
          </table:table-cell>
          <table:table-cell table:formula="of:=IF(ISNUMBER(VLOOKUP([.B178];[.$M$2:.$N$202];2;0));VLOOKUP([.B178];[.$M$2:.$N$202];2;0);1)" office:value-type="float" office:value="1">
            <text:p>1</text:p>
          </table:table-cell>
          <table:table-cell table:formula="of:=IF(ISNUMBER(VLOOKUP([.B178];[.$P$2:.$Q$12];2;0));VLOOKUP([.B178];[.$P$2:.$Q$12];2;0);1)" office:value-type="float" office:value="1">
            <text:p>1</text:p>
          </table:table-cell>
          <table:table-cell table:formula="of:=IF(ISNUMBER(VLOOKUP([.B178];[.$S$2:.$T$46];2;0));VLOOKUP([.B178];[.$S$2:.$T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178];[.$V$2:.$W$100];2;0));VLOOKUP([.B178];[.$V$2:.$W$100];2;0);1)" office:value-type="float" office:value="1">
            <text:p>1</text:p>
          </table:table-cell>
          <table:table-cell table:formula="of:=IF(ISNUMBER(VLOOKUP([.B178];[.$AB$2:.$AC$302];2;0));VLOOKUP([.B178];[.$AB$2:.$AC$302];2;0);0)" office:value-type="float" office:value="1">
            <text:p>1</text:p>
          </table:table-cell>
          <table:table-cell table:formula="of:=IF(ISNUMBER(VLOOKUP([.B178];[.$AE$2:.$AF$33];2;0));VLOOKUP([.B178];[.$AE$2:.$AF$33];2;0);1)" office:value-type="float" office:value="1">
            <text:p>1</text:p>
          </table:table-cell>
          <table:table-cell table:formula="of:=IF(ISNUMBER(VLOOKUP([.B178];[.$AH$2:.$AI$41];2;0));VLOOKUP([.B178];[.$AH$2:.$AI$41];2;0);1)" office:value-type="float" office:value="1">
            <text:p>1</text:p>
          </table:table-cell>
          <table:table-cell table:formula="of:=IF(ISNUMBER(VLOOKUP([.B178];[.$AK$2:.$AL$41];2;0));VLOOKUP([.B178];[.$AK$2:.$AL$41];2;0);1)" office:value-type="float" office:value="1">
            <text:p>1</text:p>
          </table:table-cell>
          <table:table-cell table:number-columns-repeated="16"/>
          <table:table-cell office:value-type="string">
            <text:p>Pierre Aylagas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7">
          <table:table-cell office:value-type="float" office:value="177">
            <text:p>177</text:p>
          </table:table-cell>
          <table:table-cell office:value-type="string">
            <text:p>Laurent Kalinowski</text:p>
          </table:table-cell>
          <table:table-cell table:formula="of:=IF(ISNUMBER(VLOOKUP([.B179];[.$M$2:.$N$202];2;0));VLOOKUP([.B179];[.$M$2:.$N$202];2;0);1)" office:value-type="float" office:value="0">
            <text:p>0</text:p>
          </table:table-cell>
          <table:table-cell table:formula="of:=IF(ISNUMBER(VLOOKUP([.B179];[.$P$2:.$Q$12];2;0));VLOOKUP([.B179];[.$P$2:.$Q$12];2;0);1)" office:value-type="float" office:value="1">
            <text:p>1</text:p>
          </table:table-cell>
          <table:table-cell table:formula="of:=IF(ISNUMBER(VLOOKUP([.B179];[.$S$2:.$T$46];2;0));VLOOKUP([.B179];[.$S$2:.$T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179];[.$V$2:.$W$100];2;0));VLOOKUP([.B179];[.$V$2:.$W$100];2;0);1)" office:value-type="float" office:value="1">
            <text:p>1</text:p>
          </table:table-cell>
          <table:table-cell table:formula="of:=IF(ISNUMBER(VLOOKUP([.B179];[.$AB$2:.$AC$302];2;0));VLOOKUP([.B179];[.$AB$2:.$AC$302];2;0);0)" office:value-type="float" office:value="0">
            <text:p>0</text:p>
          </table:table-cell>
          <table:table-cell table:formula="of:=IF(ISNUMBER(VLOOKUP([.B179];[.$AE$2:.$AF$33];2;0));VLOOKUP([.B179];[.$AE$2:.$AF$33];2;0);1)" office:value-type="float" office:value="1">
            <text:p>1</text:p>
          </table:table-cell>
          <table:table-cell table:formula="of:=IF(ISNUMBER(VLOOKUP([.B179];[.$AH$2:.$AI$41];2;0));VLOOKUP([.B179];[.$AH$2:.$AI$41];2;0);1)" office:value-type="float" office:value="1">
            <text:p>1</text:p>
          </table:table-cell>
          <table:table-cell table:formula="of:=IF(ISNUMBER(VLOOKUP([.B179];[.$AK$2:.$AL$41];2;0));VLOOKUP([.B179];[.$AK$2:.$AL$41];2;0);1)" office:value-type="float" office:value="1">
            <text:p>1</text:p>
          </table:table-cell>
          <table:table-cell table:number-columns-repeated="16"/>
          <table:table-cell office:value-type="string">
            <text:p>Pierre-Yves Le Borgn'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7">
          <table:table-cell office:value-type="float" office:value="178">
            <text:p>178</text:p>
          </table:table-cell>
          <table:table-cell office:value-type="string">
            <text:p>Linda Gourjade</text:p>
          </table:table-cell>
          <table:table-cell table:formula="of:=IF(ISNUMBER(VLOOKUP([.B180];[.$M$2:.$N$202];2;0));VLOOKUP([.B180];[.$M$2:.$N$202];2;0);1)" office:value-type="float" office:value="0">
            <text:p>0</text:p>
          </table:table-cell>
          <table:table-cell table:formula="of:=IF(ISNUMBER(VLOOKUP([.B180];[.$P$2:.$Q$12];2;0));VLOOKUP([.B180];[.$P$2:.$Q$12];2;0);1)" office:value-type="float" office:value="1">
            <text:p>1</text:p>
          </table:table-cell>
          <table:table-cell table:formula="of:=IF(ISNUMBER(VLOOKUP([.B180];[.$S$2:.$T$46];2;0));VLOOKUP([.B180];[.$S$2:.$T$46];2;0);1)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IF(ISNUMBER(VLOOKUP([.B180];[.$V$2:.$W$100];2;0));VLOOKUP([.B180];[.$V$2:.$W$100];2;0);1)" office:value-type="float" office:value="0">
            <text:p>0</text:p>
          </table:table-cell>
          <table:table-cell table:formula="of:=IF(ISNUMBER(VLOOKUP([.B180];[.$AB$2:.$AC$302];2;0));VLOOKUP([.B180];[.$AB$2:.$AC$302];2;0);0)" office:value-type="float" office:value="0">
            <text:p>0</text:p>
          </table:table-cell>
          <table:table-cell table:formula="of:=IF(ISNUMBER(VLOOKUP([.B180];[.$AE$2:.$AF$33];2;0));VLOOKUP([.B180];[.$AE$2:.$AF$33];2;0);1)" office:value-type="float" office:value="0">
            <text:p>0</text:p>
          </table:table-cell>
          <table:table-cell table:formula="of:=IF(ISNUMBER(VLOOKUP([.B180];[.$AH$2:.$AI$41];2;0));VLOOKUP([.B180];[.$AH$2:.$AI$41];2;0);1)" office:value-type="float" office:value="0">
            <text:p>0</text:p>
          </table:table-cell>
          <table:table-cell table:formula="of:=IF(ISNUMBER(VLOOKUP([.B180];[.$AK$2:.$AL$41];2;0));VLOOKUP([.B180];[.$AK$2:.$AL$41];2;0);1)" office:value-type="float" office:value="0">
            <text:p>0</text:p>
          </table:table-cell>
          <table:table-cell table:number-columns-repeated="16"/>
          <table:table-cell office:value-type="string">
            <text:p>Razzy Hammadi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7">
          <table:table-cell office:value-type="float" office:value="179">
            <text:p>179</text:p>
          </table:table-cell>
          <table:table-cell office:value-type="string">
            <text:p>Luc Belot</text:p>
          </table:table-cell>
          <table:table-cell table:formula="of:=IF(ISNUMBER(VLOOKUP([.B181];[.$M$2:.$N$202];2;0));VLOOKUP([.B181];[.$M$2:.$N$202];2;0);1)" office:value-type="float" office:value="1">
            <text:p>1</text:p>
          </table:table-cell>
          <table:table-cell table:formula="of:=IF(ISNUMBER(VLOOKUP([.B181];[.$P$2:.$Q$12];2;0));VLOOKUP([.B181];[.$P$2:.$Q$12];2;0);1)" office:value-type="float" office:value="1">
            <text:p>1</text:p>
          </table:table-cell>
          <table:table-cell table:formula="of:=IF(ISNUMBER(VLOOKUP([.B181];[.$S$2:.$T$46];2;0));VLOOKUP([.B181];[.$S$2:.$T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181];[.$V$2:.$W$100];2;0));VLOOKUP([.B181];[.$V$2:.$W$100];2;0);1)" office:value-type="float" office:value="1">
            <text:p>1</text:p>
          </table:table-cell>
          <table:table-cell table:formula="of:=IF(ISNUMBER(VLOOKUP([.B181];[.$AB$2:.$AC$302];2;0));VLOOKUP([.B181];[.$AB$2:.$AC$302];2;0);0)" office:value-type="float" office:value="1">
            <text:p>1</text:p>
          </table:table-cell>
          <table:table-cell table:formula="of:=IF(ISNUMBER(VLOOKUP([.B181];[.$AE$2:.$AF$33];2;0));VLOOKUP([.B181];[.$AE$2:.$AF$33];2;0);1)" office:value-type="float" office:value="1">
            <text:p>1</text:p>
          </table:table-cell>
          <table:table-cell table:formula="of:=IF(ISNUMBER(VLOOKUP([.B181];[.$AH$2:.$AI$41];2;0));VLOOKUP([.B181];[.$AH$2:.$AI$41];2;0);1)" office:value-type="float" office:value="1">
            <text:p>1</text:p>
          </table:table-cell>
          <table:table-cell table:formula="of:=IF(ISNUMBER(VLOOKUP([.B181];[.$AK$2:.$AL$41];2;0));VLOOKUP([.B181];[.$AK$2:.$AL$41];2;0);1)" office:value-type="float" office:value="1">
            <text:p>1</text:p>
          </table:table-cell>
          <table:table-cell table:number-columns-repeated="16"/>
          <table:table-cell office:value-type="string">
            <text:p>Rémi Pauvros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7">
          <table:table-cell office:value-type="float" office:value="180">
            <text:p>180</text:p>
          </table:table-cell>
          <table:table-cell office:value-type="string">
            <text:p>Luce Pane</text:p>
          </table:table-cell>
          <table:table-cell table:formula="of:=IF(ISNUMBER(VLOOKUP([.B182];[.$M$2:.$N$202];2;0));VLOOKUP([.B182];[.$M$2:.$N$202];2;0);1)" office:value-type="float" office:value="1">
            <text:p>1</text:p>
          </table:table-cell>
          <table:table-cell table:formula="of:=IF(ISNUMBER(VLOOKUP([.B182];[.$P$2:.$Q$12];2;0));VLOOKUP([.B182];[.$P$2:.$Q$12];2;0);1)" office:value-type="float" office:value="1">
            <text:p>1</text:p>
          </table:table-cell>
          <table:table-cell table:formula="of:=IF(ISNUMBER(VLOOKUP([.B182];[.$S$2:.$T$46];2;0));VLOOKUP([.B182];[.$S$2:.$T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182];[.$V$2:.$W$100];2;0));VLOOKUP([.B182];[.$V$2:.$W$100];2;0);1)" office:value-type="float" office:value="1">
            <text:p>1</text:p>
          </table:table-cell>
          <table:table-cell table:formula="of:=IF(ISNUMBER(VLOOKUP([.B182];[.$AB$2:.$AC$302];2;0));VLOOKUP([.B182];[.$AB$2:.$AC$302];2;0);0)" office:value-type="float" office:value="1">
            <text:p>1</text:p>
          </table:table-cell>
          <table:table-cell table:formula="of:=IF(ISNUMBER(VLOOKUP([.B182];[.$AE$2:.$AF$33];2;0));VLOOKUP([.B182];[.$AE$2:.$AF$33];2;0);1)" office:value-type="float" office:value="1">
            <text:p>1</text:p>
          </table:table-cell>
          <table:table-cell table:formula="of:=IF(ISNUMBER(VLOOKUP([.B182];[.$AH$2:.$AI$41];2;0));VLOOKUP([.B182];[.$AH$2:.$AI$41];2;0);1)" office:value-type="float" office:value="1">
            <text:p>1</text:p>
          </table:table-cell>
          <table:table-cell table:formula="of:=IF(ISNUMBER(VLOOKUP([.B182];[.$AK$2:.$AL$41];2;0));VLOOKUP([.B182];[.$AK$2:.$AL$41];2;0);1)" office:value-type="float" office:value="1">
            <text:p>1</text:p>
          </table:table-cell>
          <table:table-cell table:number-columns-repeated="16"/>
          <table:table-cell office:value-type="string">
            <text:p>René Dosière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7">
          <table:table-cell office:value-type="float" office:value="181">
            <text:p>181</text:p>
          </table:table-cell>
          <table:table-cell office:value-type="string">
            <text:p>Lucette Lousteau</text:p>
          </table:table-cell>
          <table:table-cell table:formula="of:=IF(ISNUMBER(VLOOKUP([.B183];[.$M$2:.$N$202];2;0));VLOOKUP([.B183];[.$M$2:.$N$202];2;0);1)" office:value-type="float" office:value="0">
            <text:p>0</text:p>
          </table:table-cell>
          <table:table-cell table:formula="of:=IF(ISNUMBER(VLOOKUP([.B183];[.$P$2:.$Q$12];2;0));VLOOKUP([.B183];[.$P$2:.$Q$12];2;0);1)" office:value-type="float" office:value="1">
            <text:p>1</text:p>
          </table:table-cell>
          <table:table-cell table:formula="of:=IF(ISNUMBER(VLOOKUP([.B183];[.$S$2:.$T$46];2;0));VLOOKUP([.B183];[.$S$2:.$T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183];[.$V$2:.$W$100];2;0));VLOOKUP([.B183];[.$V$2:.$W$100];2;0);1)" office:value-type="float" office:value="1">
            <text:p>1</text:p>
          </table:table-cell>
          <table:table-cell table:formula="of:=IF(ISNUMBER(VLOOKUP([.B183];[.$AB$2:.$AC$302];2;0));VLOOKUP([.B183];[.$AB$2:.$AC$302];2;0);0)" office:value-type="float" office:value="0">
            <text:p>0</text:p>
          </table:table-cell>
          <table:table-cell table:formula="of:=IF(ISNUMBER(VLOOKUP([.B183];[.$AE$2:.$AF$33];2;0));VLOOKUP([.B183];[.$AE$2:.$AF$33];2;0);1)" office:value-type="float" office:value="1">
            <text:p>1</text:p>
          </table:table-cell>
          <table:table-cell table:formula="of:=IF(ISNUMBER(VLOOKUP([.B183];[.$AH$2:.$AI$41];2;0));VLOOKUP([.B183];[.$AH$2:.$AI$41];2;0);1)" office:value-type="float" office:value="1">
            <text:p>1</text:p>
          </table:table-cell>
          <table:table-cell table:formula="of:=IF(ISNUMBER(VLOOKUP([.B183];[.$AK$2:.$AL$41];2;0));VLOOKUP([.B183];[.$AK$2:.$AL$41];2;0);1)" office:value-type="float" office:value="1">
            <text:p>1</text:p>
          </table:table-cell>
          <table:table-cell table:number-columns-repeated="16"/>
          <table:table-cell office:value-type="string">
            <text:p>René Rouquet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7">
          <table:table-cell office:value-type="float" office:value="182">
            <text:p>182</text:p>
          </table:table-cell>
          <table:table-cell office:value-type="string">
            <text:p>Malek Boutih</text:p>
          </table:table-cell>
          <table:table-cell table:formula="of:=IF(ISNUMBER(VLOOKUP([.B184];[.$M$2:.$N$202];2;0));VLOOKUP([.B184];[.$M$2:.$N$202];2;0);1)" office:value-type="float" office:value="1">
            <text:p>1</text:p>
          </table:table-cell>
          <table:table-cell table:formula="of:=IF(ISNUMBER(VLOOKUP([.B184];[.$P$2:.$Q$12];2;0));VLOOKUP([.B184];[.$P$2:.$Q$12];2;0);1)" office:value-type="float" office:value="1">
            <text:p>1</text:p>
          </table:table-cell>
          <table:table-cell table:formula="of:=IF(ISNUMBER(VLOOKUP([.B184];[.$S$2:.$T$46];2;0));VLOOKUP([.B184];[.$S$2:.$T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184];[.$V$2:.$W$100];2;0));VLOOKUP([.B184];[.$V$2:.$W$100];2;0);1)" office:value-type="float" office:value="1">
            <text:p>1</text:p>
          </table:table-cell>
          <table:table-cell table:formula="of:=IF(ISNUMBER(VLOOKUP([.B184];[.$AB$2:.$AC$302];2;0));VLOOKUP([.B184];[.$AB$2:.$AC$302];2;0);0)" office:value-type="float" office:value="0">
            <text:p>0</text:p>
          </table:table-cell>
          <table:table-cell table:formula="of:=IF(ISNUMBER(VLOOKUP([.B184];[.$AE$2:.$AF$33];2;0));VLOOKUP([.B184];[.$AE$2:.$AF$33];2;0);1)" office:value-type="float" office:value="1">
            <text:p>1</text:p>
          </table:table-cell>
          <table:table-cell table:formula="of:=IF(ISNUMBER(VLOOKUP([.B184];[.$AH$2:.$AI$41];2;0));VLOOKUP([.B184];[.$AH$2:.$AI$41];2;0);1)" office:value-type="float" office:value="1">
            <text:p>1</text:p>
          </table:table-cell>
          <table:table-cell table:formula="of:=IF(ISNUMBER(VLOOKUP([.B184];[.$AK$2:.$AL$41];2;0));VLOOKUP([.B184];[.$AK$2:.$AL$41];2;0);1)" office:value-type="float" office:value="1">
            <text:p>1</text:p>
          </table:table-cell>
          <table:table-cell table:number-columns-repeated="16"/>
          <table:table-cell office:value-type="string">
            <text:p>Robert Olive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7">
          <table:table-cell office:value-type="float" office:value="183">
            <text:p>183</text:p>
          </table:table-cell>
          <table:table-cell office:value-type="string">
            <text:p>Marc Goua</text:p>
          </table:table-cell>
          <table:table-cell table:formula="of:=IF(ISNUMBER(VLOOKUP([.B185];[.$M$2:.$N$202];2;0));VLOOKUP([.B185];[.$M$2:.$N$202];2;0);1)" office:value-type="float" office:value="1">
            <text:p>1</text:p>
          </table:table-cell>
          <table:table-cell table:formula="of:=IF(ISNUMBER(VLOOKUP([.B185];[.$P$2:.$Q$12];2;0));VLOOKUP([.B185];[.$P$2:.$Q$12];2;0);1)" office:value-type="float" office:value="1">
            <text:p>1</text:p>
          </table:table-cell>
          <table:table-cell table:formula="of:=IF(ISNUMBER(VLOOKUP([.B185];[.$S$2:.$T$46];2;0));VLOOKUP([.B185];[.$S$2:.$T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185];[.$V$2:.$W$100];2;0));VLOOKUP([.B185];[.$V$2:.$W$100];2;0);1)" office:value-type="float" office:value="1">
            <text:p>1</text:p>
          </table:table-cell>
          <table:table-cell table:formula="of:=IF(ISNUMBER(VLOOKUP([.B185];[.$AB$2:.$AC$302];2;0));VLOOKUP([.B185];[.$AB$2:.$AC$302];2;0);0)" office:value-type="float" office:value="1">
            <text:p>1</text:p>
          </table:table-cell>
          <table:table-cell table:formula="of:=IF(ISNUMBER(VLOOKUP([.B185];[.$AE$2:.$AF$33];2;0));VLOOKUP([.B185];[.$AE$2:.$AF$33];2;0);1)" office:value-type="float" office:value="1">
            <text:p>1</text:p>
          </table:table-cell>
          <table:table-cell table:formula="of:=IF(ISNUMBER(VLOOKUP([.B185];[.$AH$2:.$AI$41];2;0));VLOOKUP([.B185];[.$AH$2:.$AI$41];2;0);1)" office:value-type="float" office:value="1">
            <text:p>1</text:p>
          </table:table-cell>
          <table:table-cell table:formula="of:=IF(ISNUMBER(VLOOKUP([.B185];[.$AK$2:.$AL$41];2;0));VLOOKUP([.B185];[.$AK$2:.$AL$41];2;0);1)" office:value-type="float" office:value="1">
            <text:p>1</text:p>
          </table:table-cell>
          <table:table-cell table:number-columns-repeated="16"/>
          <table:table-cell office:value-type="string">
            <text:p>Sabine Buis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7">
          <table:table-cell office:value-type="float" office:value="184">
            <text:p>184</text:p>
          </table:table-cell>
          <table:table-cell office:value-type="string">
            <text:p>Marcel Rogemont</text:p>
          </table:table-cell>
          <table:table-cell table:formula="of:=IF(ISNUMBER(VLOOKUP([.B186];[.$M$2:.$N$202];2;0));VLOOKUP([.B186];[.$M$2:.$N$202];2;0);1)" office:value-type="float" office:value="1">
            <text:p>1</text:p>
          </table:table-cell>
          <table:table-cell table:formula="of:=IF(ISNUMBER(VLOOKUP([.B186];[.$P$2:.$Q$12];2;0));VLOOKUP([.B186];[.$P$2:.$Q$12];2;0);1)" office:value-type="float" office:value="1">
            <text:p>1</text:p>
          </table:table-cell>
          <table:table-cell table:formula="of:=IF(ISNUMBER(VLOOKUP([.B186];[.$S$2:.$T$46];2;0));VLOOKUP([.B186];[.$S$2:.$T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186];[.$V$2:.$W$100];2;0));VLOOKUP([.B186];[.$V$2:.$W$100];2;0);1)" office:value-type="float" office:value="1">
            <text:p>1</text:p>
          </table:table-cell>
          <table:table-cell table:formula="of:=IF(ISNUMBER(VLOOKUP([.B186];[.$AB$2:.$AC$302];2;0));VLOOKUP([.B186];[.$AB$2:.$AC$302];2;0);0)" office:value-type="float" office:value="1">
            <text:p>1</text:p>
          </table:table-cell>
          <table:table-cell table:formula="of:=IF(ISNUMBER(VLOOKUP([.B186];[.$AE$2:.$AF$33];2;0));VLOOKUP([.B186];[.$AE$2:.$AF$33];2;0);1)" office:value-type="float" office:value="1">
            <text:p>1</text:p>
          </table:table-cell>
          <table:table-cell table:formula="of:=IF(ISNUMBER(VLOOKUP([.B186];[.$AH$2:.$AI$41];2;0));VLOOKUP([.B186];[.$AH$2:.$AI$41];2;0);1)" office:value-type="float" office:value="1">
            <text:p>1</text:p>
          </table:table-cell>
          <table:table-cell table:formula="of:=IF(ISNUMBER(VLOOKUP([.B186];[.$AK$2:.$AL$41];2;0));VLOOKUP([.B186];[.$AK$2:.$AL$41];2;0);1)" office:value-type="float" office:value="1">
            <text:p>1</text:p>
          </table:table-cell>
          <table:table-cell table:number-columns-repeated="16"/>
          <table:table-cell office:value-type="string">
            <text:p>Sandrine Doucet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7">
          <table:table-cell office:value-type="float" office:value="185">
            <text:p>185</text:p>
          </table:table-cell>
          <table:table-cell office:value-type="string">
            <text:p>Marie Récalde</text:p>
          </table:table-cell>
          <table:table-cell table:formula="of:=IF(ISNUMBER(VLOOKUP([.B187];[.$M$2:.$N$202];2;0));VLOOKUP([.B187];[.$M$2:.$N$202];2;0);1)" office:value-type="float" office:value="1">
            <text:p>1</text:p>
          </table:table-cell>
          <table:table-cell table:formula="of:=IF(ISNUMBER(VLOOKUP([.B187];[.$P$2:.$Q$12];2;0));VLOOKUP([.B187];[.$P$2:.$Q$12];2;0);1)" office:value-type="float" office:value="1">
            <text:p>1</text:p>
          </table:table-cell>
          <table:table-cell table:formula="of:=IF(ISNUMBER(VLOOKUP([.B187];[.$S$2:.$T$46];2;0));VLOOKUP([.B187];[.$S$2:.$T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187];[.$V$2:.$W$100];2;0));VLOOKUP([.B187];[.$V$2:.$W$100];2;0);1)" office:value-type="float" office:value="1">
            <text:p>1</text:p>
          </table:table-cell>
          <table:table-cell table:formula="of:=IF(ISNUMBER(VLOOKUP([.B187];[.$AB$2:.$AC$302];2;0));VLOOKUP([.B187];[.$AB$2:.$AC$302];2;0);0)" office:value-type="float" office:value="1">
            <text:p>1</text:p>
          </table:table-cell>
          <table:table-cell table:formula="of:=IF(ISNUMBER(VLOOKUP([.B187];[.$AE$2:.$AF$33];2;0));VLOOKUP([.B187];[.$AE$2:.$AF$33];2;0);1)" office:value-type="float" office:value="1">
            <text:p>1</text:p>
          </table:table-cell>
          <table:table-cell table:formula="of:=IF(ISNUMBER(VLOOKUP([.B187];[.$AH$2:.$AI$41];2;0));VLOOKUP([.B187];[.$AH$2:.$AI$41];2;0);1)" office:value-type="float" office:value="1">
            <text:p>1</text:p>
          </table:table-cell>
          <table:table-cell table:formula="of:=IF(ISNUMBER(VLOOKUP([.B187];[.$AK$2:.$AL$41];2;0));VLOOKUP([.B187];[.$AK$2:.$AL$41];2;0);1)" office:value-type="float" office:value="1">
            <text:p>1</text:p>
          </table:table-cell>
          <table:table-cell table:number-columns-repeated="16"/>
          <table:table-cell office:value-type="string">
            <text:p>Sandrine Hurel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7">
          <table:table-cell office:value-type="float" office:value="186">
            <text:p>186</text:p>
          </table:table-cell>
          <table:table-cell office:value-type="string">
            <text:p>Marie-Anne Chapdelaine</text:p>
          </table:table-cell>
          <table:table-cell table:formula="of:=IF(ISNUMBER(VLOOKUP([.B188];[.$M$2:.$N$202];2;0));VLOOKUP([.B188];[.$M$2:.$N$202];2;0);1)" office:value-type="float" office:value="1">
            <text:p>1</text:p>
          </table:table-cell>
          <table:table-cell table:formula="of:=IF(ISNUMBER(VLOOKUP([.B188];[.$P$2:.$Q$12];2;0));VLOOKUP([.B188];[.$P$2:.$Q$12];2;0);1)" office:value-type="float" office:value="1">
            <text:p>1</text:p>
          </table:table-cell>
          <table:table-cell table:formula="of:=IF(ISNUMBER(VLOOKUP([.B188];[.$S$2:.$T$46];2;0));VLOOKUP([.B188];[.$S$2:.$T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188];[.$V$2:.$W$100];2;0));VLOOKUP([.B188];[.$V$2:.$W$100];2;0);1)" office:value-type="float" office:value="1">
            <text:p>1</text:p>
          </table:table-cell>
          <table:table-cell table:formula="of:=IF(ISNUMBER(VLOOKUP([.B188];[.$AB$2:.$AC$302];2;0));VLOOKUP([.B188];[.$AB$2:.$AC$302];2;0);0)" office:value-type="float" office:value="1">
            <text:p>1</text:p>
          </table:table-cell>
          <table:table-cell table:formula="of:=IF(ISNUMBER(VLOOKUP([.B188];[.$AE$2:.$AF$33];2;0));VLOOKUP([.B188];[.$AE$2:.$AF$33];2;0);1)" office:value-type="float" office:value="1">
            <text:p>1</text:p>
          </table:table-cell>
          <table:table-cell table:formula="of:=IF(ISNUMBER(VLOOKUP([.B188];[.$AH$2:.$AI$41];2;0));VLOOKUP([.B188];[.$AH$2:.$AI$41];2;0);1)" office:value-type="float" office:value="1">
            <text:p>1</text:p>
          </table:table-cell>
          <table:table-cell table:formula="of:=IF(ISNUMBER(VLOOKUP([.B188];[.$AK$2:.$AL$41];2;0));VLOOKUP([.B188];[.$AK$2:.$AL$41];2;0);1)" office:value-type="float" office:value="1">
            <text:p>1</text:p>
          </table:table-cell>
          <table:table-cell table:number-columns-repeated="16"/>
          <table:table-cell office:value-type="string">
            <text:p>Sandrine Mazetier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7">
          <table:table-cell office:value-type="float" office:value="187">
            <text:p>187</text:p>
          </table:table-cell>
          <table:table-cell office:value-type="string">
            <text:p>Marie-Arlette Carlotti</text:p>
          </table:table-cell>
          <table:table-cell table:formula="of:=IF(ISNUMBER(VLOOKUP([.B189];[.$M$2:.$N$202];2;0));VLOOKUP([.B189];[.$M$2:.$N$202];2;0);1)" office:value-type="float" office:value="1">
            <text:p>1</text:p>
          </table:table-cell>
          <table:table-cell table:formula="of:=IF(ISNUMBER(VLOOKUP([.B189];[.$P$2:.$Q$12];2;0));VLOOKUP([.B189];[.$P$2:.$Q$12];2;0);1)" office:value-type="float" office:value="1">
            <text:p>1</text:p>
          </table:table-cell>
          <table:table-cell table:formula="of:=IF(ISNUMBER(VLOOKUP([.B189];[.$S$2:.$T$46];2;0));VLOOKUP([.B189];[.$S$2:.$T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189];[.$V$2:.$W$100];2;0));VLOOKUP([.B189];[.$V$2:.$W$100];2;0);1)" office:value-type="float" office:value="1">
            <text:p>1</text:p>
          </table:table-cell>
          <table:table-cell table:formula="of:=IF(ISNUMBER(VLOOKUP([.B189];[.$AB$2:.$AC$302];2;0));VLOOKUP([.B189];[.$AB$2:.$AC$302];2;0);0)" office:value-type="float" office:value="1">
            <text:p>1</text:p>
          </table:table-cell>
          <table:table-cell table:formula="of:=IF(ISNUMBER(VLOOKUP([.B189];[.$AE$2:.$AF$33];2;0));VLOOKUP([.B189];[.$AE$2:.$AF$33];2;0);1)" office:value-type="float" office:value="1">
            <text:p>1</text:p>
          </table:table-cell>
          <table:table-cell table:formula="of:=IF(ISNUMBER(VLOOKUP([.B189];[.$AH$2:.$AI$41];2;0));VLOOKUP([.B189];[.$AH$2:.$AI$41];2;0);1)" office:value-type="float" office:value="1">
            <text:p>1</text:p>
          </table:table-cell>
          <table:table-cell table:formula="of:=IF(ISNUMBER(VLOOKUP([.B189];[.$AK$2:.$AL$41];2;0));VLOOKUP([.B189];[.$AK$2:.$AL$41];2;0);1)" office:value-type="float" office:value="1">
            <text:p>1</text:p>
          </table:table-cell>
          <table:table-cell table:number-columns-repeated="16"/>
          <table:table-cell office:value-type="string">
            <text:p>Sébastien Denaja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7">
          <table:table-cell office:value-type="float" office:value="188">
            <text:p>188</text:p>
          </table:table-cell>
          <table:table-cell office:value-type="string">
            <text:p>Marie-Françoise Bechtel</text:p>
          </table:table-cell>
          <table:table-cell table:formula="of:=IF(ISNUMBER(VLOOKUP([.B190];[.$M$2:.$N$202];2;0));VLOOKUP([.B190];[.$M$2:.$N$202];2;0);1)" office:value-type="float" office:value="1">
            <text:p>1</text:p>
          </table:table-cell>
          <table:table-cell table:formula="of:=IF(ISNUMBER(VLOOKUP([.B190];[.$P$2:.$Q$12];2;0));VLOOKUP([.B190];[.$P$2:.$Q$12];2;0);1)" office:value-type="float" office:value="1">
            <text:p>1</text:p>
          </table:table-cell>
          <table:table-cell table:formula="of:=IF(ISNUMBER(VLOOKUP([.B190];[.$S$2:.$T$46];2;0));VLOOKUP([.B190];[.$S$2:.$T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190];[.$V$2:.$W$100];2;0));VLOOKUP([.B190];[.$V$2:.$W$100];2;0);1)" office:value-type="float" office:value="1">
            <text:p>1</text:p>
          </table:table-cell>
          <table:table-cell table:formula="of:=IF(ISNUMBER(VLOOKUP([.B190];[.$AB$2:.$AC$302];2;0));VLOOKUP([.B190];[.$AB$2:.$AC$302];2;0);0)" office:value-type="float" office:value="0">
            <text:p>0</text:p>
          </table:table-cell>
          <table:table-cell table:formula="of:=IF(ISNUMBER(VLOOKUP([.B190];[.$AE$2:.$AF$33];2;0));VLOOKUP([.B190];[.$AE$2:.$AF$33];2;0);1)" office:value-type="float" office:value="0">
            <text:p>0</text:p>
          </table:table-cell>
          <table:table-cell table:formula="of:=IF(ISNUMBER(VLOOKUP([.B190];[.$AH$2:.$AI$41];2;0));VLOOKUP([.B190];[.$AH$2:.$AI$41];2;0);1)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6"/>
          <table:table-cell office:value-type="string">
            <text:p>Sébastien Pietrasanta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7">
          <table:table-cell office:value-type="float" office:value="189">
            <text:p>189</text:p>
          </table:table-cell>
          <table:table-cell office:value-type="string">
            <text:p>Marie-Françoise Clergeau</text:p>
          </table:table-cell>
          <table:table-cell table:formula="of:=IF(ISNUMBER(VLOOKUP([.B191];[.$M$2:.$N$202];2;0));VLOOKUP([.B191];[.$M$2:.$N$202];2;0);1)" office:value-type="float" office:value="1">
            <text:p>1</text:p>
          </table:table-cell>
          <table:table-cell table:formula="of:=IF(ISNUMBER(VLOOKUP([.B191];[.$P$2:.$Q$12];2;0));VLOOKUP([.B191];[.$P$2:.$Q$12];2;0);1)" office:value-type="float" office:value="1">
            <text:p>1</text:p>
          </table:table-cell>
          <table:table-cell table:formula="of:=IF(ISNUMBER(VLOOKUP([.B191];[.$S$2:.$T$46];2;0));VLOOKUP([.B191];[.$S$2:.$T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191];[.$V$2:.$W$100];2;0));VLOOKUP([.B191];[.$V$2:.$W$100];2;0);1)" office:value-type="float" office:value="1">
            <text:p>1</text:p>
          </table:table-cell>
          <table:table-cell table:formula="of:=IF(ISNUMBER(VLOOKUP([.B191];[.$AB$2:.$AC$302];2;0));VLOOKUP([.B191];[.$AB$2:.$AC$302];2;0);0)" office:value-type="float" office:value="1">
            <text:p>1</text:p>
          </table:table-cell>
          <table:table-cell table:formula="of:=IF(ISNUMBER(VLOOKUP([.B191];[.$AE$2:.$AF$33];2;0));VLOOKUP([.B191];[.$AE$2:.$AF$33];2;0);1)" office:value-type="float" office:value="1">
            <text:p>1</text:p>
          </table:table-cell>
          <table:table-cell table:formula="of:=IF(ISNUMBER(VLOOKUP([.B191];[.$AH$2:.$AI$41];2;0));VLOOKUP([.B191];[.$AH$2:.$AI$41];2;0);1)" office:value-type="float" office:value="1">
            <text:p>1</text:p>
          </table:table-cell>
          <table:table-cell table:formula="of:=IF(ISNUMBER(VLOOKUP([.B191];[.$AK$2:.$AL$41];2;0));VLOOKUP([.B191];[.$AK$2:.$AL$41];2;0);1)" office:value-type="float" office:value="1">
            <text:p>1</text:p>
          </table:table-cell>
          <table:table-cell table:number-columns-repeated="16"/>
          <table:table-cell office:value-type="string">
            <text:p>Serge Janquin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7">
          <table:table-cell office:value-type="float" office:value="190">
            <text:p>190</text:p>
          </table:table-cell>
          <table:table-cell office:value-type="string">
            <text:p>Marie-Hélène Fabre</text:p>
          </table:table-cell>
          <table:table-cell table:formula="of:=IF(ISNUMBER(VLOOKUP([.B192];[.$M$2:.$N$202];2;0));VLOOKUP([.B192];[.$M$2:.$N$202];2;0);1)" office:value-type="float" office:value="1">
            <text:p>1</text:p>
          </table:table-cell>
          <table:table-cell table:formula="of:=IF(ISNUMBER(VLOOKUP([.B192];[.$P$2:.$Q$12];2;0));VLOOKUP([.B192];[.$P$2:.$Q$12];2;0);1)" office:value-type="float" office:value="1">
            <text:p>1</text:p>
          </table:table-cell>
          <table:table-cell table:formula="of:=IF(ISNUMBER(VLOOKUP([.B192];[.$S$2:.$T$46];2;0));VLOOKUP([.B192];[.$S$2:.$T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192];[.$V$2:.$W$100];2;0));VLOOKUP([.B192];[.$V$2:.$W$100];2;0);1)" office:value-type="float" office:value="1">
            <text:p>1</text:p>
          </table:table-cell>
          <table:table-cell table:formula="of:=IF(ISNUMBER(VLOOKUP([.B192];[.$AB$2:.$AC$302];2;0));VLOOKUP([.B192];[.$AB$2:.$AC$302];2;0);0)" office:value-type="float" office:value="1">
            <text:p>1</text:p>
          </table:table-cell>
          <table:table-cell table:formula="of:=IF(ISNUMBER(VLOOKUP([.B192];[.$AE$2:.$AF$33];2;0));VLOOKUP([.B192];[.$AE$2:.$AF$33];2;0);1)" office:value-type="float" office:value="1">
            <text:p>1</text:p>
          </table:table-cell>
          <table:table-cell table:formula="of:=IF(ISNUMBER(VLOOKUP([.B192];[.$AH$2:.$AI$41];2;0));VLOOKUP([.B192];[.$AH$2:.$AI$41];2;0);1)" office:value-type="float" office:value="1">
            <text:p>1</text:p>
          </table:table-cell>
          <table:table-cell table:formula="of:=IF(ISNUMBER(VLOOKUP([.B192];[.$AK$2:.$AL$41];2;0));VLOOKUP([.B192];[.$AK$2:.$AL$41];2;0);1)" office:value-type="float" office:value="1">
            <text:p>1</text:p>
          </table:table-cell>
          <table:table-cell table:number-columns-repeated="16"/>
          <table:table-cell office:value-type="string">
            <text:p>Serge Letchimy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7">
          <table:table-cell office:value-type="float" office:value="191">
            <text:p>191</text:p>
          </table:table-cell>
          <table:table-cell office:value-type="string">
            <text:p>Marie-Line Reynaud</text:p>
          </table:table-cell>
          <table:table-cell table:formula="of:=IF(ISNUMBER(VLOOKUP([.B193];[.$M$2:.$N$202];2;0));VLOOKUP([.B193];[.$M$2:.$N$202];2;0);1)" office:value-type="float" office:value="0">
            <text:p>0</text:p>
          </table:table-cell>
          <table:table-cell table:formula="of:=IF(ISNUMBER(VLOOKUP([.B193];[.$P$2:.$Q$12];2;0));VLOOKUP([.B193];[.$P$2:.$Q$12];2;0);1)" office:value-type="float" office:value="1">
            <text:p>1</text:p>
          </table:table-cell>
          <table:table-cell table:formula="of:=IF(ISNUMBER(VLOOKUP([.B193];[.$S$2:.$T$46];2;0));VLOOKUP([.B193];[.$S$2:.$T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193];[.$V$2:.$W$100];2;0));VLOOKUP([.B193];[.$V$2:.$W$100];2;0);1)" office:value-type="float" office:value="1">
            <text:p>1</text:p>
          </table:table-cell>
          <table:table-cell table:formula="of:=IF(ISNUMBER(VLOOKUP([.B193];[.$AB$2:.$AC$302];2;0));VLOOKUP([.B193];[.$AB$2:.$AC$302];2;0);0)" office:value-type="float" office:value="0">
            <text:p>0</text:p>
          </table:table-cell>
          <table:table-cell table:formula="of:=IF(ISNUMBER(VLOOKUP([.B193];[.$AE$2:.$AF$33];2;0));VLOOKUP([.B193];[.$AE$2:.$AF$33];2;0);1)" office:value-type="float" office:value="1">
            <text:p>1</text:p>
          </table:table-cell>
          <table:table-cell table:formula="of:=IF(ISNUMBER(VLOOKUP([.B193];[.$AH$2:.$AI$41];2;0));VLOOKUP([.B193];[.$AH$2:.$AI$41];2;0);1)" office:value-type="float" office:value="1">
            <text:p>1</text:p>
          </table:table-cell>
          <table:table-cell table:formula="of:=IF(ISNUMBER(VLOOKUP([.B193];[.$AK$2:.$AL$41];2;0));VLOOKUP([.B193];[.$AK$2:.$AL$41];2;0);1)" office:value-type="float" office:value="1">
            <text:p>1</text:p>
          </table:table-cell>
          <table:table-cell table:number-columns-repeated="16"/>
          <table:table-cell office:value-type="string">
            <text:p>Seybah Dagoma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7">
          <table:table-cell office:value-type="float" office:value="192">
            <text:p>192</text:p>
          </table:table-cell>
          <table:table-cell office:value-type="string">
            <text:p>Marie-Lou Marcel</text:p>
          </table:table-cell>
          <table:table-cell table:formula="of:=IF(ISNUMBER(VLOOKUP([.B194];[.$M$2:.$N$202];2;0));VLOOKUP([.B194];[.$M$2:.$N$202];2;0);1)" office:value-type="float" office:value="0">
            <text:p>0</text:p>
          </table:table-cell>
          <table:table-cell table:formula="of:=IF(ISNUMBER(VLOOKUP([.B194];[.$P$2:.$Q$12];2;0));VLOOKUP([.B194];[.$P$2:.$Q$12];2;0);1)" office:value-type="float" office:value="1">
            <text:p>1</text:p>
          </table:table-cell>
          <table:table-cell table:formula="of:=IF(ISNUMBER(VLOOKUP([.B194];[.$S$2:.$T$46];2;0));VLOOKUP([.B194];[.$S$2:.$T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194];[.$V$2:.$W$100];2;0));VLOOKUP([.B194];[.$V$2:.$W$100];2;0);1)" office:value-type="float" office:value="1">
            <text:p>1</text:p>
          </table:table-cell>
          <table:table-cell table:formula="of:=IF(ISNUMBER(VLOOKUP([.B194];[.$AB$2:.$AC$302];2;0));VLOOKUP([.B194];[.$AB$2:.$AC$302];2;0);0)" office:value-type="float" office:value="0">
            <text:p>0</text:p>
          </table:table-cell>
          <table:table-cell table:formula="of:=IF(ISNUMBER(VLOOKUP([.B194];[.$AE$2:.$AF$33];2;0));VLOOKUP([.B194];[.$AE$2:.$AF$33];2;0);1)" office:value-type="float" office:value="1">
            <text:p>1</text:p>
          </table:table-cell>
          <table:table-cell table:formula="of:=IF(ISNUMBER(VLOOKUP([.B194];[.$AH$2:.$AI$41];2;0));VLOOKUP([.B194];[.$AH$2:.$AI$41];2;0);1)" office:value-type="float" office:value="1">
            <text:p>1</text:p>
          </table:table-cell>
          <table:table-cell table:formula="of:=IF(ISNUMBER(VLOOKUP([.B194];[.$AK$2:.$AL$41];2;0));VLOOKUP([.B194];[.$AK$2:.$AL$41];2;0);1)" office:value-type="float" office:value="1">
            <text:p>1</text:p>
          </table:table-cell>
          <table:table-cell table:number-columns-repeated="16"/>
          <table:table-cell office:value-type="string">
            <text:p>Sophie Dessus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7">
          <table:table-cell office:value-type="float" office:value="193">
            <text:p>193</text:p>
          </table:table-cell>
          <table:table-cell office:value-type="string">
            <text:p>Marie-Noëlle Battistel</text:p>
          </table:table-cell>
          <table:table-cell table:formula="of:=IF(ISNUMBER(VLOOKUP([.B195];[.$M$2:.$N$202];2;0));VLOOKUP([.B195];[.$M$2:.$N$202];2;0);1)" office:value-type="float" office:value="1">
            <text:p>1</text:p>
          </table:table-cell>
          <table:table-cell table:formula="of:=IF(ISNUMBER(VLOOKUP([.B195];[.$P$2:.$Q$12];2;0));VLOOKUP([.B195];[.$P$2:.$Q$12];2;0);1)" office:value-type="float" office:value="1">
            <text:p>1</text:p>
          </table:table-cell>
          <table:table-cell table:formula="of:=IF(ISNUMBER(VLOOKUP([.B195];[.$S$2:.$T$46];2;0));VLOOKUP([.B195];[.$S$2:.$T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195];[.$V$2:.$W$100];2;0));VLOOKUP([.B195];[.$V$2:.$W$100];2;0);1)" office:value-type="float" office:value="1">
            <text:p>1</text:p>
          </table:table-cell>
          <table:table-cell table:formula="of:=IF(ISNUMBER(VLOOKUP([.B195];[.$AB$2:.$AC$302];2;0));VLOOKUP([.B195];[.$AB$2:.$AC$302];2;0);0)" office:value-type="float" office:value="1">
            <text:p>1</text:p>
          </table:table-cell>
          <table:table-cell table:formula="of:=IF(ISNUMBER(VLOOKUP([.B195];[.$AE$2:.$AF$33];2;0));VLOOKUP([.B195];[.$AE$2:.$AF$33];2;0);1)" office:value-type="float" office:value="1">
            <text:p>1</text:p>
          </table:table-cell>
          <table:table-cell table:formula="of:=IF(ISNUMBER(VLOOKUP([.B195];[.$AH$2:.$AI$41];2;0));VLOOKUP([.B195];[.$AH$2:.$AI$41];2;0);1)" office:value-type="float" office:value="1">
            <text:p>1</text:p>
          </table:table-cell>
          <table:table-cell table:formula="of:=IF(ISNUMBER(VLOOKUP([.B195];[.$AK$2:.$AL$41];2;0));VLOOKUP([.B195];[.$AK$2:.$AL$41];2;0);1)" office:value-type="float" office:value="1">
            <text:p>1</text:p>
          </table:table-cell>
          <table:table-cell table:number-columns-repeated="16"/>
          <table:table-cell office:value-type="string">
            <text:p>Sophie Errante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7">
          <table:table-cell office:value-type="float" office:value="194">
            <text:p>194</text:p>
          </table:table-cell>
          <table:table-cell office:value-type="string">
            <text:p>Marie-Odile Bouillé</text:p>
          </table:table-cell>
          <table:table-cell table:formula="of:=IF(ISNUMBER(VLOOKUP([.B196];[.$M$2:.$N$202];2;0));VLOOKUP([.B196];[.$M$2:.$N$202];2;0);1)" office:value-type="float" office:value="1">
            <text:p>1</text:p>
          </table:table-cell>
          <table:table-cell table:formula="of:=IF(ISNUMBER(VLOOKUP([.B196];[.$P$2:.$Q$12];2;0));VLOOKUP([.B196];[.$P$2:.$Q$12];2;0);1)" office:value-type="float" office:value="1">
            <text:p>1</text:p>
          </table:table-cell>
          <table:table-cell table:formula="of:=IF(ISNUMBER(VLOOKUP([.B196];[.$S$2:.$T$46];2;0));VLOOKUP([.B196];[.$S$2:.$T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196];[.$V$2:.$W$100];2;0));VLOOKUP([.B196];[.$V$2:.$W$100];2;0);1)" office:value-type="float" office:value="1">
            <text:p>1</text:p>
          </table:table-cell>
          <table:table-cell table:formula="of:=IF(ISNUMBER(VLOOKUP([.B196];[.$AB$2:.$AC$302];2;0));VLOOKUP([.B196];[.$AB$2:.$AC$302];2;0);0)" office:value-type="float" office:value="0">
            <text:p>0</text:p>
          </table:table-cell>
          <table:table-cell table:formula="of:=IF(ISNUMBER(VLOOKUP([.B196];[.$AE$2:.$AF$33];2;0));VLOOKUP([.B196];[.$AE$2:.$AF$33];2;0);1)" office:value-type="float" office:value="1">
            <text:p>1</text:p>
          </table:table-cell>
          <table:table-cell table:formula="of:=IF(ISNUMBER(VLOOKUP([.B196];[.$AH$2:.$AI$41];2;0));VLOOKUP([.B196];[.$AH$2:.$AI$41];2;0);1)" office:value-type="float" office:value="1">
            <text:p>1</text:p>
          </table:table-cell>
          <table:table-cell table:formula="of:=IF(ISNUMBER(VLOOKUP([.B196];[.$AK$2:.$AL$41];2;0));VLOOKUP([.B196];[.$AK$2:.$AL$41];2;0);1)" office:value-type="float" office:value="1">
            <text:p>1</text:p>
          </table:table-cell>
          <table:table-cell table:number-columns-repeated="16"/>
          <table:table-cell office:value-type="string">
            <text:p>Sylviane Alaux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7">
          <table:table-cell office:value-type="float" office:value="195">
            <text:p>195</text:p>
          </table:table-cell>
          <table:table-cell office:value-type="string">
            <text:p>Marietta Karamanli</text:p>
          </table:table-cell>
          <table:table-cell table:formula="of:=IF(ISNUMBER(VLOOKUP([.B197];[.$M$2:.$N$202];2;0));VLOOKUP([.B197];[.$M$2:.$N$202];2;0);1)" office:value-type="float" office:value="1">
            <text:p>1</text:p>
          </table:table-cell>
          <table:table-cell table:formula="of:=IF(ISNUMBER(VLOOKUP([.B197];[.$P$2:.$Q$12];2;0));VLOOKUP([.B197];[.$P$2:.$Q$12];2;0);1)" office:value-type="float" office:value="1">
            <text:p>1</text:p>
          </table:table-cell>
          <table:table-cell table:formula="of:=IF(ISNUMBER(VLOOKUP([.B197];[.$S$2:.$T$46];2;0));VLOOKUP([.B197];[.$S$2:.$T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197];[.$V$2:.$W$100];2;0));VLOOKUP([.B197];[.$V$2:.$W$100];2;0);1)" office:value-type="float" office:value="1">
            <text:p>1</text:p>
          </table:table-cell>
          <table:table-cell table:formula="of:=IF(ISNUMBER(VLOOKUP([.B197];[.$AB$2:.$AC$302];2;0));VLOOKUP([.B197];[.$AB$2:.$AC$302];2;0);0)" office:value-type="float" office:value="1">
            <text:p>1</text:p>
          </table:table-cell>
          <table:table-cell table:formula="of:=IF(ISNUMBER(VLOOKUP([.B197];[.$AE$2:.$AF$33];2;0));VLOOKUP([.B197];[.$AE$2:.$AF$33];2;0);1)" office:value-type="float" office:value="1">
            <text:p>1</text:p>
          </table:table-cell>
          <table:table-cell table:formula="of:=IF(ISNUMBER(VLOOKUP([.B197];[.$AH$2:.$AI$41];2;0));VLOOKUP([.B197];[.$AH$2:.$AI$41];2;0);1)" office:value-type="float" office:value="1">
            <text:p>1</text:p>
          </table:table-cell>
          <table:table-cell table:formula="of:=IF(ISNUMBER(VLOOKUP([.B197];[.$AK$2:.$AL$41];2;0));VLOOKUP([.B197];[.$AK$2:.$AL$41];2;0);1)" office:value-type="float" office:value="1">
            <text:p>1</text:p>
          </table:table-cell>
          <table:table-cell table:number-columns-repeated="16"/>
          <table:table-cell office:value-type="string">
            <text:p>Sylviane Bulteau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7">
          <table:table-cell office:value-type="float" office:value="196">
            <text:p>196</text:p>
          </table:table-cell>
          <table:table-cell office:value-type="string">
            <text:p>Martine Carrillon-Couvreur</text:p>
          </table:table-cell>
          <table:table-cell table:formula="of:=IF(ISNUMBER(VLOOKUP([.B198];[.$M$2:.$N$202];2;0));VLOOKUP([.B198];[.$M$2:.$N$202];2;0);1)" office:value-type="float" office:value="1">
            <text:p>1</text:p>
          </table:table-cell>
          <table:table-cell table:formula="of:=IF(ISNUMBER(VLOOKUP([.B198];[.$P$2:.$Q$12];2;0));VLOOKUP([.B198];[.$P$2:.$Q$12];2;0);1)" office:value-type="float" office:value="1">
            <text:p>1</text:p>
          </table:table-cell>
          <table:table-cell table:formula="of:=IF(ISNUMBER(VLOOKUP([.B198];[.$S$2:.$T$46];2;0));VLOOKUP([.B198];[.$S$2:.$T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198];[.$V$2:.$W$100];2;0));VLOOKUP([.B198];[.$V$2:.$W$100];2;0);1)" office:value-type="float" office:value="1">
            <text:p>1</text:p>
          </table:table-cell>
          <table:table-cell table:formula="of:=IF(ISNUMBER(VLOOKUP([.B198];[.$AB$2:.$AC$302];2;0));VLOOKUP([.B198];[.$AB$2:.$AC$302];2;0);0)" office:value-type="float" office:value="1">
            <text:p>1</text:p>
          </table:table-cell>
          <table:table-cell table:formula="of:=IF(ISNUMBER(VLOOKUP([.B198];[.$AE$2:.$AF$33];2;0));VLOOKUP([.B198];[.$AE$2:.$AF$33];2;0);1)" office:value-type="float" office:value="1">
            <text:p>1</text:p>
          </table:table-cell>
          <table:table-cell table:formula="of:=IF(ISNUMBER(VLOOKUP([.B198];[.$AH$2:.$AI$41];2;0));VLOOKUP([.B198];[.$AH$2:.$AI$41];2;0);1)" office:value-type="float" office:value="1">
            <text:p>1</text:p>
          </table:table-cell>
          <table:table-cell table:formula="of:=IF(ISNUMBER(VLOOKUP([.B198];[.$AK$2:.$AL$41];2;0));VLOOKUP([.B198];[.$AK$2:.$AL$41];2;0);1)" office:value-type="float" office:value="1">
            <text:p>1</text:p>
          </table:table-cell>
          <table:table-cell table:number-columns-repeated="16"/>
          <table:table-cell office:value-type="string">
            <text:p>Sylvie Tolmont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7">
          <table:table-cell office:value-type="float" office:value="197">
            <text:p>197</text:p>
          </table:table-cell>
          <table:table-cell office:value-type="string">
            <text:p>Martine Faure</text:p>
          </table:table-cell>
          <table:table-cell table:formula="of:=IF(ISNUMBER(VLOOKUP([.B199];[.$M$2:.$N$202];2;0));VLOOKUP([.B199];[.$M$2:.$N$202];2;0);1)" office:value-type="float" office:value="1">
            <text:p>1</text:p>
          </table:table-cell>
          <table:table-cell table:formula="of:=IF(ISNUMBER(VLOOKUP([.B199];[.$P$2:.$Q$12];2;0));VLOOKUP([.B199];[.$P$2:.$Q$12];2;0);1)" office:value-type="float" office:value="1">
            <text:p>1</text:p>
          </table:table-cell>
          <table:table-cell table:formula="of:=IF(ISNUMBER(VLOOKUP([.B199];[.$S$2:.$T$46];2;0));VLOOKUP([.B199];[.$S$2:.$T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199];[.$V$2:.$W$100];2;0));VLOOKUP([.B199];[.$V$2:.$W$100];2;0);1)" office:value-type="float" office:value="1">
            <text:p>1</text:p>
          </table:table-cell>
          <table:table-cell table:formula="of:=IF(ISNUMBER(VLOOKUP([.B199];[.$AB$2:.$AC$302];2;0));VLOOKUP([.B199];[.$AB$2:.$AC$302];2;0);0)" office:value-type="float" office:value="1">
            <text:p>1</text:p>
          </table:table-cell>
          <table:table-cell table:formula="of:=IF(ISNUMBER(VLOOKUP([.B199];[.$AE$2:.$AF$33];2;0));VLOOKUP([.B199];[.$AE$2:.$AF$33];2;0);1)" office:value-type="float" office:value="1">
            <text:p>1</text:p>
          </table:table-cell>
          <table:table-cell table:formula="of:=IF(ISNUMBER(VLOOKUP([.B199];[.$AH$2:.$AI$41];2;0));VLOOKUP([.B199];[.$AH$2:.$AI$41];2;0);1)" office:value-type="float" office:value="1">
            <text:p>1</text:p>
          </table:table-cell>
          <table:table-cell table:formula="of:=IF(ISNUMBER(VLOOKUP([.B199];[.$AK$2:.$AL$41];2;0));VLOOKUP([.B199];[.$AK$2:.$AL$41];2;0);1)" office:value-type="float" office:value="1">
            <text:p>1</text:p>
          </table:table-cell>
          <table:table-cell table:number-columns-repeated="16"/>
          <table:table-cell office:value-type="string">
            <text:p>Thérèse Guilbert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7">
          <table:table-cell office:value-type="float" office:value="198">
            <text:p>198</text:p>
          </table:table-cell>
          <table:table-cell office:value-type="string">
            <text:p>Martine Lignières-Cassou</text:p>
          </table:table-cell>
          <table:table-cell table:formula="of:=IF(ISNUMBER(VLOOKUP([.B200];[.$M$2:.$N$202];2;0));VLOOKUP([.B200];[.$M$2:.$N$202];2;0);1)" office:value-type="float" office:value="1">
            <text:p>1</text:p>
          </table:table-cell>
          <table:table-cell table:formula="of:=IF(ISNUMBER(VLOOKUP([.B200];[.$P$2:.$Q$12];2;0));VLOOKUP([.B200];[.$P$2:.$Q$12];2;0);1)" office:value-type="float" office:value="1">
            <text:p>1</text:p>
          </table:table-cell>
          <table:table-cell table:formula="of:=IF(ISNUMBER(VLOOKUP([.B200];[.$S$2:.$T$46];2;0));VLOOKUP([.B200];[.$S$2:.$T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200];[.$V$2:.$W$100];2;0));VLOOKUP([.B200];[.$V$2:.$W$100];2;0);1)" office:value-type="float" office:value="1">
            <text:p>1</text:p>
          </table:table-cell>
          <table:table-cell table:formula="of:=IF(ISNUMBER(VLOOKUP([.B200];[.$AB$2:.$AC$302];2;0));VLOOKUP([.B200];[.$AB$2:.$AC$302];2;0);0)" office:value-type="float" office:value="1">
            <text:p>1</text:p>
          </table:table-cell>
          <table:table-cell table:formula="of:=IF(ISNUMBER(VLOOKUP([.B200];[.$AE$2:.$AF$33];2;0));VLOOKUP([.B200];[.$AE$2:.$AF$33];2;0);1)" office:value-type="float" office:value="1">
            <text:p>1</text:p>
          </table:table-cell>
          <table:table-cell table:formula="of:=IF(ISNUMBER(VLOOKUP([.B200];[.$AH$2:.$AI$41];2;0));VLOOKUP([.B200];[.$AH$2:.$AI$41];2;0);1)" office:value-type="float" office:value="1">
            <text:p>1</text:p>
          </table:table-cell>
          <table:table-cell table:formula="of:=IF(ISNUMBER(VLOOKUP([.B200];[.$AK$2:.$AL$41];2;0));VLOOKUP([.B200];[.$AK$2:.$AL$41];2;0);1)" office:value-type="float" office:value="1">
            <text:p>1</text:p>
          </table:table-cell>
          <table:table-cell table:number-columns-repeated="16"/>
          <table:table-cell office:value-type="string">
            <text:p>Thomas Thévenoud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7">
          <table:table-cell office:value-type="float" office:value="199">
            <text:p>199</text:p>
          </table:table-cell>
          <table:table-cell office:value-type="string">
            <text:p>Martine Martinel</text:p>
          </table:table-cell>
          <table:table-cell table:formula="of:=IF(ISNUMBER(VLOOKUP([.B201];[.$M$2:.$N$202];2;0));VLOOKUP([.B201];[.$M$2:.$N$202];2;0);1)" office:value-type="float" office:value="1">
            <text:p>1</text:p>
          </table:table-cell>
          <table:table-cell table:formula="of:=IF(ISNUMBER(VLOOKUP([.B201];[.$P$2:.$Q$12];2;0));VLOOKUP([.B201];[.$P$2:.$Q$12];2;0);1)" office:value-type="float" office:value="1">
            <text:p>1</text:p>
          </table:table-cell>
          <table:table-cell table:formula="of:=IF(ISNUMBER(VLOOKUP([.B201];[.$S$2:.$T$46];2;0));VLOOKUP([.B201];[.$S$2:.$T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201];[.$V$2:.$W$100];2;0));VLOOKUP([.B201];[.$V$2:.$W$100];2;0);1)" office:value-type="float" office:value="1">
            <text:p>1</text:p>
          </table:table-cell>
          <table:table-cell table:formula="of:=IF(ISNUMBER(VLOOKUP([.B201];[.$AB$2:.$AC$302];2;0));VLOOKUP([.B201];[.$AB$2:.$AC$302];2;0);0)" office:value-type="float" office:value="1">
            <text:p>1</text:p>
          </table:table-cell>
          <table:table-cell table:formula="of:=IF(ISNUMBER(VLOOKUP([.B201];[.$AE$2:.$AF$33];2;0));VLOOKUP([.B201];[.$AE$2:.$AF$33];2;0);1)" office:value-type="float" office:value="1">
            <text:p>1</text:p>
          </table:table-cell>
          <table:table-cell table:formula="of:=IF(ISNUMBER(VLOOKUP([.B201];[.$AH$2:.$AI$41];2;0));VLOOKUP([.B201];[.$AH$2:.$AI$41];2;0);1)" office:value-type="float" office:value="1">
            <text:p>1</text:p>
          </table:table-cell>
          <table:table-cell table:formula="of:=IF(ISNUMBER(VLOOKUP([.B201];[.$AK$2:.$AL$41];2;0));VLOOKUP([.B201];[.$AK$2:.$AL$41];2;0);1)" office:value-type="float" office:value="1">
            <text:p>1</text:p>
          </table:table-cell>
          <table:table-cell table:number-columns-repeated="16"/>
          <table:table-cell office:value-type="string">
            <text:p>Valérie Corre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7">
          <table:table-cell office:value-type="float" office:value="200">
            <text:p>200</text:p>
          </table:table-cell>
          <table:table-cell office:value-type="string">
            <text:p>Martine Pinville</text:p>
          </table:table-cell>
          <table:table-cell table:formula="of:=IF(ISNUMBER(VLOOKUP([.B202];[.$M$2:.$N$202];2;0));VLOOKUP([.B202];[.$M$2:.$N$202];2;0);1)" office:value-type="float" office:value="1">
            <text:p>1</text:p>
          </table:table-cell>
          <table:table-cell table:formula="of:=IF(ISNUMBER(VLOOKUP([.B202];[.$P$2:.$Q$12];2;0));VLOOKUP([.B202];[.$P$2:.$Q$12];2;0);1)" office:value-type="float" office:value="1">
            <text:p>1</text:p>
          </table:table-cell>
          <table:table-cell table:formula="of:=IF(ISNUMBER(VLOOKUP([.B202];[.$S$2:.$T$46];2;0));VLOOKUP([.B202];[.$S$2:.$T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202];[.$V$2:.$W$100];2;0));VLOOKUP([.B202];[.$V$2:.$W$100];2;0);1)" office:value-type="float" office:value="1">
            <text:p>1</text:p>
          </table:table-cell>
          <table:table-cell table:formula="of:=IF(ISNUMBER(VLOOKUP([.B202];[.$AB$2:.$AC$302];2;0));VLOOKUP([.B202];[.$AB$2:.$AC$302];2;0);0)" office:value-type="float" office:value="1">
            <text:p>1</text:p>
          </table:table-cell>
          <table:table-cell table:formula="of:=IF(ISNUMBER(VLOOKUP([.B202];[.$AE$2:.$AF$33];2;0));VLOOKUP([.B202];[.$AE$2:.$AF$33];2;0);1)" office:value-type="float" office:value="1">
            <text:p>1</text:p>
          </table:table-cell>
          <table:table-cell table:formula="of:=IF(ISNUMBER(VLOOKUP([.B202];[.$AH$2:.$AI$41];2;0));VLOOKUP([.B202];[.$AH$2:.$AI$41];2;0);1)" office:value-type="float" office:value="1">
            <text:p>1</text:p>
          </table:table-cell>
          <table:table-cell table:formula="of:=IF(ISNUMBER(VLOOKUP([.B202];[.$AK$2:.$AL$41];2;0));VLOOKUP([.B202];[.$AK$2:.$AL$41];2;0);1)" office:value-type="float" office:value="1">
            <text:p>1</text:p>
          </table:table-cell>
          <table:table-cell table:number-columns-repeated="16"/>
          <table:table-cell office:value-type="string">
            <text:p>Valérie Fourneyron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7">
          <table:table-cell office:value-type="float" office:value="201">
            <text:p>201</text:p>
          </table:table-cell>
          <table:table-cell office:value-type="string">
            <text:p>Mathieu Hanotin</text:p>
          </table:table-cell>
          <table:table-cell table:formula="of:=IF(ISNUMBER(VLOOKUP([.B203];[.$M$2:.$N$202];2;0));VLOOKUP([.B203];[.$M$2:.$N$202];2;0);1)" office:value-type="float" office:value="0">
            <text:p>0</text:p>
          </table:table-cell>
          <table:table-cell table:formula="of:=IF(ISNUMBER(VLOOKUP([.B203];[.$P$2:.$Q$12];2;0));VLOOKUP([.B203];[.$P$2:.$Q$12];2;0);1)" office:value-type="float" office:value="1">
            <text:p>1</text:p>
          </table:table-cell>
          <table:table-cell table:formula="of:=IF(ISNUMBER(VLOOKUP([.B203];[.$S$2:.$T$46];2;0));VLOOKUP([.B203];[.$S$2:.$T$46];2;0);1)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IF(ISNUMBER(VLOOKUP([.B203];[.$V$2:.$W$100];2;0));VLOOKUP([.B203];[.$V$2:.$W$100];2;0);1)" office:value-type="float" office:value="0">
            <text:p>0</text:p>
          </table:table-cell>
          <table:table-cell table:formula="of:=IF(ISNUMBER(VLOOKUP([.B203];[.$AB$2:.$AC$302];2;0));VLOOKUP([.B203];[.$AB$2:.$AC$302];2;0);0)" office:value-type="float" office:value="0">
            <text:p>0</text:p>
          </table:table-cell>
          <table:table-cell table:formula="of:=IF(ISNUMBER(VLOOKUP([.B203];[.$AE$2:.$AF$33];2;0));VLOOKUP([.B203];[.$AE$2:.$AF$33];2;0);1)" office:value-type="float" office:value="0">
            <text:p>0</text:p>
          </table:table-cell>
          <table:table-cell table:formula="of:=IF(ISNUMBER(VLOOKUP([.B203];[.$AH$2:.$AI$41];2;0));VLOOKUP([.B203];[.$AH$2:.$AI$41];2;0);1)" office:value-type="float" office:value="0">
            <text:p>0</text:p>
          </table:table-cell>
          <table:table-cell table:formula="of:=IF(ISNUMBER(VLOOKUP([.B203];[.$AK$2:.$AL$41];2;0));VLOOKUP([.B203];[.$AK$2:.$AL$41];2;0);1)" office:value-type="float" office:value="0">
            <text:p>0</text:p>
          </table:table-cell>
          <table:table-cell table:number-columns-repeated="16"/>
          <table:table-cell office:value-type="string">
            <text:p>Victorin Lurel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7">
          <table:table-cell office:value-type="float" office:value="202">
            <text:p>202</text:p>
          </table:table-cell>
          <table:table-cell office:value-type="string">
            <text:p>Matthias Fekl</text:p>
          </table:table-cell>
          <table:table-cell table:formula="of:=IF(ISNUMBER(VLOOKUP([.B204];[.$M$2:.$N$202];2;0));VLOOKUP([.B204];[.$M$2:.$N$202];2;0);1)" office:value-type="float" office:value="1">
            <text:p>1</text:p>
          </table:table-cell>
          <table:table-cell table:formula="of:=IF(ISNUMBER(VLOOKUP([.B204];[.$P$2:.$Q$12];2;0));VLOOKUP([.B204];[.$P$2:.$Q$12];2;0);1)" office:value-type="float" office:value="1">
            <text:p>1</text:p>
          </table:table-cell>
          <table:table-cell table:formula="of:=IF(ISNUMBER(VLOOKUP([.B204];[.$S$2:.$T$46];2;0));VLOOKUP([.B204];[.$S$2:.$T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204];[.$V$2:.$W$100];2;0));VLOOKUP([.B204];[.$V$2:.$W$100];2;0);1)" office:value-type="float" office:value="1">
            <text:p>1</text:p>
          </table:table-cell>
          <table:table-cell table:formula="of:=IF(ISNUMBER(VLOOKUP([.B204];[.$AB$2:.$AC$302];2;0));VLOOKUP([.B204];[.$AB$2:.$AC$302];2;0);0)" office:value-type="float" office:value="1">
            <text:p>1</text:p>
          </table:table-cell>
          <table:table-cell table:formula="of:=IF(ISNUMBER(VLOOKUP([.B204];[.$AE$2:.$AF$33];2;0));VLOOKUP([.B204];[.$AE$2:.$AF$33];2;0);1)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16"/>
          <table:table-cell office:value-type="string">
            <text:p>Vincent Burroni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7">
          <table:table-cell office:value-type="float" office:value="203">
            <text:p>203</text:p>
          </table:table-cell>
          <table:table-cell office:value-type="string">
            <text:p>Maud Olivier</text:p>
          </table:table-cell>
          <table:table-cell table:formula="of:=IF(ISNUMBER(VLOOKUP([.B205];[.$M$2:.$N$202];2;0));VLOOKUP([.B205];[.$M$2:.$N$202];2;0);1)" office:value-type="float" office:value="0">
            <text:p>0</text:p>
          </table:table-cell>
          <table:table-cell table:formula="of:=IF(ISNUMBER(VLOOKUP([.B205];[.$P$2:.$Q$12];2;0));VLOOKUP([.B205];[.$P$2:.$Q$12];2;0);1)" office:value-type="float" office:value="1">
            <text:p>1</text:p>
          </table:table-cell>
          <table:table-cell table:formula="of:=IF(ISNUMBER(VLOOKUP([.B205];[.$S$2:.$T$46];2;0));VLOOKUP([.B205];[.$S$2:.$T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205];[.$V$2:.$W$100];2;0));VLOOKUP([.B205];[.$V$2:.$W$100];2;0);1)" office:value-type="float" office:value="1">
            <text:p>1</text:p>
          </table:table-cell>
          <table:table-cell table:formula="of:=IF(ISNUMBER(VLOOKUP([.B205];[.$AB$2:.$AC$302];2;0));VLOOKUP([.B205];[.$AB$2:.$AC$302];2;0);0)" office:value-type="float" office:value="0">
            <text:p>0</text:p>
          </table:table-cell>
          <table:table-cell table:formula="of:=IF(ISNUMBER(VLOOKUP([.B205];[.$AE$2:.$AF$33];2;0));VLOOKUP([.B205];[.$AE$2:.$AF$33];2;0);1)" office:value-type="float" office:value="1">
            <text:p>1</text:p>
          </table:table-cell>
          <table:table-cell table:formula="of:=IF(ISNUMBER(VLOOKUP([.B205];[.$AH$2:.$AI$41];2;0));VLOOKUP([.B205];[.$AH$2:.$AI$41];2;0);1)" office:value-type="float" office:value="1">
            <text:p>1</text:p>
          </table:table-cell>
          <table:table-cell table:formula="of:=IF(ISNUMBER(VLOOKUP([.B205];[.$AK$2:.$AL$41];2;0));VLOOKUP([.B205];[.$AK$2:.$AL$41];2;0);1)" office:value-type="float" office:value="1">
            <text:p>1</text:p>
          </table:table-cell>
          <table:table-cell table:number-columns-repeated="16"/>
          <table:table-cell office:value-type="string">
            <text:p>William Dumas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7">
          <table:table-cell office:value-type="float" office:value="204">
            <text:p>204</text:p>
          </table:table-cell>
          <table:table-cell office:value-type="string">
            <text:p>Michel Destot</text:p>
          </table:table-cell>
          <table:table-cell table:formula="of:=IF(ISNUMBER(VLOOKUP([.B206];[.$M$2:.$N$202];2;0));VLOOKUP([.B206];[.$M$2:.$N$202];2;0);1)" office:value-type="float" office:value="1">
            <text:p>1</text:p>
          </table:table-cell>
          <table:table-cell table:formula="of:=IF(ISNUMBER(VLOOKUP([.B206];[.$P$2:.$Q$12];2;0));VLOOKUP([.B206];[.$P$2:.$Q$12];2;0);1)" office:value-type="float" office:value="1">
            <text:p>1</text:p>
          </table:table-cell>
          <table:table-cell table:formula="of:=IF(ISNUMBER(VLOOKUP([.B206];[.$S$2:.$T$46];2;0));VLOOKUP([.B206];[.$S$2:.$T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206];[.$V$2:.$W$100];2;0));VLOOKUP([.B206];[.$V$2:.$W$100];2;0);1)" office:value-type="float" office:value="1">
            <text:p>1</text:p>
          </table:table-cell>
          <table:table-cell table:formula="of:=IF(ISNUMBER(VLOOKUP([.B206];[.$AB$2:.$AC$302];2;0));VLOOKUP([.B206];[.$AB$2:.$AC$302];2;0);0)" office:value-type="float" office:value="1">
            <text:p>1</text:p>
          </table:table-cell>
          <table:table-cell table:formula="of:=IF(ISNUMBER(VLOOKUP([.B206];[.$AE$2:.$AF$33];2;0));VLOOKUP([.B206];[.$AE$2:.$AF$33];2;0);1)" office:value-type="float" office:value="1">
            <text:p>1</text:p>
          </table:table-cell>
          <table:table-cell table:formula="of:=IF(ISNUMBER(VLOOKUP([.B206];[.$AH$2:.$AI$41];2;0));VLOOKUP([.B206];[.$AH$2:.$AI$41];2;0);1)" office:value-type="float" office:value="1">
            <text:p>1</text:p>
          </table:table-cell>
          <table:table-cell table:formula="of:=IF(ISNUMBER(VLOOKUP([.B206];[.$AK$2:.$AL$41];2;0));VLOOKUP([.B206];[.$AK$2:.$AL$41];2;0);1)" office:value-type="float" office:value="1">
            <text:p>1</text:p>
          </table:table-cell>
          <table:table-cell table:number-columns-repeated="16"/>
          <table:table-cell office:value-type="string">
            <text:p>Yves Blein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7">
          <table:table-cell office:value-type="float" office:value="205">
            <text:p>205</text:p>
          </table:table-cell>
          <table:table-cell office:value-type="string">
            <text:p>Michel Françaix</text:p>
          </table:table-cell>
          <table:table-cell table:formula="of:=IF(ISNUMBER(VLOOKUP([.B207];[.$M$2:.$N$202];2;0));VLOOKUP([.B207];[.$M$2:.$N$202];2;0);1)" office:value-type="float" office:value="1">
            <text:p>1</text:p>
          </table:table-cell>
          <table:table-cell table:formula="of:=IF(ISNUMBER(VLOOKUP([.B207];[.$P$2:.$Q$12];2;0));VLOOKUP([.B207];[.$P$2:.$Q$12];2;0);1)" office:value-type="float" office:value="1">
            <text:p>1</text:p>
          </table:table-cell>
          <table:table-cell table:formula="of:=IF(ISNUMBER(VLOOKUP([.B207];[.$S$2:.$T$46];2;0));VLOOKUP([.B207];[.$S$2:.$T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207];[.$V$2:.$W$100];2;0));VLOOKUP([.B207];[.$V$2:.$W$100];2;0);1)" office:value-type="float" office:value="1">
            <text:p>1</text:p>
          </table:table-cell>
          <table:table-cell table:formula="of:=IF(ISNUMBER(VLOOKUP([.B207];[.$AB$2:.$AC$302];2;0));VLOOKUP([.B207];[.$AB$2:.$AC$302];2;0);0)" office:value-type="float" office:value="1">
            <text:p>1</text:p>
          </table:table-cell>
          <table:table-cell table:formula="of:=IF(ISNUMBER(VLOOKUP([.B207];[.$AE$2:.$AF$33];2;0));VLOOKUP([.B207];[.$AE$2:.$AF$33];2;0);1)" office:value-type="float" office:value="1">
            <text:p>1</text:p>
          </table:table-cell>
          <table:table-cell table:formula="of:=IF(ISNUMBER(VLOOKUP([.B207];[.$AH$2:.$AI$41];2;0));VLOOKUP([.B207];[.$AH$2:.$AI$41];2;0);1)" office:value-type="float" office:value="1">
            <text:p>1</text:p>
          </table:table-cell>
          <table:table-cell table:formula="of:=IF(ISNUMBER(VLOOKUP([.B207];[.$AK$2:.$AL$41];2;0));VLOOKUP([.B207];[.$AK$2:.$AL$41];2;0);1)" office:value-type="float" office:value="1">
            <text:p>1</text:p>
          </table:table-cell>
          <table:table-cell table:number-columns-repeated="16"/>
          <table:table-cell office:value-type="string">
            <text:p>Yves Daniel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7">
          <table:table-cell office:value-type="float" office:value="206">
            <text:p>206</text:p>
          </table:table-cell>
          <table:table-cell office:value-type="string">
            <text:p>Michel Issindou</text:p>
          </table:table-cell>
          <table:table-cell table:formula="of:=IF(ISNUMBER(VLOOKUP([.B208];[.$M$2:.$N$202];2;0));VLOOKUP([.B208];[.$M$2:.$N$202];2;0);1)" office:value-type="float" office:value="1">
            <text:p>1</text:p>
          </table:table-cell>
          <table:table-cell table:formula="of:=IF(ISNUMBER(VLOOKUP([.B208];[.$P$2:.$Q$12];2;0));VLOOKUP([.B208];[.$P$2:.$Q$12];2;0);1)" office:value-type="float" office:value="1">
            <text:p>1</text:p>
          </table:table-cell>
          <table:table-cell table:formula="of:=IF(ISNUMBER(VLOOKUP([.B208];[.$S$2:.$T$46];2;0));VLOOKUP([.B208];[.$S$2:.$T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208];[.$V$2:.$W$100];2;0));VLOOKUP([.B208];[.$V$2:.$W$100];2;0);1)" office:value-type="float" office:value="1">
            <text:p>1</text:p>
          </table:table-cell>
          <table:table-cell table:formula="of:=IF(ISNUMBER(VLOOKUP([.B208];[.$AB$2:.$AC$302];2;0));VLOOKUP([.B208];[.$AB$2:.$AC$302];2;0);0)" office:value-type="float" office:value="1">
            <text:p>1</text:p>
          </table:table-cell>
          <table:table-cell table:formula="of:=IF(ISNUMBER(VLOOKUP([.B208];[.$AE$2:.$AF$33];2;0));VLOOKUP([.B208];[.$AE$2:.$AF$33];2;0);1)" office:value-type="float" office:value="1">
            <text:p>1</text:p>
          </table:table-cell>
          <table:table-cell table:formula="of:=IF(ISNUMBER(VLOOKUP([.B208];[.$AH$2:.$AI$41];2;0));VLOOKUP([.B208];[.$AH$2:.$AI$41];2;0);1)" office:value-type="float" office:value="1">
            <text:p>1</text:p>
          </table:table-cell>
          <table:table-cell table:formula="of:=IF(ISNUMBER(VLOOKUP([.B208];[.$AK$2:.$AL$41];2;0));VLOOKUP([.B208];[.$AK$2:.$AL$41];2;0);1)" office:value-type="float" office:value="1">
            <text:p>1</text:p>
          </table:table-cell>
          <table:table-cell table:number-columns-repeated="16"/>
          <table:table-cell office:value-type="string">
            <text:p>Yves Durand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7">
          <table:table-cell office:value-type="float" office:value="207">
            <text:p>207</text:p>
          </table:table-cell>
          <table:table-cell office:value-type="string">
            <text:p>Michel Lefait</text:p>
          </table:table-cell>
          <table:table-cell table:formula="of:=IF(ISNUMBER(VLOOKUP([.B209];[.$M$2:.$N$202];2;0));VLOOKUP([.B209];[.$M$2:.$N$202];2;0);1)" office:value-type="float" office:value="0">
            <text:p>0</text:p>
          </table:table-cell>
          <table:table-cell table:formula="of:=IF(ISNUMBER(VLOOKUP([.B209];[.$P$2:.$Q$12];2;0));VLOOKUP([.B209];[.$P$2:.$Q$12];2;0);1)" office:value-type="float" office:value="1">
            <text:p>1</text:p>
          </table:table-cell>
          <table:table-cell table:formula="of:=IF(ISNUMBER(VLOOKUP([.B209];[.$S$2:.$T$46];2;0));VLOOKUP([.B209];[.$S$2:.$T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209];[.$V$2:.$W$100];2;0));VLOOKUP([.B209];[.$V$2:.$W$100];2;0);1)" office:value-type="float" office:value="1">
            <text:p>1</text:p>
          </table:table-cell>
          <table:table-cell table:formula="of:=IF(ISNUMBER(VLOOKUP([.B209];[.$AB$2:.$AC$302];2;0));VLOOKUP([.B209];[.$AB$2:.$AC$302];2;0);0)" office:value-type="float" office:value="1">
            <text:p>1</text:p>
          </table:table-cell>
          <table:table-cell table:formula="of:=IF(ISNUMBER(VLOOKUP([.B209];[.$AE$2:.$AF$33];2;0));VLOOKUP([.B209];[.$AE$2:.$AF$33];2;0);1)" office:value-type="float" office:value="1">
            <text:p>1</text:p>
          </table:table-cell>
          <table:table-cell table:formula="of:=IF(ISNUMBER(VLOOKUP([.B209];[.$AH$2:.$AI$41];2;0));VLOOKUP([.B209];[.$AH$2:.$AI$41];2;0);1)" office:value-type="float" office:value="1">
            <text:p>1</text:p>
          </table:table-cell>
          <table:table-cell table:formula="of:=IF(ISNUMBER(VLOOKUP([.B209];[.$AK$2:.$AL$41];2;0));VLOOKUP([.B209];[.$AK$2:.$AL$41];2;0);1)" office:value-type="float" office:value="1">
            <text:p>1</text:p>
          </table:table-cell>
          <table:table-cell table:number-columns-repeated="16"/>
          <table:table-cell office:value-type="string">
            <text:p>Yves Goasdoué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7">
          <table:table-cell office:value-type="float" office:value="208">
            <text:p>208</text:p>
          </table:table-cell>
          <table:table-cell office:value-type="string">
            <text:p>Michel Lesage</text:p>
          </table:table-cell>
          <table:table-cell table:formula="of:=IF(ISNUMBER(VLOOKUP([.B210];[.$M$2:.$N$202];2;0));VLOOKUP([.B210];[.$M$2:.$N$202];2;0);1)" office:value-type="float" office:value="0">
            <text:p>0</text:p>
          </table:table-cell>
          <table:table-cell table:formula="of:=IF(ISNUMBER(VLOOKUP([.B210];[.$P$2:.$Q$12];2;0));VLOOKUP([.B210];[.$P$2:.$Q$12];2;0);1)" office:value-type="float" office:value="1">
            <text:p>1</text:p>
          </table:table-cell>
          <table:table-cell table:formula="of:=IF(ISNUMBER(VLOOKUP([.B210];[.$S$2:.$T$46];2;0));VLOOKUP([.B210];[.$S$2:.$T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210];[.$V$2:.$W$100];2;0));VLOOKUP([.B210];[.$V$2:.$W$100];2;0);1)" office:value-type="float" office:value="0">
            <text:p>0</text:p>
          </table:table-cell>
          <table:table-cell table:formula="of:=IF(ISNUMBER(VLOOKUP([.B210];[.$AB$2:.$AC$302];2;0));VLOOKUP([.B210];[.$AB$2:.$AC$302];2;0);0)" office:value-type="float" office:value="0">
            <text:p>0</text:p>
          </table:table-cell>
          <table:table-cell table:formula="of:=IF(ISNUMBER(VLOOKUP([.B210];[.$AE$2:.$AF$33];2;0));VLOOKUP([.B210];[.$AE$2:.$AF$33];2;0);1)" office:value-type="float" office:value="1">
            <text:p>1</text:p>
          </table:table-cell>
          <table:table-cell table:formula="of:=IF(ISNUMBER(VLOOKUP([.B210];[.$AH$2:.$AI$41];2;0));VLOOKUP([.B210];[.$AH$2:.$AI$41];2;0);1)" office:value-type="float" office:value="1">
            <text:p>1</text:p>
          </table:table-cell>
          <table:table-cell table:formula="of:=IF(ISNUMBER(VLOOKUP([.B210];[.$AK$2:.$AL$41];2;0));VLOOKUP([.B210];[.$AK$2:.$AL$41];2;0);1)" office:value-type="float" office:value="1">
            <text:p>1</text:p>
          </table:table-cell>
          <table:table-cell table:number-columns-repeated="209"/>
        </table:table-row>
        <table:table-row table:style-name="ro7">
          <table:table-cell office:value-type="float" office:value="209">
            <text:p>209</text:p>
          </table:table-cell>
          <table:table-cell office:value-type="string">
            <text:p>Michel Liebgott</text:p>
          </table:table-cell>
          <table:table-cell table:formula="of:=IF(ISNUMBER(VLOOKUP([.B211];[.$M$2:.$N$202];2;0));VLOOKUP([.B211];[.$M$2:.$N$202];2;0);1)" office:value-type="float" office:value="1">
            <text:p>1</text:p>
          </table:table-cell>
          <table:table-cell table:formula="of:=IF(ISNUMBER(VLOOKUP([.B211];[.$P$2:.$Q$12];2;0));VLOOKUP([.B211];[.$P$2:.$Q$12];2;0);1)" office:value-type="float" office:value="1">
            <text:p>1</text:p>
          </table:table-cell>
          <table:table-cell table:formula="of:=IF(ISNUMBER(VLOOKUP([.B211];[.$S$2:.$T$46];2;0));VLOOKUP([.B211];[.$S$2:.$T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211];[.$V$2:.$W$100];2;0));VLOOKUP([.B211];[.$V$2:.$W$100];2;0);1)" office:value-type="float" office:value="1">
            <text:p>1</text:p>
          </table:table-cell>
          <table:table-cell table:formula="of:=IF(ISNUMBER(VLOOKUP([.B211];[.$AB$2:.$AC$302];2;0));VLOOKUP([.B211];[.$AB$2:.$AC$302];2;0);0)" office:value-type="float" office:value="1">
            <text:p>1</text:p>
          </table:table-cell>
          <table:table-cell table:formula="of:=IF(ISNUMBER(VLOOKUP([.B211];[.$AE$2:.$AF$33];2;0));VLOOKUP([.B211];[.$AE$2:.$AF$33];2;0);1)" office:value-type="float" office:value="1">
            <text:p>1</text:p>
          </table:table-cell>
          <table:table-cell table:formula="of:=IF(ISNUMBER(VLOOKUP([.B211];[.$AH$2:.$AI$41];2;0));VLOOKUP([.B211];[.$AH$2:.$AI$41];2;0);1)" office:value-type="float" office:value="1">
            <text:p>1</text:p>
          </table:table-cell>
          <table:table-cell table:formula="of:=IF(ISNUMBER(VLOOKUP([.B211];[.$AK$2:.$AL$41];2;0));VLOOKUP([.B211];[.$AK$2:.$AL$41];2;0);1)" office:value-type="float" office:value="1">
            <text:p>1</text:p>
          </table:table-cell>
          <table:table-cell table:number-columns-repeated="209"/>
        </table:table-row>
        <table:table-row table:style-name="ro7">
          <table:table-cell office:value-type="float" office:value="210">
            <text:p>210</text:p>
          </table:table-cell>
          <table:table-cell office:value-type="string">
            <text:p>Michel Ménard</text:p>
          </table:table-cell>
          <table:table-cell table:formula="of:=IF(ISNUMBER(VLOOKUP([.B212];[.$M$2:.$N$202];2;0));VLOOKUP([.B212];[.$M$2:.$N$202];2;0);1)" office:value-type="float" office:value="1">
            <text:p>1</text:p>
          </table:table-cell>
          <table:table-cell table:formula="of:=IF(ISNUMBER(VLOOKUP([.B212];[.$P$2:.$Q$12];2;0));VLOOKUP([.B212];[.$P$2:.$Q$12];2;0);1)" office:value-type="float" office:value="1">
            <text:p>1</text:p>
          </table:table-cell>
          <table:table-cell table:formula="of:=IF(ISNUMBER(VLOOKUP([.B212];[.$S$2:.$T$46];2;0));VLOOKUP([.B212];[.$S$2:.$T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212];[.$V$2:.$W$100];2;0));VLOOKUP([.B212];[.$V$2:.$W$100];2;0);1)" office:value-type="float" office:value="1">
            <text:p>1</text:p>
          </table:table-cell>
          <table:table-cell table:formula="of:=IF(ISNUMBER(VLOOKUP([.B212];[.$AB$2:.$AC$302];2;0));VLOOKUP([.B212];[.$AB$2:.$AC$302];2;0);0)" office:value-type="float" office:value="1">
            <text:p>1</text:p>
          </table:table-cell>
          <table:table-cell table:formula="of:=IF(ISNUMBER(VLOOKUP([.B212];[.$AE$2:.$AF$33];2;0));VLOOKUP([.B212];[.$AE$2:.$AF$33];2;0);1)" office:value-type="float" office:value="1">
            <text:p>1</text:p>
          </table:table-cell>
          <table:table-cell table:formula="of:=IF(ISNUMBER(VLOOKUP([.B212];[.$AH$2:.$AI$41];2;0));VLOOKUP([.B212];[.$AH$2:.$AI$41];2;0);1)" office:value-type="float" office:value="1">
            <text:p>1</text:p>
          </table:table-cell>
          <table:table-cell table:formula="of:=IF(ISNUMBER(VLOOKUP([.B212];[.$AK$2:.$AL$41];2;0));VLOOKUP([.B212];[.$AK$2:.$AL$41];2;0);1)" office:value-type="float" office:value="1">
            <text:p>1</text:p>
          </table:table-cell>
          <table:table-cell table:number-columns-repeated="209"/>
        </table:table-row>
        <table:table-row table:style-name="ro7">
          <table:table-cell office:value-type="float" office:value="211">
            <text:p>211</text:p>
          </table:table-cell>
          <table:table-cell office:value-type="string">
            <text:p>Michel Pajon</text:p>
          </table:table-cell>
          <table:table-cell table:formula="of:=IF(ISNUMBER(VLOOKUP([.B213];[.$M$2:.$N$202];2;0));VLOOKUP([.B213];[.$M$2:.$N$202];2;0);1)" office:value-type="float" office:value="1">
            <text:p>1</text:p>
          </table:table-cell>
          <table:table-cell table:formula="of:=IF(ISNUMBER(VLOOKUP([.B213];[.$P$2:.$Q$12];2;0));VLOOKUP([.B213];[.$P$2:.$Q$12];2;0);1)" office:value-type="float" office:value="1">
            <text:p>1</text:p>
          </table:table-cell>
          <table:table-cell table:formula="of:=IF(ISNUMBER(VLOOKUP([.B213];[.$S$2:.$T$46];2;0));VLOOKUP([.B213];[.$S$2:.$T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213];[.$V$2:.$W$100];2;0));VLOOKUP([.B213];[.$V$2:.$W$100];2;0);1)" office:value-type="float" office:value="1">
            <text:p>1</text:p>
          </table:table-cell>
          <table:table-cell table:formula="of:=IF(ISNUMBER(VLOOKUP([.B213];[.$AB$2:.$AC$302];2;0));VLOOKUP([.B213];[.$AB$2:.$AC$302];2;0);0)" office:value-type="float" office:value="1">
            <text:p>1</text:p>
          </table:table-cell>
          <table:table-cell table:formula="of:=IF(ISNUMBER(VLOOKUP([.B213];[.$AE$2:.$AF$33];2;0));VLOOKUP([.B213];[.$AE$2:.$AF$33];2;0);1)" office:value-type="float" office:value="1">
            <text:p>1</text:p>
          </table:table-cell>
          <table:table-cell table:formula="of:=IF(ISNUMBER(VLOOKUP([.B213];[.$AH$2:.$AI$41];2;0));VLOOKUP([.B213];[.$AH$2:.$AI$41];2;0);1)" office:value-type="float" office:value="1">
            <text:p>1</text:p>
          </table:table-cell>
          <table:table-cell table:formula="of:=IF(ISNUMBER(VLOOKUP([.B213];[.$AK$2:.$AL$41];2;0));VLOOKUP([.B213];[.$AK$2:.$AL$41];2;0);1)" office:value-type="float" office:value="1">
            <text:p>1</text:p>
          </table:table-cell>
          <table:table-cell table:number-columns-repeated="209"/>
        </table:table-row>
        <table:table-row table:style-name="ro7">
          <table:table-cell office:value-type="float" office:value="212">
            <text:p>212</text:p>
          </table:table-cell>
          <table:table-cell office:value-type="string">
            <text:p>Michel Pouzol</text:p>
          </table:table-cell>
          <table:table-cell table:formula="of:=IF(ISNUMBER(VLOOKUP([.B214];[.$M$2:.$N$202];2;0));VLOOKUP([.B214];[.$M$2:.$N$202];2;0);1)" office:value-type="float" office:value="0">
            <text:p>0</text:p>
          </table:table-cell>
          <table:table-cell table:formula="of:=IF(ISNUMBER(VLOOKUP([.B214];[.$P$2:.$Q$12];2;0));VLOOKUP([.B214];[.$P$2:.$Q$12];2;0);1)" office:value-type="float" office:value="1">
            <text:p>1</text:p>
          </table:table-cell>
          <table:table-cell table:formula="of:=IF(ISNUMBER(VLOOKUP([.B214];[.$S$2:.$T$46];2;0));VLOOKUP([.B214];[.$S$2:.$T$46];2;0);1)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IF(ISNUMBER(VLOOKUP([.B214];[.$V$2:.$W$100];2;0));VLOOKUP([.B214];[.$V$2:.$W$100];2;0);1)" office:value-type="float" office:value="1">
            <text:p>1</text:p>
          </table:table-cell>
          <table:table-cell table:formula="of:=IF(ISNUMBER(VLOOKUP([.B214];[.$AB$2:.$AC$302];2;0));VLOOKUP([.B214];[.$AB$2:.$AC$302];2;0);0)" office:value-type="float" office:value="0">
            <text:p>0</text:p>
          </table:table-cell>
          <table:table-cell table:formula="of:=IF(ISNUMBER(VLOOKUP([.B214];[.$AE$2:.$AF$33];2;0));VLOOKUP([.B214];[.$AE$2:.$AF$33];2;0);1)" office:value-type="float" office:value="0">
            <text:p>0</text:p>
          </table:table-cell>
          <table:table-cell table:formula="of:=IF(ISNUMBER(VLOOKUP([.B214];[.$AH$2:.$AI$41];2;0));VLOOKUP([.B214];[.$AH$2:.$AI$41];2;0);1)" office:value-type="float" office:value="0">
            <text:p>0</text:p>
          </table:table-cell>
          <table:table-cell table:formula="of:=IF(ISNUMBER(VLOOKUP([.B214];[.$AK$2:.$AL$41];2;0));VLOOKUP([.B214];[.$AK$2:.$AL$41];2;0);1)" office:value-type="float" office:value="0">
            <text:p>0</text:p>
          </table:table-cell>
          <table:table-cell table:number-columns-repeated="209"/>
        </table:table-row>
        <table:table-row table:style-name="ro7">
          <table:table-cell office:value-type="float" office:value="213">
            <text:p>213</text:p>
          </table:table-cell>
          <table:table-cell office:value-type="string">
            <text:p>Michel Vauzelle</text:p>
          </table:table-cell>
          <table:table-cell table:formula="of:=IF(ISNUMBER(VLOOKUP([.B215];[.$M$2:.$N$202];2;0));VLOOKUP([.B215];[.$M$2:.$N$202];2;0);1)" office:value-type="float" office:value="1">
            <text:p>1</text:p>
          </table:table-cell>
          <table:table-cell table:formula="of:=IF(ISNUMBER(VLOOKUP([.B215];[.$P$2:.$Q$12];2;0));VLOOKUP([.B215];[.$P$2:.$Q$12];2;0);1)" office:value-type="float" office:value="1">
            <text:p>1</text:p>
          </table:table-cell>
          <table:table-cell table:formula="of:=IF(ISNUMBER(VLOOKUP([.B215];[.$S$2:.$T$46];2;0));VLOOKUP([.B215];[.$S$2:.$T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215];[.$V$2:.$W$100];2;0));VLOOKUP([.B215];[.$V$2:.$W$100];2;0);1)" office:value-type="float" office:value="1">
            <text:p>1</text:p>
          </table:table-cell>
          <table:table-cell table:formula="of:=IF(ISNUMBER(VLOOKUP([.B215];[.$AB$2:.$AC$302];2;0));VLOOKUP([.B215];[.$AB$2:.$AC$302];2;0);0)" office:value-type="float" office:value="1">
            <text:p>1</text:p>
          </table:table-cell>
          <table:table-cell table:formula="of:=IF(ISNUMBER(VLOOKUP([.B215];[.$AE$2:.$AF$33];2;0));VLOOKUP([.B215];[.$AE$2:.$AF$33];2;0);1)" office:value-type="float" office:value="1">
            <text:p>1</text:p>
          </table:table-cell>
          <table:table-cell table:formula="of:=IF(ISNUMBER(VLOOKUP([.B215];[.$AH$2:.$AI$41];2;0));VLOOKUP([.B215];[.$AH$2:.$AI$41];2;0);1)" office:value-type="float" office:value="1">
            <text:p>1</text:p>
          </table:table-cell>
          <table:table-cell table:formula="of:=IF(ISNUMBER(VLOOKUP([.B215];[.$AK$2:.$AL$41];2;0));VLOOKUP([.B215];[.$AK$2:.$AL$41];2;0);1)" office:value-type="float" office:value="1">
            <text:p>1</text:p>
          </table:table-cell>
          <table:table-cell table:number-columns-repeated="209"/>
        </table:table-row>
        <table:table-row table:style-name="ro7">
          <table:table-cell office:value-type="float" office:value="214">
            <text:p>214</text:p>
          </table:table-cell>
          <table:table-cell office:value-type="string">
            <text:p>Michel Vergnier</text:p>
          </table:table-cell>
          <table:table-cell table:formula="of:=IF(ISNUMBER(VLOOKUP([.B216];[.$M$2:.$N$202];2;0));VLOOKUP([.B216];[.$M$2:.$N$202];2;0);1)" office:value-type="float" office:value="0">
            <text:p>0</text:p>
          </table:table-cell>
          <table:table-cell table:formula="of:=IF(ISNUMBER(VLOOKUP([.B216];[.$P$2:.$Q$12];2;0));VLOOKUP([.B216];[.$P$2:.$Q$12];2;0);1)" office:value-type="float" office:value="1">
            <text:p>1</text:p>
          </table:table-cell>
          <table:table-cell table:formula="of:=IF(ISNUMBER(VLOOKUP([.B216];[.$S$2:.$T$46];2;0));VLOOKUP([.B216];[.$S$2:.$T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216];[.$V$2:.$W$100];2;0));VLOOKUP([.B216];[.$V$2:.$W$100];2;0);1)" office:value-type="float" office:value="1">
            <text:p>1</text:p>
          </table:table-cell>
          <table:table-cell table:formula="of:=IF(ISNUMBER(VLOOKUP([.B216];[.$AB$2:.$AC$302];2;0));VLOOKUP([.B216];[.$AB$2:.$AC$302];2;0);0)" office:value-type="float" office:value="0">
            <text:p>0</text:p>
          </table:table-cell>
          <table:table-cell table:formula="of:=IF(ISNUMBER(VLOOKUP([.B216];[.$AE$2:.$AF$33];2;0));VLOOKUP([.B216];[.$AE$2:.$AF$33];2;0);1)" office:value-type="float" office:value="0">
            <text:p>0</text:p>
          </table:table-cell>
          <table:table-cell table:formula="of:=IF(ISNUMBER(VLOOKUP([.B216];[.$AH$2:.$AI$41];2;0));VLOOKUP([.B216];[.$AH$2:.$AI$41];2;0);1)" office:value-type="float" office:value="0">
            <text:p>0</text:p>
          </table:table-cell>
          <table:table-cell table:formula="of:=IF(ISNUMBER(VLOOKUP([.B216];[.$AK$2:.$AL$41];2;0));VLOOKUP([.B216];[.$AK$2:.$AL$41];2;0);1)" office:value-type="float" office:value="1">
            <text:p>1</text:p>
          </table:table-cell>
          <table:table-cell table:number-columns-repeated="209"/>
        </table:table-row>
        <table:table-row table:style-name="ro7">
          <table:table-cell office:value-type="float" office:value="215">
            <text:p>215</text:p>
          </table:table-cell>
          <table:table-cell office:value-type="string">
            <text:p>Michèle Delaunay</text:p>
          </table:table-cell>
          <table:table-cell table:formula="of:=IF(ISNUMBER(VLOOKUP([.B217];[.$M$2:.$N$202];2;0));VLOOKUP([.B217];[.$M$2:.$N$202];2;0);1)" office:value-type="float" office:value="1">
            <text:p>1</text:p>
          </table:table-cell>
          <table:table-cell table:formula="of:=IF(ISNUMBER(VLOOKUP([.B217];[.$P$2:.$Q$12];2;0));VLOOKUP([.B217];[.$P$2:.$Q$12];2;0);1)" office:value-type="float" office:value="1">
            <text:p>1</text:p>
          </table:table-cell>
          <table:table-cell table:formula="of:=IF(ISNUMBER(VLOOKUP([.B217];[.$S$2:.$T$46];2;0));VLOOKUP([.B217];[.$S$2:.$T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217];[.$V$2:.$W$100];2;0));VLOOKUP([.B217];[.$V$2:.$W$100];2;0);1)" office:value-type="float" office:value="1">
            <text:p>1</text:p>
          </table:table-cell>
          <table:table-cell table:formula="of:=IF(ISNUMBER(VLOOKUP([.B217];[.$AB$2:.$AC$302];2;0));VLOOKUP([.B217];[.$AB$2:.$AC$302];2;0);0)" office:value-type="float" office:value="1">
            <text:p>1</text:p>
          </table:table-cell>
          <table:table-cell table:formula="of:=IF(ISNUMBER(VLOOKUP([.B217];[.$AE$2:.$AF$33];2;0));VLOOKUP([.B217];[.$AE$2:.$AF$33];2;0);1)" office:value-type="float" office:value="1">
            <text:p>1</text:p>
          </table:table-cell>
          <table:table-cell table:formula="of:=IF(ISNUMBER(VLOOKUP([.B217];[.$AH$2:.$AI$41];2;0));VLOOKUP([.B217];[.$AH$2:.$AI$41];2;0);1)" office:value-type="float" office:value="1">
            <text:p>1</text:p>
          </table:table-cell>
          <table:table-cell table:formula="of:=IF(ISNUMBER(VLOOKUP([.B217];[.$AK$2:.$AL$41];2;0));VLOOKUP([.B217];[.$AK$2:.$AL$41];2;0);1)" office:value-type="float" office:value="1">
            <text:p>1</text:p>
          </table:table-cell>
          <table:table-cell table:number-columns-repeated="209"/>
        </table:table-row>
        <table:table-row table:style-name="ro7">
          <table:table-cell office:value-type="float" office:value="216">
            <text:p>216</text:p>
          </table:table-cell>
          <table:table-cell office:value-type="string">
            <text:p>Michèle Fournier-Armand</text:p>
          </table:table-cell>
          <table:table-cell table:formula="of:=IF(ISNUMBER(VLOOKUP([.B218];[.$M$2:.$N$202];2;0));VLOOKUP([.B218];[.$M$2:.$N$202];2;0);1)" office:value-type="float" office:value="1">
            <text:p>1</text:p>
          </table:table-cell>
          <table:table-cell table:formula="of:=IF(ISNUMBER(VLOOKUP([.B218];[.$P$2:.$Q$12];2;0));VLOOKUP([.B218];[.$P$2:.$Q$12];2;0);1)" office:value-type="float" office:value="1">
            <text:p>1</text:p>
          </table:table-cell>
          <table:table-cell table:formula="of:=IF(ISNUMBER(VLOOKUP([.B218];[.$S$2:.$T$46];2;0));VLOOKUP([.B218];[.$S$2:.$T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218];[.$V$2:.$W$100];2;0));VLOOKUP([.B218];[.$V$2:.$W$100];2;0);1)" office:value-type="float" office:value="1">
            <text:p>1</text:p>
          </table:table-cell>
          <table:table-cell table:formula="of:=IF(ISNUMBER(VLOOKUP([.B218];[.$AB$2:.$AC$302];2;0));VLOOKUP([.B218];[.$AB$2:.$AC$302];2;0);0)" office:value-type="float" office:value="1">
            <text:p>1</text:p>
          </table:table-cell>
          <table:table-cell table:formula="of:=IF(ISNUMBER(VLOOKUP([.B218];[.$AE$2:.$AF$33];2;0));VLOOKUP([.B218];[.$AE$2:.$AF$33];2;0);1)" office:value-type="float" office:value="1">
            <text:p>1</text:p>
          </table:table-cell>
          <table:table-cell table:formula="of:=IF(ISNUMBER(VLOOKUP([.B218];[.$AH$2:.$AI$41];2;0));VLOOKUP([.B218];[.$AH$2:.$AI$41];2;0);1)" office:value-type="float" office:value="1">
            <text:p>1</text:p>
          </table:table-cell>
          <table:table-cell table:formula="of:=IF(ISNUMBER(VLOOKUP([.B218];[.$AK$2:.$AL$41];2;0));VLOOKUP([.B218];[.$AK$2:.$AL$41];2;0);1)" office:value-type="float" office:value="1">
            <text:p>1</text:p>
          </table:table-cell>
          <table:table-cell table:number-columns-repeated="209"/>
        </table:table-row>
        <table:table-row table:style-name="ro7">
          <table:table-cell office:value-type="float" office:value="217">
            <text:p>217</text:p>
          </table:table-cell>
          <table:table-cell office:value-type="string">
            <text:p>Monique Iborra</text:p>
          </table:table-cell>
          <table:table-cell table:formula="of:=IF(ISNUMBER(VLOOKUP([.B219];[.$M$2:.$N$202];2;0));VLOOKUP([.B219];[.$M$2:.$N$202];2;0);1)" office:value-type="float" office:value="1">
            <text:p>1</text:p>
          </table:table-cell>
          <table:table-cell table:formula="of:=IF(ISNUMBER(VLOOKUP([.B219];[.$P$2:.$Q$12];2;0));VLOOKUP([.B219];[.$P$2:.$Q$12];2;0);1)" office:value-type="float" office:value="1">
            <text:p>1</text:p>
          </table:table-cell>
          <table:table-cell table:formula="of:=IF(ISNUMBER(VLOOKUP([.B219];[.$S$2:.$T$46];2;0));VLOOKUP([.B219];[.$S$2:.$T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219];[.$V$2:.$W$100];2;0));VLOOKUP([.B219];[.$V$2:.$W$100];2;0);1)" office:value-type="float" office:value="1">
            <text:p>1</text:p>
          </table:table-cell>
          <table:table-cell table:formula="of:=IF(ISNUMBER(VLOOKUP([.B219];[.$AB$2:.$AC$302];2;0));VLOOKUP([.B219];[.$AB$2:.$AC$302];2;0);0)" office:value-type="float" office:value="1">
            <text:p>1</text:p>
          </table:table-cell>
          <table:table-cell table:formula="of:=IF(ISNUMBER(VLOOKUP([.B219];[.$AE$2:.$AF$33];2;0));VLOOKUP([.B219];[.$AE$2:.$AF$33];2;0);1)" office:value-type="float" office:value="1">
            <text:p>1</text:p>
          </table:table-cell>
          <table:table-cell table:formula="of:=IF(ISNUMBER(VLOOKUP([.B219];[.$AH$2:.$AI$41];2;0));VLOOKUP([.B219];[.$AH$2:.$AI$41];2;0);1)" office:value-type="float" office:value="1">
            <text:p>1</text:p>
          </table:table-cell>
          <table:table-cell table:formula="of:=IF(ISNUMBER(VLOOKUP([.B219];[.$AK$2:.$AL$41];2;0));VLOOKUP([.B219];[.$AK$2:.$AL$41];2;0);1)" office:value-type="float" office:value="1">
            <text:p>1</text:p>
          </table:table-cell>
          <table:table-cell table:number-columns-repeated="209"/>
        </table:table-row>
        <table:table-row table:style-name="ro7">
          <table:table-cell office:value-type="float" office:value="218">
            <text:p>218</text:p>
          </table:table-cell>
          <table:table-cell office:value-type="string">
            <text:p>Monique Orphé</text:p>
          </table:table-cell>
          <table:table-cell table:formula="of:=IF(ISNUMBER(VLOOKUP([.B220];[.$M$2:.$N$202];2;0));VLOOKUP([.B220];[.$M$2:.$N$202];2;0);1)" office:value-type="float" office:value="1">
            <text:p>1</text:p>
          </table:table-cell>
          <table:table-cell table:formula="of:=IF(ISNUMBER(VLOOKUP([.B220];[.$P$2:.$Q$12];2;0));VLOOKUP([.B220];[.$P$2:.$Q$12];2;0);1)" office:value-type="float" office:value="1">
            <text:p>1</text:p>
          </table:table-cell>
          <table:table-cell table:formula="of:=IF(ISNUMBER(VLOOKUP([.B220];[.$S$2:.$T$46];2;0));VLOOKUP([.B220];[.$S$2:.$T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220];[.$V$2:.$W$100];2;0));VLOOKUP([.B220];[.$V$2:.$W$100];2;0);1)" office:value-type="float" office:value="1">
            <text:p>1</text:p>
          </table:table-cell>
          <table:table-cell table:formula="of:=IF(ISNUMBER(VLOOKUP([.B220];[.$AB$2:.$AC$302];2;0));VLOOKUP([.B220];[.$AB$2:.$AC$302];2;0);0)" office:value-type="float" office:value="1">
            <text:p>1</text:p>
          </table:table-cell>
          <table:table-cell table:formula="of:=IF(ISNUMBER(VLOOKUP([.B220];[.$AE$2:.$AF$33];2;0));VLOOKUP([.B220];[.$AE$2:.$AF$33];2;0);1)" office:value-type="float" office:value="1">
            <text:p>1</text:p>
          </table:table-cell>
          <table:table-cell table:formula="of:=IF(ISNUMBER(VLOOKUP([.B220];[.$AH$2:.$AI$41];2;0));VLOOKUP([.B220];[.$AH$2:.$AI$41];2;0);1)" office:value-type="float" office:value="1">
            <text:p>1</text:p>
          </table:table-cell>
          <table:table-cell table:formula="of:=IF(ISNUMBER(VLOOKUP([.B220];[.$AK$2:.$AL$41];2;0));VLOOKUP([.B220];[.$AK$2:.$AL$41];2;0);1)" office:value-type="float" office:value="1">
            <text:p>1</text:p>
          </table:table-cell>
          <table:table-cell table:number-columns-repeated="209"/>
        </table:table-row>
        <table:table-row table:style-name="ro7">
          <table:table-cell office:value-type="float" office:value="219">
            <text:p>219</text:p>
          </table:table-cell>
          <table:table-cell office:value-type="string">
            <text:p>Monique Rabin</text:p>
          </table:table-cell>
          <table:table-cell table:formula="of:=IF(ISNUMBER(VLOOKUP([.B221];[.$M$2:.$N$202];2;0));VLOOKUP([.B221];[.$M$2:.$N$202];2;0);1)" office:value-type="float" office:value="1">
            <text:p>1</text:p>
          </table:table-cell>
          <table:table-cell table:formula="of:=IF(ISNUMBER(VLOOKUP([.B221];[.$P$2:.$Q$12];2;0));VLOOKUP([.B221];[.$P$2:.$Q$12];2;0);1)" office:value-type="float" office:value="1">
            <text:p>1</text:p>
          </table:table-cell>
          <table:table-cell table:formula="of:=IF(ISNUMBER(VLOOKUP([.B221];[.$S$2:.$T$46];2;0));VLOOKUP([.B221];[.$S$2:.$T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221];[.$V$2:.$W$100];2;0));VLOOKUP([.B221];[.$V$2:.$W$100];2;0);1)" office:value-type="float" office:value="1">
            <text:p>1</text:p>
          </table:table-cell>
          <table:table-cell table:formula="of:=IF(ISNUMBER(VLOOKUP([.B221];[.$AB$2:.$AC$302];2;0));VLOOKUP([.B221];[.$AB$2:.$AC$302];2;0);0)" office:value-type="float" office:value="1">
            <text:p>1</text:p>
          </table:table-cell>
          <table:table-cell table:formula="of:=IF(ISNUMBER(VLOOKUP([.B221];[.$AE$2:.$AF$33];2;0));VLOOKUP([.B221];[.$AE$2:.$AF$33];2;0);1)" office:value-type="float" office:value="1">
            <text:p>1</text:p>
          </table:table-cell>
          <table:table-cell table:formula="of:=IF(ISNUMBER(VLOOKUP([.B221];[.$AH$2:.$AI$41];2;0));VLOOKUP([.B221];[.$AH$2:.$AI$41];2;0);1)" office:value-type="float" office:value="1">
            <text:p>1</text:p>
          </table:table-cell>
          <table:table-cell table:formula="of:=IF(ISNUMBER(VLOOKUP([.B221];[.$AK$2:.$AL$41];2;0));VLOOKUP([.B221];[.$AK$2:.$AL$41];2;0);1)" office:value-type="float" office:value="1">
            <text:p>1</text:p>
          </table:table-cell>
          <table:table-cell table:number-columns-repeated="209"/>
        </table:table-row>
        <table:table-row table:style-name="ro7">
          <table:table-cell office:value-type="float" office:value="220">
            <text:p>220</text:p>
          </table:table-cell>
          <table:table-cell office:value-type="string">
            <text:p>Napole Polutélé</text:p>
          </table:table-cell>
          <table:table-cell table:formula="of:=IF(ISNUMBER(VLOOKUP([.B222];[.$M$2:.$N$202];2;0));VLOOKUP([.B222];[.$M$2:.$N$202];2;0);1)" office:value-type="float" office:value="1">
            <text:p>1</text:p>
          </table:table-cell>
          <table:table-cell table:formula="of:=IF(ISNUMBER(VLOOKUP([.B222];[.$P$2:.$Q$12];2;0));VLOOKUP([.B222];[.$P$2:.$Q$12];2;0);1)" office:value-type="float" office:value="1">
            <text:p>1</text:p>
          </table:table-cell>
          <table:table-cell table:formula="of:=IF(ISNUMBER(VLOOKUP([.B222];[.$S$2:.$T$46];2;0));VLOOKUP([.B222];[.$S$2:.$T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222];[.$V$2:.$W$100];2;0));VLOOKUP([.B222];[.$V$2:.$W$100];2;0);1)" office:value-type="float" office:value="1">
            <text:p>1</text:p>
          </table:table-cell>
          <table:table-cell table:formula="of:=IF(ISNUMBER(VLOOKUP([.B222];[.$AB$2:.$AC$302];2;0));VLOOKUP([.B222];[.$AB$2:.$AC$302];2;0);0)" office:value-type="float" office:value="0">
            <text:p>0</text:p>
          </table:table-cell>
          <table:table-cell table:formula="of:=IF(ISNUMBER(VLOOKUP([.B222];[.$AE$2:.$AF$33];2;0));VLOOKUP([.B222];[.$AE$2:.$AF$33];2;0);1)" office:value-type="float" office:value="1">
            <text:p>1</text:p>
          </table:table-cell>
          <table:table-cell table:formula="of:=IF(ISNUMBER(VLOOKUP([.B222];[.$AH$2:.$AI$41];2;0));VLOOKUP([.B222];[.$AH$2:.$AI$41];2;0);1)" office:value-type="float" office:value="1">
            <text:p>1</text:p>
          </table:table-cell>
          <table:table-cell table:formula="of:=IF(ISNUMBER(VLOOKUP([.B222];[.$AK$2:.$AL$41];2;0));VLOOKUP([.B222];[.$AK$2:.$AL$41];2;0);1)" office:value-type="float" office:value="1">
            <text:p>1</text:p>
          </table:table-cell>
          <table:table-cell table:number-columns-repeated="209"/>
        </table:table-row>
        <table:table-row table:style-name="ro7">
          <table:table-cell office:value-type="float" office:value="221">
            <text:p>221</text:p>
          </table:table-cell>
          <table:table-cell office:value-type="string">
            <text:p>Nathalie Appéré</text:p>
          </table:table-cell>
          <table:table-cell table:formula="of:=IF(ISNUMBER(VLOOKUP([.B223];[.$M$2:.$N$202];2;0));VLOOKUP([.B223];[.$M$2:.$N$202];2;0);1)" office:value-type="float" office:value="1">
            <text:p>1</text:p>
          </table:table-cell>
          <table:table-cell table:formula="of:=IF(ISNUMBER(VLOOKUP([.B223];[.$P$2:.$Q$12];2;0));VLOOKUP([.B223];[.$P$2:.$Q$12];2;0);1)" office:value-type="float" office:value="1">
            <text:p>1</text:p>
          </table:table-cell>
          <table:table-cell table:formula="of:=IF(ISNUMBER(VLOOKUP([.B223];[.$S$2:.$T$46];2;0));VLOOKUP([.B223];[.$S$2:.$T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223];[.$V$2:.$W$100];2;0));VLOOKUP([.B223];[.$V$2:.$W$100];2;0);1)" office:value-type="float" office:value="1">
            <text:p>1</text:p>
          </table:table-cell>
          <table:table-cell table:formula="of:=IF(ISNUMBER(VLOOKUP([.B223];[.$AB$2:.$AC$302];2;0));VLOOKUP([.B223];[.$AB$2:.$AC$302];2;0);0)" office:value-type="float" office:value="1">
            <text:p>1</text:p>
          </table:table-cell>
          <table:table-cell table:formula="of:=IF(ISNUMBER(VLOOKUP([.B223];[.$AE$2:.$AF$33];2;0));VLOOKUP([.B223];[.$AE$2:.$AF$33];2;0);1)" office:value-type="float" office:value="1">
            <text:p>1</text:p>
          </table:table-cell>
          <table:table-cell table:formula="of:=IF(ISNUMBER(VLOOKUP([.B223];[.$AH$2:.$AI$41];2;0));VLOOKUP([.B223];[.$AH$2:.$AI$41];2;0);1)" office:value-type="float" office:value="1">
            <text:p>1</text:p>
          </table:table-cell>
          <table:table-cell table:formula="of:=IF(ISNUMBER(VLOOKUP([.B223];[.$AK$2:.$AL$41];2;0));VLOOKUP([.B223];[.$AK$2:.$AL$41];2;0);1)" office:value-type="float" office:value="1">
            <text:p>1</text:p>
          </table:table-cell>
          <table:table-cell table:number-columns-repeated="209"/>
        </table:table-row>
        <table:table-row table:style-name="ro7">
          <table:table-cell office:value-type="float" office:value="222">
            <text:p>222</text:p>
          </table:table-cell>
          <table:table-cell office:value-type="string">
            <text:p>Nathalie Chabanne</text:p>
          </table:table-cell>
          <table:table-cell table:formula="of:=IF(ISNUMBER(VLOOKUP([.B224];[.$M$2:.$N$202];2;0));VLOOKUP([.B224];[.$M$2:.$N$202];2;0);1)" office:value-type="float" office:value="0">
            <text:p>0</text:p>
          </table:table-cell>
          <table:table-cell table:formula="of:=IF(ISNUMBER(VLOOKUP([.B224];[.$P$2:.$Q$12];2;0));VLOOKUP([.B224];[.$P$2:.$Q$12];2;0);1)" office:value-type="float" office:value="0">
            <text:p>0</text:p>
          </table:table-cell>
          <table:table-cell table:formula="of:=IF(ISNUMBER(VLOOKUP([.B224];[.$S$2:.$T$46];2;0));VLOOKUP([.B224];[.$S$2:.$T$46];2;0);1)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IF(ISNUMBER(VLOOKUP([.B224];[.$V$2:.$W$100];2;0));VLOOKUP([.B224];[.$V$2:.$W$100];2;0);1)" office:value-type="float" office:value="0">
            <text:p>0</text:p>
          </table:table-cell>
          <table:table-cell table:formula="of:=IF(ISNUMBER(VLOOKUP([.B224];[.$AB$2:.$AC$302];2;0));VLOOKUP([.B224];[.$AB$2:.$AC$302];2;0);0)" office:value-type="float" office:value="0">
            <text:p>0</text:p>
          </table:table-cell>
          <table:table-cell table:formula="of:=IF(ISNUMBER(VLOOKUP([.B224];[.$AE$2:.$AF$33];2;0));VLOOKUP([.B224];[.$AE$2:.$AF$33];2;0);1)" office:value-type="float" office:value="0">
            <text:p>0</text:p>
          </table:table-cell>
          <table:table-cell table:formula="of:=IF(ISNUMBER(VLOOKUP([.B224];[.$AH$2:.$AI$41];2;0));VLOOKUP([.B224];[.$AH$2:.$AI$41];2;0);1)" office:value-type="float" office:value="0">
            <text:p>0</text:p>
          </table:table-cell>
          <table:table-cell table:formula="of:=IF(ISNUMBER(VLOOKUP([.B224];[.$AK$2:.$AL$41];2;0));VLOOKUP([.B224];[.$AK$2:.$AL$41];2;0);1)" office:value-type="float" office:value="0">
            <text:p>0</text:p>
          </table:table-cell>
          <table:table-cell table:number-columns-repeated="209"/>
        </table:table-row>
        <table:table-row table:style-name="ro7">
          <table:table-cell office:value-type="float" office:value="223">
            <text:p>223</text:p>
          </table:table-cell>
          <table:table-cell office:value-type="string">
            <text:p>Nathalie Nieson</text:p>
          </table:table-cell>
          <table:table-cell table:formula="of:=IF(ISNUMBER(VLOOKUP([.B225];[.$M$2:.$N$202];2;0));VLOOKUP([.B225];[.$M$2:.$N$202];2;0);1)" office:value-type="float" office:value="1">
            <text:p>1</text:p>
          </table:table-cell>
          <table:table-cell table:formula="of:=IF(ISNUMBER(VLOOKUP([.B225];[.$P$2:.$Q$12];2;0));VLOOKUP([.B225];[.$P$2:.$Q$12];2;0);1)" office:value-type="float" office:value="1">
            <text:p>1</text:p>
          </table:table-cell>
          <table:table-cell table:formula="of:=IF(ISNUMBER(VLOOKUP([.B225];[.$S$2:.$T$46];2;0));VLOOKUP([.B225];[.$S$2:.$T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225];[.$V$2:.$W$100];2;0));VLOOKUP([.B225];[.$V$2:.$W$100];2;0);1)" office:value-type="float" office:value="1">
            <text:p>1</text:p>
          </table:table-cell>
          <table:table-cell table:formula="of:=IF(ISNUMBER(VLOOKUP([.B225];[.$AB$2:.$AC$302];2;0));VLOOKUP([.B225];[.$AB$2:.$AC$302];2;0);0)" office:value-type="float" office:value="1">
            <text:p>1</text:p>
          </table:table-cell>
          <table:table-cell table:formula="of:=IF(ISNUMBER(VLOOKUP([.B225];[.$AE$2:.$AF$33];2;0));VLOOKUP([.B225];[.$AE$2:.$AF$33];2;0);1)" office:value-type="float" office:value="1">
            <text:p>1</text:p>
          </table:table-cell>
          <table:table-cell table:formula="of:=IF(ISNUMBER(VLOOKUP([.B225];[.$AH$2:.$AI$41];2;0));VLOOKUP([.B225];[.$AH$2:.$AI$41];2;0);1)" office:value-type="float" office:value="1">
            <text:p>1</text:p>
          </table:table-cell>
          <table:table-cell table:formula="of:=IF(ISNUMBER(VLOOKUP([.B225];[.$AK$2:.$AL$41];2;0));VLOOKUP([.B225];[.$AK$2:.$AL$41];2;0);1)" office:value-type="float" office:value="1">
            <text:p>1</text:p>
          </table:table-cell>
          <table:table-cell table:number-columns-repeated="209"/>
        </table:table-row>
        <table:table-row table:style-name="ro7">
          <table:table-cell office:value-type="float" office:value="224">
            <text:p>224</text:p>
          </table:table-cell>
          <table:table-cell office:value-type="string">
            <text:p>Nicolas Bays</text:p>
          </table:table-cell>
          <table:table-cell table:formula="of:=IF(ISNUMBER(VLOOKUP([.B226];[.$M$2:.$N$202];2;0));VLOOKUP([.B226];[.$M$2:.$N$202];2;0);1)" office:value-type="float" office:value="1">
            <text:p>1</text:p>
          </table:table-cell>
          <table:table-cell table:formula="of:=IF(ISNUMBER(VLOOKUP([.B226];[.$P$2:.$Q$12];2;0));VLOOKUP([.B226];[.$P$2:.$Q$12];2;0);1)" office:value-type="float" office:value="1">
            <text:p>1</text:p>
          </table:table-cell>
          <table:table-cell table:formula="of:=IF(ISNUMBER(VLOOKUP([.B226];[.$S$2:.$T$46];2;0));VLOOKUP([.B226];[.$S$2:.$T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226];[.$V$2:.$W$100];2;0));VLOOKUP([.B226];[.$V$2:.$W$100];2;0);1)" office:value-type="float" office:value="1">
            <text:p>1</text:p>
          </table:table-cell>
          <table:table-cell table:formula="of:=IF(ISNUMBER(VLOOKUP([.B226];[.$AB$2:.$AC$302];2;0));VLOOKUP([.B226];[.$AB$2:.$AC$302];2;0);0)" office:value-type="float" office:value="1">
            <text:p>1</text:p>
          </table:table-cell>
          <table:table-cell table:formula="of:=IF(ISNUMBER(VLOOKUP([.B226];[.$AE$2:.$AF$33];2;0));VLOOKUP([.B226];[.$AE$2:.$AF$33];2;0);1)" office:value-type="float" office:value="1">
            <text:p>1</text:p>
          </table:table-cell>
          <table:table-cell table:formula="of:=IF(ISNUMBER(VLOOKUP([.B226];[.$AH$2:.$AI$41];2;0));VLOOKUP([.B226];[.$AH$2:.$AI$41];2;0);1)" office:value-type="float" office:value="1">
            <text:p>1</text:p>
          </table:table-cell>
          <table:table-cell table:formula="of:=IF(ISNUMBER(VLOOKUP([.B226];[.$AK$2:.$AL$41];2;0));VLOOKUP([.B226];[.$AK$2:.$AL$41];2;0);1)" office:value-type="float" office:value="1">
            <text:p>1</text:p>
          </table:table-cell>
          <table:table-cell table:number-columns-repeated="209"/>
        </table:table-row>
        <table:table-row table:style-name="ro7">
          <table:table-cell office:value-type="float" office:value="225">
            <text:p>225</text:p>
          </table:table-cell>
          <table:table-cell office:value-type="string">
            <text:p>Odile Saugues</text:p>
          </table:table-cell>
          <table:table-cell table:formula="of:=IF(ISNUMBER(VLOOKUP([.B227];[.$M$2:.$N$202];2;0));VLOOKUP([.B227];[.$M$2:.$N$202];2;0);1)" office:value-type="float" office:value="1">
            <text:p>1</text:p>
          </table:table-cell>
          <table:table-cell table:formula="of:=IF(ISNUMBER(VLOOKUP([.B227];[.$P$2:.$Q$12];2;0));VLOOKUP([.B227];[.$P$2:.$Q$12];2;0);1)" office:value-type="float" office:value="1">
            <text:p>1</text:p>
          </table:table-cell>
          <table:table-cell table:formula="of:=IF(ISNUMBER(VLOOKUP([.B227];[.$S$2:.$T$46];2;0));VLOOKUP([.B227];[.$S$2:.$T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227];[.$V$2:.$W$100];2;0));VLOOKUP([.B227];[.$V$2:.$W$100];2;0);1)" office:value-type="float" office:value="1">
            <text:p>1</text:p>
          </table:table-cell>
          <table:table-cell table:formula="of:=IF(ISNUMBER(VLOOKUP([.B227];[.$AB$2:.$AC$302];2;0));VLOOKUP([.B227];[.$AB$2:.$AC$302];2;0);0)" office:value-type="float" office:value="1">
            <text:p>1</text:p>
          </table:table-cell>
          <table:table-cell table:formula="of:=IF(ISNUMBER(VLOOKUP([.B227];[.$AE$2:.$AF$33];2;0));VLOOKUP([.B227];[.$AE$2:.$AF$33];2;0);1)" office:value-type="float" office:value="1">
            <text:p>1</text:p>
          </table:table-cell>
          <table:table-cell table:formula="of:=IF(ISNUMBER(VLOOKUP([.B227];[.$AH$2:.$AI$41];2;0));VLOOKUP([.B227];[.$AH$2:.$AI$41];2;0);1)" office:value-type="float" office:value="1">
            <text:p>1</text:p>
          </table:table-cell>
          <table:table-cell table:formula="of:=IF(ISNUMBER(VLOOKUP([.B227];[.$AK$2:.$AL$41];2;0));VLOOKUP([.B227];[.$AK$2:.$AL$41];2;0);1)" office:value-type="float" office:value="1">
            <text:p>1</text:p>
          </table:table-cell>
          <table:table-cell table:number-columns-repeated="209"/>
        </table:table-row>
        <table:table-row table:style-name="ro7">
          <table:table-cell office:value-type="float" office:value="226">
            <text:p>226</text:p>
          </table:table-cell>
          <table:table-cell office:value-type="string">
            <text:p>Olivier Dussopt</text:p>
          </table:table-cell>
          <table:table-cell table:formula="of:=IF(ISNUMBER(VLOOKUP([.B228];[.$M$2:.$N$202];2;0));VLOOKUP([.B228];[.$M$2:.$N$202];2;0);1)" office:value-type="float" office:value="0">
            <text:p>0</text:p>
          </table:table-cell>
          <table:table-cell table:formula="of:=IF(ISNUMBER(VLOOKUP([.B228];[.$P$2:.$Q$12];2;0));VLOOKUP([.B228];[.$P$2:.$Q$12];2;0);1)" office:value-type="float" office:value="1">
            <text:p>1</text:p>
          </table:table-cell>
          <table:table-cell table:formula="of:=IF(ISNUMBER(VLOOKUP([.B228];[.$S$2:.$T$46];2;0));VLOOKUP([.B228];[.$S$2:.$T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228];[.$V$2:.$W$100];2;0));VLOOKUP([.B228];[.$V$2:.$W$100];2;0);1)" office:value-type="float" office:value="1">
            <text:p>1</text:p>
          </table:table-cell>
          <table:table-cell table:formula="of:=IF(ISNUMBER(VLOOKUP([.B228];[.$AB$2:.$AC$302];2;0));VLOOKUP([.B228];[.$AB$2:.$AC$302];2;0);0)" office:value-type="float" office:value="0">
            <text:p>0</text:p>
          </table:table-cell>
          <table:table-cell table:formula="of:=IF(ISNUMBER(VLOOKUP([.B228];[.$AE$2:.$AF$33];2;0));VLOOKUP([.B228];[.$AE$2:.$AF$33];2;0);1)" office:value-type="float" office:value="1">
            <text:p>1</text:p>
          </table:table-cell>
          <table:table-cell table:formula="of:=IF(ISNUMBER(VLOOKUP([.B228];[.$AH$2:.$AI$41];2;0));VLOOKUP([.B228];[.$AH$2:.$AI$41];2;0);1)" office:value-type="float" office:value="1">
            <text:p>1</text:p>
          </table:table-cell>
          <table:table-cell table:formula="of:=IF(ISNUMBER(VLOOKUP([.B228];[.$AK$2:.$AL$41];2;0));VLOOKUP([.B228];[.$AK$2:.$AL$41];2;0);1)" office:value-type="float" office:value="1">
            <text:p>1</text:p>
          </table:table-cell>
          <table:table-cell table:number-columns-repeated="209"/>
        </table:table-row>
        <table:table-row table:style-name="ro7">
          <table:table-cell office:value-type="float" office:value="227">
            <text:p>227</text:p>
          </table:table-cell>
          <table:table-cell office:value-type="string">
            <text:p>Olivier Faure</text:p>
          </table:table-cell>
          <table:table-cell table:formula="of:=IF(ISNUMBER(VLOOKUP([.B229];[.$M$2:.$N$202];2;0));VLOOKUP([.B229];[.$M$2:.$N$202];2;0);1)" office:value-type="float" office:value="1">
            <text:p>1</text:p>
          </table:table-cell>
          <table:table-cell table:formula="of:=IF(ISNUMBER(VLOOKUP([.B229];[.$P$2:.$Q$12];2;0));VLOOKUP([.B229];[.$P$2:.$Q$12];2;0);1)" office:value-type="float" office:value="1">
            <text:p>1</text:p>
          </table:table-cell>
          <table:table-cell table:formula="of:=IF(ISNUMBER(VLOOKUP([.B229];[.$S$2:.$T$46];2;0));VLOOKUP([.B229];[.$S$2:.$T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229];[.$V$2:.$W$100];2;0));VLOOKUP([.B229];[.$V$2:.$W$100];2;0);1)" office:value-type="float" office:value="1">
            <text:p>1</text:p>
          </table:table-cell>
          <table:table-cell table:formula="of:=IF(ISNUMBER(VLOOKUP([.B229];[.$AB$2:.$AC$302];2;0));VLOOKUP([.B229];[.$AB$2:.$AC$302];2;0);0)" office:value-type="float" office:value="1">
            <text:p>1</text:p>
          </table:table-cell>
          <table:table-cell table:formula="of:=IF(ISNUMBER(VLOOKUP([.B229];[.$AE$2:.$AF$33];2;0));VLOOKUP([.B229];[.$AE$2:.$AF$33];2;0);1)" office:value-type="float" office:value="1">
            <text:p>1</text:p>
          </table:table-cell>
          <table:table-cell table:formula="of:=IF(ISNUMBER(VLOOKUP([.B229];[.$AH$2:.$AI$41];2;0));VLOOKUP([.B229];[.$AH$2:.$AI$41];2;0);1)" office:value-type="float" office:value="1">
            <text:p>1</text:p>
          </table:table-cell>
          <table:table-cell table:formula="of:=IF(ISNUMBER(VLOOKUP([.B229];[.$AK$2:.$AL$41];2;0));VLOOKUP([.B229];[.$AK$2:.$AL$41];2;0);1)" office:value-type="float" office:value="1">
            <text:p>1</text:p>
          </table:table-cell>
          <table:table-cell table:number-columns-repeated="209"/>
        </table:table-row>
        <table:table-row table:style-name="ro7">
          <table:table-cell office:value-type="float" office:value="228">
            <text:p>228</text:p>
          </table:table-cell>
          <table:table-cell office:value-type="string">
            <text:p>Olivier Véran</text:p>
          </table:table-cell>
          <table:table-cell table:formula="of:=IF(ISNUMBER(VLOOKUP([.B230];[.$M$2:.$N$202];2;0));VLOOKUP([.B230];[.$M$2:.$N$202];2;0);1)" office:value-type="float" office:value="1">
            <text:p>1</text:p>
          </table:table-cell>
          <table:table-cell table:formula="of:=IF(ISNUMBER(VLOOKUP([.B230];[.$P$2:.$Q$12];2;0));VLOOKUP([.B230];[.$P$2:.$Q$12];2;0);1)" office:value-type="float" office:value="1">
            <text:p>1</text:p>
          </table:table-cell>
          <table:table-cell table:formula="of:=IF(ISNUMBER(VLOOKUP([.B230];[.$S$2:.$T$46];2;0));VLOOKUP([.B230];[.$S$2:.$T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230];[.$V$2:.$W$100];2;0));VLOOKUP([.B230];[.$V$2:.$W$100];2;0);1)" office:value-type="float" office:value="1">
            <text:p>1</text:p>
          </table:table-cell>
          <table:table-cell table:formula="of:=IF(ISNUMBER(VLOOKUP([.B230];[.$AB$2:.$AC$302];2;0));VLOOKUP([.B230];[.$AB$2:.$AC$302];2;0);0)" office:value-type="float" office:value="1">
            <text:p>1</text:p>
          </table:table-cell>
          <table:table-cell table:formula="of:=IF(ISNUMBER(VLOOKUP([.B230];[.$AE$2:.$AF$33];2;0));VLOOKUP([.B230];[.$AE$2:.$AF$33];2;0);1)" office:value-type="float" office:value="1">
            <text:p>1</text:p>
          </table:table-cell>
          <table:table-cell table:formula="of:=IF(ISNUMBER(VLOOKUP([.B230];[.$AH$2:.$AI$41];2;0));VLOOKUP([.B230];[.$AH$2:.$AI$41];2;0);1)" office:value-type="float" office:value="1">
            <text:p>1</text:p>
          </table:table-cell>
          <table:table-cell table:formula="of:=IF(ISNUMBER(VLOOKUP([.B230];[.$AK$2:.$AL$41];2;0));VLOOKUP([.B230];[.$AK$2:.$AL$41];2;0);1)" office:value-type="float" office:value="1">
            <text:p>1</text:p>
          </table:table-cell>
          <table:table-cell table:number-columns-repeated="209"/>
        </table:table-row>
        <table:table-row table:style-name="ro7">
          <table:table-cell office:value-type="float" office:value="229">
            <text:p>229</text:p>
          </table:table-cell>
          <table:table-cell office:value-type="string">
            <text:p>Paola Zanetti</text:p>
          </table:table-cell>
          <table:table-cell table:formula="of:=IF(ISNUMBER(VLOOKUP([.B231];[.$M$2:.$N$202];2;0));VLOOKUP([.B231];[.$M$2:.$N$202];2;0);1)" office:value-type="float" office:value="0">
            <text:p>0</text:p>
          </table:table-cell>
          <table:table-cell table:formula="of:=IF(ISNUMBER(VLOOKUP([.B231];[.$P$2:.$Q$12];2;0));VLOOKUP([.B231];[.$P$2:.$Q$12];2;0);1)" office:value-type="float" office:value="1">
            <text:p>1</text:p>
          </table:table-cell>
          <table:table-cell table:formula="of:=IF(ISNUMBER(VLOOKUP([.B231];[.$S$2:.$T$46];2;0));VLOOKUP([.B231];[.$S$2:.$T$46];2;0);1)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IF(ISNUMBER(VLOOKUP([.B231];[.$V$2:.$W$100];2;0));VLOOKUP([.B231];[.$V$2:.$W$100];2;0);1)" office:value-type="float" office:value="0">
            <text:p>0</text:p>
          </table:table-cell>
          <table:table-cell table:formula="of:=IF(ISNUMBER(VLOOKUP([.B231];[.$AB$2:.$AC$302];2;0));VLOOKUP([.B231];[.$AB$2:.$AC$302];2;0);0)" office:value-type="float" office:value="0">
            <text:p>0</text:p>
          </table:table-cell>
          <table:table-cell table:formula="of:=IF(ISNUMBER(VLOOKUP([.B231];[.$AE$2:.$AF$33];2;0));VLOOKUP([.B231];[.$AE$2:.$AF$33];2;0);1)" office:value-type="float" office:value="1">
            <text:p>1</text:p>
          </table:table-cell>
          <table:table-cell table:formula="of:=IF(ISNUMBER(VLOOKUP([.B231];[.$AH$2:.$AI$41];2;0));VLOOKUP([.B231];[.$AH$2:.$AI$41];2;0);1)" office:value-type="float" office:value="1">
            <text:p>1</text:p>
          </table:table-cell>
          <table:table-cell table:formula="of:=IF(ISNUMBER(VLOOKUP([.B231];[.$AK$2:.$AL$41];2;0));VLOOKUP([.B231];[.$AK$2:.$AL$41];2;0);1)" office:value-type="float" office:value="1">
            <text:p>1</text:p>
          </table:table-cell>
          <table:table-cell table:number-columns-repeated="209"/>
        </table:table-row>
        <table:table-row table:style-name="ro7">
          <table:table-cell office:value-type="float" office:value="230">
            <text:p>230</text:p>
          </table:table-cell>
          <table:table-cell office:value-type="string">
            <text:p>Pascal Cherki</text:p>
          </table:table-cell>
          <table:table-cell table:formula="of:=IF(ISNUMBER(VLOOKUP([.B232];[.$M$2:.$N$202];2;0));VLOOKUP([.B232];[.$M$2:.$N$202];2;0);1)" office:value-type="float" office:value="0">
            <text:p>0</text:p>
          </table:table-cell>
          <table:table-cell table:formula="of:=IF(ISNUMBER(VLOOKUP([.B232];[.$P$2:.$Q$12];2;0));VLOOKUP([.B232];[.$P$2:.$Q$12];2;0);1)" office:value-type="float" office:value="0">
            <text:p>0</text:p>
          </table:table-cell>
          <table:table-cell table:formula="of:=IF(ISNUMBER(VLOOKUP([.B232];[.$S$2:.$T$46];2;0));VLOOKUP([.B232];[.$S$2:.$T$46];2;0);1)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IF(ISNUMBER(VLOOKUP([.B232];[.$V$2:.$W$100];2;0));VLOOKUP([.B232];[.$V$2:.$W$100];2;0);1)" office:value-type="float" office:value="0">
            <text:p>0</text:p>
          </table:table-cell>
          <table:table-cell table:formula="of:=IF(ISNUMBER(VLOOKUP([.B232];[.$AB$2:.$AC$302];2;0));VLOOKUP([.B232];[.$AB$2:.$AC$302];2;0);0)" office:value-type="float" office:value="0">
            <text:p>0</text:p>
          </table:table-cell>
          <table:table-cell table:formula="of:=IF(ISNUMBER(VLOOKUP([.B232];[.$AE$2:.$AF$33];2;0));VLOOKUP([.B232];[.$AE$2:.$AF$33];2;0);1)" office:value-type="float" office:value="0">
            <text:p>0</text:p>
          </table:table-cell>
          <table:table-cell table:formula="of:=IF(ISNUMBER(VLOOKUP([.B232];[.$AH$2:.$AI$41];2;0));VLOOKUP([.B232];[.$AH$2:.$AI$41];2;0);1)" office:value-type="float" office:value="0">
            <text:p>0</text:p>
          </table:table-cell>
          <table:table-cell table:formula="of:=IF(ISNUMBER(VLOOKUP([.B232];[.$AK$2:.$AL$41];2;0));VLOOKUP([.B232];[.$AK$2:.$AL$41];2;0);1)" office:value-type="float" office:value="0">
            <text:p>0</text:p>
          </table:table-cell>
          <table:table-cell table:number-columns-repeated="209"/>
        </table:table-row>
        <table:table-row table:style-name="ro7">
          <table:table-cell office:value-type="float" office:value="231">
            <text:p>231</text:p>
          </table:table-cell>
          <table:table-cell office:value-type="string">
            <text:p>Pascal Deguilhem</text:p>
          </table:table-cell>
          <table:table-cell table:formula="of:=IF(ISNUMBER(VLOOKUP([.B233];[.$M$2:.$N$202];2;0));VLOOKUP([.B233];[.$M$2:.$N$202];2;0);1)" office:value-type="float" office:value="1">
            <text:p>1</text:p>
          </table:table-cell>
          <table:table-cell table:formula="of:=IF(ISNUMBER(VLOOKUP([.B233];[.$P$2:.$Q$12];2;0));VLOOKUP([.B233];[.$P$2:.$Q$12];2;0);1)" office:value-type="float" office:value="1">
            <text:p>1</text:p>
          </table:table-cell>
          <table:table-cell table:formula="of:=IF(ISNUMBER(VLOOKUP([.B233];[.$S$2:.$T$46];2;0));VLOOKUP([.B233];[.$S$2:.$T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233];[.$V$2:.$W$100];2;0));VLOOKUP([.B233];[.$V$2:.$W$100];2;0);1)" office:value-type="float" office:value="1">
            <text:p>1</text:p>
          </table:table-cell>
          <table:table-cell table:formula="of:=IF(ISNUMBER(VLOOKUP([.B233];[.$AB$2:.$AC$302];2;0));VLOOKUP([.B233];[.$AB$2:.$AC$302];2;0);0)" office:value-type="float" office:value="1">
            <text:p>1</text:p>
          </table:table-cell>
          <table:table-cell table:formula="of:=IF(ISNUMBER(VLOOKUP([.B233];[.$AE$2:.$AF$33];2;0));VLOOKUP([.B233];[.$AE$2:.$AF$33];2;0);1)" office:value-type="float" office:value="1">
            <text:p>1</text:p>
          </table:table-cell>
          <table:table-cell table:formula="of:=IF(ISNUMBER(VLOOKUP([.B233];[.$AH$2:.$AI$41];2;0));VLOOKUP([.B233];[.$AH$2:.$AI$41];2;0);1)" office:value-type="float" office:value="1">
            <text:p>1</text:p>
          </table:table-cell>
          <table:table-cell table:formula="of:=IF(ISNUMBER(VLOOKUP([.B233];[.$AK$2:.$AL$41];2;0));VLOOKUP([.B233];[.$AK$2:.$AL$41];2;0);1)" office:value-type="float" office:value="1">
            <text:p>1</text:p>
          </table:table-cell>
          <table:table-cell table:number-columns-repeated="209"/>
        </table:table-row>
        <table:table-row table:style-name="ro7">
          <table:table-cell office:value-type="float" office:value="232">
            <text:p>232</text:p>
          </table:table-cell>
          <table:table-cell office:value-type="string">
            <text:p>Pascal Demarthe</text:p>
          </table:table-cell>
          <table:table-cell table:number-columns-repeated="4" office:value-type="float" office:value="2">
            <text:p>2</text:p>
          </table:table-cell>
          <table:table-cell table:number-columns-repeated="3" table:style-name="Default" office:value-type="float" office:value="2">
            <text:p>2</text:p>
          </table:table-cell>
          <table:table-cell table:formula="of:=IF(ISNUMBER(VLOOKUP([.B234];[.$AH$2:.$AI$41];2;0));VLOOKUP([.B234];[.$AH$2:.$AI$41];2;0);1)" office:value-type="float" office:value="1">
            <text:p>1</text:p>
          </table:table-cell>
          <table:table-cell table:formula="of:=IF(ISNUMBER(VLOOKUP([.B234];[.$AK$2:.$AL$41];2;0));VLOOKUP([.B234];[.$AK$2:.$AL$41];2;0);1)" office:value-type="float" office:value="1">
            <text:p>1</text:p>
          </table:table-cell>
          <table:table-cell table:number-columns-repeated="209"/>
        </table:table-row>
        <table:table-row table:style-name="ro7">
          <table:table-cell office:value-type="float" office:value="233">
            <text:p>233</text:p>
          </table:table-cell>
          <table:table-cell office:value-type="string">
            <text:p>Pascal Popelin</text:p>
          </table:table-cell>
          <table:table-cell table:formula="of:=IF(ISNUMBER(VLOOKUP([.B235];[.$M$2:.$N$202];2;0));VLOOKUP([.B235];[.$M$2:.$N$202];2;0);1)" office:value-type="float" office:value="1">
            <text:p>1</text:p>
          </table:table-cell>
          <table:table-cell table:formula="of:=IF(ISNUMBER(VLOOKUP([.B235];[.$P$2:.$Q$12];2;0));VLOOKUP([.B235];[.$P$2:.$Q$12];2;0);1)" office:value-type="float" office:value="1">
            <text:p>1</text:p>
          </table:table-cell>
          <table:table-cell table:formula="of:=IF(ISNUMBER(VLOOKUP([.B235];[.$S$2:.$T$46];2;0));VLOOKUP([.B235];[.$S$2:.$T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235];[.$V$2:.$W$100];2;0));VLOOKUP([.B235];[.$V$2:.$W$100];2;0);1)" office:value-type="float" office:value="1">
            <text:p>1</text:p>
          </table:table-cell>
          <table:table-cell table:formula="of:=IF(ISNUMBER(VLOOKUP([.B235];[.$AB$2:.$AC$302];2;0));VLOOKUP([.B235];[.$AB$2:.$AC$302];2;0);0)" office:value-type="float" office:value="1">
            <text:p>1</text:p>
          </table:table-cell>
          <table:table-cell table:formula="of:=IF(ISNUMBER(VLOOKUP([.B235];[.$AE$2:.$AF$33];2;0));VLOOKUP([.B235];[.$AE$2:.$AF$33];2;0);1)" office:value-type="float" office:value="1">
            <text:p>1</text:p>
          </table:table-cell>
          <table:table-cell table:formula="of:=IF(ISNUMBER(VLOOKUP([.B235];[.$AH$2:.$AI$41];2;0));VLOOKUP([.B235];[.$AH$2:.$AI$41];2;0);1)" office:value-type="float" office:value="1">
            <text:p>1</text:p>
          </table:table-cell>
          <table:table-cell table:formula="of:=IF(ISNUMBER(VLOOKUP([.B235];[.$AK$2:.$AL$41];2;0));VLOOKUP([.B235];[.$AK$2:.$AL$41];2;0);1)" office:value-type="float" office:value="1">
            <text:p>1</text:p>
          </table:table-cell>
          <table:table-cell table:number-columns-repeated="209"/>
        </table:table-row>
        <table:table-row table:style-name="ro7">
          <table:table-cell office:value-type="float" office:value="234">
            <text:p>234</text:p>
          </table:table-cell>
          <table:table-cell office:value-type="string">
            <text:p>Pascal Terrasse</text:p>
          </table:table-cell>
          <table:table-cell table:formula="of:=IF(ISNUMBER(VLOOKUP([.B236];[.$M$2:.$N$202];2;0));VLOOKUP([.B236];[.$M$2:.$N$202];2;0);1)" office:value-type="float" office:value="1">
            <text:p>1</text:p>
          </table:table-cell>
          <table:table-cell table:formula="of:=IF(ISNUMBER(VLOOKUP([.B236];[.$P$2:.$Q$12];2;0));VLOOKUP([.B236];[.$P$2:.$Q$12];2;0);1)" office:value-type="float" office:value="1">
            <text:p>1</text:p>
          </table:table-cell>
          <table:table-cell table:formula="of:=IF(ISNUMBER(VLOOKUP([.B236];[.$S$2:.$T$46];2;0));VLOOKUP([.B236];[.$S$2:.$T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236];[.$V$2:.$W$100];2;0));VLOOKUP([.B236];[.$V$2:.$W$100];2;0);1)" office:value-type="float" office:value="1">
            <text:p>1</text:p>
          </table:table-cell>
          <table:table-cell table:formula="of:=IF(ISNUMBER(VLOOKUP([.B236];[.$AB$2:.$AC$302];2;0));VLOOKUP([.B236];[.$AB$2:.$AC$302];2;0);0)" office:value-type="float" office:value="0">
            <text:p>0</text:p>
          </table:table-cell>
          <table:table-cell table:formula="of:=IF(ISNUMBER(VLOOKUP([.B236];[.$AE$2:.$AF$33];2;0));VLOOKUP([.B236];[.$AE$2:.$AF$33];2;0);1)"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IF(ISNUMBER(VLOOKUP([.B236];[.$AK$2:.$AL$41];2;0));VLOOKUP([.B236];[.$AK$2:.$AL$41];2;0);1)" office:value-type="float" office:value="1">
            <text:p>1</text:p>
          </table:table-cell>
          <table:table-cell table:number-columns-repeated="209"/>
        </table:table-row>
        <table:table-row table:style-name="ro7">
          <table:table-cell office:value-type="float" office:value="235">
            <text:p>235</text:p>
          </table:table-cell>
          <table:table-cell office:value-type="string">
            <text:p>Pascale Boistard</text:p>
          </table:table-cell>
          <table:table-cell table:formula="of:=IF(ISNUMBER(VLOOKUP([.B237];[.$M$2:.$N$202];2;0));VLOOKUP([.B237];[.$M$2:.$N$202];2;0);1)" office:value-type="float" office:value="1">
            <text:p>1</text:p>
          </table:table-cell>
          <table:table-cell table:formula="of:=IF(ISNUMBER(VLOOKUP([.B237];[.$P$2:.$Q$12];2;0));VLOOKUP([.B237];[.$P$2:.$Q$12];2;0);1)" office:value-type="float" office:value="1">
            <text:p>1</text:p>
          </table:table-cell>
          <table:table-cell table:formula="of:=IF(ISNUMBER(VLOOKUP([.B237];[.$S$2:.$T$46];2;0));VLOOKUP([.B237];[.$S$2:.$T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237];[.$V$2:.$W$100];2;0));VLOOKUP([.B237];[.$V$2:.$W$100];2;0);1)" office:value-type="float" office:value="1">
            <text:p>1</text:p>
          </table:table-cell>
          <table:table-cell table:formula="of:=IF(ISNUMBER(VLOOKUP([.B237];[.$AB$2:.$AC$302];2;0));VLOOKUP([.B237];[.$AB$2:.$AC$302];2;0);0)" office:value-type="float" office:value="1">
            <text:p>1</text:p>
          </table:table-cell>
          <table:table-cell table:formula="of:=IF(ISNUMBER(VLOOKUP([.B237];[.$AE$2:.$AF$33];2;0));VLOOKUP([.B237];[.$AE$2:.$AF$33];2;0);1)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209"/>
        </table:table-row>
        <table:table-row table:style-name="ro7">
          <table:table-cell office:value-type="float" office:value="236">
            <text:p>236</text:p>
          </table:table-cell>
          <table:table-cell office:value-type="string">
            <text:p>Pascale Crozon</text:p>
          </table:table-cell>
          <table:table-cell table:formula="of:=IF(ISNUMBER(VLOOKUP([.B238];[.$M$2:.$N$202];2;0));VLOOKUP([.B238];[.$M$2:.$N$202];2;0);1)" office:value-type="float" office:value="0">
            <text:p>0</text:p>
          </table:table-cell>
          <table:table-cell table:formula="of:=IF(ISNUMBER(VLOOKUP([.B238];[.$P$2:.$Q$12];2;0));VLOOKUP([.B238];[.$P$2:.$Q$12];2;0);1)" office:value-type="float" office:value="1">
            <text:p>1</text:p>
          </table:table-cell>
          <table:table-cell table:formula="of:=IF(ISNUMBER(VLOOKUP([.B238];[.$S$2:.$T$46];2;0));VLOOKUP([.B238];[.$S$2:.$T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238];[.$V$2:.$W$100];2;0));VLOOKUP([.B238];[.$V$2:.$W$100];2;0);1)" office:value-type="float" office:value="1">
            <text:p>1</text:p>
          </table:table-cell>
          <table:table-cell table:formula="of:=IF(ISNUMBER(VLOOKUP([.B238];[.$AB$2:.$AC$302];2;0));VLOOKUP([.B238];[.$AB$2:.$AC$302];2;0);0)" office:value-type="float" office:value="0">
            <text:p>0</text:p>
          </table:table-cell>
          <table:table-cell table:formula="of:=IF(ISNUMBER(VLOOKUP([.B238];[.$AE$2:.$AF$33];2;0));VLOOKUP([.B238];[.$AE$2:.$AF$33];2;0);1)" office:value-type="float" office:value="1">
            <text:p>1</text:p>
          </table:table-cell>
          <table:table-cell table:formula="of:=IF(ISNUMBER(VLOOKUP([.B238];[.$AH$2:.$AI$41];2;0));VLOOKUP([.B238];[.$AH$2:.$AI$41];2;0);1)" office:value-type="float" office:value="1">
            <text:p>1</text:p>
          </table:table-cell>
          <table:table-cell table:formula="of:=IF(ISNUMBER(VLOOKUP([.B238];[.$AK$2:.$AL$41];2;0));VLOOKUP([.B238];[.$AK$2:.$AL$41];2;0);1)" office:value-type="float" office:value="1">
            <text:p>1</text:p>
          </table:table-cell>
          <table:table-cell table:number-columns-repeated="209"/>
        </table:table-row>
        <table:table-row table:style-name="ro7">
          <table:table-cell office:value-type="float" office:value="237">
            <text:p>237</text:p>
          </table:table-cell>
          <table:table-cell office:value-type="string">
            <text:p>Pascale Got</text:p>
          </table:table-cell>
          <table:table-cell table:formula="of:=IF(ISNUMBER(VLOOKUP([.B239];[.$M$2:.$N$202];2;0));VLOOKUP([.B239];[.$M$2:.$N$202];2;0);1)" office:value-type="float" office:value="1">
            <text:p>1</text:p>
          </table:table-cell>
          <table:table-cell table:formula="of:=IF(ISNUMBER(VLOOKUP([.B239];[.$P$2:.$Q$12];2;0));VLOOKUP([.B239];[.$P$2:.$Q$12];2;0);1)" office:value-type="float" office:value="1">
            <text:p>1</text:p>
          </table:table-cell>
          <table:table-cell table:formula="of:=IF(ISNUMBER(VLOOKUP([.B239];[.$S$2:.$T$46];2;0));VLOOKUP([.B239];[.$S$2:.$T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239];[.$V$2:.$W$100];2;0));VLOOKUP([.B239];[.$V$2:.$W$100];2;0);1)" office:value-type="float" office:value="1">
            <text:p>1</text:p>
          </table:table-cell>
          <table:table-cell table:formula="of:=IF(ISNUMBER(VLOOKUP([.B239];[.$AB$2:.$AC$302];2;0));VLOOKUP([.B239];[.$AB$2:.$AC$302];2;0);0)" office:value-type="float" office:value="1">
            <text:p>1</text:p>
          </table:table-cell>
          <table:table-cell table:formula="of:=IF(ISNUMBER(VLOOKUP([.B239];[.$AE$2:.$AF$33];2;0));VLOOKUP([.B239];[.$AE$2:.$AF$33];2;0);1)" office:value-type="float" office:value="1">
            <text:p>1</text:p>
          </table:table-cell>
          <table:table-cell table:formula="of:=IF(ISNUMBER(VLOOKUP([.B239];[.$AH$2:.$AI$41];2;0));VLOOKUP([.B239];[.$AH$2:.$AI$41];2;0);1)" office:value-type="float" office:value="1">
            <text:p>1</text:p>
          </table:table-cell>
          <table:table-cell table:formula="of:=IF(ISNUMBER(VLOOKUP([.B239];[.$AK$2:.$AL$41];2;0));VLOOKUP([.B239];[.$AK$2:.$AL$41];2;0);1)" office:value-type="float" office:value="1">
            <text:p>1</text:p>
          </table:table-cell>
          <table:table-cell table:number-columns-repeated="209"/>
        </table:table-row>
        <table:table-row table:style-name="ro7">
          <table:table-cell office:value-type="float" office:value="238">
            <text:p>238</text:p>
          </table:table-cell>
          <table:table-cell office:value-type="string">
            <text:p>Patrice Prat</text:p>
          </table:table-cell>
          <table:table-cell table:formula="of:=IF(ISNUMBER(VLOOKUP([.B240];[.$M$2:.$N$202];2;0));VLOOKUP([.B240];[.$M$2:.$N$202];2;0);1)" office:value-type="float" office:value="1">
            <text:p>1</text:p>
          </table:table-cell>
          <table:table-cell table:formula="of:=IF(ISNUMBER(VLOOKUP([.B240];[.$P$2:.$Q$12];2;0));VLOOKUP([.B240];[.$P$2:.$Q$12];2;0);1)" office:value-type="float" office:value="1">
            <text:p>1</text:p>
          </table:table-cell>
          <table:table-cell table:formula="of:=IF(ISNUMBER(VLOOKUP([.B240];[.$S$2:.$T$46];2;0));VLOOKUP([.B240];[.$S$2:.$T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240];[.$V$2:.$W$100];2;0));VLOOKUP([.B240];[.$V$2:.$W$100];2;0);1)" office:value-type="float" office:value="0">
            <text:p>0</text:p>
          </table:table-cell>
          <table:table-cell table:formula="of:=IF(ISNUMBER(VLOOKUP([.B240];[.$AB$2:.$AC$302];2;0));VLOOKUP([.B240];[.$AB$2:.$AC$302];2;0);0)" office:value-type="float" office:value="0">
            <text:p>0</text:p>
          </table:table-cell>
          <table:table-cell table:formula="of:=IF(ISNUMBER(VLOOKUP([.B240];[.$AE$2:.$AF$33];2;0));VLOOKUP([.B240];[.$AE$2:.$AF$33];2;0);1)" office:value-type="float" office:value="1">
            <text:p>1</text:p>
          </table:table-cell>
          <table:table-cell table:formula="of:=IF(ISNUMBER(VLOOKUP([.B240];[.$AH$2:.$AI$41];2;0));VLOOKUP([.B240];[.$AH$2:.$AI$41];2;0);1)" office:value-type="float" office:value="0">
            <text:p>0</text:p>
          </table:table-cell>
          <table:table-cell table:formula="of:=IF(ISNUMBER(VLOOKUP([.B240];[.$AK$2:.$AL$41];2;0));VLOOKUP([.B240];[.$AK$2:.$AL$41];2;0);1)" office:value-type="float" office:value="0">
            <text:p>0</text:p>
          </table:table-cell>
          <table:table-cell table:number-columns-repeated="209"/>
        </table:table-row>
        <table:table-row table:style-name="ro7">
          <table:table-cell office:value-type="float" office:value="239">
            <text:p>239</text:p>
          </table:table-cell>
          <table:table-cell office:value-type="string">
            <text:p>Patricia Adam</text:p>
          </table:table-cell>
          <table:table-cell table:formula="of:=IF(ISNUMBER(VLOOKUP([.B241];[.$M$2:.$N$202];2;0));VLOOKUP([.B241];[.$M$2:.$N$202];2;0);1)" office:value-type="float" office:value="1">
            <text:p>1</text:p>
          </table:table-cell>
          <table:table-cell table:formula="of:=IF(ISNUMBER(VLOOKUP([.B241];[.$P$2:.$Q$12];2;0));VLOOKUP([.B241];[.$P$2:.$Q$12];2;0);1)" office:value-type="float" office:value="1">
            <text:p>1</text:p>
          </table:table-cell>
          <table:table-cell table:formula="of:=IF(ISNUMBER(VLOOKUP([.B241];[.$S$2:.$T$46];2;0));VLOOKUP([.B241];[.$S$2:.$T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241];[.$V$2:.$W$100];2;0));VLOOKUP([.B241];[.$V$2:.$W$100];2;0);1)" office:value-type="float" office:value="1">
            <text:p>1</text:p>
          </table:table-cell>
          <table:table-cell table:formula="of:=IF(ISNUMBER(VLOOKUP([.B241];[.$AB$2:.$AC$302];2;0));VLOOKUP([.B241];[.$AB$2:.$AC$302];2;0);0)" office:value-type="float" office:value="1">
            <text:p>1</text:p>
          </table:table-cell>
          <table:table-cell table:formula="of:=IF(ISNUMBER(VLOOKUP([.B241];[.$AE$2:.$AF$33];2;0));VLOOKUP([.B241];[.$AE$2:.$AF$33];2;0);1)" office:value-type="float" office:value="1">
            <text:p>1</text:p>
          </table:table-cell>
          <table:table-cell table:formula="of:=IF(ISNUMBER(VLOOKUP([.B241];[.$AH$2:.$AI$41];2;0));VLOOKUP([.B241];[.$AH$2:.$AI$41];2;0);1)" office:value-type="float" office:value="1">
            <text:p>1</text:p>
          </table:table-cell>
          <table:table-cell table:formula="of:=IF(ISNUMBER(VLOOKUP([.B241];[.$AK$2:.$AL$41];2;0));VLOOKUP([.B241];[.$AK$2:.$AL$41];2;0);1)" office:value-type="float" office:value="1">
            <text:p>1</text:p>
          </table:table-cell>
          <table:table-cell table:number-columns-repeated="209"/>
        </table:table-row>
        <table:table-row table:style-name="ro7">
          <table:table-cell office:value-type="float" office:value="240">
            <text:p>240</text:p>
          </table:table-cell>
          <table:table-cell office:value-type="string">
            <text:p>Patrick Bloche</text:p>
          </table:table-cell>
          <table:table-cell table:formula="of:=IF(ISNUMBER(VLOOKUP([.B242];[.$M$2:.$N$202];2;0));VLOOKUP([.B242];[.$M$2:.$N$202];2;0);1)" office:value-type="float" office:value="0">
            <text:p>0</text:p>
          </table:table-cell>
          <table:table-cell table:formula="of:=IF(ISNUMBER(VLOOKUP([.B242];[.$P$2:.$Q$12];2;0));VLOOKUP([.B242];[.$P$2:.$Q$12];2;0);1)" office:value-type="float" office:value="1">
            <text:p>1</text:p>
          </table:table-cell>
          <table:table-cell table:formula="of:=IF(ISNUMBER(VLOOKUP([.B242];[.$S$2:.$T$46];2;0));VLOOKUP([.B242];[.$S$2:.$T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242];[.$V$2:.$W$100];2;0));VLOOKUP([.B242];[.$V$2:.$W$100];2;0);1)" office:value-type="float" office:value="1">
            <text:p>1</text:p>
          </table:table-cell>
          <table:table-cell table:formula="of:=IF(ISNUMBER(VLOOKUP([.B242];[.$AB$2:.$AC$302];2;0));VLOOKUP([.B242];[.$AB$2:.$AC$302];2;0);0)" office:value-type="float" office:value="1">
            <text:p>1</text:p>
          </table:table-cell>
          <table:table-cell table:formula="of:=IF(ISNUMBER(VLOOKUP([.B242];[.$AE$2:.$AF$33];2;0));VLOOKUP([.B242];[.$AE$2:.$AF$33];2;0);1)" office:value-type="float" office:value="1">
            <text:p>1</text:p>
          </table:table-cell>
          <table:table-cell table:formula="of:=IF(ISNUMBER(VLOOKUP([.B242];[.$AH$2:.$AI$41];2;0));VLOOKUP([.B242];[.$AH$2:.$AI$41];2;0);1)" office:value-type="float" office:value="1">
            <text:p>1</text:p>
          </table:table-cell>
          <table:table-cell table:formula="of:=IF(ISNUMBER(VLOOKUP([.B242];[.$AK$2:.$AL$41];2;0));VLOOKUP([.B242];[.$AK$2:.$AL$41];2;0);1)" office:value-type="float" office:value="1">
            <text:p>1</text:p>
          </table:table-cell>
          <table:table-cell table:number-columns-repeated="209"/>
        </table:table-row>
        <table:table-row table:style-name="ro7">
          <table:table-cell office:value-type="float" office:value="241">
            <text:p>241</text:p>
          </table:table-cell>
          <table:table-cell office:value-type="string">
            <text:p>Patrick Lebreton</text:p>
          </table:table-cell>
          <table:table-cell table:formula="of:=IF(ISNUMBER(VLOOKUP([.B243];[.$M$2:.$N$202];2;0));VLOOKUP([.B243];[.$M$2:.$N$202];2;0);1)" office:value-type="float" office:value="1">
            <text:p>1</text:p>
          </table:table-cell>
          <table:table-cell table:formula="of:=IF(ISNUMBER(VLOOKUP([.B243];[.$P$2:.$Q$12];2;0));VLOOKUP([.B243];[.$P$2:.$Q$12];2;0);1)" office:value-type="float" office:value="1">
            <text:p>1</text:p>
          </table:table-cell>
          <table:table-cell table:formula="of:=IF(ISNUMBER(VLOOKUP([.B243];[.$S$2:.$T$46];2;0));VLOOKUP([.B243];[.$S$2:.$T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243];[.$V$2:.$W$100];2;0));VLOOKUP([.B243];[.$V$2:.$W$100];2;0);1)" office:value-type="float" office:value="1">
            <text:p>1</text:p>
          </table:table-cell>
          <table:table-cell table:formula="of:=IF(ISNUMBER(VLOOKUP([.B243];[.$AB$2:.$AC$302];2;0));VLOOKUP([.B243];[.$AB$2:.$AC$302];2;0);0)" office:value-type="float" office:value="1">
            <text:p>1</text:p>
          </table:table-cell>
          <table:table-cell table:formula="of:=IF(ISNUMBER(VLOOKUP([.B243];[.$AE$2:.$AF$33];2;0));VLOOKUP([.B243];[.$AE$2:.$AF$33];2;0);1)" office:value-type="float" office:value="1">
            <text:p>1</text:p>
          </table:table-cell>
          <table:table-cell table:formula="of:=IF(ISNUMBER(VLOOKUP([.B243];[.$AH$2:.$AI$41];2;0));VLOOKUP([.B243];[.$AH$2:.$AI$41];2;0);1)" office:value-type="float" office:value="1">
            <text:p>1</text:p>
          </table:table-cell>
          <table:table-cell table:formula="of:=IF(ISNUMBER(VLOOKUP([.B243];[.$AK$2:.$AL$41];2;0));VLOOKUP([.B243];[.$AK$2:.$AL$41];2;0);1)" office:value-type="float" office:value="1">
            <text:p>1</text:p>
          </table:table-cell>
          <table:table-cell table:number-columns-repeated="209"/>
        </table:table-row>
        <table:table-row table:style-name="ro7">
          <table:table-cell office:value-type="float" office:value="242">
            <text:p>242</text:p>
          </table:table-cell>
          <table:table-cell office:value-type="string">
            <text:p>Patrick Lemasle</text:p>
          </table:table-cell>
          <table:table-cell table:formula="of:=IF(ISNUMBER(VLOOKUP([.B244];[.$M$2:.$N$202];2;0));VLOOKUP([.B244];[.$M$2:.$N$202];2;0);1)" office:value-type="float" office:value="1">
            <text:p>1</text:p>
          </table:table-cell>
          <table:table-cell table:formula="of:=IF(ISNUMBER(VLOOKUP([.B244];[.$P$2:.$Q$12];2;0));VLOOKUP([.B244];[.$P$2:.$Q$12];2;0);1)" office:value-type="float" office:value="1">
            <text:p>1</text:p>
          </table:table-cell>
          <table:table-cell table:formula="of:=IF(ISNUMBER(VLOOKUP([.B244];[.$S$2:.$T$46];2;0));VLOOKUP([.B244];[.$S$2:.$T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244];[.$V$2:.$W$100];2;0));VLOOKUP([.B244];[.$V$2:.$W$100];2;0);1)" office:value-type="float" office:value="1">
            <text:p>1</text:p>
          </table:table-cell>
          <table:table-cell table:formula="of:=IF(ISNUMBER(VLOOKUP([.B244];[.$AB$2:.$AC$302];2;0));VLOOKUP([.B244];[.$AB$2:.$AC$302];2;0);0)" office:value-type="float" office:value="1">
            <text:p>1</text:p>
          </table:table-cell>
          <table:table-cell table:formula="of:=IF(ISNUMBER(VLOOKUP([.B244];[.$AE$2:.$AF$33];2;0));VLOOKUP([.B244];[.$AE$2:.$AF$33];2;0);1)" office:value-type="float" office:value="1">
            <text:p>1</text:p>
          </table:table-cell>
          <table:table-cell table:formula="of:=IF(ISNUMBER(VLOOKUP([.B244];[.$AH$2:.$AI$41];2;0));VLOOKUP([.B244];[.$AH$2:.$AI$41];2;0);1)" office:value-type="float" office:value="1">
            <text:p>1</text:p>
          </table:table-cell>
          <table:table-cell table:formula="of:=IF(ISNUMBER(VLOOKUP([.B244];[.$AK$2:.$AL$41];2;0));VLOOKUP([.B244];[.$AK$2:.$AL$41];2;0);1)" office:value-type="float" office:value="1">
            <text:p>1</text:p>
          </table:table-cell>
          <table:table-cell table:number-columns-repeated="209"/>
        </table:table-row>
        <table:table-row table:style-name="ro7">
          <table:table-cell office:value-type="float" office:value="243">
            <text:p>243</text:p>
          </table:table-cell>
          <table:table-cell office:value-type="string">
            <text:p>Patrick Mennucci</text:p>
          </table:table-cell>
          <table:table-cell table:formula="of:=IF(ISNUMBER(VLOOKUP([.B245];[.$M$2:.$N$202];2;0));VLOOKUP([.B245];[.$M$2:.$N$202];2;0);1)" office:value-type="float" office:value="1">
            <text:p>1</text:p>
          </table:table-cell>
          <table:table-cell table:formula="of:=IF(ISNUMBER(VLOOKUP([.B245];[.$P$2:.$Q$12];2;0));VLOOKUP([.B245];[.$P$2:.$Q$12];2;0);1)" office:value-type="float" office:value="1">
            <text:p>1</text:p>
          </table:table-cell>
          <table:table-cell table:formula="of:=IF(ISNUMBER(VLOOKUP([.B245];[.$S$2:.$T$46];2;0));VLOOKUP([.B245];[.$S$2:.$T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245];[.$V$2:.$W$100];2;0));VLOOKUP([.B245];[.$V$2:.$W$100];2;0);1)" office:value-type="float" office:value="1">
            <text:p>1</text:p>
          </table:table-cell>
          <table:table-cell table:formula="of:=IF(ISNUMBER(VLOOKUP([.B245];[.$AB$2:.$AC$302];2;0));VLOOKUP([.B245];[.$AB$2:.$AC$302];2;0);0)" office:value-type="float" office:value="1">
            <text:p>1</text:p>
          </table:table-cell>
          <table:table-cell table:formula="of:=IF(ISNUMBER(VLOOKUP([.B245];[.$AE$2:.$AF$33];2;0));VLOOKUP([.B245];[.$AE$2:.$AF$33];2;0);1)" office:value-type="float" office:value="1">
            <text:p>1</text:p>
          </table:table-cell>
          <table:table-cell table:formula="of:=IF(ISNUMBER(VLOOKUP([.B245];[.$AH$2:.$AI$41];2;0));VLOOKUP([.B245];[.$AH$2:.$AI$41];2;0);1)" office:value-type="float" office:value="1">
            <text:p>1</text:p>
          </table:table-cell>
          <table:table-cell table:formula="of:=IF(ISNUMBER(VLOOKUP([.B245];[.$AK$2:.$AL$41];2;0));VLOOKUP([.B245];[.$AK$2:.$AL$41];2;0);1)" office:value-type="float" office:value="1">
            <text:p>1</text:p>
          </table:table-cell>
          <table:table-cell table:number-columns-repeated="209"/>
        </table:table-row>
        <table:table-row table:style-name="ro7">
          <table:table-cell office:value-type="float" office:value="244">
            <text:p>244</text:p>
          </table:table-cell>
          <table:table-cell office:value-type="string">
            <text:p>Patrick Vignal</text:p>
          </table:table-cell>
          <table:table-cell table:formula="of:=IF(ISNUMBER(VLOOKUP([.B246];[.$M$2:.$N$202];2;0));VLOOKUP([.B246];[.$M$2:.$N$202];2;0);1)" office:value-type="float" office:value="1">
            <text:p>1</text:p>
          </table:table-cell>
          <table:table-cell table:formula="of:=IF(ISNUMBER(VLOOKUP([.B246];[.$P$2:.$Q$12];2;0));VLOOKUP([.B246];[.$P$2:.$Q$12];2;0);1)" office:value-type="float" office:value="1">
            <text:p>1</text:p>
          </table:table-cell>
          <table:table-cell table:formula="of:=IF(ISNUMBER(VLOOKUP([.B246];[.$S$2:.$T$46];2;0));VLOOKUP([.B246];[.$S$2:.$T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246];[.$V$2:.$W$100];2;0));VLOOKUP([.B246];[.$V$2:.$W$100];2;0);1)" office:value-type="float" office:value="1">
            <text:p>1</text:p>
          </table:table-cell>
          <table:table-cell table:formula="of:=IF(ISNUMBER(VLOOKUP([.B246];[.$AB$2:.$AC$302];2;0));VLOOKUP([.B246];[.$AB$2:.$AC$302];2;0);0)" office:value-type="float" office:value="1">
            <text:p>1</text:p>
          </table:table-cell>
          <table:table-cell table:formula="of:=IF(ISNUMBER(VLOOKUP([.B246];[.$AE$2:.$AF$33];2;0));VLOOKUP([.B246];[.$AE$2:.$AF$33];2;0);1)" office:value-type="float" office:value="1">
            <text:p>1</text:p>
          </table:table-cell>
          <table:table-cell table:formula="of:=IF(ISNUMBER(VLOOKUP([.B246];[.$AH$2:.$AI$41];2;0));VLOOKUP([.B246];[.$AH$2:.$AI$41];2;0);1)" office:value-type="float" office:value="1">
            <text:p>1</text:p>
          </table:table-cell>
          <table:table-cell table:formula="of:=IF(ISNUMBER(VLOOKUP([.B246];[.$AK$2:.$AL$41];2;0));VLOOKUP([.B246];[.$AK$2:.$AL$41];2;0);1)" office:value-type="float" office:value="1">
            <text:p>1</text:p>
          </table:table-cell>
          <table:table-cell table:number-columns-repeated="209"/>
        </table:table-row>
        <table:table-row table:style-name="ro7">
          <table:table-cell office:value-type="float" office:value="245">
            <text:p>245</text:p>
          </table:table-cell>
          <table:table-cell office:value-type="string">
            <text:p>Philip Cordery</text:p>
          </table:table-cell>
          <table:table-cell table:formula="of:=IF(ISNUMBER(VLOOKUP([.B247];[.$M$2:.$N$202];2;0));VLOOKUP([.B247];[.$M$2:.$N$202];2;0);1)" office:value-type="float" office:value="1">
            <text:p>1</text:p>
          </table:table-cell>
          <table:table-cell table:formula="of:=IF(ISNUMBER(VLOOKUP([.B247];[.$P$2:.$Q$12];2;0));VLOOKUP([.B247];[.$P$2:.$Q$12];2;0);1)" office:value-type="float" office:value="1">
            <text:p>1</text:p>
          </table:table-cell>
          <table:table-cell table:formula="of:=IF(ISNUMBER(VLOOKUP([.B247];[.$S$2:.$T$46];2;0));VLOOKUP([.B247];[.$S$2:.$T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247];[.$V$2:.$W$100];2;0));VLOOKUP([.B247];[.$V$2:.$W$100];2;0);1)" office:value-type="float" office:value="1">
            <text:p>1</text:p>
          </table:table-cell>
          <table:table-cell table:formula="of:=IF(ISNUMBER(VLOOKUP([.B247];[.$AB$2:.$AC$302];2;0));VLOOKUP([.B247];[.$AB$2:.$AC$302];2;0);0)" office:value-type="float" office:value="1">
            <text:p>1</text:p>
          </table:table-cell>
          <table:table-cell table:formula="of:=IF(ISNUMBER(VLOOKUP([.B247];[.$AE$2:.$AF$33];2;0));VLOOKUP([.B247];[.$AE$2:.$AF$33];2;0);1)" office:value-type="float" office:value="1">
            <text:p>1</text:p>
          </table:table-cell>
          <table:table-cell table:formula="of:=IF(ISNUMBER(VLOOKUP([.B247];[.$AH$2:.$AI$41];2;0));VLOOKUP([.B247];[.$AH$2:.$AI$41];2;0);1)" office:value-type="float" office:value="1">
            <text:p>1</text:p>
          </table:table-cell>
          <table:table-cell table:formula="of:=IF(ISNUMBER(VLOOKUP([.B247];[.$AK$2:.$AL$41];2;0));VLOOKUP([.B247];[.$AK$2:.$AL$41];2;0);1)" office:value-type="float" office:value="1">
            <text:p>1</text:p>
          </table:table-cell>
          <table:table-cell table:number-columns-repeated="209"/>
        </table:table-row>
        <table:table-row table:style-name="ro7">
          <table:table-cell office:value-type="float" office:value="246">
            <text:p>246</text:p>
          </table:table-cell>
          <table:table-cell office:value-type="string">
            <text:p>Philippe Baumel</text:p>
          </table:table-cell>
          <table:table-cell table:formula="of:=IF(ISNUMBER(VLOOKUP([.B248];[.$M$2:.$N$202];2;0));VLOOKUP([.B248];[.$M$2:.$N$202];2;0);1)" office:value-type="float" office:value="0">
            <text:p>0</text:p>
          </table:table-cell>
          <table:table-cell table:formula="of:=IF(ISNUMBER(VLOOKUP([.B248];[.$P$2:.$Q$12];2;0));VLOOKUP([.B248];[.$P$2:.$Q$12];2;0);1)" office:value-type="float" office:value="1">
            <text:p>1</text:p>
          </table:table-cell>
          <table:table-cell table:formula="of:=IF(ISNUMBER(VLOOKUP([.B248];[.$S$2:.$T$46];2;0));VLOOKUP([.B248];[.$S$2:.$T$46];2;0);1)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IF(ISNUMBER(VLOOKUP([.B248];[.$V$2:.$W$100];2;0));VLOOKUP([.B248];[.$V$2:.$W$100];2;0);1)" office:value-type="float" office:value="0">
            <text:p>0</text:p>
          </table:table-cell>
          <table:table-cell table:formula="of:=IF(ISNUMBER(VLOOKUP([.B248];[.$AB$2:.$AC$302];2;0));VLOOKUP([.B248];[.$AB$2:.$AC$302];2;0);0)" office:value-type="float" office:value="0">
            <text:p>0</text:p>
          </table:table-cell>
          <table:table-cell table:formula="of:=IF(ISNUMBER(VLOOKUP([.B248];[.$AE$2:.$AF$33];2;0));VLOOKUP([.B248];[.$AE$2:.$AF$33];2;0);1)" office:value-type="float" office:value="1">
            <text:p>1</text:p>
          </table:table-cell>
          <table:table-cell table:formula="of:=IF(ISNUMBER(VLOOKUP([.B248];[.$AH$2:.$AI$41];2;0));VLOOKUP([.B248];[.$AH$2:.$AI$41];2;0);1)" office:value-type="float" office:value="0">
            <text:p>0</text:p>
          </table:table-cell>
          <table:table-cell table:formula="of:=IF(ISNUMBER(VLOOKUP([.B248];[.$AK$2:.$AL$41];2;0));VLOOKUP([.B248];[.$AK$2:.$AL$41];2;0);1)" office:value-type="float" office:value="0">
            <text:p>0</text:p>
          </table:table-cell>
          <table:table-cell table:number-columns-repeated="209"/>
        </table:table-row>
        <table:table-row table:style-name="ro7">
          <table:table-cell office:value-type="float" office:value="247">
            <text:p>247</text:p>
          </table:table-cell>
          <table:table-cell office:value-type="string">
            <text:p>Philippe Bies</text:p>
          </table:table-cell>
          <table:table-cell table:formula="of:=IF(ISNUMBER(VLOOKUP([.B249];[.$M$2:.$N$202];2;0));VLOOKUP([.B249];[.$M$2:.$N$202];2;0);1)" office:value-type="float" office:value="1">
            <text:p>1</text:p>
          </table:table-cell>
          <table:table-cell table:formula="of:=IF(ISNUMBER(VLOOKUP([.B249];[.$P$2:.$Q$12];2;0));VLOOKUP([.B249];[.$P$2:.$Q$12];2;0);1)" office:value-type="float" office:value="1">
            <text:p>1</text:p>
          </table:table-cell>
          <table:table-cell table:formula="of:=IF(ISNUMBER(VLOOKUP([.B249];[.$S$2:.$T$46];2;0));VLOOKUP([.B249];[.$S$2:.$T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249];[.$V$2:.$W$100];2;0));VLOOKUP([.B249];[.$V$2:.$W$100];2;0);1)" office:value-type="float" office:value="1">
            <text:p>1</text:p>
          </table:table-cell>
          <table:table-cell table:formula="of:=IF(ISNUMBER(VLOOKUP([.B249];[.$AB$2:.$AC$302];2;0));VLOOKUP([.B249];[.$AB$2:.$AC$302];2;0);0)" office:value-type="float" office:value="1">
            <text:p>1</text:p>
          </table:table-cell>
          <table:table-cell table:formula="of:=IF(ISNUMBER(VLOOKUP([.B249];[.$AE$2:.$AF$33];2;0));VLOOKUP([.B249];[.$AE$2:.$AF$33];2;0);1)" office:value-type="float" office:value="1">
            <text:p>1</text:p>
          </table:table-cell>
          <table:table-cell table:formula="of:=IF(ISNUMBER(VLOOKUP([.B249];[.$AH$2:.$AI$41];2;0));VLOOKUP([.B249];[.$AH$2:.$AI$41];2;0);1)" office:value-type="float" office:value="1">
            <text:p>1</text:p>
          </table:table-cell>
          <table:table-cell table:formula="of:=IF(ISNUMBER(VLOOKUP([.B249];[.$AK$2:.$AL$41];2;0));VLOOKUP([.B249];[.$AK$2:.$AL$41];2;0);1)" office:value-type="float" office:value="1">
            <text:p>1</text:p>
          </table:table-cell>
          <table:table-cell table:number-columns-repeated="209"/>
        </table:table-row>
        <table:table-row table:style-name="ro7">
          <table:table-cell office:value-type="float" office:value="248">
            <text:p>248</text:p>
          </table:table-cell>
          <table:table-cell office:value-type="string">
            <text:p>Philippe Doucet</text:p>
          </table:table-cell>
          <table:table-cell table:formula="of:=IF(ISNUMBER(VLOOKUP([.B250];[.$M$2:.$N$202];2;0));VLOOKUP([.B250];[.$M$2:.$N$202];2;0);1)" office:value-type="float" office:value="0">
            <text:p>0</text:p>
          </table:table-cell>
          <table:table-cell table:formula="of:=IF(ISNUMBER(VLOOKUP([.B250];[.$P$2:.$Q$12];2;0));VLOOKUP([.B250];[.$P$2:.$Q$12];2;0);1)" office:value-type="float" office:value="1">
            <text:p>1</text:p>
          </table:table-cell>
          <table:table-cell table:formula="of:=IF(ISNUMBER(VLOOKUP([.B250];[.$S$2:.$T$46];2;0));VLOOKUP([.B250];[.$S$2:.$T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250];[.$V$2:.$W$100];2;0));VLOOKUP([.B250];[.$V$2:.$W$100];2;0);1)" office:value-type="float" office:value="1">
            <text:p>1</text:p>
          </table:table-cell>
          <table:table-cell table:formula="of:=IF(ISNUMBER(VLOOKUP([.B250];[.$AB$2:.$AC$302];2;0));VLOOKUP([.B250];[.$AB$2:.$AC$302];2;0);0)" office:value-type="float" office:value="1">
            <text:p>1</text:p>
          </table:table-cell>
          <table:table-cell table:formula="of:=IF(ISNUMBER(VLOOKUP([.B250];[.$AE$2:.$AF$33];2;0));VLOOKUP([.B250];[.$AE$2:.$AF$33];2;0);1)" office:value-type="float" office:value="1">
            <text:p>1</text:p>
          </table:table-cell>
          <table:table-cell table:formula="of:=IF(ISNUMBER(VLOOKUP([.B250];[.$AH$2:.$AI$41];2;0));VLOOKUP([.B250];[.$AH$2:.$AI$41];2;0);1)" office:value-type="float" office:value="1">
            <text:p>1</text:p>
          </table:table-cell>
          <table:table-cell table:formula="of:=IF(ISNUMBER(VLOOKUP([.B250];[.$AK$2:.$AL$41];2;0));VLOOKUP([.B250];[.$AK$2:.$AL$41];2;0);1)" office:value-type="float" office:value="1">
            <text:p>1</text:p>
          </table:table-cell>
          <table:table-cell table:number-columns-repeated="209"/>
        </table:table-row>
        <table:table-row table:style-name="ro7">
          <table:table-cell office:value-type="float" office:value="249">
            <text:p>249</text:p>
          </table:table-cell>
          <table:table-cell office:value-type="string">
            <text:p>Philippe Duron</text:p>
          </table:table-cell>
          <table:table-cell table:formula="of:=IF(ISNUMBER(VLOOKUP([.B251];[.$M$2:.$N$202];2;0));VLOOKUP([.B251];[.$M$2:.$N$202];2;0);1)" office:value-type="float" office:value="1">
            <text:p>1</text:p>
          </table:table-cell>
          <table:table-cell table:formula="of:=IF(ISNUMBER(VLOOKUP([.B251];[.$P$2:.$Q$12];2;0));VLOOKUP([.B251];[.$P$2:.$Q$12];2;0);1)" office:value-type="float" office:value="1">
            <text:p>1</text:p>
          </table:table-cell>
          <table:table-cell table:formula="of:=IF(ISNUMBER(VLOOKUP([.B251];[.$S$2:.$T$46];2;0));VLOOKUP([.B251];[.$S$2:.$T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251];[.$V$2:.$W$100];2;0));VLOOKUP([.B251];[.$V$2:.$W$100];2;0);1)" office:value-type="float" office:value="1">
            <text:p>1</text:p>
          </table:table-cell>
          <table:table-cell table:formula="of:=IF(ISNUMBER(VLOOKUP([.B251];[.$AB$2:.$AC$302];2;0));VLOOKUP([.B251];[.$AB$2:.$AC$302];2;0);0)" office:value-type="float" office:value="1">
            <text:p>1</text:p>
          </table:table-cell>
          <table:table-cell table:formula="of:=IF(ISNUMBER(VLOOKUP([.B251];[.$AE$2:.$AF$33];2;0));VLOOKUP([.B251];[.$AE$2:.$AF$33];2;0);1)" office:value-type="float" office:value="1">
            <text:p>1</text:p>
          </table:table-cell>
          <table:table-cell table:formula="of:=IF(ISNUMBER(VLOOKUP([.B251];[.$AH$2:.$AI$41];2;0));VLOOKUP([.B251];[.$AH$2:.$AI$41];2;0);1)" office:value-type="float" office:value="1">
            <text:p>1</text:p>
          </table:table-cell>
          <table:table-cell table:formula="of:=IF(ISNUMBER(VLOOKUP([.B251];[.$AK$2:.$AL$41];2;0));VLOOKUP([.B251];[.$AK$2:.$AL$41];2;0);1)" office:value-type="float" office:value="1">
            <text:p>1</text:p>
          </table:table-cell>
          <table:table-cell table:number-columns-repeated="209"/>
        </table:table-row>
        <table:table-row table:style-name="ro7">
          <table:table-cell office:value-type="float" office:value="250">
            <text:p>250</text:p>
          </table:table-cell>
          <table:table-cell office:value-type="string">
            <text:p>Philippe Kemel</text:p>
          </table:table-cell>
          <table:table-cell table:formula="of:=IF(ISNUMBER(VLOOKUP([.B252];[.$M$2:.$N$202];2;0));VLOOKUP([.B252];[.$M$2:.$N$202];2;0);1)" office:value-type="float" office:value="0">
            <text:p>0</text:p>
          </table:table-cell>
          <table:table-cell table:formula="of:=IF(ISNUMBER(VLOOKUP([.B252];[.$P$2:.$Q$12];2;0));VLOOKUP([.B252];[.$P$2:.$Q$12];2;0);1)" office:value-type="float" office:value="1">
            <text:p>1</text:p>
          </table:table-cell>
          <table:table-cell table:formula="of:=IF(ISNUMBER(VLOOKUP([.B252];[.$S$2:.$T$46];2;0));VLOOKUP([.B252];[.$S$2:.$T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252];[.$V$2:.$W$100];2;0));VLOOKUP([.B252];[.$V$2:.$W$100];2;0);1)" office:value-type="float" office:value="1">
            <text:p>1</text:p>
          </table:table-cell>
          <table:table-cell table:formula="of:=IF(ISNUMBER(VLOOKUP([.B252];[.$AB$2:.$AC$302];2;0));VLOOKUP([.B252];[.$AB$2:.$AC$302];2;0);0)" office:value-type="float" office:value="0">
            <text:p>0</text:p>
          </table:table-cell>
          <table:table-cell table:formula="of:=IF(ISNUMBER(VLOOKUP([.B252];[.$AE$2:.$AF$33];2;0));VLOOKUP([.B252];[.$AE$2:.$AF$33];2;0);1)" office:value-type="float" office:value="1">
            <text:p>1</text:p>
          </table:table-cell>
          <table:table-cell table:formula="of:=IF(ISNUMBER(VLOOKUP([.B252];[.$AH$2:.$AI$41];2;0));VLOOKUP([.B252];[.$AH$2:.$AI$41];2;0);1)" office:value-type="float" office:value="1">
            <text:p>1</text:p>
          </table:table-cell>
          <table:table-cell table:formula="of:=IF(ISNUMBER(VLOOKUP([.B252];[.$AK$2:.$AL$41];2;0));VLOOKUP([.B252];[.$AK$2:.$AL$41];2;0);1)" office:value-type="float" office:value="1">
            <text:p>1</text:p>
          </table:table-cell>
          <table:table-cell table:number-columns-repeated="209"/>
        </table:table-row>
        <table:table-row table:style-name="ro7">
          <table:table-cell office:value-type="float" office:value="251">
            <text:p>251</text:p>
          </table:table-cell>
          <table:table-cell office:value-type="string">
            <text:p>Philippe Martin</text:p>
          </table:table-cell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IF(ISNUMBER(VLOOKUP([.B253];[.$V$2:.$W$100];2;0));VLOOKUP([.B253];[.$V$2:.$W$100];2;0);1)" office:value-type="float" office:value="1">
            <text:p>1</text:p>
          </table:table-cell>
          <table:table-cell table:formula="of:=IF(ISNUMBER(VLOOKUP([.B253];[.$AB$2:.$AC$302];2;0));VLOOKUP([.B253];[.$AB$2:.$AC$302];2;0);0)" office:value-type="float" office:value="0">
            <text:p>0</text:p>
          </table:table-cell>
          <table:table-cell table:formula="of:=IF(ISNUMBER(VLOOKUP([.B253];[.$AE$2:.$AF$33];2;0));VLOOKUP([.B253];[.$AE$2:.$AF$33];2;0);1)" office:value-type="float" office:value="1">
            <text:p>1</text:p>
          </table:table-cell>
          <table:table-cell table:formula="of:=IF(ISNUMBER(VLOOKUP([.B253];[.$AH$2:.$AI$41];2;0));VLOOKUP([.B253];[.$AH$2:.$AI$41];2;0);1)" office:value-type="float" office:value="1">
            <text:p>1</text:p>
          </table:table-cell>
          <table:table-cell table:formula="of:=IF(ISNUMBER(VLOOKUP([.B253];[.$AK$2:.$AL$41];2;0));VLOOKUP([.B253];[.$AK$2:.$AL$41];2;0);1)" office:value-type="float" office:value="1">
            <text:p>1</text:p>
          </table:table-cell>
          <table:table-cell table:number-columns-repeated="209"/>
        </table:table-row>
        <table:table-row table:style-name="ro7">
          <table:table-cell office:value-type="float" office:value="252">
            <text:p>252</text:p>
          </table:table-cell>
          <table:table-cell office:value-type="string">
            <text:p>Philippe Nauche</text:p>
          </table:table-cell>
          <table:table-cell table:formula="of:=IF(ISNUMBER(VLOOKUP([.B254];[.$M$2:.$N$202];2;0));VLOOKUP([.B254];[.$M$2:.$N$202];2;0);1)" office:value-type="float" office:value="1">
            <text:p>1</text:p>
          </table:table-cell>
          <table:table-cell table:formula="of:=IF(ISNUMBER(VLOOKUP([.B254];[.$P$2:.$Q$12];2;0));VLOOKUP([.B254];[.$P$2:.$Q$12];2;0);1)" office:value-type="float" office:value="1">
            <text:p>1</text:p>
          </table:table-cell>
          <table:table-cell table:formula="of:=IF(ISNUMBER(VLOOKUP([.B254];[.$S$2:.$T$46];2;0));VLOOKUP([.B254];[.$S$2:.$T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254];[.$V$2:.$W$100];2;0));VLOOKUP([.B254];[.$V$2:.$W$100];2;0);1)" office:value-type="float" office:value="1">
            <text:p>1</text:p>
          </table:table-cell>
          <table:table-cell table:formula="of:=IF(ISNUMBER(VLOOKUP([.B254];[.$AB$2:.$AC$302];2;0));VLOOKUP([.B254];[.$AB$2:.$AC$302];2;0);0)" office:value-type="float" office:value="1">
            <text:p>1</text:p>
          </table:table-cell>
          <table:table-cell table:formula="of:=IF(ISNUMBER(VLOOKUP([.B254];[.$AE$2:.$AF$33];2;0));VLOOKUP([.B254];[.$AE$2:.$AF$33];2;0);1)" office:value-type="float" office:value="1">
            <text:p>1</text:p>
          </table:table-cell>
          <table:table-cell table:formula="of:=IF(ISNUMBER(VLOOKUP([.B254];[.$AH$2:.$AI$41];2;0));VLOOKUP([.B254];[.$AH$2:.$AI$41];2;0);1)" office:value-type="float" office:value="1">
            <text:p>1</text:p>
          </table:table-cell>
          <table:table-cell table:formula="of:=IF(ISNUMBER(VLOOKUP([.B254];[.$AK$2:.$AL$41];2;0));VLOOKUP([.B254];[.$AK$2:.$AL$41];2;0);1)" office:value-type="float" office:value="1">
            <text:p>1</text:p>
          </table:table-cell>
          <table:table-cell table:number-columns-repeated="209"/>
        </table:table-row>
        <table:table-row table:style-name="ro7">
          <table:table-cell office:value-type="float" office:value="253">
            <text:p>253</text:p>
          </table:table-cell>
          <table:table-cell office:value-type="string">
            <text:p>Philippe Noguès</text:p>
          </table:table-cell>
          <table:table-cell table:formula="of:=IF(ISNUMBER(VLOOKUP([.B255];[.$M$2:.$N$202];2;0));VLOOKUP([.B255];[.$M$2:.$N$202];2;0);1)" office:value-type="float" office:value="0">
            <text:p>0</text:p>
          </table:table-cell>
          <table:table-cell table:formula="of:=IF(ISNUMBER(VLOOKUP([.B255];[.$P$2:.$Q$12];2;0));VLOOKUP([.B255];[.$P$2:.$Q$12];2;0);1)" office:value-type="float" office:value="0">
            <text:p>0</text:p>
          </table:table-cell>
          <table:table-cell table:formula="of:=IF(ISNUMBER(VLOOKUP([.B255];[.$S$2:.$T$46];2;0));VLOOKUP([.B255];[.$S$2:.$T$46];2;0);1)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IF(ISNUMBER(VLOOKUP([.B255];[.$V$2:.$W$100];2;0));VLOOKUP([.B255];[.$V$2:.$W$100];2;0);1)" office:value-type="float" office:value="0">
            <text:p>0</text:p>
          </table:table-cell>
          <table:table-cell table:formula="of:=IF(ISNUMBER(VLOOKUP([.B255];[.$AB$2:.$AC$302];2;0));VLOOKUP([.B255];[.$AB$2:.$AC$302];2;0);0)" office:value-type="float" office:value="0">
            <text:p>0</text:p>
          </table:table-cell>
          <table:table-cell table:formula="of:=IF(ISNUMBER(VLOOKUP([.B255];[.$AE$2:.$AF$33];2;0));VLOOKUP([.B255];[.$AE$2:.$AF$33];2;0);1)" office:value-type="float" office:value="0">
            <text:p>0</text:p>
          </table:table-cell>
          <table:table-cell table:formula="of:=IF(ISNUMBER(VLOOKUP([.B255];[.$AH$2:.$AI$41];2;0));VLOOKUP([.B255];[.$AH$2:.$AI$41];2;0);1)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09"/>
        </table:table-row>
        <table:table-row table:style-name="ro7">
          <table:table-cell office:value-type="float" office:value="254">
            <text:p>254</text:p>
          </table:table-cell>
          <table:table-cell office:value-type="string">
            <text:p>Philippe Plisson</text:p>
          </table:table-cell>
          <table:table-cell table:formula="of:=IF(ISNUMBER(VLOOKUP([.B256];[.$M$2:.$N$202];2;0));VLOOKUP([.B256];[.$M$2:.$N$202];2;0);1)" office:value-type="float" office:value="1">
            <text:p>1</text:p>
          </table:table-cell>
          <table:table-cell table:formula="of:=IF(ISNUMBER(VLOOKUP([.B256];[.$P$2:.$Q$12];2;0));VLOOKUP([.B256];[.$P$2:.$Q$12];2;0);1)" office:value-type="float" office:value="1">
            <text:p>1</text:p>
          </table:table-cell>
          <table:table-cell table:formula="of:=IF(ISNUMBER(VLOOKUP([.B256];[.$S$2:.$T$46];2;0));VLOOKUP([.B256];[.$S$2:.$T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256];[.$V$2:.$W$100];2;0));VLOOKUP([.B256];[.$V$2:.$W$100];2;0);1)" office:value-type="float" office:value="1">
            <text:p>1</text:p>
          </table:table-cell>
          <table:table-cell table:formula="of:=IF(ISNUMBER(VLOOKUP([.B256];[.$AB$2:.$AC$302];2;0));VLOOKUP([.B256];[.$AB$2:.$AC$302];2;0);0)" office:value-type="float" office:value="1">
            <text:p>1</text:p>
          </table:table-cell>
          <table:table-cell table:formula="of:=IF(ISNUMBER(VLOOKUP([.B256];[.$AE$2:.$AF$33];2;0));VLOOKUP([.B256];[.$AE$2:.$AF$33];2;0);1)" office:value-type="float" office:value="1">
            <text:p>1</text:p>
          </table:table-cell>
          <table:table-cell table:formula="of:=IF(ISNUMBER(VLOOKUP([.B256];[.$AH$2:.$AI$41];2;0));VLOOKUP([.B256];[.$AH$2:.$AI$41];2;0);1)" office:value-type="float" office:value="1">
            <text:p>1</text:p>
          </table:table-cell>
          <table:table-cell table:formula="of:=IF(ISNUMBER(VLOOKUP([.B256];[.$AK$2:.$AL$41];2;0));VLOOKUP([.B256];[.$AK$2:.$AL$41];2;0);1)" office:value-type="float" office:value="1">
            <text:p>1</text:p>
          </table:table-cell>
          <table:table-cell table:number-columns-repeated="209"/>
        </table:table-row>
        <table:table-row table:style-name="ro7">
          <table:table-cell office:value-type="float" office:value="255">
            <text:p>255</text:p>
          </table:table-cell>
          <table:table-cell office:value-type="string">
            <text:p>Pierre Aylagas</text:p>
          </table:table-cell>
          <table:table-cell table:formula="of:=IF(ISNUMBER(VLOOKUP([.B257];[.$M$2:.$N$202];2;0));VLOOKUP([.B257];[.$M$2:.$N$202];2;0);1)" office:value-type="float" office:value="1">
            <text:p>1</text:p>
          </table:table-cell>
          <table:table-cell table:formula="of:=IF(ISNUMBER(VLOOKUP([.B257];[.$P$2:.$Q$12];2;0));VLOOKUP([.B257];[.$P$2:.$Q$12];2;0);1)" office:value-type="float" office:value="1">
            <text:p>1</text:p>
          </table:table-cell>
          <table:table-cell table:formula="of:=IF(ISNUMBER(VLOOKUP([.B257];[.$S$2:.$T$46];2;0));VLOOKUP([.B257];[.$S$2:.$T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257];[.$V$2:.$W$100];2;0));VLOOKUP([.B257];[.$V$2:.$W$100];2;0);1)" office:value-type="float" office:value="1">
            <text:p>1</text:p>
          </table:table-cell>
          <table:table-cell table:formula="of:=IF(ISNUMBER(VLOOKUP([.B257];[.$AB$2:.$AC$302];2;0));VLOOKUP([.B257];[.$AB$2:.$AC$302];2;0);0)" office:value-type="float" office:value="1">
            <text:p>1</text:p>
          </table:table-cell>
          <table:table-cell table:formula="of:=IF(ISNUMBER(VLOOKUP([.B257];[.$AE$2:.$AF$33];2;0));VLOOKUP([.B257];[.$AE$2:.$AF$33];2;0);1)" office:value-type="float" office:value="1">
            <text:p>1</text:p>
          </table:table-cell>
          <table:table-cell table:formula="of:=IF(ISNUMBER(VLOOKUP([.B257];[.$AH$2:.$AI$41];2;0));VLOOKUP([.B257];[.$AH$2:.$AI$41];2;0);1)" office:value-type="float" office:value="1">
            <text:p>1</text:p>
          </table:table-cell>
          <table:table-cell table:formula="of:=IF(ISNUMBER(VLOOKUP([.B257];[.$AK$2:.$AL$41];2;0));VLOOKUP([.B257];[.$AK$2:.$AL$41];2;0);1)" office:value-type="float" office:value="1">
            <text:p>1</text:p>
          </table:table-cell>
          <table:table-cell table:number-columns-repeated="209"/>
        </table:table-row>
        <table:table-row table:style-name="ro7">
          <table:table-cell office:value-type="float" office:value="256">
            <text:p>256</text:p>
          </table:table-cell>
          <table:table-cell office:value-type="string">
            <text:p>Pierre Moscovici</text:p>
          </table:table-cell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IF(ISNUMBER(VLOOKUP([.B258];[.$V$2:.$W$100];2;0));VLOOKUP([.B258];[.$V$2:.$W$100];2;0);1)" office:value-type="float" office:value="1">
            <text:p>1</text:p>
          </table:table-cell>
          <table:table-cell table:formula="of:=IF(ISNUMBER(VLOOKUP([.B258];[.$AB$2:.$AC$302];2;0));VLOOKUP([.B258];[.$AB$2:.$AC$302];2;0);0)" office:value-type="float" office:value="0">
            <text:p>0</text:p>
          </table:table-cell>
          <table:table-cell table:formula="of:=IF(ISNUMBER(VLOOKUP([.B258];[.$AE$2:.$AF$33];2;0));VLOOKUP([.B258];[.$AE$2:.$AF$33];2;0);1)" office:value-type="float" office:value="1">
            <text:p>1</text:p>
          </table:table-cell>
          <table:table-cell table:formula="of:=IF(ISNUMBER(VLOOKUP([.B258];[.$AH$2:.$AI$41];2;0));VLOOKUP([.B258];[.$AH$2:.$AI$41];2;0);1)" office:value-type="float" office:value="1">
            <text:p>1</text:p>
          </table:table-cell>
          <table:table-cell table:formula="of:=IF(ISNUMBER(VLOOKUP([.B258];[.$AK$2:.$AL$41];2;0));VLOOKUP([.B258];[.$AK$2:.$AL$41];2;0);1)" office:value-type="float" office:value="1">
            <text:p>1</text:p>
          </table:table-cell>
          <table:table-cell table:number-columns-repeated="209"/>
        </table:table-row>
        <table:table-row table:style-name="ro7">
          <table:table-cell office:value-type="float" office:value="257">
            <text:p>257</text:p>
          </table:table-cell>
          <table:table-cell office:value-type="string">
            <text:p>Pierre-Alain Muet</text:p>
          </table:table-cell>
          <table:table-cell table:formula="of:=IF(ISNUMBER(VLOOKUP([.B259];[.$M$2:.$N$202];2;0));VLOOKUP([.B259];[.$M$2:.$N$202];2;0);1)" office:value-type="float" office:value="0">
            <text:p>0</text:p>
          </table:table-cell>
          <table:table-cell table:formula="of:=IF(ISNUMBER(VLOOKUP([.B259];[.$P$2:.$Q$12];2;0));VLOOKUP([.B259];[.$P$2:.$Q$12];2;0);1)" office:value-type="float" office:value="1">
            <text:p>1</text:p>
          </table:table-cell>
          <table:table-cell table:formula="of:=IF(ISNUMBER(VLOOKUP([.B259];[.$S$2:.$T$46];2;0));VLOOKUP([.B259];[.$S$2:.$T$46];2;0);1)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IF(ISNUMBER(VLOOKUP([.B259];[.$V$2:.$W$100];2;0));VLOOKUP([.B259];[.$V$2:.$W$100];2;0);1)" office:value-type="float" office:value="0">
            <text:p>0</text:p>
          </table:table-cell>
          <table:table-cell table:formula="of:=IF(ISNUMBER(VLOOKUP([.B259];[.$AB$2:.$AC$302];2;0));VLOOKUP([.B259];[.$AB$2:.$AC$302];2;0);0)" office:value-type="float" office:value="0">
            <text:p>0</text:p>
          </table:table-cell>
          <table:table-cell table:formula="of:=IF(ISNUMBER(VLOOKUP([.B259];[.$AE$2:.$AF$33];2;0));VLOOKUP([.B259];[.$AE$2:.$AF$33];2;0);1)" office:value-type="float" office:value="1">
            <text:p>1</text:p>
          </table:table-cell>
          <table:table-cell table:formula="of:=IF(ISNUMBER(VLOOKUP([.B259];[.$AH$2:.$AI$41];2;0));VLOOKUP([.B259];[.$AH$2:.$AI$41];2;0);1)" office:value-type="float" office:value="0">
            <text:p>0</text:p>
          </table:table-cell>
          <table:table-cell table:formula="of:=IF(ISNUMBER(VLOOKUP([.B259];[.$AK$2:.$AL$41];2;0));VLOOKUP([.B259];[.$AK$2:.$AL$41];2;0);1)" office:value-type="float" office:value="0">
            <text:p>0</text:p>
          </table:table-cell>
          <table:table-cell table:number-columns-repeated="209"/>
        </table:table-row>
        <table:table-row table:style-name="ro7">
          <table:table-cell office:value-type="float" office:value="258">
            <text:p>258</text:p>
          </table:table-cell>
          <table:table-cell office:value-type="string">
            <text:p>Pierre-Yves Le Borgn'</text:p>
          </table:table-cell>
          <table:table-cell table:formula="of:=IF(ISNUMBER(VLOOKUP([.B260];[.$M$2:.$N$202];2;0));VLOOKUP([.B260];[.$M$2:.$N$202];2;0);1)" office:value-type="float" office:value="1">
            <text:p>1</text:p>
          </table:table-cell>
          <table:table-cell table:formula="of:=IF(ISNUMBER(VLOOKUP([.B260];[.$P$2:.$Q$12];2;0));VLOOKUP([.B260];[.$P$2:.$Q$12];2;0);1)" office:value-type="float" office:value="1">
            <text:p>1</text:p>
          </table:table-cell>
          <table:table-cell table:formula="of:=IF(ISNUMBER(VLOOKUP([.B260];[.$S$2:.$T$46];2;0));VLOOKUP([.B260];[.$S$2:.$T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260];[.$V$2:.$W$100];2;0));VLOOKUP([.B260];[.$V$2:.$W$100];2;0);1)" office:value-type="float" office:value="1">
            <text:p>1</text:p>
          </table:table-cell>
          <table:table-cell table:formula="of:=IF(ISNUMBER(VLOOKUP([.B260];[.$AB$2:.$AC$302];2;0));VLOOKUP([.B260];[.$AB$2:.$AC$302];2;0);0)" office:value-type="float" office:value="1">
            <text:p>1</text:p>
          </table:table-cell>
          <table:table-cell table:formula="of:=IF(ISNUMBER(VLOOKUP([.B260];[.$AE$2:.$AF$33];2;0));VLOOKUP([.B260];[.$AE$2:.$AF$33];2;0);1)" office:value-type="float" office:value="1">
            <text:p>1</text:p>
          </table:table-cell>
          <table:table-cell table:formula="of:=IF(ISNUMBER(VLOOKUP([.B260];[.$AH$2:.$AI$41];2;0));VLOOKUP([.B260];[.$AH$2:.$AI$41];2;0);1)" office:value-type="float" office:value="1">
            <text:p>1</text:p>
          </table:table-cell>
          <table:table-cell table:formula="of:=IF(ISNUMBER(VLOOKUP([.B260];[.$AK$2:.$AL$41];2;0));VLOOKUP([.B260];[.$AK$2:.$AL$41];2;0);1)" office:value-type="float" office:value="1">
            <text:p>1</text:p>
          </table:table-cell>
          <table:table-cell table:number-columns-repeated="209"/>
        </table:table-row>
        <table:table-row table:style-name="ro7">
          <table:table-cell office:value-type="float" office:value="259">
            <text:p>259</text:p>
          </table:table-cell>
          <table:table-cell office:value-type="string">
            <text:p>Pouria Amirshahi</text:p>
          </table:table-cell>
          <table:table-cell table:formula="of:=IF(ISNUMBER(VLOOKUP([.B261];[.$M$2:.$N$202];2;0));VLOOKUP([.B261];[.$M$2:.$N$202];2;0);1)" office:value-type="float" office:value="0">
            <text:p>0</text:p>
          </table:table-cell>
          <table:table-cell table:formula="of:=IF(ISNUMBER(VLOOKUP([.B261];[.$P$2:.$Q$12];2;0));VLOOKUP([.B261];[.$P$2:.$Q$12];2;0);1)" office:value-type="float" office:value="0">
            <text:p>0</text:p>
          </table:table-cell>
          <table:table-cell table:formula="of:=IF(ISNUMBER(VLOOKUP([.B261];[.$S$2:.$T$46];2;0));VLOOKUP([.B261];[.$S$2:.$T$46];2;0);1)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IF(ISNUMBER(VLOOKUP([.B261];[.$V$2:.$W$100];2;0));VLOOKUP([.B261];[.$V$2:.$W$100];2;0);1)" office:value-type="float" office:value="0">
            <text:p>0</text:p>
          </table:table-cell>
          <table:table-cell table:formula="of:=IF(ISNUMBER(VLOOKUP([.B261];[.$AB$2:.$AC$302];2;0));VLOOKUP([.B261];[.$AB$2:.$AC$302];2;0);0)" office:value-type="float" office:value="0">
            <text:p>0</text:p>
          </table:table-cell>
          <table:table-cell table:formula="of:=IF(ISNUMBER(VLOOKUP([.B261];[.$AE$2:.$AF$33];2;0));VLOOKUP([.B261];[.$AE$2:.$AF$33];2;0);1)" office:value-type="float" office:value="0">
            <text:p>0</text:p>
          </table:table-cell>
          <table:table-cell table:formula="of:=IF(ISNUMBER(VLOOKUP([.B261];[.$AH$2:.$AI$41];2;0));VLOOKUP([.B261];[.$AH$2:.$AI$41];2;0);1)" office:value-type="float" office:value="0">
            <text:p>0</text:p>
          </table:table-cell>
          <table:table-cell table:formula="of:=IF(ISNUMBER(VLOOKUP([.B261];[.$AK$2:.$AL$41];2;0));VLOOKUP([.B261];[.$AK$2:.$AL$41];2;0);1)" office:value-type="float" office:value="0">
            <text:p>0</text:p>
          </table:table-cell>
          <table:table-cell table:number-columns-repeated="209"/>
        </table:table-row>
        <table:table-row table:style-name="ro7">
          <table:table-cell office:value-type="float" office:value="260">
            <text:p>260</text:p>
          </table:table-cell>
          <table:table-cell office:value-type="string">
            <text:p>Razzy Hammadi</text:p>
          </table:table-cell>
          <table:table-cell table:formula="of:=IF(ISNUMBER(VLOOKUP([.B262];[.$M$2:.$N$202];2;0));VLOOKUP([.B262];[.$M$2:.$N$202];2;0);1)" office:value-type="float" office:value="0">
            <text:p>0</text:p>
          </table:table-cell>
          <table:table-cell table:formula="of:=IF(ISNUMBER(VLOOKUP([.B262];[.$P$2:.$Q$12];2;0));VLOOKUP([.B262];[.$P$2:.$Q$12];2;0);1)" office:value-type="float" office:value="1">
            <text:p>1</text:p>
          </table:table-cell>
          <table:table-cell table:formula="of:=IF(ISNUMBER(VLOOKUP([.B262];[.$S$2:.$T$46];2;0));VLOOKUP([.B262];[.$S$2:.$T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262];[.$V$2:.$W$100];2;0));VLOOKUP([.B262];[.$V$2:.$W$100];2;0);1)" office:value-type="float" office:value="1">
            <text:p>1</text:p>
          </table:table-cell>
          <table:table-cell table:formula="of:=IF(ISNUMBER(VLOOKUP([.B262];[.$AB$2:.$AC$302];2;0));VLOOKUP([.B262];[.$AB$2:.$AC$302];2;0);0)" office:value-type="float" office:value="1">
            <text:p>1</text:p>
          </table:table-cell>
          <table:table-cell table:formula="of:=IF(ISNUMBER(VLOOKUP([.B262];[.$AE$2:.$AF$33];2;0));VLOOKUP([.B262];[.$AE$2:.$AF$33];2;0);1)" office:value-type="float" office:value="1">
            <text:p>1</text:p>
          </table:table-cell>
          <table:table-cell table:formula="of:=IF(ISNUMBER(VLOOKUP([.B262];[.$AH$2:.$AI$41];2;0));VLOOKUP([.B262];[.$AH$2:.$AI$41];2;0);1)" office:value-type="float" office:value="1">
            <text:p>1</text:p>
          </table:table-cell>
          <table:table-cell table:formula="of:=IF(ISNUMBER(VLOOKUP([.B262];[.$AK$2:.$AL$41];2;0));VLOOKUP([.B262];[.$AK$2:.$AL$41];2;0);1)" office:value-type="float" office:value="1">
            <text:p>1</text:p>
          </table:table-cell>
          <table:table-cell table:number-columns-repeated="209"/>
        </table:table-row>
        <table:table-row table:style-name="ro7">
          <table:table-cell office:value-type="float" office:value="261">
            <text:p>261</text:p>
          </table:table-cell>
          <table:table-cell office:value-type="string">
            <text:p>Régine Povéda</text:p>
          </table:table-cell>
          <table:table-cell table:number-columns-repeated="4" office:value-type="float" office:value="2">
            <text:p>2</text:p>
          </table:table-cell>
          <table:table-cell table:number-columns-repeated="3" table:style-name="Default" office:value-type="float" office:value="2">
            <text:p>2</text:p>
          </table:table-cell>
          <table:table-cell table:formula="of:=IF(ISNUMBER(VLOOKUP([.B263];[.$AH$2:.$AI$41];2;0));VLOOKUP([.B263];[.$AH$2:.$AI$41];2;0);1)" office:value-type="float" office:value="1">
            <text:p>1</text:p>
          </table:table-cell>
          <table:table-cell table:formula="of:=IF(ISNUMBER(VLOOKUP([.B263];[.$AK$2:.$AL$41];2;0));VLOOKUP([.B263];[.$AK$2:.$AL$41];2;0);1)" office:value-type="float" office:value="1">
            <text:p>1</text:p>
          </table:table-cell>
          <table:table-cell table:number-columns-repeated="209"/>
        </table:table-row>
        <table:table-row table:style-name="ro7">
          <table:table-cell office:value-type="float" office:value="262">
            <text:p>262</text:p>
          </table:table-cell>
          <table:table-cell office:value-type="string">
            <text:p>Régis Juanico</text:p>
          </table:table-cell>
          <table:table-cell table:formula="of:=IF(ISNUMBER(VLOOKUP([.B264];[.$M$2:.$N$202];2;0));VLOOKUP([.B264];[.$M$2:.$N$202];2;0);1)" office:value-type="float" office:value="0">
            <text:p>0</text:p>
          </table:table-cell>
          <table:table-cell table:formula="of:=IF(ISNUMBER(VLOOKUP([.B264];[.$P$2:.$Q$12];2;0));VLOOKUP([.B264];[.$P$2:.$Q$12];2;0);1)" office:value-type="float" office:value="1">
            <text:p>1</text:p>
          </table:table-cell>
          <table:table-cell table:formula="of:=IF(ISNUMBER(VLOOKUP([.B264];[.$S$2:.$T$46];2;0));VLOOKUP([.B264];[.$S$2:.$T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264];[.$V$2:.$W$100];2;0));VLOOKUP([.B264];[.$V$2:.$W$100];2;0);1)" office:value-type="float" office:value="1">
            <text:p>1</text:p>
          </table:table-cell>
          <table:table-cell table:formula="of:=IF(ISNUMBER(VLOOKUP([.B264];[.$AB$2:.$AC$302];2;0));VLOOKUP([.B264];[.$AB$2:.$AC$302];2;0);0)" office:value-type="float" office:value="0">
            <text:p>0</text:p>
          </table:table-cell>
          <table:table-cell table:formula="of:=IF(ISNUMBER(VLOOKUP([.B264];[.$AE$2:.$AF$33];2;0));VLOOKUP([.B264];[.$AE$2:.$AF$33];2;0);1)" office:value-type="float" office:value="1">
            <text:p>1</text:p>
          </table:table-cell>
          <table:table-cell table:formula="of:=IF(ISNUMBER(VLOOKUP([.B264];[.$AH$2:.$AI$41];2;0));VLOOKUP([.B264];[.$AH$2:.$AI$41];2;0);1)" office:value-type="float" office:value="0">
            <text:p>0</text:p>
          </table:table-cell>
          <table:table-cell table:formula="of:=IF(ISNUMBER(VLOOKUP([.B264];[.$AK$2:.$AL$41];2;0));VLOOKUP([.B264];[.$AK$2:.$AL$41];2;0);1)" office:value-type="float" office:value="0">
            <text:p>0</text:p>
          </table:table-cell>
          <table:table-cell table:number-columns-repeated="209"/>
        </table:table-row>
        <table:table-row table:style-name="ro7">
          <table:table-cell office:value-type="float" office:value="263">
            <text:p>263</text:p>
          </table:table-cell>
          <table:table-cell office:value-type="string">
            <text:p>Rémi Pauvros</text:p>
          </table:table-cell>
          <table:table-cell table:formula="of:=IF(ISNUMBER(VLOOKUP([.B265];[.$M$2:.$N$202];2;0));VLOOKUP([.B265];[.$M$2:.$N$202];2;0);1)" office:value-type="float" office:value="1">
            <text:p>1</text:p>
          </table:table-cell>
          <table:table-cell table:formula="of:=IF(ISNUMBER(VLOOKUP([.B265];[.$P$2:.$Q$12];2;0));VLOOKUP([.B265];[.$P$2:.$Q$12];2;0);1)" office:value-type="float" office:value="1">
            <text:p>1</text:p>
          </table:table-cell>
          <table:table-cell table:formula="of:=IF(ISNUMBER(VLOOKUP([.B265];[.$S$2:.$T$46];2;0));VLOOKUP([.B265];[.$S$2:.$T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265];[.$V$2:.$W$100];2;0));VLOOKUP([.B265];[.$V$2:.$W$100];2;0);1)" office:value-type="float" office:value="1">
            <text:p>1</text:p>
          </table:table-cell>
          <table:table-cell table:formula="of:=IF(ISNUMBER(VLOOKUP([.B265];[.$AB$2:.$AC$302];2;0));VLOOKUP([.B265];[.$AB$2:.$AC$302];2;0);0)" office:value-type="float" office:value="1">
            <text:p>1</text:p>
          </table:table-cell>
          <table:table-cell table:formula="of:=IF(ISNUMBER(VLOOKUP([.B265];[.$AE$2:.$AF$33];2;0));VLOOKUP([.B265];[.$AE$2:.$AF$33];2;0);1)" office:value-type="float" office:value="1">
            <text:p>1</text:p>
          </table:table-cell>
          <table:table-cell table:formula="of:=IF(ISNUMBER(VLOOKUP([.B265];[.$AH$2:.$AI$41];2;0));VLOOKUP([.B265];[.$AH$2:.$AI$41];2;0);1)" office:value-type="float" office:value="1">
            <text:p>1</text:p>
          </table:table-cell>
          <table:table-cell table:formula="of:=IF(ISNUMBER(VLOOKUP([.B265];[.$AK$2:.$AL$41];2;0));VLOOKUP([.B265];[.$AK$2:.$AL$41];2;0);1)" office:value-type="float" office:value="1">
            <text:p>1</text:p>
          </table:table-cell>
          <table:table-cell table:number-columns-repeated="209"/>
        </table:table-row>
        <table:table-row table:style-name="ro7">
          <table:table-cell office:value-type="float" office:value="264">
            <text:p>264</text:p>
          </table:table-cell>
          <table:table-cell office:value-type="string">
            <text:p>René Dosière</text:p>
          </table:table-cell>
          <table:table-cell table:formula="of:=IF(ISNUMBER(VLOOKUP([.B266];[.$M$2:.$N$202];2;0));VLOOKUP([.B266];[.$M$2:.$N$202];2;0);1)" office:value-type="float" office:value="1">
            <text:p>1</text:p>
          </table:table-cell>
          <table:table-cell table:formula="of:=IF(ISNUMBER(VLOOKUP([.B266];[.$P$2:.$Q$12];2;0));VLOOKUP([.B266];[.$P$2:.$Q$12];2;0);1)" office:value-type="float" office:value="1">
            <text:p>1</text:p>
          </table:table-cell>
          <table:table-cell table:formula="of:=IF(ISNUMBER(VLOOKUP([.B266];[.$S$2:.$T$46];2;0));VLOOKUP([.B266];[.$S$2:.$T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266];[.$V$2:.$W$100];2;0));VLOOKUP([.B266];[.$V$2:.$W$100];2;0);1)" office:value-type="float" office:value="1">
            <text:p>1</text:p>
          </table:table-cell>
          <table:table-cell table:formula="of:=IF(ISNUMBER(VLOOKUP([.B266];[.$AB$2:.$AC$302];2;0));VLOOKUP([.B266];[.$AB$2:.$AC$302];2;0);0)" office:value-type="float" office:value="1">
            <text:p>1</text:p>
          </table:table-cell>
          <table:table-cell table:formula="of:=IF(ISNUMBER(VLOOKUP([.B266];[.$AE$2:.$AF$33];2;0));VLOOKUP([.B266];[.$AE$2:.$AF$33];2;0);1)" office:value-type="float" office:value="1">
            <text:p>1</text:p>
          </table:table-cell>
          <table:table-cell table:formula="of:=IF(ISNUMBER(VLOOKUP([.B266];[.$AH$2:.$AI$41];2;0));VLOOKUP([.B266];[.$AH$2:.$AI$41];2;0);1)" office:value-type="float" office:value="1">
            <text:p>1</text:p>
          </table:table-cell>
          <table:table-cell table:formula="of:=IF(ISNUMBER(VLOOKUP([.B266];[.$AK$2:.$AL$41];2;0));VLOOKUP([.B266];[.$AK$2:.$AL$41];2;0);1)" office:value-type="float" office:value="1">
            <text:p>1</text:p>
          </table:table-cell>
          <table:table-cell table:number-columns-repeated="209"/>
        </table:table-row>
        <table:table-row table:style-name="ro7">
          <table:table-cell office:value-type="float" office:value="265">
            <text:p>265</text:p>
          </table:table-cell>
          <table:table-cell office:value-type="string">
            <text:p>René Rouquet</text:p>
          </table:table-cell>
          <table:table-cell table:formula="of:=IF(ISNUMBER(VLOOKUP([.B267];[.$M$2:.$N$202];2;0));VLOOKUP([.B267];[.$M$2:.$N$202];2;0);1)" office:value-type="float" office:value="1">
            <text:p>1</text:p>
          </table:table-cell>
          <table:table-cell table:formula="of:=IF(ISNUMBER(VLOOKUP([.B267];[.$P$2:.$Q$12];2;0));VLOOKUP([.B267];[.$P$2:.$Q$12];2;0);1)" office:value-type="float" office:value="1">
            <text:p>1</text:p>
          </table:table-cell>
          <table:table-cell table:formula="of:=IF(ISNUMBER(VLOOKUP([.B267];[.$S$2:.$T$46];2;0));VLOOKUP([.B267];[.$S$2:.$T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267];[.$V$2:.$W$100];2;0));VLOOKUP([.B267];[.$V$2:.$W$100];2;0);1)" office:value-type="float" office:value="1">
            <text:p>1</text:p>
          </table:table-cell>
          <table:table-cell table:formula="of:=IF(ISNUMBER(VLOOKUP([.B267];[.$AB$2:.$AC$302];2;0));VLOOKUP([.B267];[.$AB$2:.$AC$302];2;0);0)" office:value-type="float" office:value="1">
            <text:p>1</text:p>
          </table:table-cell>
          <table:table-cell table:formula="of:=IF(ISNUMBER(VLOOKUP([.B267];[.$AE$2:.$AF$33];2;0));VLOOKUP([.B267];[.$AE$2:.$AF$33];2;0);1)" office:value-type="float" office:value="1">
            <text:p>1</text:p>
          </table:table-cell>
          <table:table-cell table:formula="of:=IF(ISNUMBER(VLOOKUP([.B267];[.$AH$2:.$AI$41];2;0));VLOOKUP([.B267];[.$AH$2:.$AI$41];2;0);1)" office:value-type="float" office:value="1">
            <text:p>1</text:p>
          </table:table-cell>
          <table:table-cell table:formula="of:=IF(ISNUMBER(VLOOKUP([.B267];[.$AK$2:.$AL$41];2;0));VLOOKUP([.B267];[.$AK$2:.$AL$41];2;0);1)" office:value-type="float" office:value="1">
            <text:p>1</text:p>
          </table:table-cell>
          <table:table-cell table:number-columns-repeated="209"/>
        </table:table-row>
        <table:table-row table:style-name="ro7">
          <table:table-cell office:value-type="float" office:value="266">
            <text:p>266</text:p>
          </table:table-cell>
          <table:table-cell office:value-type="string">
            <text:p>Richard Ferrand</text:p>
          </table:table-cell>
          <table:table-cell table:formula="of:=IF(ISNUMBER(VLOOKUP([.B268];[.$M$2:.$N$202];2;0));VLOOKUP([.B268];[.$M$2:.$N$202];2;0);1)" office:value-type="float" office:value="0">
            <text:p>0</text:p>
          </table:table-cell>
          <table:table-cell table:formula="of:=IF(ISNUMBER(VLOOKUP([.B268];[.$P$2:.$Q$12];2;0));VLOOKUP([.B268];[.$P$2:.$Q$12];2;0);1)" office:value-type="float" office:value="1">
            <text:p>1</text:p>
          </table:table-cell>
          <table:table-cell table:formula="of:=IF(ISNUMBER(VLOOKUP([.B268];[.$S$2:.$T$46];2;0));VLOOKUP([.B268];[.$S$2:.$T$46];2;0);1)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IF(ISNUMBER(VLOOKUP([.B268];[.$V$2:.$W$100];2;0));VLOOKUP([.B268];[.$V$2:.$W$100];2;0);1)" office:value-type="float" office:value="1">
            <text:p>1</text:p>
          </table:table-cell>
          <table:table-cell table:formula="of:=IF(ISNUMBER(VLOOKUP([.B268];[.$AB$2:.$AC$302];2;0));VLOOKUP([.B268];[.$AB$2:.$AC$302];2;0);0)" office:value-type="float" office:value="0">
            <text:p>0</text:p>
          </table:table-cell>
          <table:table-cell table:formula="of:=IF(ISNUMBER(VLOOKUP([.B268];[.$AE$2:.$AF$33];2;0));VLOOKUP([.B268];[.$AE$2:.$AF$33];2;0);1)" office:value-type="float" office:value="1">
            <text:p>1</text:p>
          </table:table-cell>
          <table:table-cell table:formula="of:=IF(ISNUMBER(VLOOKUP([.B268];[.$AH$2:.$AI$41];2;0));VLOOKUP([.B268];[.$AH$2:.$AI$41];2;0);1)" office:value-type="float" office:value="1">
            <text:p>1</text:p>
          </table:table-cell>
          <table:table-cell table:formula="of:=IF(ISNUMBER(VLOOKUP([.B268];[.$AK$2:.$AL$41];2;0));VLOOKUP([.B268];[.$AK$2:.$AL$41];2;0);1)" office:value-type="float" office:value="1">
            <text:p>1</text:p>
          </table:table-cell>
          <table:table-cell table:number-columns-repeated="209"/>
        </table:table-row>
        <table:table-row table:style-name="ro7">
          <table:table-cell office:value-type="float" office:value="267">
            <text:p>267</text:p>
          </table:table-cell>
          <table:table-cell office:value-type="string">
            <text:p>Robert Olive</text:p>
          </table:table-cell>
          <table:table-cell table:formula="of:=IF(ISNUMBER(VLOOKUP([.B269];[.$M$2:.$N$202];2;0));VLOOKUP([.B269];[.$M$2:.$N$202];2;0);1)" office:value-type="float" office:value="1">
            <text:p>1</text:p>
          </table:table-cell>
          <table:table-cell table:formula="of:=IF(ISNUMBER(VLOOKUP([.B269];[.$P$2:.$Q$12];2;0));VLOOKUP([.B269];[.$P$2:.$Q$12];2;0);1)" office:value-type="float" office:value="1">
            <text:p>1</text:p>
          </table:table-cell>
          <table:table-cell table:formula="of:=IF(ISNUMBER(VLOOKUP([.B269];[.$S$2:.$T$46];2;0));VLOOKUP([.B269];[.$S$2:.$T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269];[.$V$2:.$W$100];2;0));VLOOKUP([.B269];[.$V$2:.$W$100];2;0);1)" office:value-type="float" office:value="1">
            <text:p>1</text:p>
          </table:table-cell>
          <table:table-cell table:formula="of:=IF(ISNUMBER(VLOOKUP([.B269];[.$AB$2:.$AC$302];2;0));VLOOKUP([.B269];[.$AB$2:.$AC$302];2;0);0)" office:value-type="float" office:value="1">
            <text:p>1</text:p>
          </table:table-cell>
          <table:table-cell table:formula="of:=IF(ISNUMBER(VLOOKUP([.B269];[.$AE$2:.$AF$33];2;0));VLOOKUP([.B269];[.$AE$2:.$AF$33];2;0);1)" office:value-type="float" office:value="1">
            <text:p>1</text:p>
          </table:table-cell>
          <table:table-cell table:formula="of:=IF(ISNUMBER(VLOOKUP([.B269];[.$AH$2:.$AI$41];2;0));VLOOKUP([.B269];[.$AH$2:.$AI$41];2;0);1)" office:value-type="float" office:value="1">
            <text:p>1</text:p>
          </table:table-cell>
          <table:table-cell table:formula="of:=IF(ISNUMBER(VLOOKUP([.B269];[.$AK$2:.$AL$41];2;0));VLOOKUP([.B269];[.$AK$2:.$AL$41];2;0);1)" office:value-type="float" office:value="1">
            <text:p>1</text:p>
          </table:table-cell>
          <table:table-cell table:number-columns-repeated="209"/>
        </table:table-row>
        <table:table-row table:style-name="ro7">
          <table:table-cell office:value-type="float" office:value="268">
            <text:p>268</text:p>
          </table:table-cell>
          <table:table-cell office:value-type="string">
            <text:p>Romain Colas</text:p>
          </table:table-cell>
          <table:table-cell table:formula="of:=IF(ISNUMBER(VLOOKUP([.B270];[.$M$2:.$N$202];2;0));VLOOKUP([.B270];[.$M$2:.$N$202];2;0);1)" office:value-type="float" office:value="1">
            <text:p>1</text:p>
          </table:table-cell>
          <table:table-cell table:formula="of:=IF(ISNUMBER(VLOOKUP([.B270];[.$P$2:.$Q$12];2;0));VLOOKUP([.B270];[.$P$2:.$Q$12];2;0);1)" office:value-type="float" office:value="1">
            <text:p>1</text:p>
          </table:table-cell>
          <table:table-cell table:formula="of:=IF(ISNUMBER(VLOOKUP([.B270];[.$S$2:.$T$46];2;0));VLOOKUP([.B270];[.$S$2:.$T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270];[.$V$2:.$W$100];2;0));VLOOKUP([.B270];[.$V$2:.$W$100];2;0);1)" office:value-type="float" office:value="1">
            <text:p>1</text:p>
          </table:table-cell>
          <table:table-cell table:formula="of:=IF(ISNUMBER(VLOOKUP([.B270];[.$AB$2:.$AC$302];2;0));VLOOKUP([.B270];[.$AB$2:.$AC$302];2;0);0)" office:value-type="float" office:value="0">
            <text:p>0</text:p>
          </table:table-cell>
          <table:table-cell table:formula="of:=IF(ISNUMBER(VLOOKUP([.B270];[.$AE$2:.$AF$33];2;0));VLOOKUP([.B270];[.$AE$2:.$AF$33];2;0);1)" office:value-type="float" office:value="1">
            <text:p>1</text:p>
          </table:table-cell>
          <table:table-cell table:formula="of:=IF(ISNUMBER(VLOOKUP([.B270];[.$AH$2:.$AI$41];2;0));VLOOKUP([.B270];[.$AH$2:.$AI$41];2;0);1)" office:value-type="float" office:value="1">
            <text:p>1</text:p>
          </table:table-cell>
          <table:table-cell table:formula="of:=IF(ISNUMBER(VLOOKUP([.B270];[.$AK$2:.$AL$41];2;0));VLOOKUP([.B270];[.$AK$2:.$AL$41];2;0);1)" office:value-type="float" office:value="1">
            <text:p>1</text:p>
          </table:table-cell>
          <table:table-cell table:number-columns-repeated="209"/>
        </table:table-row>
        <table:table-row table:style-name="ro7">
          <table:table-cell office:value-type="float" office:value="269">
            <text:p>269</text:p>
          </table:table-cell>
          <table:table-cell office:value-type="string">
            <text:p>Sabine Buis</text:p>
          </table:table-cell>
          <table:table-cell table:formula="of:=IF(ISNUMBER(VLOOKUP([.B271];[.$M$2:.$N$202];2;0));VLOOKUP([.B271];[.$M$2:.$N$202];2;0);1)" office:value-type="float" office:value="1">
            <text:p>1</text:p>
          </table:table-cell>
          <table:table-cell table:formula="of:=IF(ISNUMBER(VLOOKUP([.B271];[.$P$2:.$Q$12];2;0));VLOOKUP([.B271];[.$P$2:.$Q$12];2;0);1)" office:value-type="float" office:value="1">
            <text:p>1</text:p>
          </table:table-cell>
          <table:table-cell table:formula="of:=IF(ISNUMBER(VLOOKUP([.B271];[.$S$2:.$T$46];2;0));VLOOKUP([.B271];[.$S$2:.$T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271];[.$V$2:.$W$100];2;0));VLOOKUP([.B271];[.$V$2:.$W$100];2;0);1)" office:value-type="float" office:value="1">
            <text:p>1</text:p>
          </table:table-cell>
          <table:table-cell table:formula="of:=IF(ISNUMBER(VLOOKUP([.B271];[.$AB$2:.$AC$302];2;0));VLOOKUP([.B271];[.$AB$2:.$AC$302];2;0);0)" office:value-type="float" office:value="1">
            <text:p>1</text:p>
          </table:table-cell>
          <table:table-cell table:formula="of:=IF(ISNUMBER(VLOOKUP([.B271];[.$AE$2:.$AF$33];2;0));VLOOKUP([.B271];[.$AE$2:.$AF$33];2;0);1)" office:value-type="float" office:value="1">
            <text:p>1</text:p>
          </table:table-cell>
          <table:table-cell table:formula="of:=IF(ISNUMBER(VLOOKUP([.B271];[.$AH$2:.$AI$41];2;0));VLOOKUP([.B271];[.$AH$2:.$AI$41];2;0);1)" office:value-type="float" office:value="1">
            <text:p>1</text:p>
          </table:table-cell>
          <table:table-cell table:formula="of:=IF(ISNUMBER(VLOOKUP([.B271];[.$AK$2:.$AL$41];2;0));VLOOKUP([.B271];[.$AK$2:.$AL$41];2;0);1)" office:value-type="float" office:value="1">
            <text:p>1</text:p>
          </table:table-cell>
          <table:table-cell table:number-columns-repeated="209"/>
        </table:table-row>
        <table:table-row table:style-name="ro7">
          <table:table-cell office:value-type="float" office:value="270">
            <text:p>270</text:p>
          </table:table-cell>
          <table:table-cell office:value-type="string">
            <text:p>Sandrine Doucet</text:p>
          </table:table-cell>
          <table:table-cell table:formula="of:=IF(ISNUMBER(VLOOKUP([.B272];[.$M$2:.$N$202];2;0));VLOOKUP([.B272];[.$M$2:.$N$202];2;0);1)" office:value-type="float" office:value="0">
            <text:p>0</text:p>
          </table:table-cell>
          <table:table-cell table:formula="of:=IF(ISNUMBER(VLOOKUP([.B272];[.$P$2:.$Q$12];2;0));VLOOKUP([.B272];[.$P$2:.$Q$12];2;0);1)" office:value-type="float" office:value="1">
            <text:p>1</text:p>
          </table:table-cell>
          <table:table-cell table:formula="of:=IF(ISNUMBER(VLOOKUP([.B272];[.$S$2:.$T$46];2;0));VLOOKUP([.B272];[.$S$2:.$T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272];[.$V$2:.$W$100];2;0));VLOOKUP([.B272];[.$V$2:.$W$100];2;0);1)" office:value-type="float" office:value="0">
            <text:p>0</text:p>
          </table:table-cell>
          <table:table-cell table:formula="of:=IF(ISNUMBER(VLOOKUP([.B272];[.$AB$2:.$AC$302];2;0));VLOOKUP([.B272];[.$AB$2:.$AC$302];2;0);0)" office:value-type="float" office:value="1">
            <text:p>1</text:p>
          </table:table-cell>
          <table:table-cell table:formula="of:=IF(ISNUMBER(VLOOKUP([.B272];[.$AE$2:.$AF$33];2;0));VLOOKUP([.B272];[.$AE$2:.$AF$33];2;0);1)"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IF(ISNUMBER(VLOOKUP([.B272];[.$AK$2:.$AL$41];2;0));VLOOKUP([.B272];[.$AK$2:.$AL$41];2;0);1)" office:value-type="float" office:value="0">
            <text:p>0</text:p>
          </table:table-cell>
          <table:table-cell table:number-columns-repeated="209"/>
        </table:table-row>
        <table:table-row table:style-name="ro7">
          <table:table-cell office:value-type="float" office:value="271">
            <text:p>271</text:p>
          </table:table-cell>
          <table:table-cell office:value-type="string">
            <text:p>Sandrine Hurel</text:p>
          </table:table-cell>
          <table:table-cell table:formula="of:=IF(ISNUMBER(VLOOKUP([.B273];[.$M$2:.$N$202];2;0));VLOOKUP([.B273];[.$M$2:.$N$202];2;0);1)" office:value-type="float" office:value="0">
            <text:p>0</text:p>
          </table:table-cell>
          <table:table-cell table:formula="of:=IF(ISNUMBER(VLOOKUP([.B273];[.$P$2:.$Q$12];2;0));VLOOKUP([.B273];[.$P$2:.$Q$12];2;0);1)" office:value-type="float" office:value="1">
            <text:p>1</text:p>
          </table:table-cell>
          <table:table-cell table:formula="of:=IF(ISNUMBER(VLOOKUP([.B273];[.$S$2:.$T$46];2;0));VLOOKUP([.B273];[.$S$2:.$T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273];[.$V$2:.$W$100];2;0));VLOOKUP([.B273];[.$V$2:.$W$100];2;0);1)" office:value-type="float" office:value="1">
            <text:p>1</text:p>
          </table:table-cell>
          <table:table-cell table:formula="of:=IF(ISNUMBER(VLOOKUP([.B273];[.$AB$2:.$AC$302];2;0));VLOOKUP([.B273];[.$AB$2:.$AC$302];2;0);0)" office:value-type="float" office:value="1">
            <text:p>1</text:p>
          </table:table-cell>
          <table:table-cell table:formula="of:=IF(ISNUMBER(VLOOKUP([.B273];[.$AE$2:.$AF$33];2;0));VLOOKUP([.B273];[.$AE$2:.$AF$33];2;0);1)" office:value-type="float" office:value="1">
            <text:p>1</text:p>
          </table:table-cell>
          <table:table-cell table:formula="of:=IF(ISNUMBER(VLOOKUP([.B273];[.$AH$2:.$AI$41];2;0));VLOOKUP([.B273];[.$AH$2:.$AI$41];2;0);1)" office:value-type="float" office:value="1">
            <text:p>1</text:p>
          </table:table-cell>
          <table:table-cell table:formula="of:=IF(ISNUMBER(VLOOKUP([.B273];[.$AK$2:.$AL$41];2;0));VLOOKUP([.B273];[.$AK$2:.$AL$41];2;0);1)" office:value-type="float" office:value="1">
            <text:p>1</text:p>
          </table:table-cell>
          <table:table-cell table:number-columns-repeated="209"/>
        </table:table-row>
        <table:table-row table:style-name="ro7">
          <table:table-cell office:value-type="float" office:value="272">
            <text:p>272</text:p>
          </table:table-cell>
          <table:table-cell office:value-type="string">
            <text:p>Sandrine Mazetier</text:p>
          </table:table-cell>
          <table:table-cell table:formula="of:=IF(ISNUMBER(VLOOKUP([.B274];[.$M$2:.$N$202];2;0));VLOOKUP([.B274];[.$M$2:.$N$202];2;0);1)" office:value-type="float" office:value="1">
            <text:p>1</text:p>
          </table:table-cell>
          <table:table-cell table:formula="of:=IF(ISNUMBER(VLOOKUP([.B274];[.$P$2:.$Q$12];2;0));VLOOKUP([.B274];[.$P$2:.$Q$12];2;0);1)" office:value-type="float" office:value="1">
            <text:p>1</text:p>
          </table:table-cell>
          <table:table-cell table:formula="of:=IF(ISNUMBER(VLOOKUP([.B274];[.$S$2:.$T$46];2;0));VLOOKUP([.B274];[.$S$2:.$T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274];[.$V$2:.$W$100];2;0));VLOOKUP([.B274];[.$V$2:.$W$100];2;0);1)" office:value-type="float" office:value="1">
            <text:p>1</text:p>
          </table:table-cell>
          <table:table-cell table:formula="of:=IF(ISNUMBER(VLOOKUP([.B274];[.$AB$2:.$AC$302];2;0));VLOOKUP([.B274];[.$AB$2:.$AC$302];2;0);0)" office:value-type="float" office:value="1">
            <text:p>1</text:p>
          </table:table-cell>
          <table:table-cell table:formula="of:=IF(ISNUMBER(VLOOKUP([.B274];[.$AE$2:.$AF$33];2;0));VLOOKUP([.B274];[.$AE$2:.$AF$33];2;0);1)" office:value-type="float" office:value="1">
            <text:p>1</text:p>
          </table:table-cell>
          <table:table-cell table:formula="of:=IF(ISNUMBER(VLOOKUP([.B274];[.$AH$2:.$AI$41];2;0));VLOOKUP([.B274];[.$AH$2:.$AI$41];2;0);1)" office:value-type="float" office:value="1">
            <text:p>1</text:p>
          </table:table-cell>
          <table:table-cell table:formula="of:=IF(ISNUMBER(VLOOKUP([.B274];[.$AK$2:.$AL$41];2;0));VLOOKUP([.B274];[.$AK$2:.$AL$41];2;0);1)" office:value-type="float" office:value="1">
            <text:p>1</text:p>
          </table:table-cell>
          <table:table-cell table:number-columns-repeated="209"/>
        </table:table-row>
        <table:table-row table:style-name="ro7">
          <table:table-cell office:value-type="float" office:value="273">
            <text:p>273</text:p>
          </table:table-cell>
          <table:table-cell office:value-type="string">
            <text:p>Sébastien Denaja</text:p>
          </table:table-cell>
          <table:table-cell table:formula="of:=IF(ISNUMBER(VLOOKUP([.B275];[.$M$2:.$N$202];2;0));VLOOKUP([.B275];[.$M$2:.$N$202];2;0);1)" office:value-type="float" office:value="1">
            <text:p>1</text:p>
          </table:table-cell>
          <table:table-cell table:formula="of:=IF(ISNUMBER(VLOOKUP([.B275];[.$P$2:.$Q$12];2;0));VLOOKUP([.B275];[.$P$2:.$Q$12];2;0);1)" office:value-type="float" office:value="1">
            <text:p>1</text:p>
          </table:table-cell>
          <table:table-cell table:formula="of:=IF(ISNUMBER(VLOOKUP([.B275];[.$S$2:.$T$46];2;0));VLOOKUP([.B275];[.$S$2:.$T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275];[.$V$2:.$W$100];2;0));VLOOKUP([.B275];[.$V$2:.$W$100];2;0);1)" office:value-type="float" office:value="1">
            <text:p>1</text:p>
          </table:table-cell>
          <table:table-cell table:formula="of:=IF(ISNUMBER(VLOOKUP([.B275];[.$AB$2:.$AC$302];2;0));VLOOKUP([.B275];[.$AB$2:.$AC$302];2;0);0)" office:value-type="float" office:value="1">
            <text:p>1</text:p>
          </table:table-cell>
          <table:table-cell table:formula="of:=IF(ISNUMBER(VLOOKUP([.B275];[.$AE$2:.$AF$33];2;0));VLOOKUP([.B275];[.$AE$2:.$AF$33];2;0);1)" office:value-type="float" office:value="1">
            <text:p>1</text:p>
          </table:table-cell>
          <table:table-cell table:formula="of:=IF(ISNUMBER(VLOOKUP([.B275];[.$AH$2:.$AI$41];2;0));VLOOKUP([.B275];[.$AH$2:.$AI$41];2;0);1)" office:value-type="float" office:value="1">
            <text:p>1</text:p>
          </table:table-cell>
          <table:table-cell table:formula="of:=IF(ISNUMBER(VLOOKUP([.B275];[.$AK$2:.$AL$41];2;0));VLOOKUP([.B275];[.$AK$2:.$AL$41];2;0);1)" office:value-type="float" office:value="1">
            <text:p>1</text:p>
          </table:table-cell>
          <table:table-cell table:number-columns-repeated="209"/>
        </table:table-row>
        <table:table-row table:style-name="ro7">
          <table:table-cell office:value-type="float" office:value="274">
            <text:p>274</text:p>
          </table:table-cell>
          <table:table-cell office:value-type="string">
            <text:p>Sébastien Pietrasanta</text:p>
          </table:table-cell>
          <table:table-cell table:formula="of:=IF(ISNUMBER(VLOOKUP([.B276];[.$M$2:.$N$202];2;0));VLOOKUP([.B276];[.$M$2:.$N$202];2;0);1)" office:value-type="float" office:value="1">
            <text:p>1</text:p>
          </table:table-cell>
          <table:table-cell table:formula="of:=IF(ISNUMBER(VLOOKUP([.B276];[.$P$2:.$Q$12];2;0));VLOOKUP([.B276];[.$P$2:.$Q$12];2;0);1)" office:value-type="float" office:value="1">
            <text:p>1</text:p>
          </table:table-cell>
          <table:table-cell table:formula="of:=IF(ISNUMBER(VLOOKUP([.B276];[.$S$2:.$T$46];2;0));VLOOKUP([.B276];[.$S$2:.$T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276];[.$V$2:.$W$100];2;0));VLOOKUP([.B276];[.$V$2:.$W$100];2;0);1)" office:value-type="float" office:value="1">
            <text:p>1</text:p>
          </table:table-cell>
          <table:table-cell table:formula="of:=IF(ISNUMBER(VLOOKUP([.B276];[.$AB$2:.$AC$302];2;0));VLOOKUP([.B276];[.$AB$2:.$AC$302];2;0);0)" office:value-type="float" office:value="1">
            <text:p>1</text:p>
          </table:table-cell>
          <table:table-cell table:formula="of:=IF(ISNUMBER(VLOOKUP([.B276];[.$AE$2:.$AF$33];2;0));VLOOKUP([.B276];[.$AE$2:.$AF$33];2;0);1)" office:value-type="float" office:value="1">
            <text:p>1</text:p>
          </table:table-cell>
          <table:table-cell table:formula="of:=IF(ISNUMBER(VLOOKUP([.B276];[.$AH$2:.$AI$41];2;0));VLOOKUP([.B276];[.$AH$2:.$AI$41];2;0);1)" office:value-type="float" office:value="1">
            <text:p>1</text:p>
          </table:table-cell>
          <table:table-cell table:formula="of:=IF(ISNUMBER(VLOOKUP([.B276];[.$AK$2:.$AL$41];2;0));VLOOKUP([.B276];[.$AK$2:.$AL$41];2;0);1)" office:value-type="float" office:value="1">
            <text:p>1</text:p>
          </table:table-cell>
          <table:table-cell table:number-columns-repeated="209"/>
        </table:table-row>
        <table:table-row table:style-name="ro7">
          <table:table-cell office:value-type="float" office:value="275">
            <text:p>275</text:p>
          </table:table-cell>
          <table:table-cell office:value-type="string">
            <text:p>Serge Bardy</text:p>
          </table:table-cell>
          <table:table-cell table:formula="of:=IF(ISNUMBER(VLOOKUP([.B277];[.$M$2:.$N$202];2;0));VLOOKUP([.B277];[.$M$2:.$N$202];2;0);1)" office:value-type="float" office:value="0">
            <text:p>0</text:p>
          </table:table-cell>
          <table:table-cell table:formula="of:=IF(ISNUMBER(VLOOKUP([.B277];[.$P$2:.$Q$12];2;0));VLOOKUP([.B277];[.$P$2:.$Q$12];2;0);1)" office:value-type="float" office:value="1">
            <text:p>1</text:p>
          </table:table-cell>
          <table:table-cell table:formula="of:=IF(ISNUMBER(VLOOKUP([.B277];[.$S$2:.$T$46];2;0));VLOOKUP([.B277];[.$S$2:.$T$46];2;0);1)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IF(ISNUMBER(VLOOKUP([.B277];[.$V$2:.$W$100];2;0));VLOOKUP([.B277];[.$V$2:.$W$100];2;0);1)" office:value-type="float" office:value="1">
            <text:p>1</text:p>
          </table:table-cell>
          <table:table-cell table:formula="of:=IF(ISNUMBER(VLOOKUP([.B277];[.$AB$2:.$AC$302];2;0));VLOOKUP([.B277];[.$AB$2:.$AC$302];2;0);0)" office:value-type="float" office:value="0">
            <text:p>0</text:p>
          </table:table-cell>
          <table:table-cell table:formula="of:=IF(ISNUMBER(VLOOKUP([.B277];[.$AE$2:.$AF$33];2;0));VLOOKUP([.B277];[.$AE$2:.$AF$33];2;0);1)" office:value-type="float" office:value="0">
            <text:p>0</text:p>
          </table:table-cell>
          <table:table-cell table:formula="of:=IF(ISNUMBER(VLOOKUP([.B277];[.$AH$2:.$AI$41];2;0));VLOOKUP([.B277];[.$AH$2:.$AI$41];2;0);1)" office:value-type="float" office:value="0">
            <text:p>0</text:p>
          </table:table-cell>
          <table:table-cell table:formula="of:=IF(ISNUMBER(VLOOKUP([.B277];[.$AK$2:.$AL$41];2;0));VLOOKUP([.B277];[.$AK$2:.$AL$41];2;0);1)" office:value-type="float" office:value="0">
            <text:p>0</text:p>
          </table:table-cell>
          <table:table-cell table:number-columns-repeated="209"/>
        </table:table-row>
        <table:table-row table:style-name="ro7">
          <table:table-cell office:value-type="float" office:value="276">
            <text:p>276</text:p>
          </table:table-cell>
          <table:table-cell office:value-type="string">
            <text:p>Serge Janquin</text:p>
          </table:table-cell>
          <table:table-cell table:formula="of:=IF(ISNUMBER(VLOOKUP([.B278];[.$M$2:.$N$202];2;0));VLOOKUP([.B278];[.$M$2:.$N$202];2;0);1)" office:value-type="float" office:value="0">
            <text:p>0</text:p>
          </table:table-cell>
          <table:table-cell table:formula="of:=IF(ISNUMBER(VLOOKUP([.B278];[.$P$2:.$Q$12];2;0));VLOOKUP([.B278];[.$P$2:.$Q$12];2;0);1)" office:value-type="float" office:value="1">
            <text:p>1</text:p>
          </table:table-cell>
          <table:table-cell table:formula="of:=IF(ISNUMBER(VLOOKUP([.B278];[.$S$2:.$T$46];2;0));VLOOKUP([.B278];[.$S$2:.$T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278];[.$V$2:.$W$100];2;0));VLOOKUP([.B278];[.$V$2:.$W$100];2;0);1)" office:value-type="float" office:value="1">
            <text:p>1</text:p>
          </table:table-cell>
          <table:table-cell table:formula="of:=IF(ISNUMBER(VLOOKUP([.B278];[.$AB$2:.$AC$302];2;0));VLOOKUP([.B278];[.$AB$2:.$AC$302];2;0);0)" office:value-type="float" office:value="1">
            <text:p>1</text:p>
          </table:table-cell>
          <table:table-cell table:formula="of:=IF(ISNUMBER(VLOOKUP([.B278];[.$AE$2:.$AF$33];2;0));VLOOKUP([.B278];[.$AE$2:.$AF$33];2;0);1)" office:value-type="float" office:value="1">
            <text:p>1</text:p>
          </table:table-cell>
          <table:table-cell table:formula="of:=IF(ISNUMBER(VLOOKUP([.B278];[.$AH$2:.$AI$41];2;0));VLOOKUP([.B278];[.$AH$2:.$AI$41];2;0);1)" office:value-type="float" office:value="1">
            <text:p>1</text:p>
          </table:table-cell>
          <table:table-cell table:formula="of:=IF(ISNUMBER(VLOOKUP([.B278];[.$AK$2:.$AL$41];2;0));VLOOKUP([.B278];[.$AK$2:.$AL$41];2;0);1)" office:value-type="float" office:value="1">
            <text:p>1</text:p>
          </table:table-cell>
          <table:table-cell table:number-columns-repeated="209"/>
        </table:table-row>
        <table:table-row table:style-name="ro7">
          <table:table-cell office:value-type="float" office:value="277">
            <text:p>277</text:p>
          </table:table-cell>
          <table:table-cell office:value-type="string">
            <text:p>Serge Letchimy</text:p>
          </table:table-cell>
          <table:table-cell table:formula="of:=IF(ISNUMBER(VLOOKUP([.B279];[.$M$2:.$N$202];2;0));VLOOKUP([.B279];[.$M$2:.$N$202];2;0);1)" office:value-type="float" office:value="1">
            <text:p>1</text:p>
          </table:table-cell>
          <table:table-cell table:formula="of:=IF(ISNUMBER(VLOOKUP([.B279];[.$P$2:.$Q$12];2;0));VLOOKUP([.B279];[.$P$2:.$Q$12];2;0);1)" office:value-type="float" office:value="1">
            <text:p>1</text:p>
          </table:table-cell>
          <table:table-cell table:formula="of:=IF(ISNUMBER(VLOOKUP([.B279];[.$S$2:.$T$46];2;0));VLOOKUP([.B279];[.$S$2:.$T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279];[.$V$2:.$W$100];2;0));VLOOKUP([.B279];[.$V$2:.$W$100];2;0);1)" office:value-type="float" office:value="1">
            <text:p>1</text:p>
          </table:table-cell>
          <table:table-cell table:formula="of:=IF(ISNUMBER(VLOOKUP([.B279];[.$AB$2:.$AC$302];2;0));VLOOKUP([.B279];[.$AB$2:.$AC$302];2;0);0)" office:value-type="float" office:value="1">
            <text:p>1</text:p>
          </table:table-cell>
          <table:table-cell table:formula="of:=IF(ISNUMBER(VLOOKUP([.B279];[.$AE$2:.$AF$33];2;0));VLOOKUP([.B279];[.$AE$2:.$AF$33];2;0);1)" office:value-type="float" office:value="1">
            <text:p>1</text:p>
          </table:table-cell>
          <table:table-cell table:formula="of:=IF(ISNUMBER(VLOOKUP([.B279];[.$AH$2:.$AI$41];2;0));VLOOKUP([.B279];[.$AH$2:.$AI$41];2;0);1)" office:value-type="float" office:value="1">
            <text:p>1</text:p>
          </table:table-cell>
          <table:table-cell table:formula="of:=IF(ISNUMBER(VLOOKUP([.B279];[.$AK$2:.$AL$41];2;0));VLOOKUP([.B279];[.$AK$2:.$AL$41];2;0);1)" office:value-type="float" office:value="1">
            <text:p>1</text:p>
          </table:table-cell>
          <table:table-cell table:number-columns-repeated="209"/>
        </table:table-row>
        <table:table-row table:style-name="ro7">
          <table:table-cell office:value-type="float" office:value="278">
            <text:p>278</text:p>
          </table:table-cell>
          <table:table-cell office:value-type="string">
            <text:p>Seybah Dagoma</text:p>
          </table:table-cell>
          <table:table-cell table:formula="of:=IF(ISNUMBER(VLOOKUP([.B280];[.$M$2:.$N$202];2;0));VLOOKUP([.B280];[.$M$2:.$N$202];2;0);1)" office:value-type="float" office:value="1">
            <text:p>1</text:p>
          </table:table-cell>
          <table:table-cell table:formula="of:=IF(ISNUMBER(VLOOKUP([.B280];[.$P$2:.$Q$12];2;0));VLOOKUP([.B280];[.$P$2:.$Q$12];2;0);1)" office:value-type="float" office:value="1">
            <text:p>1</text:p>
          </table:table-cell>
          <table:table-cell table:formula="of:=IF(ISNUMBER(VLOOKUP([.B280];[.$S$2:.$T$46];2;0));VLOOKUP([.B280];[.$S$2:.$T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280];[.$V$2:.$W$100];2;0));VLOOKUP([.B280];[.$V$2:.$W$100];2;0);1)" office:value-type="float" office:value="1">
            <text:p>1</text:p>
          </table:table-cell>
          <table:table-cell table:formula="of:=IF(ISNUMBER(VLOOKUP([.B280];[.$AB$2:.$AC$302];2;0));VLOOKUP([.B280];[.$AB$2:.$AC$302];2;0);0)" office:value-type="float" office:value="1">
            <text:p>1</text:p>
          </table:table-cell>
          <table:table-cell table:formula="of:=IF(ISNUMBER(VLOOKUP([.B280];[.$AE$2:.$AF$33];2;0));VLOOKUP([.B280];[.$AE$2:.$AF$33];2;0);1)" office:value-type="float" office:value="1">
            <text:p>1</text:p>
          </table:table-cell>
          <table:table-cell table:formula="of:=IF(ISNUMBER(VLOOKUP([.B280];[.$AH$2:.$AI$41];2;0));VLOOKUP([.B280];[.$AH$2:.$AI$41];2;0);1)" office:value-type="float" office:value="1">
            <text:p>1</text:p>
          </table:table-cell>
          <table:table-cell table:formula="of:=IF(ISNUMBER(VLOOKUP([.B280];[.$AK$2:.$AL$41];2;0));VLOOKUP([.B280];[.$AK$2:.$AL$41];2;0);1)" office:value-type="float" office:value="1">
            <text:p>1</text:p>
          </table:table-cell>
          <table:table-cell table:number-columns-repeated="209"/>
        </table:table-row>
        <table:table-row table:style-name="ro7">
          <table:table-cell office:value-type="float" office:value="279">
            <text:p>279</text:p>
          </table:table-cell>
          <table:table-cell office:value-type="string">
            <text:p>Sophie Dessus</text:p>
          </table:table-cell>
          <table:table-cell table:formula="of:=IF(ISNUMBER(VLOOKUP([.B281];[.$M$2:.$N$202];2;0));VLOOKUP([.B281];[.$M$2:.$N$202];2;0);1)" office:value-type="float" office:value="1">
            <text:p>1</text:p>
          </table:table-cell>
          <table:table-cell table:formula="of:=IF(ISNUMBER(VLOOKUP([.B281];[.$P$2:.$Q$12];2;0));VLOOKUP([.B281];[.$P$2:.$Q$12];2;0);1)" office:value-type="float" office:value="1">
            <text:p>1</text:p>
          </table:table-cell>
          <table:table-cell table:formula="of:=IF(ISNUMBER(VLOOKUP([.B281];[.$S$2:.$T$46];2;0));VLOOKUP([.B281];[.$S$2:.$T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281];[.$V$2:.$W$100];2;0));VLOOKUP([.B281];[.$V$2:.$W$100];2;0);1)" office:value-type="float" office:value="1">
            <text:p>1</text:p>
          </table:table-cell>
          <table:table-cell table:formula="of:=IF(ISNUMBER(VLOOKUP([.B281];[.$AB$2:.$AC$302];2;0));VLOOKUP([.B281];[.$AB$2:.$AC$302];2;0);0)" office:value-type="float" office:value="1">
            <text:p>1</text:p>
          </table:table-cell>
          <table:table-cell table:formula="of:=IF(ISNUMBER(VLOOKUP([.B281];[.$AE$2:.$AF$33];2;0));VLOOKUP([.B281];[.$AE$2:.$AF$33];2;0);1)" office:value-type="float" office:value="1">
            <text:p>1</text:p>
          </table:table-cell>
          <table:table-cell table:formula="of:=IF(ISNUMBER(VLOOKUP([.B281];[.$AH$2:.$AI$41];2;0));VLOOKUP([.B281];[.$AH$2:.$AI$41];2;0);1)" office:value-type="float" office:value="1">
            <text:p>1</text:p>
          </table:table-cell>
          <table:table-cell table:formula="of:=IF(ISNUMBER(VLOOKUP([.B281];[.$AK$2:.$AL$41];2;0));VLOOKUP([.B281];[.$AK$2:.$AL$41];2;0);1)" office:value-type="float" office:value="1">
            <text:p>1</text:p>
          </table:table-cell>
          <table:table-cell table:number-columns-repeated="209"/>
        </table:table-row>
        <table:table-row table:style-name="ro7">
          <table:table-cell office:value-type="float" office:value="280">
            <text:p>280</text:p>
          </table:table-cell>
          <table:table-cell office:value-type="string">
            <text:p>Sophie Errante</text:p>
          </table:table-cell>
          <table:table-cell table:formula="of:=IF(ISNUMBER(VLOOKUP([.B282];[.$M$2:.$N$202];2;0));VLOOKUP([.B282];[.$M$2:.$N$202];2;0);1)" office:value-type="float" office:value="1">
            <text:p>1</text:p>
          </table:table-cell>
          <table:table-cell table:formula="of:=IF(ISNUMBER(VLOOKUP([.B282];[.$P$2:.$Q$12];2;0));VLOOKUP([.B282];[.$P$2:.$Q$12];2;0);1)" office:value-type="float" office:value="1">
            <text:p>1</text:p>
          </table:table-cell>
          <table:table-cell table:formula="of:=IF(ISNUMBER(VLOOKUP([.B282];[.$S$2:.$T$46];2;0));VLOOKUP([.B282];[.$S$2:.$T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282];[.$V$2:.$W$100];2;0));VLOOKUP([.B282];[.$V$2:.$W$100];2;0);1)" office:value-type="float" office:value="1">
            <text:p>1</text:p>
          </table:table-cell>
          <table:table-cell table:formula="of:=IF(ISNUMBER(VLOOKUP([.B282];[.$AB$2:.$AC$302];2;0));VLOOKUP([.B282];[.$AB$2:.$AC$302];2;0);0)" office:value-type="float" office:value="1">
            <text:p>1</text:p>
          </table:table-cell>
          <table:table-cell table:formula="of:=IF(ISNUMBER(VLOOKUP([.B282];[.$AE$2:.$AF$33];2;0));VLOOKUP([.B282];[.$AE$2:.$AF$33];2;0);1)" office:value-type="float" office:value="1">
            <text:p>1</text:p>
          </table:table-cell>
          <table:table-cell table:formula="of:=IF(ISNUMBER(VLOOKUP([.B282];[.$AH$2:.$AI$41];2;0));VLOOKUP([.B282];[.$AH$2:.$AI$41];2;0);1)" office:value-type="float" office:value="1">
            <text:p>1</text:p>
          </table:table-cell>
          <table:table-cell table:formula="of:=IF(ISNUMBER(VLOOKUP([.B282];[.$AK$2:.$AL$41];2;0));VLOOKUP([.B282];[.$AK$2:.$AL$41];2;0);1)" office:value-type="float" office:value="1">
            <text:p>1</text:p>
          </table:table-cell>
          <table:table-cell table:number-columns-repeated="209"/>
        </table:table-row>
        <table:table-row table:style-name="ro7">
          <table:table-cell office:value-type="float" office:value="281">
            <text:p>281</text:p>
          </table:table-cell>
          <table:table-cell office:value-type="string">
            <text:p>Stéphane Travert</text:p>
          </table:table-cell>
          <table:table-cell table:formula="of:=IF(ISNUMBER(VLOOKUP([.B283];[.$M$2:.$N$202];2;0));VLOOKUP([.B283];[.$M$2:.$N$202];2;0);1)" office:value-type="float" office:value="0">
            <text:p>0</text:p>
          </table:table-cell>
          <table:table-cell table:formula="of:=IF(ISNUMBER(VLOOKUP([.B283];[.$P$2:.$Q$12];2;0));VLOOKUP([.B283];[.$P$2:.$Q$12];2;0);1)" office:value-type="float" office:value="1">
            <text:p>1</text:p>
          </table:table-cell>
          <table:table-cell table:formula="of:=IF(ISNUMBER(VLOOKUP([.B283];[.$S$2:.$T$46];2;0));VLOOKUP([.B283];[.$S$2:.$T$46];2;0);1)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IF(ISNUMBER(VLOOKUP([.B283];[.$V$2:.$W$100];2;0));VLOOKUP([.B283];[.$V$2:.$W$100];2;0);1)" office:value-type="float" office:value="1">
            <text:p>1</text:p>
          </table:table-cell>
          <table:table-cell table:formula="of:=IF(ISNUMBER(VLOOKUP([.B283];[.$AB$2:.$AC$302];2;0));VLOOKUP([.B283];[.$AB$2:.$AC$302];2;0);0)" office:value-type="float" office:value="0">
            <text:p>0</text:p>
          </table:table-cell>
          <table:table-cell table:formula="of:=IF(ISNUMBER(VLOOKUP([.B283];[.$AE$2:.$AF$33];2;0));VLOOKUP([.B283];[.$AE$2:.$AF$33];2;0);1)" office:value-type="float" office:value="1">
            <text:p>1</text:p>
          </table:table-cell>
          <table:table-cell table:formula="of:=IF(ISNUMBER(VLOOKUP([.B283];[.$AH$2:.$AI$41];2;0));VLOOKUP([.B283];[.$AH$2:.$AI$41];2;0);1)" office:value-type="float" office:value="1">
            <text:p>1</text:p>
          </table:table-cell>
          <table:table-cell table:formula="of:=IF(ISNUMBER(VLOOKUP([.B283];[.$AK$2:.$AL$41];2;0));VLOOKUP([.B283];[.$AK$2:.$AL$41];2;0);1)" office:value-type="float" office:value="0">
            <text:p>0</text:p>
          </table:table-cell>
          <table:table-cell table:number-columns-repeated="209"/>
        </table:table-row>
        <table:table-row table:style-name="ro7">
          <table:table-cell office:value-type="float" office:value="282">
            <text:p>282</text:p>
          </table:table-cell>
          <table:table-cell office:value-type="string">
            <text:p>Suzanne Tallard</text:p>
          </table:table-cell>
          <table:table-cell table:formula="of:=IF(ISNUMBER(VLOOKUP([.B284];[.$M$2:.$N$202];2;0));VLOOKUP([.B284];[.$M$2:.$N$202];2;0);1)" office:value-type="float" office:value="0">
            <text:p>0</text:p>
          </table:table-cell>
          <table:table-cell table:formula="of:=IF(ISNUMBER(VLOOKUP([.B284];[.$P$2:.$Q$12];2;0));VLOOKUP([.B284];[.$P$2:.$Q$12];2;0);1)" office:value-type="float" office:value="0">
            <text:p>0</text:p>
          </table:table-cell>
          <table:table-cell table:formula="of:=IF(ISNUMBER(VLOOKUP([.B284];[.$S$2:.$T$46];2;0));VLOOKUP([.B284];[.$S$2:.$T$46];2;0);1)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IF(ISNUMBER(VLOOKUP([.B284];[.$V$2:.$W$100];2;0));VLOOKUP([.B284];[.$V$2:.$W$100];2;0);1)" office:value-type="float" office:value="0">
            <text:p>0</text:p>
          </table:table-cell>
          <table:table-cell table:formula="of:=IF(ISNUMBER(VLOOKUP([.B284];[.$AB$2:.$AC$302];2;0));VLOOKUP([.B284];[.$AB$2:.$AC$302];2;0);0)" office:value-type="float" office:value="0">
            <text:p>0</text:p>
          </table:table-cell>
          <table:table-cell table:formula="of:=IF(ISNUMBER(VLOOKUP([.B284];[.$AE$2:.$AF$33];2;0));VLOOKUP([.B284];[.$AE$2:.$AF$33];2;0);1)" office:value-type="float" office:value="0">
            <text:p>0</text:p>
          </table:table-cell>
          <table:table-cell table:formula="of:=IF(ISNUMBER(VLOOKUP([.B284];[.$AH$2:.$AI$41];2;0));VLOOKUP([.B284];[.$AH$2:.$AI$41];2;0);1)" office:value-type="float" office:value="0">
            <text:p>0</text:p>
          </table:table-cell>
          <table:table-cell table:formula="of:=IF(ISNUMBER(VLOOKUP([.B284];[.$AK$2:.$AL$41];2;0));VLOOKUP([.B284];[.$AK$2:.$AL$41];2;0);1)" office:value-type="float" office:value="0">
            <text:p>0</text:p>
          </table:table-cell>
          <table:table-cell table:number-columns-repeated="209"/>
        </table:table-row>
        <table:table-row table:style-name="ro7">
          <table:table-cell office:value-type="float" office:value="283">
            <text:p>283</text:p>
          </table:table-cell>
          <table:table-cell office:value-type="string">
            <text:p>Sylviane Alaux</text:p>
          </table:table-cell>
          <table:table-cell table:formula="of:=IF(ISNUMBER(VLOOKUP([.B285];[.$M$2:.$N$202];2;0));VLOOKUP([.B285];[.$M$2:.$N$202];2;0);1)" office:value-type="float" office:value="1">
            <text:p>1</text:p>
          </table:table-cell>
          <table:table-cell table:formula="of:=IF(ISNUMBER(VLOOKUP([.B285];[.$P$2:.$Q$12];2;0));VLOOKUP([.B285];[.$P$2:.$Q$12];2;0);1)" office:value-type="float" office:value="1">
            <text:p>1</text:p>
          </table:table-cell>
          <table:table-cell table:formula="of:=IF(ISNUMBER(VLOOKUP([.B285];[.$S$2:.$T$46];2;0));VLOOKUP([.B285];[.$S$2:.$T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285];[.$V$2:.$W$100];2;0));VLOOKUP([.B285];[.$V$2:.$W$100];2;0);1)" office:value-type="float" office:value="1">
            <text:p>1</text:p>
          </table:table-cell>
          <table:table-cell table:formula="of:=IF(ISNUMBER(VLOOKUP([.B285];[.$AB$2:.$AC$302];2;0));VLOOKUP([.B285];[.$AB$2:.$AC$302];2;0);0)" office:value-type="float" office:value="1">
            <text:p>1</text:p>
          </table:table-cell>
          <table:table-cell table:formula="of:=IF(ISNUMBER(VLOOKUP([.B285];[.$AE$2:.$AF$33];2;0));VLOOKUP([.B285];[.$AE$2:.$AF$33];2;0);1)" office:value-type="float" office:value="1">
            <text:p>1</text:p>
          </table:table-cell>
          <table:table-cell table:formula="of:=IF(ISNUMBER(VLOOKUP([.B285];[.$AH$2:.$AI$41];2;0));VLOOKUP([.B285];[.$AH$2:.$AI$41];2;0);1)" office:value-type="float" office:value="1">
            <text:p>1</text:p>
          </table:table-cell>
          <table:table-cell table:formula="of:=IF(ISNUMBER(VLOOKUP([.B285];[.$AK$2:.$AL$41];2;0));VLOOKUP([.B285];[.$AK$2:.$AL$41];2;0);1)" office:value-type="float" office:value="1">
            <text:p>1</text:p>
          </table:table-cell>
          <table:table-cell table:number-columns-repeated="209"/>
        </table:table-row>
        <table:table-row table:style-name="ro7">
          <table:table-cell office:value-type="float" office:value="284">
            <text:p>284</text:p>
          </table:table-cell>
          <table:table-cell office:value-type="string">
            <text:p>Sylviane Bulteau</text:p>
          </table:table-cell>
          <table:table-cell table:formula="of:=IF(ISNUMBER(VLOOKUP([.B286];[.$M$2:.$N$202];2;0));VLOOKUP([.B286];[.$M$2:.$N$202];2;0);1)" office:value-type="float" office:value="1">
            <text:p>1</text:p>
          </table:table-cell>
          <table:table-cell table:formula="of:=IF(ISNUMBER(VLOOKUP([.B286];[.$P$2:.$Q$12];2;0));VLOOKUP([.B286];[.$P$2:.$Q$12];2;0);1)" office:value-type="float" office:value="1">
            <text:p>1</text:p>
          </table:table-cell>
          <table:table-cell table:formula="of:=IF(ISNUMBER(VLOOKUP([.B286];[.$S$2:.$T$46];2;0));VLOOKUP([.B286];[.$S$2:.$T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286];[.$V$2:.$W$100];2;0));VLOOKUP([.B286];[.$V$2:.$W$100];2;0);1)" office:value-type="float" office:value="1">
            <text:p>1</text:p>
          </table:table-cell>
          <table:table-cell table:formula="of:=IF(ISNUMBER(VLOOKUP([.B286];[.$AB$2:.$AC$302];2;0));VLOOKUP([.B286];[.$AB$2:.$AC$302];2;0);0)" office:value-type="float" office:value="1">
            <text:p>1</text:p>
          </table:table-cell>
          <table:table-cell table:formula="of:=IF(ISNUMBER(VLOOKUP([.B286];[.$AE$2:.$AF$33];2;0));VLOOKUP([.B286];[.$AE$2:.$AF$33];2;0);1)" office:value-type="float" office:value="1">
            <text:p>1</text:p>
          </table:table-cell>
          <table:table-cell table:formula="of:=IF(ISNUMBER(VLOOKUP([.B286];[.$AH$2:.$AI$41];2;0));VLOOKUP([.B286];[.$AH$2:.$AI$41];2;0);1)" office:value-type="float" office:value="1">
            <text:p>1</text:p>
          </table:table-cell>
          <table:table-cell table:formula="of:=IF(ISNUMBER(VLOOKUP([.B286];[.$AK$2:.$AL$41];2;0));VLOOKUP([.B286];[.$AK$2:.$AL$41];2;0);1)" office:value-type="float" office:value="1">
            <text:p>1</text:p>
          </table:table-cell>
          <table:table-cell table:number-columns-repeated="209"/>
        </table:table-row>
        <table:table-row table:style-name="ro7">
          <table:table-cell office:value-type="float" office:value="285">
            <text:p>285</text:p>
          </table:table-cell>
          <table:table-cell office:value-type="string">
            <text:p>Sylvie Tolmont</text:p>
          </table:table-cell>
          <table:table-cell table:formula="of:=IF(ISNUMBER(VLOOKUP([.B287];[.$M$2:.$N$202];2;0));VLOOKUP([.B287];[.$M$2:.$N$202];2;0);1)" office:value-type="float" office:value="1">
            <text:p>1</text:p>
          </table:table-cell>
          <table:table-cell table:formula="of:=IF(ISNUMBER(VLOOKUP([.B287];[.$P$2:.$Q$12];2;0));VLOOKUP([.B287];[.$P$2:.$Q$12];2;0);1)" office:value-type="float" office:value="1">
            <text:p>1</text:p>
          </table:table-cell>
          <table:table-cell table:formula="of:=IF(ISNUMBER(VLOOKUP([.B287];[.$S$2:.$T$46];2;0));VLOOKUP([.B287];[.$S$2:.$T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287];[.$V$2:.$W$100];2;0));VLOOKUP([.B287];[.$V$2:.$W$100];2;0);1)" office:value-type="float" office:value="1">
            <text:p>1</text:p>
          </table:table-cell>
          <table:table-cell table:formula="of:=IF(ISNUMBER(VLOOKUP([.B287];[.$AB$2:.$AC$302];2;0));VLOOKUP([.B287];[.$AB$2:.$AC$302];2;0);0)" office:value-type="float" office:value="1">
            <text:p>1</text:p>
          </table:table-cell>
          <table:table-cell table:formula="of:=IF(ISNUMBER(VLOOKUP([.B287];[.$AE$2:.$AF$33];2;0));VLOOKUP([.B287];[.$AE$2:.$AF$33];2;0);1)" office:value-type="float" office:value="1">
            <text:p>1</text:p>
          </table:table-cell>
          <table:table-cell table:formula="of:=IF(ISNUMBER(VLOOKUP([.B287];[.$AH$2:.$AI$41];2;0));VLOOKUP([.B287];[.$AH$2:.$AI$41];2;0);1)" office:value-type="float" office:value="1">
            <text:p>1</text:p>
          </table:table-cell>
          <table:table-cell table:formula="of:=IF(ISNUMBER(VLOOKUP([.B287];[.$AK$2:.$AL$41];2;0));VLOOKUP([.B287];[.$AK$2:.$AL$41];2;0);1)" office:value-type="float" office:value="1">
            <text:p>1</text:p>
          </table:table-cell>
          <table:table-cell table:number-columns-repeated="209"/>
        </table:table-row>
        <table:table-row table:style-name="ro7">
          <table:table-cell office:value-type="float" office:value="286">
            <text:p>286</text:p>
          </table:table-cell>
          <table:table-cell office:value-type="string">
            <text:p>Thérèse Guilbert</text:p>
          </table:table-cell>
          <table:table-cell table:formula="of:=IF(ISNUMBER(VLOOKUP([.B288];[.$M$2:.$N$202];2;0));VLOOKUP([.B288];[.$M$2:.$N$202];2;0);1)" office:value-type="float" office:value="1">
            <text:p>1</text:p>
          </table:table-cell>
          <table:table-cell table:formula="of:=IF(ISNUMBER(VLOOKUP([.B288];[.$P$2:.$Q$12];2;0));VLOOKUP([.B288];[.$P$2:.$Q$12];2;0);1)" office:value-type="float" office:value="1">
            <text:p>1</text:p>
          </table:table-cell>
          <table:table-cell table:formula="of:=IF(ISNUMBER(VLOOKUP([.B288];[.$S$2:.$T$46];2;0));VLOOKUP([.B288];[.$S$2:.$T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288];[.$V$2:.$W$100];2;0));VLOOKUP([.B288];[.$V$2:.$W$100];2;0);1)" office:value-type="float" office:value="1">
            <text:p>1</text:p>
          </table:table-cell>
          <table:table-cell table:formula="of:=IF(ISNUMBER(VLOOKUP([.B288];[.$AB$2:.$AC$302];2;0));VLOOKUP([.B288];[.$AB$2:.$AC$302];2;0);0)" office:value-type="float" office:value="1">
            <text:p>1</text:p>
          </table:table-cell>
          <table:table-cell table:formula="of:=IF(ISNUMBER(VLOOKUP([.B288];[.$AE$2:.$AF$33];2;0));VLOOKUP([.B288];[.$AE$2:.$AF$33];2;0);1)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209"/>
        </table:table-row>
        <table:table-row table:style-name="ro7">
          <table:table-cell office:value-type="float" office:value="287">
            <text:p>287</text:p>
          </table:table-cell>
          <table:table-cell office:value-type="string">
            <text:p>Thomas Thévenoud</text:p>
          </table:table-cell>
          <table:table-cell table:formula="of:=IF(ISNUMBER(VLOOKUP([.B289];[.$M$2:.$N$202];2;0));VLOOKUP([.B289];[.$M$2:.$N$202];2;0);1)" office:value-type="float" office:value="1">
            <text:p>1</text:p>
          </table:table-cell>
          <table:table-cell table:formula="of:=IF(ISNUMBER(VLOOKUP([.B289];[.$P$2:.$Q$12];2;0));VLOOKUP([.B289];[.$P$2:.$Q$12];2;0);1)" office:value-type="float" office:value="1">
            <text:p>1</text:p>
          </table:table-cell>
          <table:table-cell table:formula="of:=IF(ISNUMBER(VLOOKUP([.B289];[.$S$2:.$T$46];2;0));VLOOKUP([.B289];[.$S$2:.$T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289];[.$V$2:.$W$100];2;0));VLOOKUP([.B289];[.$V$2:.$W$100];2;0);1)" office:value-type="float" office:value="1">
            <text:p>1</text:p>
          </table:table-cell>
          <table:table-cell table:formula="of:=IF(ISNUMBER(VLOOKUP([.B289];[.$AB$2:.$AC$302];2;0));VLOOKUP([.B289];[.$AB$2:.$AC$302];2;0);0)" office:value-type="float" office:value="1">
            <text:p>1</text:p>
          </table:table-cell>
          <table:table-cell table:formula="of:=IF(ISNUMBER(VLOOKUP([.B289];[.$AE$2:.$AF$33];2;0));VLOOKUP([.B289];[.$AE$2:.$AF$33];2;0);1)"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IF(ISNUMBER(VLOOKUP([.B289];[.$AK$2:.$AL$41];2;0));VLOOKUP([.B289];[.$AK$2:.$AL$41];2;0);1)" office:value-type="float" office:value="1">
            <text:p>1</text:p>
          </table:table-cell>
          <table:table-cell table:number-columns-repeated="209"/>
        </table:table-row>
        <table:table-row table:style-name="ro7">
          <table:table-cell office:value-type="float" office:value="288">
            <text:p>288</text:p>
          </table:table-cell>
          <table:table-cell office:value-type="string">
            <text:p>Valérie Corre</text:p>
          </table:table-cell>
          <table:table-cell table:formula="of:=IF(ISNUMBER(VLOOKUP([.B290];[.$M$2:.$N$202];2;0));VLOOKUP([.B290];[.$M$2:.$N$202];2;0);1)" office:value-type="float" office:value="1">
            <text:p>1</text:p>
          </table:table-cell>
          <table:table-cell table:formula="of:=IF(ISNUMBER(VLOOKUP([.B290];[.$P$2:.$Q$12];2;0));VLOOKUP([.B290];[.$P$2:.$Q$12];2;0);1)" office:value-type="float" office:value="1">
            <text:p>1</text:p>
          </table:table-cell>
          <table:table-cell table:formula="of:=IF(ISNUMBER(VLOOKUP([.B290];[.$S$2:.$T$46];2;0));VLOOKUP([.B290];[.$S$2:.$T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290];[.$V$2:.$W$100];2;0));VLOOKUP([.B290];[.$V$2:.$W$100];2;0);1)" office:value-type="float" office:value="1">
            <text:p>1</text:p>
          </table:table-cell>
          <table:table-cell table:formula="of:=IF(ISNUMBER(VLOOKUP([.B290];[.$AB$2:.$AC$302];2;0));VLOOKUP([.B290];[.$AB$2:.$AC$302];2;0);0)" office:value-type="float" office:value="1">
            <text:p>1</text:p>
          </table:table-cell>
          <table:table-cell table:formula="of:=IF(ISNUMBER(VLOOKUP([.B290];[.$AE$2:.$AF$33];2;0));VLOOKUP([.B290];[.$AE$2:.$AF$33];2;0);1)" office:value-type="float" office:value="1">
            <text:p>1</text:p>
          </table:table-cell>
          <table:table-cell table:formula="of:=IF(ISNUMBER(VLOOKUP([.B290];[.$AH$2:.$AI$41];2;0));VLOOKUP([.B290];[.$AH$2:.$AI$41];2;0);1)" office:value-type="float" office:value="1">
            <text:p>1</text:p>
          </table:table-cell>
          <table:table-cell table:formula="of:=IF(ISNUMBER(VLOOKUP([.B290];[.$AK$2:.$AL$41];2;0));VLOOKUP([.B290];[.$AK$2:.$AL$41];2;0);1)" office:value-type="float" office:value="1">
            <text:p>1</text:p>
          </table:table-cell>
          <table:table-cell table:number-columns-repeated="209"/>
        </table:table-row>
        <table:table-row table:style-name="ro7">
          <table:table-cell office:value-type="float" office:value="289">
            <text:p>289</text:p>
          </table:table-cell>
          <table:table-cell office:value-type="string">
            <text:p>Valérie Fourneyron</text:p>
          </table:table-cell>
          <table:table-cell table:number-columns-repeated="4" office:value-type="float" office:value="2">
            <text:p>2</text:p>
          </table:table-cell>
          <table:table-cell table:formula="of:=IF(ISNUMBER(VLOOKUP([.B291];[.$V$2:.$W$100];2;0));VLOOKUP([.B291];[.$V$2:.$W$100];2;0);1)" office:value-type="float" office:value="1">
            <text:p>1</text:p>
          </table:table-cell>
          <table:table-cell table:formula="of:=IF(ISNUMBER(VLOOKUP([.B291];[.$AB$2:.$AC$302];2;0));VLOOKUP([.B291];[.$AB$2:.$AC$302];2;0);0)" office:value-type="float" office:value="1">
            <text:p>1</text:p>
          </table:table-cell>
          <table:table-cell table:formula="of:=IF(ISNUMBER(VLOOKUP([.B291];[.$AE$2:.$AF$33];2;0));VLOOKUP([.B291];[.$AE$2:.$AF$33];2;0);1)" office:value-type="float" office:value="1">
            <text:p>1</text:p>
          </table:table-cell>
          <table:table-cell table:formula="of:=IF(ISNUMBER(VLOOKUP([.B291];[.$AH$2:.$AI$41];2;0));VLOOKUP([.B291];[.$AH$2:.$AI$41];2;0);1)" office:value-type="float" office:value="1">
            <text:p>1</text:p>
          </table:table-cell>
          <table:table-cell table:formula="of:=IF(ISNUMBER(VLOOKUP([.B291];[.$AK$2:.$AL$41];2;0));VLOOKUP([.B291];[.$AK$2:.$AL$41];2;0);1)" office:value-type="float" office:value="1">
            <text:p>1</text:p>
          </table:table-cell>
          <table:table-cell table:number-columns-repeated="209"/>
        </table:table-row>
        <table:table-row table:style-name="ro7">
          <table:table-cell office:value-type="float" office:value="290">
            <text:p>290</text:p>
          </table:table-cell>
          <table:table-cell office:value-type="string">
            <text:p>Valérie Rabault</text:p>
          </table:table-cell>
          <table:table-cell table:formula="of:=IF(ISNUMBER(VLOOKUP([.B292];[.$M$2:.$N$202];2;0));VLOOKUP([.B292];[.$M$2:.$N$202];2;0);1)" office:value-type="float" office:value="1">
            <text:p>1</text:p>
          </table:table-cell>
          <table:table-cell table:formula="of:=IF(ISNUMBER(VLOOKUP([.B292];[.$P$2:.$Q$12];2;0));VLOOKUP([.B292];[.$P$2:.$Q$12];2;0);1)" office:value-type="float" office:value="1">
            <text:p>1</text:p>
          </table:table-cell>
          <table:table-cell table:formula="of:=IF(ISNUMBER(VLOOKUP([.B292];[.$S$2:.$T$46];2;0));VLOOKUP([.B292];[.$S$2:.$T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292];[.$V$2:.$W$100];2;0));VLOOKUP([.B292];[.$V$2:.$W$100];2;0);1)" office:value-type="float" office:value="1">
            <text:p>1</text:p>
          </table:table-cell>
          <table:table-cell table:formula="of:=IF(ISNUMBER(VLOOKUP([.B292];[.$AB$2:.$AC$302];2;0));VLOOKUP([.B292];[.$AB$2:.$AC$302];2;0);0)" office:value-type="float" office:value="0">
            <text:p>0</text:p>
          </table:table-cell>
          <table:table-cell table:formula="of:=IF(ISNUMBER(VLOOKUP([.B292];[.$AE$2:.$AF$33];2;0));VLOOKUP([.B292];[.$AE$2:.$AF$33];2;0);1)" office:value-type="float" office:value="1">
            <text:p>1</text:p>
          </table:table-cell>
          <table:table-cell table:formula="of:=IF(ISNUMBER(VLOOKUP([.B292];[.$AH$2:.$AI$41];2;0));VLOOKUP([.B292];[.$AH$2:.$AI$41];2;0);1)" office:value-type="float" office:value="1">
            <text:p>1</text:p>
          </table:table-cell>
          <table:table-cell table:formula="of:=IF(ISNUMBER(VLOOKUP([.B292];[.$AK$2:.$AL$41];2;0));VLOOKUP([.B292];[.$AK$2:.$AL$41];2;0);1)" office:value-type="float" office:value="1">
            <text:p>1</text:p>
          </table:table-cell>
          <table:table-cell table:number-columns-repeated="209"/>
        </table:table-row>
        <table:table-row table:style-name="ro7">
          <table:table-cell office:value-type="float" office:value="291">
            <text:p>291</text:p>
          </table:table-cell>
          <table:table-cell office:value-type="string">
            <text:p>Victorin Lurel</text:p>
          </table:table-cell>
          <table:table-cell table:formula="of:=IF(ISNUMBER(VLOOKUP([.B293];[.$M$2:.$N$202];2;0));VLOOKUP([.B293];[.$M$2:.$N$202];2;0);1)" office:value-type="float" office:value="1">
            <text:p>1</text:p>
          </table:table-cell>
          <table:table-cell table:formula="of:=IF(ISNUMBER(VLOOKUP([.B293];[.$P$2:.$Q$12];2;0));VLOOKUP([.B293];[.$P$2:.$Q$12];2;0);1)" office:value-type="float" office:value="1">
            <text:p>1</text:p>
          </table:table-cell>
          <table:table-cell table:formula="of:=IF(ISNUMBER(VLOOKUP([.B293];[.$S$2:.$T$46];2;0));VLOOKUP([.B293];[.$S$2:.$T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293];[.$V$2:.$W$100];2;0));VLOOKUP([.B293];[.$V$2:.$W$100];2;0);1)" office:value-type="float" office:value="1">
            <text:p>1</text:p>
          </table:table-cell>
          <table:table-cell table:formula="of:=IF(ISNUMBER(VLOOKUP([.B293];[.$AB$2:.$AC$302];2;0));VLOOKUP([.B293];[.$AB$2:.$AC$302];2;0);0)" office:value-type="float" office:value="1">
            <text:p>1</text:p>
          </table:table-cell>
          <table:table-cell table:formula="of:=IF(ISNUMBER(VLOOKUP([.B293];[.$AE$2:.$AF$33];2;0));VLOOKUP([.B293];[.$AE$2:.$AF$33];2;0);1)" office:value-type="float" office:value="1">
            <text:p>1</text:p>
          </table:table-cell>
          <table:table-cell table:formula="of:=IF(ISNUMBER(VLOOKUP([.B293];[.$AH$2:.$AI$41];2;0));VLOOKUP([.B293];[.$AH$2:.$AI$41];2;0);1)" office:value-type="float" office:value="1">
            <text:p>1</text:p>
          </table:table-cell>
          <table:table-cell table:formula="of:=IF(ISNUMBER(VLOOKUP([.B293];[.$AK$2:.$AL$41];2;0));VLOOKUP([.B293];[.$AK$2:.$AL$41];2;0);1)" office:value-type="float" office:value="1">
            <text:p>1</text:p>
          </table:table-cell>
          <table:table-cell table:number-columns-repeated="209"/>
        </table:table-row>
        <table:table-row table:style-name="ro7">
          <table:table-cell office:value-type="float" office:value="292">
            <text:p>292</text:p>
          </table:table-cell>
          <table:table-cell office:value-type="string">
            <text:p>Vincent Burroni</text:p>
          </table:table-cell>
          <table:table-cell table:formula="of:=IF(ISNUMBER(VLOOKUP([.B294];[.$M$2:.$N$202];2;0));VLOOKUP([.B294];[.$M$2:.$N$202];2;0);1)" office:value-type="float" office:value="1">
            <text:p>1</text:p>
          </table:table-cell>
          <table:table-cell table:formula="of:=IF(ISNUMBER(VLOOKUP([.B294];[.$P$2:.$Q$12];2;0));VLOOKUP([.B294];[.$P$2:.$Q$12];2;0);1)" office:value-type="float" office:value="1">
            <text:p>1</text:p>
          </table:table-cell>
          <table:table-cell table:formula="of:=IF(ISNUMBER(VLOOKUP([.B294];[.$S$2:.$T$46];2;0));VLOOKUP([.B294];[.$S$2:.$T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294];[.$V$2:.$W$100];2;0));VLOOKUP([.B294];[.$V$2:.$W$100];2;0);1)" office:value-type="float" office:value="1">
            <text:p>1</text:p>
          </table:table-cell>
          <table:table-cell table:formula="of:=IF(ISNUMBER(VLOOKUP([.B294];[.$AB$2:.$AC$302];2;0));VLOOKUP([.B294];[.$AB$2:.$AC$302];2;0);0)" office:value-type="float" office:value="1">
            <text:p>1</text:p>
          </table:table-cell>
          <table:table-cell table:formula="of:=IF(ISNUMBER(VLOOKUP([.B294];[.$AE$2:.$AF$33];2;0));VLOOKUP([.B294];[.$AE$2:.$AF$33];2;0);1)" office:value-type="float" office:value="1">
            <text:p>1</text:p>
          </table:table-cell>
          <table:table-cell table:formula="of:=IF(ISNUMBER(VLOOKUP([.B294];[.$AH$2:.$AI$41];2;0));VLOOKUP([.B294];[.$AH$2:.$AI$41];2;0);1)" office:value-type="float" office:value="1">
            <text:p>1</text:p>
          </table:table-cell>
          <table:table-cell table:formula="of:=IF(ISNUMBER(VLOOKUP([.B294];[.$AK$2:.$AL$41];2;0));VLOOKUP([.B294];[.$AK$2:.$AL$41];2;0);1)" office:value-type="float" office:value="1">
            <text:p>1</text:p>
          </table:table-cell>
          <table:table-cell table:number-columns-repeated="209"/>
        </table:table-row>
        <table:table-row table:style-name="ro7">
          <table:table-cell office:value-type="float" office:value="293">
            <text:p>293</text:p>
          </table:table-cell>
          <table:table-cell office:value-type="string">
            <text:p>Viviane Le Dissez</text:p>
          </table:table-cell>
          <table:table-cell table:formula="of:=IF(ISNUMBER(VLOOKUP([.B295];[.$M$2:.$N$202];2;0));VLOOKUP([.B295];[.$M$2:.$N$202];2;0);1)" office:value-type="float" office:value="0">
            <text:p>0</text:p>
          </table:table-cell>
          <table:table-cell table:formula="of:=IF(ISNUMBER(VLOOKUP([.B295];[.$P$2:.$Q$12];2;0));VLOOKUP([.B295];[.$P$2:.$Q$12];2;0);1)" office:value-type="float" office:value="1">
            <text:p>1</text:p>
          </table:table-cell>
          <table:table-cell table:formula="of:=IF(ISNUMBER(VLOOKUP([.B295];[.$S$2:.$T$46];2;0));VLOOKUP([.B295];[.$S$2:.$T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295];[.$V$2:.$W$100];2;0));VLOOKUP([.B295];[.$V$2:.$W$100];2;0);1)" office:value-type="float" office:value="1">
            <text:p>1</text:p>
          </table:table-cell>
          <table:table-cell table:formula="of:=IF(ISNUMBER(VLOOKUP([.B295];[.$AB$2:.$AC$302];2;0));VLOOKUP([.B295];[.$AB$2:.$AC$302];2;0);0)" office:value-type="float" office:value="0">
            <text:p>0</text:p>
          </table:table-cell>
          <table:table-cell table:formula="of:=IF(ISNUMBER(VLOOKUP([.B295];[.$AE$2:.$AF$33];2;0));VLOOKUP([.B295];[.$AE$2:.$AF$33];2;0);1)" office:value-type="float" office:value="1">
            <text:p>1</text:p>
          </table:table-cell>
          <table:table-cell table:formula="of:=IF(ISNUMBER(VLOOKUP([.B295];[.$AH$2:.$AI$41];2;0));VLOOKUP([.B295];[.$AH$2:.$AI$41];2;0);1)" office:value-type="float" office:value="1">
            <text:p>1</text:p>
          </table:table-cell>
          <table:table-cell table:formula="of:=IF(ISNUMBER(VLOOKUP([.B295];[.$AK$2:.$AL$41];2;0));VLOOKUP([.B295];[.$AK$2:.$AL$41];2;0);1)" office:value-type="float" office:value="1">
            <text:p>1</text:p>
          </table:table-cell>
          <table:table-cell table:number-columns-repeated="209"/>
        </table:table-row>
        <table:table-row table:style-name="ro7">
          <table:table-cell office:value-type="float" office:value="294">
            <text:p>294</text:p>
          </table:table-cell>
          <table:table-cell office:value-type="string">
            <text:p>William Dumas</text:p>
          </table:table-cell>
          <table:table-cell table:formula="of:=IF(ISNUMBER(VLOOKUP([.B296];[.$M$2:.$N$202];2;0));VLOOKUP([.B296];[.$M$2:.$N$202];2;0);1)" office:value-type="float" office:value="1">
            <text:p>1</text:p>
          </table:table-cell>
          <table:table-cell table:formula="of:=IF(ISNUMBER(VLOOKUP([.B296];[.$P$2:.$Q$12];2;0));VLOOKUP([.B296];[.$P$2:.$Q$12];2;0);1)" office:value-type="float" office:value="1">
            <text:p>1</text:p>
          </table:table-cell>
          <table:table-cell table:formula="of:=IF(ISNUMBER(VLOOKUP([.B296];[.$S$2:.$T$46];2;0));VLOOKUP([.B296];[.$S$2:.$T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296];[.$V$2:.$W$100];2;0));VLOOKUP([.B296];[.$V$2:.$W$100];2;0);1)" office:value-type="float" office:value="1">
            <text:p>1</text:p>
          </table:table-cell>
          <table:table-cell table:formula="of:=IF(ISNUMBER(VLOOKUP([.B296];[.$AB$2:.$AC$302];2;0));VLOOKUP([.B296];[.$AB$2:.$AC$302];2;0);0)" office:value-type="float" office:value="1">
            <text:p>1</text:p>
          </table:table-cell>
          <table:table-cell table:formula="of:=IF(ISNUMBER(VLOOKUP([.B296];[.$AE$2:.$AF$33];2;0));VLOOKUP([.B296];[.$AE$2:.$AF$33];2;0);1)" office:value-type="float" office:value="1">
            <text:p>1</text:p>
          </table:table-cell>
          <table:table-cell table:formula="of:=IF(ISNUMBER(VLOOKUP([.B296];[.$AH$2:.$AI$41];2;0));VLOOKUP([.B296];[.$AH$2:.$AI$41];2;0);1)" office:value-type="float" office:value="1">
            <text:p>1</text:p>
          </table:table-cell>
          <table:table-cell table:formula="of:=IF(ISNUMBER(VLOOKUP([.B296];[.$AK$2:.$AL$41];2;0));VLOOKUP([.B296];[.$AK$2:.$AL$41];2;0);1)" office:value-type="float" office:value="1">
            <text:p>1</text:p>
          </table:table-cell>
          <table:table-cell table:number-columns-repeated="209"/>
        </table:table-row>
        <table:table-row table:style-name="ro7">
          <table:table-cell office:value-type="float" office:value="295">
            <text:p>295</text:p>
          </table:table-cell>
          <table:table-cell office:value-type="string">
            <text:p>Yann Capet</text:p>
          </table:table-cell>
          <table:table-cell table:formula="of:=IF(ISNUMBER(VLOOKUP([.B297];[.$M$2:.$N$202];2;0));VLOOKUP([.B297];[.$M$2:.$N$202];2;0);1)" office:value-type="float" office:value="1">
            <text:p>1</text:p>
          </table:table-cell>
          <table:table-cell table:formula="of:=IF(ISNUMBER(VLOOKUP([.B297];[.$P$2:.$Q$12];2;0));VLOOKUP([.B297];[.$P$2:.$Q$12];2;0);1)" office:value-type="float" office:value="1">
            <text:p>1</text:p>
          </table:table-cell>
          <table:table-cell table:formula="of:=IF(ISNUMBER(VLOOKUP([.B297];[.$S$2:.$T$46];2;0));VLOOKUP([.B297];[.$S$2:.$T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297];[.$V$2:.$W$100];2;0));VLOOKUP([.B297];[.$V$2:.$W$100];2;0);1)" office:value-type="float" office:value="1">
            <text:p>1</text:p>
          </table:table-cell>
          <table:table-cell table:formula="of:=IF(ISNUMBER(VLOOKUP([.B297];[.$AB$2:.$AC$302];2;0));VLOOKUP([.B297];[.$AB$2:.$AC$302];2;0);0)" office:value-type="float" office:value="0">
            <text:p>0</text:p>
          </table:table-cell>
          <table:table-cell table:formula="of:=IF(ISNUMBER(VLOOKUP([.B297];[.$AE$2:.$AF$33];2;0));VLOOKUP([.B297];[.$AE$2:.$AF$33];2;0);1)" office:value-type="float" office:value="1">
            <text:p>1</text:p>
          </table:table-cell>
          <table:table-cell table:formula="of:=IF(ISNUMBER(VLOOKUP([.B297];[.$AH$2:.$AI$41];2;0));VLOOKUP([.B297];[.$AH$2:.$AI$41];2;0);1)" office:value-type="float" office:value="1">
            <text:p>1</text:p>
          </table:table-cell>
          <table:table-cell table:formula="of:=IF(ISNUMBER(VLOOKUP([.B297];[.$AK$2:.$AL$41];2;0));VLOOKUP([.B297];[.$AK$2:.$AL$41];2;0);1)" office:value-type="float" office:value="1">
            <text:p>1</text:p>
          </table:table-cell>
          <table:table-cell table:number-columns-repeated="209"/>
        </table:table-row>
        <table:table-row table:style-name="ro7">
          <table:table-cell office:value-type="float" office:value="296">
            <text:p>296</text:p>
          </table:table-cell>
          <table:table-cell office:value-type="string">
            <text:p>Yann Galut</text:p>
          </table:table-cell>
          <table:table-cell table:formula="of:=IF(ISNUMBER(VLOOKUP([.B298];[.$M$2:.$N$202];2;0));VLOOKUP([.B298];[.$M$2:.$N$202];2;0);1)" office:value-type="float" office:value="1">
            <text:p>1</text:p>
          </table:table-cell>
          <table:table-cell table:formula="of:=IF(ISNUMBER(VLOOKUP([.B298];[.$P$2:.$Q$12];2;0));VLOOKUP([.B298];[.$P$2:.$Q$12];2;0);1)" office:value-type="float" office:value="1">
            <text:p>1</text:p>
          </table:table-cell>
          <table:table-cell table:formula="of:=IF(ISNUMBER(VLOOKUP([.B298];[.$S$2:.$T$46];2;0));VLOOKUP([.B298];[.$S$2:.$T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298];[.$V$2:.$W$100];2;0));VLOOKUP([.B298];[.$V$2:.$W$100];2;0);1)" office:value-type="float" office:value="1">
            <text:p>1</text:p>
          </table:table-cell>
          <table:table-cell table:formula="of:=IF(ISNUMBER(VLOOKUP([.B298];[.$AB$2:.$AC$302];2;0));VLOOKUP([.B298];[.$AB$2:.$AC$302];2;0);0)" office:value-type="float" office:value="0">
            <text:p>0</text:p>
          </table:table-cell>
          <table:table-cell table:formula="of:=IF(ISNUMBER(VLOOKUP([.B298];[.$AE$2:.$AF$33];2;0));VLOOKUP([.B298];[.$AE$2:.$AF$33];2;0);1)" office:value-type="float" office:value="1">
            <text:p>1</text:p>
          </table:table-cell>
          <table:table-cell table:formula="of:=IF(ISNUMBER(VLOOKUP([.B298];[.$AH$2:.$AI$41];2;0));VLOOKUP([.B298];[.$AH$2:.$AI$41];2;0);1)" office:value-type="float" office:value="1">
            <text:p>1</text:p>
          </table:table-cell>
          <table:table-cell table:formula="of:=IF(ISNUMBER(VLOOKUP([.B298];[.$AK$2:.$AL$41];2;0));VLOOKUP([.B298];[.$AK$2:.$AL$41];2;0);1)" office:value-type="float" office:value="1">
            <text:p>1</text:p>
          </table:table-cell>
          <table:table-cell table:number-columns-repeated="209"/>
        </table:table-row>
        <table:table-row table:style-name="ro7">
          <table:table-cell office:value-type="float" office:value="297">
            <text:p>297</text:p>
          </table:table-cell>
          <table:table-cell office:value-type="string">
            <text:p>Yves Blein</text:p>
          </table:table-cell>
          <table:table-cell table:formula="of:=IF(ISNUMBER(VLOOKUP([.B299];[.$M$2:.$N$202];2;0));VLOOKUP([.B299];[.$M$2:.$N$202];2;0);1)" office:value-type="float" office:value="1">
            <text:p>1</text:p>
          </table:table-cell>
          <table:table-cell table:formula="of:=IF(ISNUMBER(VLOOKUP([.B299];[.$P$2:.$Q$12];2;0));VLOOKUP([.B299];[.$P$2:.$Q$12];2;0);1)" office:value-type="float" office:value="1">
            <text:p>1</text:p>
          </table:table-cell>
          <table:table-cell table:formula="of:=IF(ISNUMBER(VLOOKUP([.B299];[.$S$2:.$T$46];2;0));VLOOKUP([.B299];[.$S$2:.$T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299];[.$V$2:.$W$100];2;0));VLOOKUP([.B299];[.$V$2:.$W$100];2;0);1)" office:value-type="float" office:value="1">
            <text:p>1</text:p>
          </table:table-cell>
          <table:table-cell table:formula="of:=IF(ISNUMBER(VLOOKUP([.B299];[.$AB$2:.$AC$302];2;0));VLOOKUP([.B299];[.$AB$2:.$AC$302];2;0);0)" office:value-type="float" office:value="1">
            <text:p>1</text:p>
          </table:table-cell>
          <table:table-cell table:formula="of:=IF(ISNUMBER(VLOOKUP([.B299];[.$AE$2:.$AF$33];2;0));VLOOKUP([.B299];[.$AE$2:.$AF$33];2;0);1)" office:value-type="float" office:value="1">
            <text:p>1</text:p>
          </table:table-cell>
          <table:table-cell table:formula="of:=IF(ISNUMBER(VLOOKUP([.B299];[.$AH$2:.$AI$41];2;0));VLOOKUP([.B299];[.$AH$2:.$AI$41];2;0);1)" office:value-type="float" office:value="1">
            <text:p>1</text:p>
          </table:table-cell>
          <table:table-cell table:formula="of:=IF(ISNUMBER(VLOOKUP([.B299];[.$AK$2:.$AL$41];2;0));VLOOKUP([.B299];[.$AK$2:.$AL$41];2;0);1)" office:value-type="float" office:value="1">
            <text:p>1</text:p>
          </table:table-cell>
          <table:table-cell table:number-columns-repeated="209"/>
        </table:table-row>
        <table:table-row table:style-name="ro7">
          <table:table-cell office:value-type="float" office:value="298">
            <text:p>298</text:p>
          </table:table-cell>
          <table:table-cell office:value-type="string">
            <text:p>Yves Daniel</text:p>
          </table:table-cell>
          <table:table-cell table:formula="of:=IF(ISNUMBER(VLOOKUP([.B300];[.$M$2:.$N$202];2;0));VLOOKUP([.B300];[.$M$2:.$N$202];2;0);1)" office:value-type="float" office:value="0">
            <text:p>0</text:p>
          </table:table-cell>
          <table:table-cell table:formula="of:=IF(ISNUMBER(VLOOKUP([.B300];[.$P$2:.$Q$12];2;0));VLOOKUP([.B300];[.$P$2:.$Q$12];2;0);1)" office:value-type="float" office:value="1">
            <text:p>1</text:p>
          </table:table-cell>
          <table:table-cell table:formula="of:=IF(ISNUMBER(VLOOKUP([.B300];[.$S$2:.$T$46];2;0));VLOOKUP([.B300];[.$S$2:.$T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300];[.$V$2:.$W$100];2;0));VLOOKUP([.B300];[.$V$2:.$W$100];2;0);1)" office:value-type="float" office:value="1">
            <text:p>1</text:p>
          </table:table-cell>
          <table:table-cell table:formula="of:=IF(ISNUMBER(VLOOKUP([.B300];[.$AB$2:.$AC$302];2;0));VLOOKUP([.B300];[.$AB$2:.$AC$302];2;0);0)" office:value-type="float" office:value="1">
            <text:p>1</text:p>
          </table:table-cell>
          <table:table-cell table:formula="of:=IF(ISNUMBER(VLOOKUP([.B300];[.$AE$2:.$AF$33];2;0));VLOOKUP([.B300];[.$AE$2:.$AF$33];2;0);1)" office:value-type="float" office:value="1">
            <text:p>1</text:p>
          </table:table-cell>
          <table:table-cell table:formula="of:=IF(ISNUMBER(VLOOKUP([.B300];[.$AH$2:.$AI$41];2;0));VLOOKUP([.B300];[.$AH$2:.$AI$41];2;0);1)" office:value-type="float" office:value="1">
            <text:p>1</text:p>
          </table:table-cell>
          <table:table-cell table:formula="of:=IF(ISNUMBER(VLOOKUP([.B300];[.$AK$2:.$AL$41];2;0));VLOOKUP([.B300];[.$AK$2:.$AL$41];2;0);1)" office:value-type="float" office:value="1">
            <text:p>1</text:p>
          </table:table-cell>
          <table:table-cell table:number-columns-repeated="209"/>
        </table:table-row>
        <table:table-row table:style-name="ro7">
          <table:table-cell office:value-type="float" office:value="299">
            <text:p>299</text:p>
          </table:table-cell>
          <table:table-cell office:value-type="string">
            <text:p>Yves Durand</text:p>
          </table:table-cell>
          <table:table-cell table:formula="of:=IF(ISNUMBER(VLOOKUP([.B301];[.$M$2:.$N$202];2;0));VLOOKUP([.B301];[.$M$2:.$N$202];2;0);1)" office:value-type="float" office:value="1">
            <text:p>1</text:p>
          </table:table-cell>
          <table:table-cell table:formula="of:=IF(ISNUMBER(VLOOKUP([.B301];[.$P$2:.$Q$12];2;0));VLOOKUP([.B301];[.$P$2:.$Q$12];2;0);1)" office:value-type="float" office:value="1">
            <text:p>1</text:p>
          </table:table-cell>
          <table:table-cell table:formula="of:=IF(ISNUMBER(VLOOKUP([.B301];[.$S$2:.$T$46];2;0));VLOOKUP([.B301];[.$S$2:.$T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301];[.$V$2:.$W$100];2;0));VLOOKUP([.B301];[.$V$2:.$W$100];2;0);1)" office:value-type="float" office:value="1">
            <text:p>1</text:p>
          </table:table-cell>
          <table:table-cell table:formula="of:=IF(ISNUMBER(VLOOKUP([.B301];[.$AB$2:.$AC$302];2;0));VLOOKUP([.B301];[.$AB$2:.$AC$302];2;0);0)" office:value-type="float" office:value="1">
            <text:p>1</text:p>
          </table:table-cell>
          <table:table-cell table:formula="of:=IF(ISNUMBER(VLOOKUP([.B301];[.$AE$2:.$AF$33];2;0));VLOOKUP([.B301];[.$AE$2:.$AF$33];2;0);1)" office:value-type="float" office:value="1">
            <text:p>1</text:p>
          </table:table-cell>
          <table:table-cell table:formula="of:=IF(ISNUMBER(VLOOKUP([.B301];[.$AH$2:.$AI$41];2;0));VLOOKUP([.B301];[.$AH$2:.$AI$41];2;0);1)" office:value-type="float" office:value="1">
            <text:p>1</text:p>
          </table:table-cell>
          <table:table-cell table:formula="of:=IF(ISNUMBER(VLOOKUP([.B301];[.$AK$2:.$AL$41];2;0));VLOOKUP([.B301];[.$AK$2:.$AL$41];2;0);1)" office:value-type="float" office:value="1">
            <text:p>1</text:p>
          </table:table-cell>
          <table:table-cell table:number-columns-repeated="209"/>
        </table:table-row>
        <table:table-row table:style-name="ro7">
          <table:table-cell office:value-type="float" office:value="300">
            <text:p>300</text:p>
          </table:table-cell>
          <table:table-cell office:value-type="string">
            <text:p>Yves Goasdoué</text:p>
          </table:table-cell>
          <table:table-cell table:formula="of:=IF(ISNUMBER(VLOOKUP([.B302];[.$M$2:.$N$202];2;0));VLOOKUP([.B302];[.$M$2:.$N$202];2;0);1)" office:value-type="float" office:value="1">
            <text:p>1</text:p>
          </table:table-cell>
          <table:table-cell table:formula="of:=IF(ISNUMBER(VLOOKUP([.B302];[.$P$2:.$Q$12];2;0));VLOOKUP([.B302];[.$P$2:.$Q$12];2;0);1)" office:value-type="float" office:value="1">
            <text:p>1</text:p>
          </table:table-cell>
          <table:table-cell table:formula="of:=IF(ISNUMBER(VLOOKUP([.B302];[.$S$2:.$T$46];2;0));VLOOKUP([.B302];[.$S$2:.$T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302];[.$V$2:.$W$100];2;0));VLOOKUP([.B302];[.$V$2:.$W$100];2;0);1)" office:value-type="float" office:value="1">
            <text:p>1</text:p>
          </table:table-cell>
          <table:table-cell table:formula="of:=IF(ISNUMBER(VLOOKUP([.B302];[.$AB$2:.$AC$302];2;0));VLOOKUP([.B302];[.$AB$2:.$AC$302];2;0);0)" office:value-type="float" office:value="1">
            <text:p>1</text:p>
          </table:table-cell>
          <table:table-cell table:formula="of:=IF(ISNUMBER(VLOOKUP([.B302];[.$AE$2:.$AF$33];2;0));VLOOKUP([.B302];[.$AE$2:.$AF$33];2;0);1)" office:value-type="float" office:value="1">
            <text:p>1</text:p>
          </table:table-cell>
          <table:table-cell table:formula="of:=IF(ISNUMBER(VLOOKUP([.B302];[.$AH$2:.$AI$41];2;0));VLOOKUP([.B302];[.$AH$2:.$AI$41];2;0);1)" office:value-type="float" office:value="1">
            <text:p>1</text:p>
          </table:table-cell>
          <table:table-cell table:formula="of:=IF(ISNUMBER(VLOOKUP([.B302];[.$AK$2:.$AL$41];2;0));VLOOKUP([.B302];[.$AK$2:.$AL$41];2;0);1)" office:value-type="float" office:value="1">
            <text:p>1</text:p>
          </table:table-cell>
          <table:table-cell table:number-columns-repeated="209"/>
        </table:table-row>
        <table:table-row table:style-name="ro7">
          <table:table-cell table:number-columns-repeated="10"/>
          <table:table-cell table:formula="of:=COUNTIF([.K2:.K302];&quot;1&quot;)" office:value-type="float" office:value="253">
            <text:p>253</text:p>
          </table:table-cell>
          <table:table-cell table:number-columns-repeated="209"/>
        </table:table-row>
        <table:table-row table:style-name="ro7" table:number-rows-repeated="1048272">
          <table:table-cell table:number-columns-repeated="220"/>
        </table:table-row>
        <table:table-row table:style-name="ro7">
          <table:table-cell table:number-columns-repeated="220"/>
        </table:table-row>
      </table:table>
      <table:table table:name="Feuille3" table:style-name="ta1" table:print="false">
        <table:table-column table:style-name="co75" table:default-cell-style-name="ce2"/>
        <table:table-row table:style-name="ro2">
          <table:table-cell office:value-type="string">
            <text:p>Pouria Amirshahi</text:p>
          </table:table-cell>
        </table:table-row>
        <table:table-row table:style-name="ro3">
          <table:table-cell office:value-type="string">
            <text:p>Serge Bardy</text:p>
          </table:table-cell>
        </table:table-row>
        <table:table-row table:style-name="ro2">
          <table:table-cell office:value-type="string">
            <text:p>Laurent Baumel</text:p>
          </table:table-cell>
        </table:table-row>
        <table:table-row table:style-name="ro4">
          <table:table-cell office:value-type="string">
            <text:p>Marie-Françoise Bechtel</text:p>
          </table:table-cell>
        </table:table-row>
        <table:table-row table:style-name="ro2">
          <table:table-cell office:value-type="string">
            <text:p>Jean-Pierre Blazy</text:p>
          </table:table-cell>
        </table:table-row>
        <table:table-row table:style-name="ro2">
          <table:table-cell office:value-type="string">
            <text:p>Kheira Bouziane-Laroussi</text:p>
          </table:table-cell>
        </table:table-row>
        <table:table-row table:style-name="ro2">
          <table:table-cell office:value-type="string">
            <text:p>Fanélie Carrey-Conte</text:p>
          </table:table-cell>
        </table:table-row>
        <table:table-row table:style-name="ro2">
          <table:table-cell office:value-type="string">
            <text:p>Nathalie Chabanne</text:p>
          </table:table-cell>
        </table:table-row>
        <table:table-row table:style-name="ro2">
          <table:table-cell office:value-type="string">
            <text:p>Dominique Chauvel</text:p>
          </table:table-cell>
        </table:table-row>
        <table:table-row table:style-name="ro3">
          <table:table-cell office:value-type="string">
            <text:p>Pascal Cherki</text:p>
          </table:table-cell>
        </table:table-row>
        <table:table-row table:style-name="ro2">
          <table:table-cell office:value-type="string">
            <text:p>Jean-Pierre Dufau</text:p>
          </table:table-cell>
        </table:table-row>
        <table:table-row table:style-name="ro4">
          <table:table-cell office:value-type="string">
            <text:p>Anne-Lise Dufour-Tonini</text:p>
          </table:table-cell>
        </table:table-row>
        <table:table-row table:style-name="ro2">
          <table:table-cell office:value-type="string">
            <text:p>Henri Emmanuelli</text:p>
          </table:table-cell>
        </table:table-row>
        <table:table-row table:style-name="ro3">
          <table:table-cell office:value-type="string">
            <text:p>Hervé Féron</text:p>
          </table:table-cell>
        </table:table-row>
        <table:table-row table:style-name="ro2">
          <table:table-cell office:value-type="string">
            <text:p>Jean-Marc Germain</text:p>
          </table:table-cell>
        </table:table-row>
        <table:table-row table:style-name="ro2">
          <table:table-cell office:value-type="string">
            <text:p>Daniel Goldberg</text:p>
          </table:table-cell>
        </table:table-row>
        <table:table-row table:style-name="ro2">
          <table:table-cell office:value-type="string">
            <text:p>Edith Gueugneau</text:p>
          </table:table-cell>
        </table:table-row>
        <table:table-row table:style-name="ro2">
          <table:table-cell office:value-type="string">
            <text:p>Mathieu Hanotin</text:p>
          </table:table-cell>
        </table:table-row>
        <table:table-row table:style-name="ro2">
          <table:table-cell office:value-type="string">
            <text:p>Christian Hutin</text:p>
          </table:table-cell>
        </table:table-row>
        <table:table-row table:style-name="ro2">
          <table:table-cell office:value-type="string">
            <text:p>François Lamy</text:p>
          </table:table-cell>
        </table:table-row>
        <table:table-row table:style-name="ro2">
          <table:table-cell office:value-type="string">
            <text:p>Jean-Luc Laurent</text:p>
          </table:table-cell>
        </table:table-row>
        <table:table-row table:style-name="ro2">
          <table:table-cell office:value-type="string">
            <text:p>Christophe Léonard</text:p>
          </table:table-cell>
        </table:table-row>
        <table:table-row table:style-name="ro2">
          <table:table-cell office:value-type="string">
            <text:p>Kléber Mesquida</text:p>
          </table:table-cell>
        </table:table-row>
        <table:table-row table:style-name="ro2">
          <table:table-cell office:value-type="string">
            <text:p>Philippe Noguès</text:p>
          </table:table-cell>
        </table:table-row>
        <table:table-row table:style-name="ro3">
          <table:table-cell office:value-type="string">
            <text:p>Christian Paul</text:p>
          </table:table-cell>
        </table:table-row>
        <table:table-row table:style-name="ro3">
          <table:table-cell office:value-type="string">
            <text:p>Michel Pouzol</text:p>
          </table:table-cell>
        </table:table-row>
        <table:table-row table:style-name="ro2">
          <table:table-cell office:value-type="string">
            <text:p>Denys Robiliard</text:p>
          </table:table-cell>
        </table:table-row>
        <table:table-row table:style-name="ro2">
          <table:table-cell office:value-type="string">
            <text:p>Barbara Romagnan</text:p>
          </table:table-cell>
        </table:table-row>
        <table:table-row table:style-name="ro2">
          <table:table-cell office:value-type="string">
            <text:p>Gérard Sebaoun</text:p>
          </table:table-cell>
        </table:table-row>
        <table:table-row table:style-name="ro2">
          <table:table-cell office:value-type="string">
            <text:p>Suzanne Tallard</text:p>
          </table:table-cell>
        </table:table-row>
        <table:table-row table:style-name="ro2">
          <table:table-cell office:value-type="string">
            <text:p>Michel Vergnier</text:p>
          </table:table-cell>
        </table:table-row>
      </table:table>
      <table:table table:name="Feuille2" table:style-name="ta1" table:print="false">
        <table:table-column table:style-name="co74" table:number-columns-repeated="7" table:default-cell-style-name="Default"/>
        <table:table-row table:style-name="ro3">
          <table:table-cell/>
          <table:table-cell office:value-type="string">
            <text:p>Nom</text:p>
          </table:table-cell>
          <table:table-cell office:value-type="string">
            <text:p>Parti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Alain Chrétien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Alain Gest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Alain Leboeuf</text:p>
          </table:table-cell>
          <table:table-cell office:value-type="string">
            <text:p><text:s/>UMP</text:p>
          </table:table-cell>
          <table:table-cell/>
          <table:table-cell office:value-type="float" office:value="0">
            <text:p>0</text:p>
          </table:table-cell>
          <table:table-cell office:value-type="string">
            <text:p>« Appel des 100 »</text:p>
          </table:table-cell>
          <table:table-cell office:value-type="string">
            <text:p>Le 5 avril 2014, quelques jours avant le discours de politique générale de Manuel Valls, &lt;a href='<text:a xlink:href="http://www.lejdd.fr/Politique/La-liste-des-90-frondeurs-du-PS-pour-un-nouveau-contrat-de-majorite-660292">http://www.lejdd.fr/Politique/La-liste-des-90-frondeurs-du-PS-pour-un-nouveau-contrat-de-majorite-660292</text:a>' target='_blank'&gt;90 hauts responsables du PS&lt;/a&gt; (dont 82 députés du groupe socialiste) &lt;a href='<text:a xlink:href="http://www.lemonde.fr/politique/article/2014/04/05/cent-deputes-ps-en-colere-reclament-un-contrat-de-majorite_4396241_823448.html">www.lemonde.fr/politique/article/2014/04/05/cent-deputes-ps-en-colere-reclament-un-contrat-de-majorite_4396241_823448.html</text:a>' target='_blank'&gt;réclament au premier ministre un « contrat de majorité »&lt;/a&gt;.</text:p>
          </table:table-cell>
        </table:table-row>
        <table:table-row table:style-name="ro5">
          <table:table-cell/>
          <table:table-cell office:value-type="string">
            <text:p>Alain Marc</text:p>
          </table:table-cell>
          <table:table-cell office:value-type="string">
            <text:p><text:s/>UMP</text:p>
          </table:table-cell>
          <table:table-cell/>
          <table:table-cell office:value-type="float" office:value="1">
            <text:p>1</text:p>
          </table:table-cell>
          <table:table-cell office:value-type="string">
            <text:p>Vote de confiance</text:p>
          </table:table-cell>
          <table:table-cell office:value-type="string">
            <text:p>Le 8 avril 2014, &lt;a href='<text:a xlink:href="http://www.lemonde.fr/politique/article/2014/04/08/les-premieres-annonces-de-manuel-valls_4397700_823448.html">www.lemonde.fr/politique/article/2014/04/08/les-premieres-annonces-de-manuel-valls_4397700_823448.html</text:a>' target='_blank'&gt;11 députés socialistes s'abstiennent&lt;/a&gt; lors du vote de confiance à Manuel Valls.</text:p>
          </table:table-cell>
        </table:table-row>
        <table:table-row table:style-name="ro5">
          <table:table-cell/>
          <table:table-cell office:value-type="string">
            <text:p>Alain Marleix</text:p>
          </table:table-cell>
          <table:table-cell office:value-type="string">
            <text:p><text:s/>UMP</text:p>
          </table:table-cell>
          <table:table-cell/>
          <table:table-cell office:value-type="float" office:value="2">
            <text:p>2</text:p>
          </table:table-cell>
          <table:table-cell office:value-type="string">
            <text:p>Programme de stabilité</text:p>
          </table:table-cell>
          <table:table-cell office:value-type="string">
            <text:p>Le 29 avril 2014, 41 députés socialistes &lt;a href='<text:a xlink:href="http://www.lemonde.fr/politique/article/2014/04/29/le-programme-de-stabilite-budgetaire-approuve-par-les-deputes_4409378_823448.html">www.lemonde.fr/politique/article/2014/04/29/le-programme-de-stabilite-budgetaire-approuve-par-les-deputes_4409378_823448.html</text:a>' target='_blank'&gt;s'abstiennent lors du vote sur le programme de stabilité budgétaire&lt;/a&gt;, entérinant des économies de 50 milliards d'euros.</text:p>
          </table:table-cell>
        </table:table-row>
        <table:table-row table:style-name="ro5">
          <table:table-cell/>
          <table:table-cell office:value-type="string">
            <text:p>Alain Marsaud</text:p>
          </table:table-cell>
          <table:table-cell office:value-type="string">
            <text:p><text:s/>UMP</text:p>
          </table:table-cell>
          <table:table-cell/>
          <table:table-cell office:value-type="float" office:value="3">
            <text:p>3</text:p>
          </table:table-cell>
          <table:table-cell office:value-type="string">
            <text:p>Budget rectificatif</text:p>
          </table:table-cell>
          <table:table-cell office:value-type="string">
            <text:p>Le 1er juillet, Christophe Léonard est le seul député socialiste à s'abstenir en première lecture &lt;a href='<text:a xlink:href="http://www.lemonde.fr/politique/article/2014/07/01/les-frondeurs-du-ps-vont-voter-le-budget-rectificatif_4448800_823448.html">http://www.lemonde.fr/politique/article/2014/07/01/les-frondeurs-du-ps-vont-voter-le-budget-rectificatif_4448800_823448.html</text:a>' target= '_blank'&gt;sur le budget rectificatif (PLFR)&lt;/a&gt;. Le vote à main levée empêche de faire le compte pour la lecture définitive.</text:p>
          </table:table-cell>
        </table:table-row>
        <table:table-row table:style-name="ro5">
          <table:table-cell/>
          <table:table-cell office:value-type="string">
            <text:p>Alain Marty</text:p>
          </table:table-cell>
          <table:table-cell office:value-type="string">
            <text:p><text:s/>UMP</text:p>
          </table:table-cell>
          <table:table-cell/>
          <table:table-cell office:value-type="float" office:value="4">
            <text:p>4</text:p>
          </table:table-cell>
          <table:table-cell office:value-type="string">
            <text:p>Budget rectificatif de la « Sécu »</text:p>
          </table:table-cell>
          <table:table-cell office:value-type="string">
            <text:p>Le 8 juillet, &lt;a href='<text:a xlink:href="http://www.lemonde.fr/politique/article/2014/07/08/budget-de-la-secu-les-frondeurs-du-ps-devraient-s-abstenir_4453099_823448.html">www.lemonde.fr/politique/article/2014/07/08/budget-de-la-secu-les-frondeurs-du-ps-devraient-s-abstenir_4453099_823448.html</text:a>' target= '_blank'&gt;35 « frondeurs » socialistes s'abstiennent&lt;/a&gt; sur le budget rectificatif de la sécurité sociale (PLFRSS).</text:p>
          </table:table-cell>
        </table:table-row>
        <table:table-row table:style-name="ro5">
          <table:table-cell/>
          <table:table-cell office:value-type="string">
            <text:p>Alain Moyne-Bressand</text:p>
          </table:table-cell>
          <table:table-cell office:value-type="string">
            <text:p><text:s/>UMP</text:p>
          </table:table-cell>
          <table:table-cell/>
          <table:table-cell office:value-type="float" office:value="5">
            <text:p>5</text:p>
          </table:table-cell>
          <table:table-cell office:value-type="string">
            <text:p>« Appel des 200 »</text:p>
          </table:table-cell>
          <table:table-cell office:value-type="string">
            <text:p>Le 28 août, 208 députés signent dans &lt;em&gt;Le Monde&lt;/em&gt; &lt;a href='<text:a xlink:href="http://www.lemonde.fr/idees/article/2014/08/28/l-appel-des-200-deputes-socialistes-ni-godillots-ni-deloyaux_4477879_3232.html">www.lemonde.fr/idees/article/2014/08/28/l-appel-des-200-deputes-socialistes-ni-godillots-ni-deloyaux_4477879_3232.html</text:a>' target='_blank'&gt;« L'appel des 200 » députés ni godillots, ni déloyaux&lt;/a&gt;, soutenant le gouvernement. La tribune a été écrite avant le remaniement gouvernemental.</text:p>
          </table:table-cell>
        </table:table-row>
        <table:table-row table:style-name="ro5">
          <table:table-cell/>
          <table:table-cell office:value-type="string">
            <text:p>Alain Suguenot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André Schneider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Anne Grommerch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Annie Genevard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Antoine Herth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Arlette Grosskost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Arnaud Robinet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Axel Poniatowski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Benoist Apparu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Bérengère Poletti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Bernard Accoyer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Bernard Brochand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Bernard Debré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Bernard Deflesselles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Bernard Gérard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Bernard Perrut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Bernard Reynès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Bruno Le Maire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amille de Rocca Serra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atherine Vautrin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éleste Lett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harles de La Verpillière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harles-Ange Ginesy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hristian Estrosi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Christian Jacob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hristian Kert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hristophe Guilloteau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hristophe Priou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laude de Ganay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laude Goasguen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laude Greff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laude Sturni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laudine Schmid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amien Abad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amien Meslot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aniel Fasquelle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aniel Gibbes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David Douillet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enis Jacquat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Didier Quentin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ino Cinieri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ominique Bussereau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ominique Dord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ominique Le Mèner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ominique Nachury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Dominique Tian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Édouard Courtial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douard Philippe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Élie Aboud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Éric Ciotti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Éric Straumann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Éric Woerth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Étienne Blanc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ernand Siré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ranck Gilard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ranck Marlin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ranck Riester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rançois Baroin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rançois Cornut-Gentille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rançois de Mazières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rançois Fillon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rançois Scellier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rançois Vannson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rançoise Guégot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rédéric Lefebvre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rédéric Reiss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eneviève Levy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eorges Fenech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eorges Ginesta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érald Darmanin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érard Cherpion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Gilles Carrez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illes Lurton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uénhaël Huet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uillaume Chevrollier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uillaume Larrivé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Guy Geoffroy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uy Teissier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Henri Guaino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Hervé Gaymard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Hervé Mariton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sabelle Le Callennec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Jacques Alain Bénisti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Jacques Kossowski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Jacques Lamblin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Jacques Myard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Jacques Pélissard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Jean Leonetti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Jean-Charles Taugourdeau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Jean-Claude Bouchet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Jean-Claude Guibal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Jean-Claude Mathis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Jean-Claude Mignon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Jean-François Copé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Jean-François Lamour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Jean-François Mancel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Jean-Frédéric Poisson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Jean-Jacques Guillet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Jean-Louis Christ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Jean-Louis Costes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Jean-Luc Reitzer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Jean-Luc Warsmann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Jean-Marie Sermier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Jean-Marie Tetart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Jean-Michel Couve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Jean-Pierre Barbier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Jean-Pierre Decool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Jean-Pierre Door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Jean-Pierre Giran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Jean-Pierre Gorges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Jean-Pierre Vigier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Jean-Sébastien Vialatte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Jérôme Chartier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Josette Pons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Julien Aubert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Laure de La Raudière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Laurence Arribagé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Laurent Furst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Laurent Marcangeli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Laurent Wauquiez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Lionel Tardy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Lionnel Luca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Luc Chatel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Lucien Degauchy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Marc Francina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Marc Laffineur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Marc Le Fur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Marc-Philippe Daubresse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Marcel Bonnot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Marianne Dubois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Marie-Christine Dalloz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Marie-Jo Zimmermann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Marie-Louise Fort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Martial Saddier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Michel Heinrich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Michel Herbillon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Michel Sordi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Michel Terrot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Michel Voisin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Michèle Tabarot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Nathalie Kosciusko-Morizet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Nicolas Dhuicq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Nicole Ameline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Olivier Audibert Troin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Olivier Carré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Olivier Dassault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Olivier Marleix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Patrice Martin-Lalande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Patrice Verchère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Patrick Balkany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Patrick Devedjian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Patrick Hetzel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Patrick Labaune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Patrick Ollier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Paul Salen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Philippe Armand Martin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Philippe Briand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Philippe Cochet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Philippe Gosselin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Philippe Goujon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Philippe Houillon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Philippe Le Ray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Philippe Meunier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Philippe Vitel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Pierre Lellouche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Pierre Lequiller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Pierre Morange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Pierre Morel-A-L'Huissier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Rémi Delatte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auveur Gandolfi-Scheit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ébastien Huyghe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erge Grouard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ophie Dion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ophie Rohfritsch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ylvain Berrios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Thierry Lazaro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Thierry Mariani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Thierry Solère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Valérie Boyer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alérie Lacroute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alérie Pécresse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éronique Louwagie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rginie Duby-Muller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Xavier Bertrand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Xavier Breton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Yannick Moreau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Yves Albarello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Yves Censi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Yves Foulon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Yves Fromion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Yves Nicolin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André Santini</text:p>
          </table:table-cell>
          <table:table-cell office:value-type="string">
            <text:p><text:s/>UDI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Arnaud Richard</text:p>
          </table:table-cell>
          <table:table-cell office:value-type="string">
            <text:p><text:s/>UDI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Bertrand Pancher</text:p>
          </table:table-cell>
          <table:table-cell office:value-type="string">
            <text:p><text:s/>UDI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Charles de Courson</text:p>
          </table:table-cell>
          <table:table-cell office:value-type="string">
            <text:p><text:s/>UDI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rancis Hillmeyer</text:p>
          </table:table-cell>
          <table:table-cell office:value-type="string">
            <text:p><text:s/>UDI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rancis Vercamer</text:p>
          </table:table-cell>
          <table:table-cell office:value-type="string">
            <text:p><text:s/>UDI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ranck Reynier</text:p>
          </table:table-cell>
          <table:table-cell office:value-type="string">
            <text:p><text:s/>UDI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rançois Rochebloine</text:p>
          </table:table-cell>
          <table:table-cell office:value-type="string">
            <text:p><text:s/>UDI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rançois Sauvadet</text:p>
          </table:table-cell>
          <table:table-cell office:value-type="string">
            <text:p><text:s/>UDI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rançois-Xavier Villain</text:p>
          </table:table-cell>
          <table:table-cell office:value-type="string">
            <text:p><text:s/>UDI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Hervé Morin</text:p>
          </table:table-cell>
          <table:table-cell office:value-type="string">
            <text:p><text:s/>UDI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Jean-Christophe Fromantin</text:p>
          </table:table-cell>
          <table:table-cell office:value-type="string">
            <text:p><text:s/>UDI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Jean-Christophe Lagarde</text:p>
          </table:table-cell>
          <table:table-cell office:value-type="string">
            <text:p><text:s/>UDI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Jean-Paul Tuaiva</text:p>
          </table:table-cell>
          <table:table-cell office:value-type="string">
            <text:p><text:s/>UDI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Jonas Tahuaitu</text:p>
          </table:table-cell>
          <table:table-cell office:value-type="string">
            <text:p><text:s/>UDI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Laurent Degallaix</text:p>
          </table:table-cell>
          <table:table-cell office:value-type="string">
            <text:p><text:s/>UDI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Maina Sage</text:p>
          </table:table-cell>
          <table:table-cell office:value-type="string">
            <text:p><text:s/>UDI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Maurice Leroy</text:p>
          </table:table-cell>
          <table:table-cell office:value-type="string">
            <text:p><text:s/>UDI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Meyer Habib</text:p>
          </table:table-cell>
          <table:table-cell office:value-type="string">
            <text:p><text:s/>UDI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Michel Piron</text:p>
          </table:table-cell>
          <table:table-cell office:value-type="string">
            <text:p><text:s/>UDI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Michel Zumkeller</text:p>
          </table:table-cell>
          <table:table-cell office:value-type="string">
            <text:p><text:s/>UDI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Philippe Folliot</text:p>
          </table:table-cell>
          <table:table-cell office:value-type="string">
            <text:p><text:s/>UDI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Philippe Gomes</text:p>
          </table:table-cell>
          <table:table-cell office:value-type="string">
            <text:p><text:s/>UDI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Philippe Vigier</text:p>
          </table:table-cell>
          <table:table-cell office:value-type="string">
            <text:p><text:s/>UDI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Rudy Salles</text:p>
          </table:table-cell>
          <table:table-cell office:value-type="string">
            <text:p><text:s/>UDI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onia Lagarde</text:p>
          </table:table-cell>
          <table:table-cell office:value-type="string">
            <text:p><text:s/>UDI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téphane Demilly</text:p>
          </table:table-cell>
          <table:table-cell office:value-type="string">
            <text:p><text:s/>UDI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Thierry Benoit</text:p>
          </table:table-cell>
          <table:table-cell office:value-type="string">
            <text:p><text:s/>UDI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Yannick Favennec</text:p>
          </table:table-cell>
          <table:table-cell office:value-type="string">
            <text:p><text:s/>UDI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Yves Jégo</text:p>
          </table:table-cell>
          <table:table-cell office:value-type="string">
            <text:p><text:s/>UDI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Alain Calmette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Alain Claeys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Alain Fauré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Alain Rodet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Alain Rousset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Alain Vidalies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Alexis Bachelay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Anne-Christine Lang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Anne-Lise Dufour-Tonini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Anne-Yvonne Le Dain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Annick Le Loch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Annick Lepetit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Annie Le Houerou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Armand Jung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Arnaud Leroy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Audrey Linkenheld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Barbara Romagnan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Béatrice Santais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Bernadette Laclais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Bernard Lesterlin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Bernard Roman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Boinali Said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Brigitte Bourguignon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Bruno Le Roux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arlos Da Silva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atherine Beaubatie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atherine Coutelle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atherine Lemorton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atherine Quéré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atherine Troallic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écile Untermaier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Chantal Berthelot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hantal Guittet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haynesse Khirouni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hristian Assaf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Christian Bataille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hristian Franqueville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hristian Hutin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Christian Paul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Christine Pires Beaune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Christophe Borgel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Christophe Bouillon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hristophe Caresche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hristophe Castaner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Christophe Léonard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hristophe Premat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hristophe Sirugue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laude Bartolone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lotilde Valter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olette Capdevielle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olette Langlade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onchita Lacuey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orinne Erhel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Daniel Boisserie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aniel Goldberg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Daniel Vaillant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David Habib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elphine Batho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enys Robiliard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ominique Baert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ominique Chauvel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ominique Lefebvre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Dominique Potier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ominique Raimbourg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dith Gueugneau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duardo Rihan Cypel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Élisabeth Guigou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lisabeth Pochon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meric Bréhier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Émilienne Poumirol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Éric Jalton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ricka Bareigts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Erwann Binet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stelle Grelier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Fabrice Verdier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anélie Carrey-Conte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anny Dombre Coste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Florent Boudié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François André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rançois Brottes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rançois Lamy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rançois Loncle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rançois Pupponi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rançoise Descamps-Crosnier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rançoise Dubois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Françoise Dumas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rançoise Imbert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rédéric Roig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rédérique Massat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Gabrielle Louis-Carabin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Geneviève Gaillard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eneviève Gosselin-Fleury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érard Bapt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érard Sebaoun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Gérard Terrier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erminal Peiro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Gilbert Le Bris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ilbert Sauvan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illes Savary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Gisèle Biémouret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uillaume Bachelay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uillaume Garot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uy Chambefort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uy Delcourt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uy-Michel Chauveau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wendal Rouillard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wenegan Bui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Hélène Geoffroy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Henri Emmanuelli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Henri Jibrayel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Hervé Féron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Hervé Pellois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Hugues Fourage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brahim Aboubacar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sabelle Bruneau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Jacqueline Maquet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Jacques Cresta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Jacques Valax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Jean Glavany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Jean Grellier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Jean Jacques Vlody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Jean Launay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Jean-Christophe Cambadélis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Jean-Claude Buisine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Jean-Claude Fruteau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Jean-Claude Perez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Jean-David Ciot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Jean-Jacques Bridey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Jean-Jacques Cottel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Jean-Jacques Urvoas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Jean-Louis Bricout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Jean-Louis Destans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Jean-Louis Dumont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Jean-Louis Gagnaire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Jean-Louis Touraine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Jean-Luc Bleunven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Jean-Luc Laurent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Jean-Marc Ayrault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Jean-Marc Fournel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Jean-Marc Germain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Jean-Marie Beffara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Jean-Michel Clément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Jean-Michel Villaumé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Jean-Patrick Gille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Jean-Paul Bacquet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Jean-Paul Chanteguet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Jean-Paul Dupré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Jean-Philippe Mallé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Jean-Pierre Allossery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Jean-Pierre Blazy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Jean-Pierre Dufau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Jean-Pierre Le Roch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Jean-Pierre Maggi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Jean-René Marsac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Jean-Yves Caullet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Jean-Yves Le Bouillonnec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Jean-Yves Le Déaut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Joaquim Pueyo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Joël Aviragnet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Joëlle Huillier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Julie Sommaruga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Karine Berger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Kheira Bouziane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Kléber Mesquida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Laurence Dumont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Laurent Baumel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Laurent Cathala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Laurent Grandguillaume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Laurent Kalinowski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Linda Gourjade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Luc Belot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Luce Pane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Lucette Lousteau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Malek Boutih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Marc Goua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Marcel Rogemont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Marie Récalde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Marie-Anne Chapdelaine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Marie-Arlette Carlotti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Marie-Françoise Bechtel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Marie-Françoise Clergeau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Marie-Hélène Fabre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Marie-Line Reynaud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Marie-Lou Marcel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Marie-Noëlle Battistel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Marie-Odile Bouillé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Marietta Karamanli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Martine Carrillon-Couvreur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Martine Faure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Martine Lignières-Cassou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Martine Martinel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Martine Pinville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Mathieu Hanotin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Matthias Fekl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Maud Olivier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Michel Destot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Michel Françaix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Michel Issindou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Michel Lefait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Michel Lesage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Michel Liebgott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Michel Ménard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Michel Pajon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Michel Pouzol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Michel Vauzelle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Michel Vergnier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Michèle Delaunay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Michèle Fournier-Armand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Monique Iborra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Monique Orphé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Monique Rabin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Napole Polutélé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Nathalie Appéré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Nathalie Chabanne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Nathalie Nieson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Nicolas Bays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Odile Saugues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Olivier Dussopt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Olivier Faure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Olivier Véran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Paola Zanetti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Pascal Cherki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Pascal Deguilhem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Pascal Popelin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Pascal Terrasse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Pascale Boistard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Pascale Crozon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Pascale Got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Patrice Prat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Patricia Adam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Patrick Bloche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Patrick Lebreton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Patrick Lemasle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Patrick Mennucci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Patrick Vignal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Philip Cordery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Philippe Baumel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Philippe Bies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Philippe Doucet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Philippe Duron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Philippe Kemel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Philippe Martin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Philippe Nauche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Philippe Noguès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Philippe Plisson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Pierre Aylagas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Pierre Moscovici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Pierre-Alain Muet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Pierre-Yves Le Borgn'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Pouria Amirshahi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Razzy Hammadi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Régis Juanico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Rémi Pauvros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René Dosière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René Rouquet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Richard Ferrand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Robert Olive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Romain Colas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Sabine Buis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Sandrine Doucet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andrine Hurel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andrine Mazetier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ébastien Denaja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ébastien Pietrasanta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erge Bardy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erge Janquin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erge Letchimy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eybah Dagoma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Sophie Dessus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Sophie Errante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téphane Travert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uzanne Tallard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ylviane Alaux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ylviane Bulteau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ylvie Tolmont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Thérèse Guilbert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Thomas Thévenoud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alérie Corre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alérie Fourneyron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alérie Rabault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ctorin Lurel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ncent Burroni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viane Le Dissez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William Dumas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Yann Capet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Yann Galut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Yves Blein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Yves Daniel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Yves Durand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Yves Goasdoué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Alain Tourret</text:p>
          </table:table-cell>
          <table:table-cell office:value-type="string">
            <text:p><text:s/>RRD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Ary Chalus</text:p>
          </table:table-cell>
          <table:table-cell office:value-type="string">
            <text:p><text:s/>RRD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ominique Orliac</text:p>
          </table:table-cell>
          <table:table-cell office:value-type="string">
            <text:p><text:s/>RRD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érard Charasse</text:p>
          </table:table-cell>
          <table:table-cell office:value-type="string">
            <text:p><text:s/>RRD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ilda Hobert</text:p>
          </table:table-cell>
          <table:table-cell office:value-type="string">
            <text:p><text:s/>RRD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Jacques Krabal</text:p>
          </table:table-cell>
          <table:table-cell office:value-type="string">
            <text:p><text:s/>RRD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Jacques Moignard</text:p>
          </table:table-cell>
          <table:table-cell office:value-type="string">
            <text:p><text:s/>RRD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Jean-Noël Carpentier</text:p>
          </table:table-cell>
          <table:table-cell office:value-type="string">
            <text:p><text:s/>RRD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Jeanine Dubié</text:p>
          </table:table-cell>
          <table:table-cell office:value-type="string">
            <text:p><text:s/>RRDP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Jérôme Lambert</text:p>
          </table:table-cell>
          <table:table-cell office:value-type="string">
            <text:p><text:s/>RRD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Joël Giraud</text:p>
          </table:table-cell>
          <table:table-cell office:value-type="string">
            <text:p><text:s/>RRD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Olivier Falorni</text:p>
          </table:table-cell>
          <table:table-cell office:value-type="string">
            <text:p><text:s/>RRD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Paul Giacobbi</text:p>
          </table:table-cell>
          <table:table-cell office:value-type="string">
            <text:p><text:s/>RRD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Roger-Gérard Schwartzenberg</text:p>
          </table:table-cell>
          <table:table-cell office:value-type="string">
            <text:p><text:s/>RRD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téphane Claireaux</text:p>
          </table:table-cell>
          <table:table-cell office:value-type="string">
            <text:p><text:s/>RRDP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Stéphane Saint-André</text:p>
          </table:table-cell>
          <table:table-cell office:value-type="string">
            <text:p><text:s/>RRDP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Thierry Robert</text:p>
          </table:table-cell>
          <table:table-cell office:value-type="string">
            <text:p><text:s/>RRD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ilbert Collard</text:p>
          </table:table-cell>
          <table:table-cell office:value-type="string">
            <text:p><text:s/>NI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Gilles Bourdouleix</text:p>
          </table:table-cell>
          <table:table-cell office:value-type="string">
            <text:p><text:s/>NI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Jacques Bompard</text:p>
          </table:table-cell>
          <table:table-cell office:value-type="string">
            <text:p><text:s/>NI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Jean Lassalle</text:p>
          </table:table-cell>
          <table:table-cell office:value-type="string">
            <text:p><text:s/>NI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Marion Maréchal-Le Pen</text:p>
          </table:table-cell>
          <table:table-cell office:value-type="string">
            <text:p><text:s/>NI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Nicolas Dupont-Aignan</text:p>
          </table:table-cell>
          <table:table-cell office:value-type="string">
            <text:p><text:s/>NI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ylvie Andrieux</text:p>
          </table:table-cell>
          <table:table-cell office:value-type="string">
            <text:p><text:s/>NI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Véronique Besse</text:p>
          </table:table-cell>
          <table:table-cell office:value-type="string">
            <text:p><text:s/>NI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Alain Bocquet</text:p>
          </table:table-cell>
          <table:table-cell office:value-type="string">
            <text:p><text:s/>GDR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Alfred Marie-Jeanne</text:p>
          </table:table-cell>
          <table:table-cell office:value-type="string">
            <text:p><text:s/>GD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André Chassaigne</text:p>
          </table:table-cell>
          <table:table-cell office:value-type="string">
            <text:p><text:s/>GD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Bruno Nestor Azerot</text:p>
          </table:table-cell>
          <table:table-cell office:value-type="string">
            <text:p><text:s/>GD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rançois Asensi</text:p>
          </table:table-cell>
          <table:table-cell office:value-type="string">
            <text:p><text:s/>GD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abriel Serville</text:p>
          </table:table-cell>
          <table:table-cell office:value-type="string">
            <text:p><text:s/>GD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aby Charroux</text:p>
          </table:table-cell>
          <table:table-cell office:value-type="string">
            <text:p><text:s/>GD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Huguette Bello</text:p>
          </table:table-cell>
          <table:table-cell office:value-type="string">
            <text:p><text:s/>GD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Jacqueline Fraysse</text:p>
          </table:table-cell>
          <table:table-cell office:value-type="string">
            <text:p><text:s/>GD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Jean-Jacques Candelier</text:p>
          </table:table-cell>
          <table:table-cell office:value-type="string">
            <text:p><text:s/>GD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Jean-Philippe Nilor</text:p>
          </table:table-cell>
          <table:table-cell office:value-type="string">
            <text:p><text:s/>GDR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Marc Dolez</text:p>
          </table:table-cell>
          <table:table-cell office:value-type="string">
            <text:p><text:s/>GDR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Marie-George Buffet</text:p>
          </table:table-cell>
          <table:table-cell office:value-type="string">
            <text:p><text:s/>GD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Nicolas Sansu</text:p>
          </table:table-cell>
          <table:table-cell office:value-type="string">
            <text:p><text:s/>GD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Patrice Carvalho</text:p>
          </table:table-cell>
          <table:table-cell office:value-type="string">
            <text:p><text:s/>GD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Barbara Pompili</text:p>
          </table:table-cell>
          <table:table-cell office:value-type="string">
            <text:p><text:s/>Ecolo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Brigitte Allain</text:p>
          </table:table-cell>
          <table:table-cell office:value-type="string">
            <text:p><text:s/>Ecolo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écile Duflot</text:p>
          </table:table-cell>
          <table:table-cell office:value-type="string">
            <text:p><text:s/>Ecolo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hristophe Cavard</text:p>
          </table:table-cell>
          <table:table-cell office:value-type="string">
            <text:p><text:s/>Ecolo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anielle Auroi</text:p>
          </table:table-cell>
          <table:table-cell office:value-type="string">
            <text:p><text:s/>Ecolo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enis Baupin</text:p>
          </table:table-cell>
          <table:table-cell office:value-type="string">
            <text:p><text:s/>Ecolo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Éric Alauzet</text:p>
          </table:table-cell>
          <table:table-cell office:value-type="string">
            <text:p><text:s/>Ecolo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va Sas</text:p>
          </table:table-cell>
          <table:table-cell office:value-type="string">
            <text:p><text:s/>Ecolo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rançois de Rugy</text:p>
          </table:table-cell>
          <table:table-cell office:value-type="string">
            <text:p><text:s/>Ecolo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rançois-Michel Lambert</text:p>
          </table:table-cell>
          <table:table-cell office:value-type="string">
            <text:p><text:s/>Ecolo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sabelle Attard</text:p>
          </table:table-cell>
          <table:table-cell office:value-type="string">
            <text:p><text:s/>Ecolo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Jean-Louis Roumegas</text:p>
          </table:table-cell>
          <table:table-cell office:value-type="string">
            <text:p><text:s/>Ecolo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Laurence Abeille</text:p>
          </table:table-cell>
          <table:table-cell office:value-type="string">
            <text:p><text:s/>Ecolo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Michèle Bonneton</text:p>
          </table:table-cell>
          <table:table-cell office:value-type="string">
            <text:p><text:s/>Ecolo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Noël Mamère</text:p>
          </table:table-cell>
          <table:table-cell office:value-type="string">
            <text:p><text:s/>Ecolo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Paul Molac</text:p>
          </table:table-cell>
          <table:table-cell office:value-type="string">
            <text:p><text:s/>Ecolo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ergio Coronado</text:p>
          </table:table-cell>
          <table:table-cell office:value-type="string">
            <text:p><text:s/>Ecolo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éronique Massonneau</text:p>
          </table:table-cell>
          <table:table-cell office:value-type="string">
            <text:p><text:s/>Ecolo</text:p>
          </table:table-cell>
          <table:table-cell table:number-columns-repeated="4"/>
        </table:table-row>
      </table:table>
      <table:database-ranges>
        <table:database-range table:target-range-address="Feuille1.AK2:Feuille1.AK3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ans_20_nom1" style:display-name="Sans nom1" style:family="table-cell" style:parent-style-name="Default">
      <style:table-cell-properties fo:background-color="#00ff00"/>
    </style:style>
    <style:style style:name="Sans_20_nom2" style:display-name="Sans nom2" style:family="table-cell" style:parent-style-name="Default">
      <style:table-cell-properties fo:background-color="#00ff0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8">28/10/2014</text:date>, <text:time>18:22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0-28T18:22:23.42</dc:date>
    <meta:generator>OpenOffice.org/3.4.1$Win32 OpenOffice.org_project/341m1$Build-9593</meta:generator>
    <meta:editing-duration>P1DT18H31M25S</meta:editing-duration>
    <meta:editing-cycles>7</meta:editing-cycles>
    <meta:document-statistic meta:table-count="3" meta:cell-count="5534" meta:object-count="0"/>
  </office:meta>
</office:document-meta>
</file>